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inLog</text:p>
          </table:table-cell>
          <table:table-cell table:formula="of:=MIN([.C4:.C1048576])" office:value-type="float" office:value="6919850.43713423" calcext:value-type="float">
            <text:p>6919850.43713423</text:p>
          </table:table-cell>
          <table:table-cell office:value-type="string" calcext:value-type="string">
            <text:p>Index</text:p>
          </table:table-cell>
          <table:table-cell table:formula="of:=MATCH([.B1];[.C4:.C1048576];0)"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MaxLog</text:p>
          </table:table-cell>
          <table:table-cell table:formula="of:=MAX([.C4:.C1048576])" office:value-type="float" office:value="6919995.55242034" calcext:value-type="float">
            <text:p>6919995.55242034</text:p>
          </table:table-cell>
          <table:table-cell office:value-type="string" calcext:value-type="string">
            <text:p>Index</text:p>
          </table:table-cell>
          <table:table-cell table:style-name="ce1" table:formula="of:=MATCH([.B2];[.C4:.C1048576];0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float" office:value="519432" calcext:value-type="float">
            <text:p>519432</text:p>
          </table:table-cell>
          <table:table-cell office:value-type="float" office:value="525806" calcext:value-type="float">
            <text:p>525806</text:p>
          </table:table-cell>
          <table:table-cell table:formula="of:=[.B4]*LN([.A4])" office:value-type="float" office:value="6919865.2284736" calcext:value-type="float">
            <text:p>6919865.2284736</text:p>
          </table:table-cell>
          <table:table-cell/>
        </table:table-row>
        <table:table-row table:style-name="ro1">
          <table:table-cell office:value-type="float" office:value="632382" calcext:value-type="float">
            <text:p>632382</text:p>
          </table:table-cell>
          <table:table-cell office:value-type="float" office:value="518061" calcext:value-type="float">
            <text:p>518061</text:p>
          </table:table-cell>
          <table:table-cell table:formula="of:=[.B5]*LN([.A5])" office:value-type="float" office:value="6919869.73321777" calcext:value-type="float">
            <text:p>6919869.73321777</text:p>
          </table:table-cell>
          <table:table-cell/>
        </table:table-row>
        <table:table-row table:style-name="ro1">
          <table:table-cell office:value-type="float" office:value="78864" calcext:value-type="float">
            <text:p>78864</text:p>
          </table:table-cell>
          <table:table-cell office:value-type="float" office:value="613712" calcext:value-type="float">
            <text:p>613712</text:p>
          </table:table-cell>
          <table:table-cell table:formula="of:=[.B6]*LN([.A6])" office:value-type="float" office:value="6919897.46089519" calcext:value-type="float">
            <text:p>6919897.46089519</text:p>
          </table:table-cell>
          <table:table-cell/>
        </table:table-row>
        <table:table-row table:style-name="ro1">
          <table:table-cell office:value-type="float" office:value="466580" calcext:value-type="float">
            <text:p>466580</text:p>
          </table:table-cell>
          <table:table-cell office:value-type="float" office:value="530130" calcext:value-type="float">
            <text:p>530130</text:p>
          </table:table-cell>
          <table:table-cell table:formula="of:=[.B7]*LN([.A7])" office:value-type="float" office:value="6919884.84444452" calcext:value-type="float">
            <text:p>6919884.84444452</text:p>
          </table:table-cell>
          <table:table-cell/>
        </table:table-row>
        <table:table-row table:style-name="ro1">
          <table:table-cell office:value-type="float" office:value="780495" calcext:value-type="float">
            <text:p>780495</text:p>
          </table:table-cell>
          <table:table-cell office:value-type="float" office:value="510032" calcext:value-type="float">
            <text:p>510032</text:p>
          </table:table-cell>
          <table:table-cell table:formula="of:=[.B8]*LN([.A8])" office:value-type="float" office:value="6919952.80838688" calcext:value-type="float">
            <text:p>6919952.80838688</text:p>
          </table:table-cell>
          <table:table-cell/>
        </table:table-row>
        <table:table-row table:style-name="ro1">
          <table:table-cell office:value-type="float" office:value="525895" calcext:value-type="float">
            <text:p>525895</text:p>
          </table:table-cell>
          <table:table-cell office:value-type="float" office:value="525320" calcext:value-type="float">
            <text:p>525320</text:p>
          </table:table-cell>
          <table:table-cell table:formula="of:=[.B9]*LN([.A9])" office:value-type="float" office:value="6919965.16150383" calcext:value-type="float">
            <text:p>6919965.16150383</text:p>
          </table:table-cell>
          <table:table-cell/>
        </table:table-row>
        <table:table-row table:style-name="ro1">
          <table:table-cell office:value-type="float" office:value="15991" calcext:value-type="float">
            <text:p>15991</text:p>
          </table:table-cell>
          <table:table-cell office:value-type="float" office:value="714883" calcext:value-type="float">
            <text:p>714883</text:p>
          </table:table-cell>
          <table:table-cell table:formula="of:=[.B10]*LN([.A10])" office:value-type="float" office:value="6919911.12579888" calcext:value-type="float">
            <text:p>6919911.12579888</text:p>
          </table:table-cell>
          <table:table-cell/>
        </table:table-row>
        <table:table-row table:style-name="ro1">
          <table:table-cell office:value-type="float" office:value="960290" calcext:value-type="float">
            <text:p>960290</text:p>
          </table:table-cell>
          <table:table-cell office:value-type="float" office:value="502358" calcext:value-type="float">
            <text:p>502358</text:p>
          </table:table-cell>
          <table:table-cell table:formula="of:=[.B11]*LN([.A11])" office:value-type="float" office:value="6919976.72841722" calcext:value-type="float">
            <text:p>6919976.72841722</text:p>
          </table:table-cell>
          <table:table-cell/>
        </table:table-row>
        <table:table-row table:style-name="ro1">
          <table:table-cell office:value-type="float" office:value="760018" calcext:value-type="float">
            <text:p>760018</text:p>
          </table:table-cell>
          <table:table-cell office:value-type="float" office:value="511029" calcext:value-type="float">
            <text:p>511029</text:p>
          </table:table-cell>
          <table:table-cell table:formula="of:=[.B12]*LN([.A12])" office:value-type="float" office:value="6919893.4612789" calcext:value-type="float">
            <text:p>6919893.4612789</text:p>
          </table:table-cell>
          <table:table-cell/>
        </table:table-row>
        <table:table-row table:style-name="ro1">
          <table:table-cell office:value-type="float" office:value="166800" calcext:value-type="float">
            <text:p>166800</text:p>
          </table:table-cell>
          <table:table-cell office:value-type="float" office:value="575487" calcext:value-type="float">
            <text:p>575487</text:p>
          </table:table-cell>
          <table:table-cell table:formula="of:=[.B13]*LN([.A13])" office:value-type="float" office:value="6919972.64834586" calcext:value-type="float">
            <text:p>6919972.64834586</text:p>
          </table:table-cell>
          <table:table-cell/>
        </table:table-row>
        <table:table-row table:style-name="ro1">
          <table:table-cell office:value-type="float" office:value="210884" calcext:value-type="float">
            <text:p>210884</text:p>
          </table:table-cell>
          <table:table-cell office:value-type="float" office:value="564478" calcext:value-type="float">
            <text:p>564478</text:p>
          </table:table-cell>
          <table:table-cell table:formula="of:=[.B14]*LN([.A14])" office:value-type="float" office:value="6919971.64536512" calcext:value-type="float">
            <text:p>6919971.64536512</text:p>
          </table:table-cell>
          <table:table-cell/>
        </table:table-row>
        <table:table-row table:style-name="ro1">
          <table:table-cell office:value-type="float" office:value="555151" calcext:value-type="float">
            <text:p>555151</text:p>
          </table:table-cell>
          <table:table-cell office:value-type="float" office:value="523163" calcext:value-type="float">
            <text:p>523163</text:p>
          </table:table-cell>
          <table:table-cell table:formula="of:=[.B15]*LN([.A15])" office:value-type="float" office:value="6919874.60899191" calcext:value-type="float">
            <text:p>6919874.60899191</text:p>
          </table:table-cell>
          <table:table-cell/>
        </table:table-row>
        <table:table-row table:style-name="ro1">
          <table:table-cell office:value-type="float" office:value="681146" calcext:value-type="float">
            <text:p>681146</text:p>
          </table:table-cell>
          <table:table-cell office:value-type="float" office:value="515199" calcext:value-type="float">
            <text:p>515199</text:p>
          </table:table-cell>
          <table:table-cell table:formula="of:=[.B16]*LN([.A16])" office:value-type="float" office:value="6919911.83052759" calcext:value-type="float">
            <text:p>6919911.83052759</text:p>
          </table:table-cell>
          <table:table-cell/>
        </table:table-row>
        <table:table-row table:style-name="ro1">
          <table:table-cell office:value-type="float" office:value="563395" calcext:value-type="float">
            <text:p>563395</text:p>
          </table:table-cell>
          <table:table-cell office:value-type="float" office:value="522587" calcext:value-type="float">
            <text:p>522587</text:p>
          </table:table-cell>
          <table:table-cell table:formula="of:=[.B17]*LN([.A17])" office:value-type="float" office:value="6919959.22674557" calcext:value-type="float">
            <text:p>6919959.22674557</text:p>
          </table:table-cell>
          <table:table-cell/>
        </table:table-row>
        <table:table-row table:style-name="ro1">
          <table:table-cell office:value-type="float" office:value="738250" calcext:value-type="float">
            <text:p>738250</text:p>
          </table:table-cell>
          <table:table-cell office:value-type="float" office:value="512126" calcext:value-type="float">
            <text:p>512126</text:p>
          </table:table-cell>
          <table:table-cell table:formula="of:=[.B18]*LN([.A18])" office:value-type="float" office:value="6919865.87016111" calcext:value-type="float">
            <text:p>6919865.87016111</text:p>
          </table:table-cell>
          <table:table-cell/>
        </table:table-row>
        <table:table-row table:style-name="ro1">
          <table:table-cell office:value-type="float" office:value="923525" calcext:value-type="float">
            <text:p>923525</text:p>
          </table:table-cell>
          <table:table-cell office:value-type="float" office:value="503780" calcext:value-type="float">
            <text:p>503780</text:p>
          </table:table-cell>
          <table:table-cell table:formula="of:=[.B19]*LN([.A19])" office:value-type="float" office:value="6919898.47749433" calcext:value-type="float">
            <text:p>6919898.47749433</text:p>
          </table:table-cell>
          <table:table-cell/>
        </table:table-row>
        <table:table-row table:style-name="ro1">
          <table:table-cell office:value-type="float" office:value="595148" calcext:value-type="float">
            <text:p>595148</text:p>
          </table:table-cell>
          <table:table-cell office:value-type="float" office:value="520429" calcext:value-type="float">
            <text:p>520429</text:p>
          </table:table-cell>
          <table:table-cell table:formula="of:=[.B20]*LN([.A20])" office:value-type="float" office:value="6919918.23096201" calcext:value-type="float">
            <text:p>6919918.23096201</text:p>
          </table:table-cell>
          <table:table-cell/>
        </table:table-row>
        <table:table-row table:style-name="ro1">
          <table:table-cell office:value-type="float" office:value="177108" calcext:value-type="float">
            <text:p>177108</text:p>
          </table:table-cell>
          <table:table-cell office:value-type="float" office:value="572629" calcext:value-type="float">
            <text:p>572629</text:p>
          </table:table-cell>
          <table:table-cell table:formula="of:=[.B21]*LN([.A21])" office:value-type="float" office:value="6919943.73705455" calcext:value-type="float">
            <text:p>6919943.73705455</text:p>
          </table:table-cell>
          <table:table-cell/>
        </table:table-row>
        <table:table-row table:style-name="ro1">
          <table:table-cell office:value-type="float" office:value="750923" calcext:value-type="float">
            <text:p>750923</text:p>
          </table:table-cell>
          <table:table-cell office:value-type="float" office:value="511482" calcext:value-type="float">
            <text:p>511482</text:p>
          </table:table-cell>
          <table:table-cell table:formula="of:=[.B22]*LN([.A22])" office:value-type="float" office:value="6919869.8462623" calcext:value-type="float">
            <text:p>6919869.8462623</text:p>
          </table:table-cell>
          <table:table-cell/>
        </table:table-row>
        <table:table-row table:style-name="ro1">
          <table:table-cell office:value-type="float" office:value="440902" calcext:value-type="float">
            <text:p>440902</text:p>
          </table:table-cell>
          <table:table-cell office:value-type="float" office:value="532446" calcext:value-type="float">
            <text:p>532446</text:p>
          </table:table-cell>
          <table:table-cell table:formula="of:=[.B23]*LN([.A23])" office:value-type="float" office:value="6919975.920543" calcext:value-type="float">
            <text:p>6919975.920543</text:p>
          </table:table-cell>
          <table:table-cell/>
        </table:table-row>
        <table:table-row table:style-name="ro1">
          <table:table-cell office:value-type="float" office:value="881418" calcext:value-type="float">
            <text:p>881418</text:p>
          </table:table-cell>
          <table:table-cell office:value-type="float" office:value="505504" calcext:value-type="float">
            <text:p>505504</text:p>
          </table:table-cell>
          <table:table-cell table:formula="of:=[.B24]*LN([.A24])" office:value-type="float" office:value="6919989.46366048" calcext:value-type="float">
            <text:p>6919989.46366048</text:p>
          </table:table-cell>
          <table:table-cell/>
        </table:table-row>
        <table:table-row table:style-name="ro1">
          <table:table-cell office:value-type="float" office:value="422489" calcext:value-type="float">
            <text:p>422489</text:p>
          </table:table-cell>
          <table:table-cell office:value-type="float" office:value="534197" calcext:value-type="float">
            <text:p>534197</text:p>
          </table:table-cell>
          <table:table-cell table:formula="of:=[.B25]*LN([.A25])" office:value-type="float" office:value="6919944.50240853" calcext:value-type="float">
            <text:p>6919944.50240853</text:p>
          </table:table-cell>
          <table:table-cell/>
        </table:table-row>
        <table:table-row table:style-name="ro1">
          <table:table-cell office:value-type="float" office:value="979858" calcext:value-type="float">
            <text:p>979858</text:p>
          </table:table-cell>
          <table:table-cell office:value-type="float" office:value="501616" calcext:value-type="float">
            <text:p>501616</text:p>
          </table:table-cell>
          <table:table-cell table:formula="of:=[.B26]*LN([.A26])" office:value-type="float" office:value="6919874.454409" calcext:value-type="float">
            <text:p>6919874.454409</text:p>
          </table:table-cell>
          <table:table-cell/>
        </table:table-row>
        <table:table-row table:style-name="ro1">
          <table:table-cell office:value-type="float" office:value="685893" calcext:value-type="float">
            <text:p>685893</text:p>
          </table:table-cell>
          <table:table-cell office:value-type="float" office:value="514935" calcext:value-type="float">
            <text:p>514935</text:p>
          </table:table-cell>
          <table:table-cell table:formula="of:=[.B27]*LN([.A27])" office:value-type="float" office:value="6919942.11170133" calcext:value-type="float">
            <text:p>6919942.11170133</text:p>
          </table:table-cell>
          <table:table-cell/>
        </table:table-row>
        <table:table-row table:style-name="ro1">
          <table:table-cell office:value-type="float" office:value="747477" calcext:value-type="float">
            <text:p>747477</text:p>
          </table:table-cell>
          <table:table-cell office:value-type="float" office:value="511661" calcext:value-type="float">
            <text:p>511661</text:p>
          </table:table-cell>
          <table:table-cell table:formula="of:=[.B28]*LN([.A28])" office:value-type="float" office:value="6919938.1215078" calcext:value-type="float">
            <text:p>6919938.1215078</text:p>
          </table:table-cell>
          <table:table-cell/>
        </table:table-row>
        <table:table-row table:style-name="ro1">
          <table:table-cell office:value-type="float" office:value="167214" calcext:value-type="float">
            <text:p>167214</text:p>
          </table:table-cell>
          <table:table-cell office:value-type="float" office:value="575367" calcext:value-type="float">
            <text:p>575367</text:p>
          </table:table-cell>
          <table:table-cell table:formula="of:=[.B29]*LN([.A29])" office:value-type="float" office:value="6919956.00210918" calcext:value-type="float">
            <text:p>6919956.00210918</text:p>
          </table:table-cell>
          <table:table-cell/>
        </table:table-row>
        <table:table-row table:style-name="ro1">
          <table:table-cell office:value-type="float" office:value="234140" calcext:value-type="float">
            <text:p>234140</text:p>
          </table:table-cell>
          <table:table-cell office:value-type="float" office:value="559696" calcext:value-type="float">
            <text:p>559696</text:p>
          </table:table-cell>
          <table:table-cell table:formula="of:=[.B30]*LN([.A30])" office:value-type="float" office:value="6919899.16632902" calcext:value-type="float">
            <text:p>6919899.16632902</text:p>
          </table:table-cell>
          <table:table-cell/>
        </table:table-row>
        <table:table-row table:style-name="ro1">
          <table:table-cell office:value-type="float" office:value="940238" calcext:value-type="float">
            <text:p>940238</text:p>
          </table:table-cell>
          <table:table-cell office:value-type="float" office:value="503122" calcext:value-type="float">
            <text:p>503122</text:p>
          </table:table-cell>
          <table:table-cell table:formula="of:=[.B31]*LN([.A31])" office:value-type="float" office:value="6919883.79615933" calcext:value-type="float">
            <text:p>6919883.79615933</text:p>
          </table:table-cell>
          <table:table-cell/>
        </table:table-row>
        <table:table-row table:style-name="ro1">
          <table:table-cell office:value-type="float" office:value="728969" calcext:value-type="float">
            <text:p>728969</text:p>
          </table:table-cell>
          <table:table-cell office:value-type="float" office:value="512609" calcext:value-type="float">
            <text:p>512609</text:p>
          </table:table-cell>
          <table:table-cell table:formula="of:=[.B32]*LN([.A32])" office:value-type="float" office:value="6919907.00724357" calcext:value-type="float">
            <text:p>6919907.00724357</text:p>
          </table:table-cell>
          <table:table-cell/>
        </table:table-row>
        <table:table-row table:style-name="ro1">
          <table:table-cell office:value-type="float" office:value="232083" calcext:value-type="float">
            <text:p>232083</text:p>
          </table:table-cell>
          <table:table-cell office:value-type="float" office:value="560102" calcext:value-type="float">
            <text:p>560102</text:p>
          </table:table-cell>
          <table:table-cell table:formula="of:=[.B33]*LN([.A33])" office:value-type="float" office:value="6919976.38809694" calcext:value-type="float">
            <text:p>6919976.38809694</text:p>
          </table:table-cell>
          <table:table-cell/>
        </table:table-row>
        <table:table-row table:style-name="ro1">
          <table:table-cell office:value-type="float" office:value="900971" calcext:value-type="float">
            <text:p>900971</text:p>
          </table:table-cell>
          <table:table-cell office:value-type="float" office:value="504694" calcext:value-type="float">
            <text:p>504694</text:p>
          </table:table-cell>
          <table:table-cell table:formula="of:=[.B34]*LN([.A34])" office:value-type="float" office:value="6919974.68067958" calcext:value-type="float">
            <text:p>6919974.68067958</text:p>
          </table:table-cell>
          <table:table-cell/>
        </table:table-row>
        <table:table-row table:style-name="ro1">
          <table:table-cell office:value-type="float" office:value="688801" calcext:value-type="float">
            <text:p>688801</text:p>
          </table:table-cell>
          <table:table-cell office:value-type="float" office:value="514772" calcext:value-type="float">
            <text:p>514772</text:p>
          </table:table-cell>
          <table:table-cell table:formula="of:=[.B35]*LN([.A35])" office:value-type="float" office:value="6919929.51985391" calcext:value-type="float">
            <text:p>6919929.51985391</text:p>
          </table:table-cell>
          <table:table-cell/>
        </table:table-row>
        <table:table-row table:style-name="ro1">
          <table:table-cell office:value-type="float" office:value="189664" calcext:value-type="float">
            <text:p>189664</text:p>
          </table:table-cell>
          <table:table-cell office:value-type="float" office:value="569402" calcext:value-type="float">
            <text:p>569402</text:p>
          </table:table-cell>
          <table:table-cell table:formula="of:=[.B36]*LN([.A36])" office:value-type="float" office:value="6919947.83821489" calcext:value-type="float">
            <text:p>6919947.83821489</text:p>
          </table:table-cell>
          <table:table-cell/>
        </table:table-row>
        <table:table-row table:style-name="ro1">
          <table:table-cell office:value-type="float" office:value="891022" calcext:value-type="float">
            <text:p>891022</text:p>
          </table:table-cell>
          <table:table-cell office:value-type="float" office:value="505104" calcext:value-type="float">
            <text:p>505104</text:p>
          </table:table-cell>
          <table:table-cell table:formula="of:=[.B37]*LN([.A37])" office:value-type="float" office:value="6919987.63367794" calcext:value-type="float">
            <text:p>6919987.63367794</text:p>
          </table:table-cell>
          <table:table-cell/>
        </table:table-row>
        <table:table-row table:style-name="ro1">
          <table:table-cell office:value-type="float" office:value="445689" calcext:value-type="float">
            <text:p>445689</text:p>
          </table:table-cell>
          <table:table-cell office:value-type="float" office:value="531996" calcext:value-type="float">
            <text:p>531996</text:p>
          </table:table-cell>
          <table:table-cell table:formula="of:=[.B38]*LN([.A38])" office:value-type="float" office:value="6919872.36337648" calcext:value-type="float">
            <text:p>6919872.36337648</text:p>
          </table:table-cell>
          <table:table-cell/>
        </table:table-row>
        <table:table-row table:style-name="ro1">
          <table:table-cell office:value-type="float" office:value="119570" calcext:value-type="float">
            <text:p>119570</text:p>
          </table:table-cell>
          <table:table-cell office:value-type="float" office:value="591871" calcext:value-type="float">
            <text:p>591871</text:p>
          </table:table-cell>
          <table:table-cell table:formula="of:=[.B39]*LN([.A39])" office:value-type="float" office:value="6919952.86993924" calcext:value-type="float">
            <text:p>6919952.86993924</text:p>
          </table:table-cell>
          <table:table-cell/>
        </table:table-row>
        <table:table-row table:style-name="ro1">
          <table:table-cell office:value-type="float" office:value="821453" calcext:value-type="float">
            <text:p>821453</text:p>
          </table:table-cell>
          <table:table-cell office:value-type="float" office:value="508118" calcext:value-type="float">
            <text:p>508118</text:p>
          </table:table-cell>
          <table:table-cell table:formula="of:=[.B40]*LN([.A40])" office:value-type="float" office:value="6919972.66316276" calcext:value-type="float">
            <text:p>6919972.66316276</text:p>
          </table:table-cell>
          <table:table-cell/>
        </table:table-row>
        <table:table-row table:style-name="ro1">
          <table:table-cell office:value-type="float" office:value="371084" calcext:value-type="float">
            <text:p>371084</text:p>
          </table:table-cell>
          <table:table-cell office:value-type="float" office:value="539600" calcext:value-type="float">
            <text:p>539600</text:p>
          </table:table-cell>
          <table:table-cell table:formula="of:=[.B41]*LN([.A41])" office:value-type="float" office:value="6919929.54127775" calcext:value-type="float">
            <text:p>6919929.54127775</text:p>
          </table:table-cell>
          <table:table-cell/>
        </table:table-row>
        <table:table-row table:style-name="ro1">
          <table:table-cell office:value-type="float" office:value="911745" calcext:value-type="float">
            <text:p>911745</text:p>
          </table:table-cell>
          <table:table-cell office:value-type="float" office:value="504251" calcext:value-type="float">
            <text:p>504251</text:p>
          </table:table-cell>
          <table:table-cell table:formula="of:=[.B42]*LN([.A42])" office:value-type="float" office:value="6919894.77686882" calcext:value-type="float">
            <text:p>6919894.77686882</text:p>
          </table:table-cell>
          <table:table-cell/>
        </table:table-row>
        <table:table-row table:style-name="ro1">
          <table:table-cell office:value-type="float" office:value="623655" calcext:value-type="float">
            <text:p>623655</text:p>
          </table:table-cell>
          <table:table-cell office:value-type="float" office:value="518600" calcext:value-type="float">
            <text:p>518600</text:p>
          </table:table-cell>
          <table:table-cell table:formula="of:=[.B43]*LN([.A43])" office:value-type="float" office:value="6919862.66346257" calcext:value-type="float">
            <text:p>6919862.66346257</text:p>
          </table:table-cell>
          <table:table-cell/>
        </table:table-row>
        <table:table-row table:style-name="ro1">
          <table:table-cell office:value-type="float" office:value="144361" calcext:value-type="float">
            <text:p>144361</text:p>
          </table:table-cell>
          <table:table-cell office:value-type="float" office:value="582486" calcext:value-type="float">
            <text:p>582486</text:p>
          </table:table-cell>
          <table:table-cell table:formula="of:=[.B44]*LN([.A44])" office:value-type="float" office:value="6919975.84374968" calcext:value-type="float">
            <text:p>6919975.84374968</text:p>
          </table:table-cell>
          <table:table-cell/>
        </table:table-row>
        <table:table-row table:style-name="ro1">
          <table:table-cell office:value-type="float" office:value="352442" calcext:value-type="float">
            <text:p>352442</text:p>
          </table:table-cell>
          <table:table-cell office:value-type="float" office:value="541775" calcext:value-type="float">
            <text:p>541775</text:p>
          </table:table-cell>
          <table:table-cell table:formula="of:=[.B45]*LN([.A45])" office:value-type="float" office:value="6919897.76668617" calcext:value-type="float">
            <text:p>6919897.76668617</text:p>
          </table:table-cell>
          <table:table-cell/>
        </table:table-row>
        <table:table-row table:style-name="ro1">
          <table:table-cell office:value-type="float" office:value="420726" calcext:value-type="float">
            <text:p>420726</text:p>
          </table:table-cell>
          <table:table-cell office:value-type="float" office:value="534367" calcext:value-type="float">
            <text:p>534367</text:p>
          </table:table-cell>
          <table:table-cell table:formula="of:=[.B46]*LN([.A46])" office:value-type="float" office:value="6919912.148579" calcext:value-type="float">
            <text:p>6919912.148579</text:p>
          </table:table-cell>
          <table:table-cell/>
        </table:table-row>
        <table:table-row table:style-name="ro1">
          <table:table-cell office:value-type="float" office:value="295298" calcext:value-type="float">
            <text:p>295298</text:p>
          </table:table-cell>
          <table:table-cell office:value-type="float" office:value="549387" calcext:value-type="float">
            <text:p>549387</text:p>
          </table:table-cell>
          <table:table-cell table:formula="of:=[.B47]*LN([.A47])" office:value-type="float" office:value="6919935.9734138" calcext:value-type="float">
            <text:p>6919935.9734138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787777" calcext:value-type="float">
            <text:p>787777</text:p>
          </table:table-cell>
          <table:table-cell table:formula="of:=[.B48]*LN([.A48])" office:value-type="float" office:value="6919960.96297357" calcext:value-type="float">
            <text:p>6919960.96297357</text:p>
          </table:table-cell>
          <table:table-cell/>
        </table:table-row>
        <table:table-row table:style-name="ro1">
          <table:table-cell office:value-type="float" office:value="468397" calcext:value-type="float">
            <text:p>468397</text:p>
          </table:table-cell>
          <table:table-cell office:value-type="float" office:value="529976" calcext:value-type="float">
            <text:p>529976</text:p>
          </table:table-cell>
          <table:table-cell table:formula="of:=[.B49]*LN([.A49])" office:value-type="float" office:value="6919934.52841242" calcext:value-type="float">
            <text:p>6919934.52841242</text:p>
          </table:table-cell>
          <table:table-cell/>
        </table:table-row>
        <table:table-row table:style-name="ro1">
          <table:table-cell office:value-type="float" office:value="672336" calcext:value-type="float">
            <text:p>672336</text:p>
          </table:table-cell>
          <table:table-cell office:value-type="float" office:value="515696" calcext:value-type="float">
            <text:p>515696</text:p>
          </table:table-cell>
          <table:table-cell table:formula="of:=[.B50]*LN([.A50])" office:value-type="float" office:value="6919873.73508388" calcext:value-type="float">
            <text:p>6919873.73508388</text:p>
          </table:table-cell>
          <table:table-cell/>
        </table:table-row>
        <table:table-row table:style-name="ro1">
          <table:table-cell office:value-type="float" office:value="431861" calcext:value-type="float">
            <text:p>431861</text:p>
          </table:table-cell>
          <table:table-cell office:value-type="float" office:value="533289" calcext:value-type="float">
            <text:p>533289</text:p>
          </table:table-cell>
          <table:table-cell table:formula="of:=[.B51]*LN([.A51])" office:value-type="float" office:value="6919882.90021724" calcext:value-type="float">
            <text:p>6919882.90021724</text:p>
          </table:table-cell>
          <table:table-cell/>
        </table:table-row>
        <table:table-row table:style-name="ro1">
          <table:table-cell office:value-type="float" office:value="84228" calcext:value-type="float">
            <text:p>84228</text:p>
          </table:table-cell>
          <table:table-cell office:value-type="float" office:value="610150" calcext:value-type="float">
            <text:p>610150</text:p>
          </table:table-cell>
          <table:table-cell table:formula="of:=[.B52]*LN([.A52])" office:value-type="float" office:value="6919883.63117922" calcext:value-type="float">
            <text:p>6919883.63117922</text:p>
          </table:table-cell>
          <table:table-cell/>
        </table:table-row>
        <table:table-row table:style-name="ro1">
          <table:table-cell office:value-type="float" office:value="805376" calcext:value-type="float">
            <text:p>805376</text:p>
          </table:table-cell>
          <table:table-cell office:value-type="float" office:value="508857" calcext:value-type="float">
            <text:p>508857</text:p>
          </table:table-cell>
          <table:table-cell table:formula="of:=[.B53]*LN([.A53])" office:value-type="float" office:value="6919979.17857425" calcext:value-type="float">
            <text:p>6919979.17857425</text:p>
          </table:table-cell>
          <table:table-cell/>
        </table:table-row>
        <table:table-row table:style-name="ro1">
          <table:table-cell office:value-type="float" office:value="444409" calcext:value-type="float">
            <text:p>444409</text:p>
          </table:table-cell>
          <table:table-cell office:value-type="float" office:value="532117" calcext:value-type="float">
            <text:p>532117</text:p>
          </table:table-cell>
          <table:table-cell table:formula="of:=[.B54]*LN([.A54])" office:value-type="float" office:value="6919915.8396869" calcext:value-type="float">
            <text:p>6919915.8396869</text:p>
          </table:table-cell>
          <table:table-cell/>
        </table:table-row>
        <table:table-row table:style-name="ro1">
          <table:table-cell office:value-type="float" office:value="33833" calcext:value-type="float">
            <text:p>33833</text:p>
          </table:table-cell>
          <table:table-cell office:value-type="float" office:value="663511" calcext:value-type="float">
            <text:p>663511</text:p>
          </table:table-cell>
          <table:table-cell table:formula="of:=[.B55]*LN([.A55])" office:value-type="float" office:value="6919883.57099935" calcext:value-type="float">
            <text:p>6919883.57099935</text:p>
          </table:table-cell>
          <table:table-cell/>
        </table:table-row>
        <table:table-row table:style-name="ro1">
          <table:table-cell office:value-type="float" office:value="381850" calcext:value-type="float">
            <text:p>381850</text:p>
          </table:table-cell>
          <table:table-cell office:value-type="float" office:value="538396" calcext:value-type="float">
            <text:p>538396</text:p>
          </table:table-cell>
          <table:table-cell table:formula="of:=[.B56]*LN([.A56])" office:value-type="float" office:value="6919887.03161386" calcext:value-type="float">
            <text:p>6919887.03161386</text:p>
          </table:table-cell>
          <table:table-cell/>
        </table:table-row>
        <table:table-row table:style-name="ro1">
          <table:table-cell office:value-type="float" office:value="402931" calcext:value-type="float">
            <text:p>402931</text:p>
          </table:table-cell>
          <table:table-cell office:value-type="float" office:value="536157" calcext:value-type="float">
            <text:p>536157</text:p>
          </table:table-cell>
          <table:table-cell table:formula="of:=[.B57]*LN([.A57])" office:value-type="float" office:value="6919921.37090424" calcext:value-type="float">
            <text:p>6919921.37090424</text:p>
          </table:table-cell>
          <table:table-cell/>
        </table:table-row>
        <table:table-row table:style-name="ro1">
          <table:table-cell office:value-type="float" office:value="92901" calcext:value-type="float">
            <text:p>92901</text:p>
          </table:table-cell>
          <table:table-cell office:value-type="float" office:value="604930" calcext:value-type="float">
            <text:p>604930</text:p>
          </table:table-cell>
          <table:table-cell table:formula="of:=[.B58]*LN([.A58])" office:value-type="float" office:value="6919969.51157079" calcext:value-type="float">
            <text:p>6919969.51157079</text:p>
          </table:table-cell>
          <table:table-cell/>
        </table:table-row>
        <table:table-row table:style-name="ro1">
          <table:table-cell office:value-type="float" office:value="304825" calcext:value-type="float">
            <text:p>304825</text:p>
          </table:table-cell>
          <table:table-cell office:value-type="float" office:value="548004" calcext:value-type="float">
            <text:p>548004</text:p>
          </table:table-cell>
          <table:table-cell table:formula="of:=[.B59]*LN([.A59])" office:value-type="float" office:value="6919916.73996728" calcext:value-type="float">
            <text:p>6919916.73996728</text:p>
          </table:table-cell>
          <table:table-cell/>
        </table:table-row>
        <table:table-row table:style-name="ro1">
          <table:table-cell office:value-type="float" office:value="731917" calcext:value-type="float">
            <text:p>731917</text:p>
          </table:table-cell>
          <table:table-cell office:value-type="float" office:value="512452" calcext:value-type="float">
            <text:p>512452</text:p>
          </table:table-cell>
          <table:table-cell table:formula="of:=[.B60]*LN([.A60])" office:value-type="float" office:value="6919855.81497478" calcext:value-type="float">
            <text:p>6919855.81497478</text:p>
          </table:table-cell>
          <table:table-cell/>
        </table:table-row>
        <table:table-row table:style-name="ro1">
          <table:table-cell office:value-type="float" office:value="753734" calcext:value-type="float">
            <text:p>753734</text:p>
          </table:table-cell>
          <table:table-cell office:value-type="float" office:value="511344" calcext:value-type="float">
            <text:p>511344</text:p>
          </table:table-cell>
          <table:table-cell table:formula="of:=[.B61]*LN([.A61])" office:value-type="float" office:value="6919913.42400712" calcext:value-type="float">
            <text:p>6919913.42400712</text:p>
          </table:table-cell>
          <table:table-cell/>
        </table:table-row>
        <table:table-row table:style-name="ro1">
          <table:table-cell office:value-type="float" office:value="51894" calcext:value-type="float">
            <text:p>51894</text:p>
          </table:table-cell>
          <table:table-cell office:value-type="float" office:value="637373" calcext:value-type="float">
            <text:p>637373</text:p>
          </table:table-cell>
          <table:table-cell table:formula="of:=[.B62]*LN([.A62])" office:value-type="float" office:value="6919932.18167943" calcext:value-type="float">
            <text:p>6919932.18167943</text:p>
          </table:table-cell>
          <table:table-cell/>
        </table:table-row>
        <table:table-row table:style-name="ro1">
          <table:table-cell office:value-type="float" office:value="151578" calcext:value-type="float">
            <text:p>151578</text:p>
          </table:table-cell>
          <table:table-cell office:value-type="float" office:value="580103" calcext:value-type="float">
            <text:p>580103</text:p>
          </table:table-cell>
          <table:table-cell table:formula="of:=[.B63]*LN([.A63])" office:value-type="float" office:value="6919964.93342633" calcext:value-type="float">
            <text:p>6919964.93342633</text:p>
          </table:table-cell>
          <table:table-cell/>
        </table:table-row>
        <table:table-row table:style-name="ro1">
          <table:table-cell office:value-type="float" office:value="295075" calcext:value-type="float">
            <text:p>295075</text:p>
          </table:table-cell>
          <table:table-cell office:value-type="float" office:value="549421" calcext:value-type="float">
            <text:p>549421</text:p>
          </table:table-cell>
          <table:table-cell table:formula="of:=[.B64]*LN([.A64])" office:value-type="float" office:value="6919949.16594097" calcext:value-type="float">
            <text:p>6919949.16594097</text:p>
          </table:table-cell>
          <table:table-cell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float" office:value="548183" calcext:value-type="float">
            <text:p>548183</text:p>
          </table:table-cell>
          <table:table-cell table:formula="of:=[.B65]*LN([.A65])" office:value-type="float" office:value="6919951.58377445" calcext:value-type="float">
            <text:p>6919951.58377445</text:p>
          </table:table-cell>
          <table:table-cell/>
        </table:table-row>
        <table:table-row table:style-name="ro1">
          <table:table-cell office:value-type="float" office:value="333594" calcext:value-type="float">
            <text:p>333594</text:p>
          </table:table-cell>
          <table:table-cell office:value-type="float" office:value="544123" calcext:value-type="float">
            <text:p>544123</text:p>
          </table:table-cell>
          <table:table-cell table:formula="of:=[.B66]*LN([.A66])" office:value-type="float" office:value="6919982.17488479" calcext:value-type="float">
            <text:p>6919982.17488479</text:p>
          </table:table-cell>
          <table:table-cell/>
        </table:table-row>
        <table:table-row table:style-name="ro1">
          <table:table-cell office:value-type="float" office:value="683952" calcext:value-type="float">
            <text:p>683952</text:p>
          </table:table-cell>
          <table:table-cell office:value-type="float" office:value="515042" calcext:value-type="float">
            <text:p>515042</text:p>
          </table:table-cell>
          <table:table-cell table:formula="of:=[.B67]*LN([.A67])" office:value-type="float" office:value="6919920.45163918" calcext:value-type="float">
            <text:p>6919920.45163918</text:p>
          </table:table-cell>
          <table:table-cell/>
        </table:table-row>
        <table:table-row table:style-name="ro1">
          <table:table-cell office:value-type="float" office:value="60090" calcext:value-type="float">
            <text:p>60090</text:p>
          </table:table-cell>
          <table:table-cell office:value-type="float" office:value="628880" calcext:value-type="float">
            <text:p>628880</text:p>
          </table:table-cell>
          <table:table-cell table:formula="of:=[.B68]*LN([.A68])" office:value-type="float" office:value="6919943.16135322" calcext:value-type="float">
            <text:p>6919943.16135322</text:p>
          </table:table-cell>
          <table:table-cell/>
        </table:table-row>
        <table:table-row table:style-name="ro1">
          <table:table-cell office:value-type="float" office:value="951420" calcext:value-type="float">
            <text:p>951420</text:p>
          </table:table-cell>
          <table:table-cell office:value-type="float" office:value="502692" calcext:value-type="float">
            <text:p>502692</text:p>
          </table:table-cell>
          <table:table-cell table:formula="of:=[.B69]*LN([.A69])" office:value-type="float" office:value="6919912.73590667" calcext:value-type="float">
            <text:p>6919912.73590667</text:p>
          </table:table-cell>
          <table:table-cell/>
        </table:table-row>
        <table:table-row table:style-name="ro1">
          <table:table-cell office:value-type="float" office:value="28335" calcext:value-type="float">
            <text:p>28335</text:p>
          </table:table-cell>
          <table:table-cell office:value-type="float" office:value="674991" calcext:value-type="float">
            <text:p>674991</text:p>
          </table:table-cell>
          <table:table-cell table:formula="of:=[.B70]*LN([.A70])" office:value-type="float" office:value="6919908.55462989" calcext:value-type="float">
            <text:p>6919908.55462989</text:p>
          </table:table-cell>
          <table:table-cell/>
        </table:table-row>
        <table:table-row table:style-name="ro1">
          <table:table-cell office:value-type="float" office:value="714940" calcext:value-type="float">
            <text:p>714940</text:p>
          </table:table-cell>
          <table:table-cell office:value-type="float" office:value="513349" calcext:value-type="float">
            <text:p>513349</text:p>
          </table:table-cell>
          <table:table-cell table:formula="of:=[.B71]*LN([.A71])" office:value-type="float" office:value="6919920.85567429" calcext:value-type="float">
            <text:p>6919920.85567429</text:p>
          </table:table-cell>
          <table:table-cell/>
        </table:table-row>
        <table:table-row table:style-name="ro1">
          <table:table-cell office:value-type="float" office:value="343858" calcext:value-type="float">
            <text:p>343858</text:p>
          </table:table-cell>
          <table:table-cell office:value-type="float" office:value="542826" calcext:value-type="float">
            <text:p>542826</text:p>
          </table:table-cell>
          <table:table-cell table:formula="of:=[.B72]*LN([.A72])" office:value-type="float" office:value="6919937.19559041" calcext:value-type="float">
            <text:p>6919937.19559041</text:p>
          </table:table-cell>
          <table:table-cell/>
        </table:table-row>
        <table:table-row table:style-name="ro1">
          <table:table-cell office:value-type="float" office:value="549279" calcext:value-type="float">
            <text:p>549279</text:p>
          </table:table-cell>
          <table:table-cell office:value-type="float" office:value="523586" calcext:value-type="float">
            <text:p>523586</text:p>
          </table:table-cell>
          <table:table-cell table:formula="of:=[.B73]*LN([.A73])" office:value-type="float" office:value="6919902.00319709" calcext:value-type="float">
            <text:p>6919902.00319709</text:p>
          </table:table-cell>
          <table:table-cell/>
        </table:table-row>
        <table:table-row table:style-name="ro1">
          <table:table-cell office:value-type="float" office:value="804571" calcext:value-type="float">
            <text:p>804571</text:p>
          </table:table-cell>
          <table:table-cell office:value-type="float" office:value="508887" calcext:value-type="float">
            <text:p>508887</text:p>
          </table:table-cell>
          <table:table-cell table:formula="of:=[.B74]*LN([.A74])" office:value-type="float" office:value="6919878.24671495" calcext:value-type="float">
            <text:p>6919878.24671495</text:p>
          </table:table-cell>
          <table:table-cell/>
        </table:table-row>
        <table:table-row table:style-name="ro1">
          <table:table-cell office:value-type="float" office:value="260653" calcext:value-type="float">
            <text:p>260653</text:p>
          </table:table-cell>
          <table:table-cell office:value-type="float" office:value="554881" calcext:value-type="float">
            <text:p>554881</text:p>
          </table:table-cell>
          <table:table-cell table:formula="of:=[.B75]*LN([.A75])" office:value-type="float" office:value="6919890.59890794" calcext:value-type="float">
            <text:p>6919890.59890794</text:p>
          </table:table-cell>
          <table:table-cell/>
        </table:table-row>
        <table:table-row table:style-name="ro1">
          <table:table-cell office:value-type="float" office:value="291399" calcext:value-type="float">
            <text:p>291399</text:p>
          </table:table-cell>
          <table:table-cell office:value-type="float" office:value="549966" calcext:value-type="float">
            <text:p>549966</text:p>
          </table:table-cell>
          <table:table-cell table:formula="of:=[.B76]*LN([.A76])" office:value-type="float" office:value="6919919.0043084" calcext:value-type="float">
            <text:p>6919919.0043084</text:p>
          </table:table-cell>
          <table:table-cell/>
        </table:table-row>
        <table:table-row table:style-name="ro1">
          <table:table-cell office:value-type="float" office:value="402342" calcext:value-type="float">
            <text:p>402342</text:p>
          </table:table-cell>
          <table:table-cell office:value-type="float" office:value="536213" calcext:value-type="float">
            <text:p>536213</text:p>
          </table:table-cell>
          <table:table-cell table:formula="of:=[.B77]*LN([.A77])" office:value-type="float" office:value="6919859.73247523" calcext:value-type="float">
            <text:p>6919859.73247523</text:p>
          </table:table-cell>
          <table:table-cell/>
        </table:table-row>
        <table:table-row table:style-name="ro1">
          <table:table-cell office:value-type="float" office:value="408889" calcext:value-type="float">
            <text:p>408889</text:p>
          </table:table-cell>
          <table:table-cell office:value-type="float" office:value="535550" calcext:value-type="float">
            <text:p>535550</text:p>
          </table:table-cell>
          <table:table-cell table:formula="of:=[.B78]*LN([.A78])" office:value-type="float" office:value="6919948.12688568" calcext:value-type="float">
            <text:p>6919948.12688568</text:p>
          </table:table-cell>
          <table:table-cell/>
        </table:table-row>
        <table:table-row table:style-name="ro1">
          <table:table-cell office:value-type="float" office:value="40328" calcext:value-type="float">
            <text:p>40328</text:p>
          </table:table-cell>
          <table:table-cell office:value-type="float" office:value="652524" calcext:value-type="float">
            <text:p>652524</text:p>
          </table:table-cell>
          <table:table-cell table:formula="of:=[.B79]*LN([.A79])" office:value-type="float" office:value="6919887.36071611" calcext:value-type="float">
            <text:p>6919887.36071611</text:p>
          </table:table-cell>
          <table:table-cell/>
        </table:table-row>
        <table:table-row table:style-name="ro1">
          <table:table-cell office:value-type="float" office:value="375856" calcext:value-type="float">
            <text:p>375856</text:p>
          </table:table-cell>
          <table:table-cell office:value-type="float" office:value="539061" calcext:value-type="float">
            <text:p>539061</text:p>
          </table:table-cell>
          <table:table-cell table:formula="of:=[.B80]*LN([.A80])" office:value-type="float" office:value="6919905.23323181" calcext:value-type="float">
            <text:p>6919905.23323181</text:p>
          </table:table-cell>
          <table:table-cell/>
        </table:table-row>
        <table:table-row table:style-name="ro1">
          <table:table-cell office:value-type="float" office:value="768907" calcext:value-type="float">
            <text:p>768907</text:p>
          </table:table-cell>
          <table:table-cell office:value-type="float" office:value="510590" calcext:value-type="float">
            <text:p>510590</text:p>
          </table:table-cell>
          <table:table-cell table:formula="of:=[.B81]*LN([.A81])" office:value-type="float" office:value="6919886.01342558" calcext:value-type="float">
            <text:p>6919886.01342558</text:p>
          </table:table-cell>
          <table:table-cell/>
        </table:table-row>
        <table:table-row table:style-name="ro1">
          <table:table-cell office:value-type="float" office:value="165993" calcext:value-type="float">
            <text:p>165993</text:p>
          </table:table-cell>
          <table:table-cell office:value-type="float" office:value="575715" calcext:value-type="float">
            <text:p>575715</text:p>
          </table:table-cell>
          <table:table-cell table:formula="of:=[.B82]*LN([.A82])" office:value-type="float" office:value="6919922.10236245" calcext:value-type="float">
            <text:p>6919922.10236245</text:p>
          </table:table-cell>
          <table:table-cell/>
        </table:table-row>
        <table:table-row table:style-name="ro1">
          <table:table-cell office:value-type="float" office:value="976327" calcext:value-type="float">
            <text:p>976327</text:p>
          </table:table-cell>
          <table:table-cell office:value-type="float" office:value="501755" calcext:value-type="float">
            <text:p>501755</text:p>
          </table:table-cell>
          <table:table-cell table:formula="of:=[.B83]*LN([.A83])" office:value-type="float" office:value="6919980.60038479" calcext:value-type="float">
            <text:p>6919980.60038479</text:p>
          </table:table-cell>
          <table:table-cell/>
        </table:table-row>
        <table:table-row table:style-name="ro1">
          <table:table-cell office:value-type="float" office:value="898500" calcext:value-type="float">
            <text:p>898500</text:p>
          </table:table-cell>
          <table:table-cell office:value-type="float" office:value="504795" calcext:value-type="float">
            <text:p>504795</text:p>
          </table:table-cell>
          <table:table-cell table:formula="of:=[.B84]*LN([.A84])" office:value-type="float" office:value="6919973.16372194" calcext:value-type="float">
            <text:p>6919973.16372194</text:p>
          </table:table-cell>
          <table:table-cell/>
        </table:table-row>
        <table:table-row table:style-name="ro1">
          <table:table-cell office:value-type="float" office:value="360404" calcext:value-type="float">
            <text:p>360404</text:p>
          </table:table-cell>
          <table:table-cell office:value-type="float" office:value="540830" calcext:value-type="float">
            <text:p>540830</text:p>
          </table:table-cell>
          <table:table-cell table:formula="of:=[.B85]*LN([.A85])" office:value-type="float" office:value="6919909.52200414" calcext:value-type="float">
            <text:p>6919909.52200414</text:p>
          </table:table-cell>
          <table:table-cell/>
        </table:table-row>
        <table:table-row table:style-name="ro1">
          <table:table-cell office:value-type="float" office:value="478714" calcext:value-type="float">
            <text:p>478714</text:p>
          </table:table-cell>
          <table:table-cell office:value-type="float" office:value="529095" calcext:value-type="float">
            <text:p>529095</text:p>
          </table:table-cell>
          <table:table-cell table:formula="of:=[.B86]*LN([.A86])" office:value-type="float" office:value="6919958.70198656" calcext:value-type="float">
            <text:p>6919958.70198656</text:p>
          </table:table-cell>
          <table:table-cell/>
        </table:table-row>
        <table:table-row table:style-name="ro1">
          <table:table-cell office:value-type="float" office:value="694144" calcext:value-type="float">
            <text:p>694144</text:p>
          </table:table-cell>
          <table:table-cell office:value-type="float" office:value="514472" calcext:value-type="float">
            <text:p>514472</text:p>
          </table:table-cell>
          <table:table-cell table:formula="of:=[.B87]*LN([.A87])" office:value-type="float" office:value="6919872.04651447" calcext:value-type="float">
            <text:p>6919872.04651447</text:p>
          </table:table-cell>
          <table:table-cell/>
        </table:table-row>
        <table:table-row table:style-name="ro1">
          <table:table-cell office:value-type="float" office:value="488726" calcext:value-type="float">
            <text:p>488726</text:p>
          </table:table-cell>
          <table:table-cell office:value-type="float" office:value="528258" calcext:value-type="float">
            <text:p>528258</text:p>
          </table:table-cell>
          <table:table-cell table:formula="of:=[.B88]*LN([.A88])" office:value-type="float" office:value="6919945.93184574" calcext:value-type="float">
            <text:p>6919945.93184574</text:p>
          </table:table-cell>
          <table:table-cell/>
        </table:table-row>
        <table:table-row table:style-name="ro1">
          <table:table-cell office:value-type="float" office:value="841380" calcext:value-type="float">
            <text:p>841380</text:p>
          </table:table-cell>
          <table:table-cell office:value-type="float" office:value="507226" calcext:value-type="float">
            <text:p>507226</text:p>
          </table:table-cell>
          <table:table-cell table:formula="of:=[.B89]*LN([.A89])" office:value-type="float" office:value="6919982.20323569" calcext:value-type="float">
            <text:p>6919982.20323569</text:p>
          </table:table-cell>
          <table:table-cell/>
        </table:table-row>
        <table:table-row table:style-name="ro1">
          <table:table-cell office:value-type="float" office:value="328012" calcext:value-type="float">
            <text:p>328012</text:p>
          </table:table-cell>
          <table:table-cell office:value-type="float" office:value="544839" calcext:value-type="float">
            <text:p>544839</text:p>
          </table:table-cell>
          <table:table-cell table:formula="of:=[.B90]*LN([.A90])" office:value-type="float" office:value="6919894.15259328" calcext:value-type="float">
            <text:p>6919894.15259328</text:p>
          </table:table-cell>
          <table:table-cell/>
        </table:table-row>
        <table:table-row table:style-name="ro1">
          <table:table-cell office:value-type="float" office:value="22389" calcext:value-type="float">
            <text:p>22389</text:p>
          </table:table-cell>
          <table:table-cell office:value-type="float" office:value="690868" calcext:value-type="float">
            <text:p>690868</text:p>
          </table:table-cell>
          <table:table-cell table:formula="of:=[.B91]*LN([.A91])" office:value-type="float" office:value="6919958.45174141" calcext:value-type="float">
            <text:p>6919958.45174141</text:p>
          </table:table-cell>
          <table:table-cell/>
        </table:table-row>
        <table:table-row table:style-name="ro1">
          <table:table-cell office:value-type="float" office:value="604053" calcext:value-type="float">
            <text:p>604053</text:p>
          </table:table-cell>
          <table:table-cell office:value-type="float" office:value="519852" calcext:value-type="float">
            <text:p>519852</text:p>
          </table:table-cell>
          <table:table-cell table:formula="of:=[.B92]*LN([.A92])" office:value-type="float" office:value="6919966.8653853" calcext:value-type="float">
            <text:p>6919966.8653853</text:p>
          </table:table-cell>
          <table:table-cell/>
        </table:table-row>
        <table:table-row table:style-name="ro1">
          <table:table-cell office:value-type="float" office:value="329514" calcext:value-type="float">
            <text:p>329514</text:p>
          </table:table-cell>
          <table:table-cell office:value-type="float" office:value="544641" calcext:value-type="float">
            <text:p>544641</text:p>
          </table:table-cell>
          <table:table-cell table:formula="of:=[.B93]*LN([.A93])" office:value-type="float" office:value="6919867.66644015" calcext:value-type="float">
            <text:p>6919867.66644015</text:p>
          </table:table-cell>
          <table:table-cell/>
        </table:table-row>
        <table:table-row table:style-name="ro1">
          <table:table-cell office:value-type="float" office:value="772965" calcext:value-type="float">
            <text:p>772965</text:p>
          </table:table-cell>
          <table:table-cell office:value-type="float" office:value="510390" calcext:value-type="float">
            <text:p>510390</text:p>
          </table:table-cell>
          <table:table-cell table:formula="of:=[.B94]*LN([.A94])" office:value-type="float" office:value="6919862.03041663" calcext:value-type="float">
            <text:p>6919862.03041663</text:p>
          </table:table-cell>
          <table:table-cell/>
        </table:table-row>
        <table:table-row table:style-name="ro1">
          <table:table-cell office:value-type="float" office:value="492798" calcext:value-type="float">
            <text:p>492798</text:p>
          </table:table-cell>
          <table:table-cell office:value-type="float" office:value="527927" calcext:value-type="float">
            <text:p>527927</text:p>
          </table:table-cell>
          <table:table-cell table:formula="of:=[.B95]*LN([.A95])" office:value-type="float" office:value="6919990.37270468" calcext:value-type="float">
            <text:p>6919990.37270468</text:p>
          </table:table-cell>
          <table:table-cell/>
        </table:table-row>
        <table:table-row table:style-name="ro1">
          <table:table-cell office:value-type="float" office:value="30125" calcext:value-type="float">
            <text:p>30125</text:p>
          </table:table-cell>
          <table:table-cell office:value-type="float" office:value="670983" calcext:value-type="float">
            <text:p>670983</text:p>
          </table:table-cell>
          <table:table-cell table:formula="of:=[.B96]*LN([.A96])" office:value-type="float" office:value="6919921.93722067" calcext:value-type="float">
            <text:p>6919921.93722067</text:p>
          </table:table-cell>
          <table:table-cell/>
        </table:table-row>
        <table:table-row table:style-name="ro1">
          <table:table-cell office:value-type="float" office:value="895603" calcext:value-type="float">
            <text:p>895603</text:p>
          </table:table-cell>
          <table:table-cell office:value-type="float" office:value="504906" calcext:value-type="float">
            <text:p>504906</text:p>
          </table:table-cell>
          <table:table-cell table:formula="of:=[.B97]*LN([.A97])" office:value-type="float" office:value="6919864.2255362" calcext:value-type="float">
            <text:p>6919864.2255362</text:p>
          </table:table-cell>
          <table:table-cell/>
        </table:table-row>
        <table:table-row table:style-name="ro1">
          <table:table-cell office:value-type="float" office:value="450785" calcext:value-type="float">
            <text:p>450785</text:p>
          </table:table-cell>
          <table:table-cell office:value-type="float" office:value="531539" calcext:value-type="float">
            <text:p>531539</text:p>
          </table:table-cell>
          <table:table-cell table:formula="of:=[.B98]*LN([.A98])" office:value-type="float" office:value="6919971.1165652" calcext:value-type="float">
            <text:p>6919971.1165652</text:p>
          </table:table-cell>
          <table:table-cell/>
        </table:table-row>
        <table:table-row table:style-name="ro1">
          <table:table-cell office:value-type="float" office:value="840237" calcext:value-type="float">
            <text:p>840237</text:p>
          </table:table-cell>
          <table:table-cell office:value-type="float" office:value="507276" calcext:value-type="float">
            <text:p>507276</text:p>
          </table:table-cell>
          <table:table-cell table:formula="of:=[.B99]*LN([.A99])" office:value-type="float" office:value="6919974.74909768" calcext:value-type="float">
            <text:p>6919974.74909768</text:p>
          </table:table-cell>
          <table:table-cell/>
        </table:table-row>
        <table:table-row table:style-name="ro1">
          <table:table-cell office:value-type="float" office:value="380711" calcext:value-type="float">
            <text:p>380711</text:p>
          </table:table-cell>
          <table:table-cell office:value-type="float" office:value="538522" calcext:value-type="float">
            <text:p>538522</text:p>
          </table:table-cell>
          <table:table-cell table:formula="of:=[.B100]*LN([.A100])" office:value-type="float" office:value="6919897.75324584" calcext:value-type="float">
            <text:p>6919897.75324584</text:p>
          </table:table-cell>
          <table:table-cell/>
        </table:table-row>
        <table:table-row table:style-name="ro1">
          <table:table-cell office:value-type="float" office:value="63577" calcext:value-type="float">
            <text:p>63577</text:p>
          </table:table-cell>
          <table:table-cell office:value-type="float" office:value="625673" calcext:value-type="float">
            <text:p>625673</text:p>
          </table:table-cell>
          <table:table-cell table:formula="of:=[.B101]*LN([.A101])" office:value-type="float" office:value="6919947.79018272" calcext:value-type="float">
            <text:p>6919947.79018272</text:p>
          </table:table-cell>
          <table:table-cell/>
        </table:table-row>
        <table:table-row table:style-name="ro1">
          <table:table-cell office:value-type="float" office:value="76801" calcext:value-type="float">
            <text:p>76801</text:p>
          </table:table-cell>
          <table:table-cell office:value-type="float" office:value="615157" calcext:value-type="float">
            <text:p>615157</text:p>
          </table:table-cell>
          <table:table-cell table:formula="of:=[.B102]*LN([.A102])" office:value-type="float" office:value="6919884.44678042" calcext:value-type="float">
            <text:p>6919884.44678042</text:p>
          </table:table-cell>
          <table:table-cell/>
        </table:table-row>
        <table:table-row table:style-name="ro1">
          <table:table-cell office:value-type="float" office:value="502694" calcext:value-type="float">
            <text:p>502694</text:p>
          </table:table-cell>
          <table:table-cell office:value-type="float" office:value="527123" calcext:value-type="float">
            <text:p>527123</text:p>
          </table:table-cell>
          <table:table-cell table:formula="of:=[.B103]*LN([.A103])" office:value-type="float" office:value="6919932.06535078" calcext:value-type="float">
            <text:p>6919932.06535078</text:p>
          </table:table-cell>
          <table:table-cell/>
        </table:table-row>
        <table:table-row table:style-name="ro1">
          <table:table-cell office:value-type="float" office:value="597706" calcext:value-type="float">
            <text:p>597706</text:p>
          </table:table-cell>
          <table:table-cell office:value-type="float" office:value="520257" calcext:value-type="float">
            <text:p>520257</text:p>
          </table:table-cell>
          <table:table-cell table:formula="of:=[.B104]*LN([.A104])" office:value-type="float" office:value="6919862.54163448" calcext:value-type="float">
            <text:p>6919862.54163448</text:p>
          </table:table-cell>
          <table:table-cell/>
        </table:table-row>
        <table:table-row table:style-name="ro1">
          <table:table-cell office:value-type="float" office:value="310484" calcext:value-type="float">
            <text:p>310484</text:p>
          </table:table-cell>
          <table:table-cell office:value-type="float" office:value="547206" calcext:value-type="float">
            <text:p>547206</text:p>
          </table:table-cell>
          <table:table-cell table:formula="of:=[.B105]*LN([.A105])" office:value-type="float" office:value="6919905.59698855" calcext:value-type="float">
            <text:p>6919905.59698855</text:p>
          </table:table-cell>
          <table:table-cell/>
        </table:table-row>
        <table:table-row table:style-name="ro1">
          <table:table-cell office:value-type="float" office:value="944468" calcext:value-type="float">
            <text:p>944468</text:p>
          </table:table-cell>
          <table:table-cell office:value-type="float" office:value="502959" calcext:value-type="float">
            <text:p>502959</text:p>
          </table:table-cell>
          <table:table-cell table:formula="of:=[.B106]*LN([.A106])" office:value-type="float" office:value="6919899.58028937" calcext:value-type="float">
            <text:p>6919899.58028937</text:p>
          </table:table-cell>
          <table:table-cell/>
        </table:table-row>
        <table:table-row table:style-name="ro1">
          <table:table-cell office:value-type="float" office:value="121283" calcext:value-type="float">
            <text:p>121283</text:p>
          </table:table-cell>
          <table:table-cell office:value-type="float" office:value="591152" calcext:value-type="float">
            <text:p>591152</text:p>
          </table:table-cell>
          <table:table-cell table:formula="of:=[.B107]*LN([.A107])" office:value-type="float" office:value="6919955.51865473" calcext:value-type="float">
            <text:p>6919955.51865473</text:p>
          </table:table-cell>
          <table:table-cell/>
        </table:table-row>
        <table:table-row table:style-name="ro1">
          <table:table-cell office:value-type="float" office:value="451131" calcext:value-type="float">
            <text:p>451131</text:p>
          </table:table-cell>
          <table:table-cell office:value-type="float" office:value="531507" calcext:value-type="float">
            <text:p>531507</text:p>
          </table:table-cell>
          <table:table-cell table:formula="of:=[.B108]*LN([.A108])" office:value-type="float" office:value="6919962.31838228" calcext:value-type="float">
            <text:p>6919962.31838228</text:p>
          </table:table-cell>
          <table:table-cell/>
        </table:table-row>
        <table:table-row table:style-name="ro1">
          <table:table-cell office:value-type="float" office:value="566499" calcext:value-type="float">
            <text:p>566499</text:p>
          </table:table-cell>
          <table:table-cell office:value-type="float" office:value="522367" calcext:value-type="float">
            <text:p>522367</text:p>
          </table:table-cell>
          <table:table-cell table:formula="of:=[.B109]*LN([.A109])" office:value-type="float" office:value="6919916.10381279" calcext:value-type="float">
            <text:p>6919916.10381279</text:p>
          </table:table-cell>
          <table:table-cell/>
        </table:table-row>
        <table:table-row table:style-name="ro1">
          <table:table-cell office:value-type="float" office:value="425373" calcext:value-type="float">
            <text:p>425373</text:p>
          </table:table-cell>
          <table:table-cell office:value-type="float" office:value="533918" calcext:value-type="float">
            <text:p>533918</text:p>
          </table:table-cell>
          <table:table-cell table:formula="of:=[.B110]*LN([.A110])" office:value-type="float" office:value="6919962.61399096" calcext:value-type="float">
            <text:p>6919962.61399096</text:p>
          </table:table-cell>
          <table:table-cell/>
        </table:table-row>
        <table:table-row table:style-name="ro1">
          <table:table-cell office:value-type="float" office:value="40240" calcext:value-type="float">
            <text:p>40240</text:p>
          </table:table-cell>
          <table:table-cell office:value-type="float" office:value="652665" calcext:value-type="float">
            <text:p>652665</text:p>
          </table:table-cell>
          <table:table-cell table:formula="of:=[.B111]*LN([.A111])" office:value-type="float" office:value="6919956.89688758" calcext:value-type="float">
            <text:p>6919956.89688758</text:p>
          </table:table-cell>
          <table:table-cell/>
        </table:table-row>
        <table:table-row table:style-name="ro1">
          <table:table-cell office:value-type="float" office:value="39130" calcext:value-type="float">
            <text:p>39130</text:p>
          </table:table-cell>
          <table:table-cell office:value-type="float" office:value="654392" calcext:value-type="float">
            <text:p>654392</text:p>
          </table:table-cell>
          <table:table-cell table:formula="of:=[.B112]*LN([.A112])" office:value-type="float" office:value="6919962.90447208" calcext:value-type="float">
            <text:p>6919962.90447208</text:p>
          </table:table-cell>
          <table:table-cell/>
        </table:table-row>
        <table:table-row table:style-name="ro1">
          <table:table-cell office:value-type="float" office:value="714926" calcext:value-type="float">
            <text:p>714926</text:p>
          </table:table-cell>
          <table:table-cell office:value-type="float" office:value="513355" calcext:value-type="float">
            <text:p>513355</text:p>
          </table:table-cell>
          <table:table-cell table:formula="of:=[.B113]*LN([.A113])" office:value-type="float" office:value="6919991.68274941" calcext:value-type="float">
            <text:p>6919991.68274941</text:p>
          </table:table-cell>
          <table:table-cell/>
        </table:table-row>
        <table:table-row table:style-name="ro1">
          <table:table-cell office:value-type="float" office:value="469219" calcext:value-type="float">
            <text:p>469219</text:p>
          </table:table-cell>
          <table:table-cell office:value-type="float" office:value="529903" calcext:value-type="float">
            <text:p>529903</text:p>
          </table:table-cell>
          <table:table-cell table:formula="of:=[.B114]*LN([.A114])" office:value-type="float" office:value="6919910.48536785" calcext:value-type="float">
            <text:p>6919910.48536785</text:p>
          </table:table-cell>
          <table:table-cell/>
        </table:table-row>
        <table:table-row table:style-name="ro1">
          <table:table-cell office:value-type="float" office:value="806929" calcext:value-type="float">
            <text:p>806929</text:p>
          </table:table-cell>
          <table:table-cell office:value-type="float" office:value="508783" calcext:value-type="float">
            <text:p>508783</text:p>
          </table:table-cell>
          <table:table-cell table:formula="of:=[.B115]*LN([.A115])" office:value-type="float" office:value="6919952.98523392" calcext:value-type="float">
            <text:p>6919952.98523392</text:p>
          </table:table-cell>
          <table:table-cell/>
        </table:table-row>
        <table:table-row table:style-name="ro1">
          <table:table-cell office:value-type="float" office:value="287970" calcext:value-type="float">
            <text:p>287970</text:p>
          </table:table-cell>
          <table:table-cell office:value-type="float" office:value="550487" calcext:value-type="float">
            <text:p>550487</text:p>
          </table:table-cell>
          <table:table-cell table:formula="of:=[.B116]*LN([.A116])" office:value-type="float" office:value="6919958.26070701" calcext:value-type="float">
            <text:p>6919958.26070701</text:p>
          </table:table-cell>
          <table:table-cell/>
        </table:table-row>
        <table:table-row table:style-name="ro1">
          <table:table-cell office:value-type="float" office:value="92189" calcext:value-type="float">
            <text:p>92189</text:p>
          </table:table-cell>
          <table:table-cell office:value-type="float" office:value="605332" calcext:value-type="float">
            <text:p>605332</text:p>
          </table:table-cell>
          <table:table-cell table:formula="of:=[.B117]*LN([.A117])" office:value-type="float" office:value="6919910.92832912" calcext:value-type="float">
            <text:p>6919910.92832912</text:p>
          </table:table-cell>
          <table:table-cell/>
        </table:table-row>
        <table:table-row table:style-name="ro1">
          <table:table-cell office:value-type="float" office:value="103841" calcext:value-type="float">
            <text:p>103841</text:p>
          </table:table-cell>
          <table:table-cell office:value-type="float" office:value="599094" calcext:value-type="float">
            <text:p>599094</text:p>
          </table:table-cell>
          <table:table-cell table:formula="of:=[.B118]*LN([.A118])" office:value-type="float" office:value="6919904.83901226" calcext:value-type="float">
            <text:p>6919904.83901226</text:p>
          </table:table-cell>
          <table:table-cell/>
        </table:table-row>
        <table:table-row table:style-name="ro1">
          <table:table-cell office:value-type="float" office:value="671839" calcext:value-type="float">
            <text:p>671839</text:p>
          </table:table-cell>
          <table:table-cell office:value-type="float" office:value="515725" calcext:value-type="float">
            <text:p>515725</text:p>
          </table:table-cell>
          <table:table-cell table:formula="of:=[.B119]*LN([.A119])" office:value-type="float" office:value="6919881.50000106" calcext:value-type="float">
            <text:p>6919881.50000106</text:p>
          </table:table-cell>
          <table:table-cell/>
        </table:table-row>
        <table:table-row table:style-name="ro1">
          <table:table-cell office:value-type="float" office:value="452048" calcext:value-type="float">
            <text:p>452048</text:p>
          </table:table-cell>
          <table:table-cell office:value-type="float" office:value="531421" calcext:value-type="float">
            <text:p>531421</text:p>
          </table:table-cell>
          <table:table-cell table:formula="of:=[.B120]*LN([.A120])" office:value-type="float" office:value="6919921.7468928" calcext:value-type="float">
            <text:p>6919921.7468928</text:p>
          </table:table-cell>
          <table:table-cell/>
        </table:table-row>
        <table:table-row table:style-name="ro1">
          <table:table-cell office:value-type="float" office:value="987837" calcext:value-type="float">
            <text:p>987837</text:p>
          </table:table-cell>
          <table:table-cell office:value-type="float" office:value="501323" calcext:value-type="float">
            <text:p>501323</text:p>
          </table:table-cell>
          <table:table-cell table:formula="of:=[.B121]*LN([.A121])" office:value-type="float" office:value="6919898.22183812" calcext:value-type="float">
            <text:p>6919898.22183812</text:p>
          </table:table-cell>
          <table:table-cell/>
        </table:table-row>
        <table:table-row table:style-name="ro1">
          <table:table-cell office:value-type="float" office:value="935192" calcext:value-type="float">
            <text:p>935192</text:p>
          </table:table-cell>
          <table:table-cell office:value-type="float" office:value="503321" calcext:value-type="float">
            <text:p>503321</text:p>
          </table:table-cell>
          <table:table-cell table:formula="of:=[.B122]*LN([.A122])" office:value-type="float" office:value="6919912.35958635" calcext:value-type="float">
            <text:p>6919912.35958635</text:p>
          </table:table-cell>
          <table:table-cell/>
        </table:table-row>
        <table:table-row table:style-name="ro1">
          <table:table-cell office:value-type="float" office:value="88585" calcext:value-type="float">
            <text:p>88585</text:p>
          </table:table-cell>
          <table:table-cell office:value-type="float" office:value="607450" calcext:value-type="float">
            <text:p>607450</text:p>
          </table:table-cell>
          <table:table-cell table:formula="of:=[.B123]*LN([.A123])" office:value-type="float" office:value="6919898.99099488" calcext:value-type="float">
            <text:p>6919898.99099488</text:p>
          </table:table-cell>
          <table:table-cell/>
        </table:table-row>
        <table:table-row table:style-name="ro1">
          <table:table-cell office:value-type="float" office:value="613883" calcext:value-type="float">
            <text:p>613883</text:p>
          </table:table-cell>
          <table:table-cell office:value-type="float" office:value="519216" calcext:value-type="float">
            <text:p>519216</text:p>
          </table:table-cell>
          <table:table-cell table:formula="of:=[.B124]*LN([.A124])" office:value-type="float" office:value="6919882.20356334" calcext:value-type="float">
            <text:p>6919882.20356334</text:p>
          </table:table-cell>
          <table:table-cell/>
        </table:table-row>
        <table:table-row table:style-name="ro1">
          <table:table-cell office:value-type="float" office:value="144551" calcext:value-type="float">
            <text:p>144551</text:p>
          </table:table-cell>
          <table:table-cell office:value-type="float" office:value="582413" calcext:value-type="float">
            <text:p>582413</text:p>
          </table:table-cell>
          <table:table-cell table:formula="of:=[.B125]*LN([.A125])" office:value-type="float" office:value="6919874.63439308" calcext:value-type="float">
            <text:p>6919874.63439308</text:p>
          </table:table-cell>
          <table:table-cell/>
        </table:table-row>
        <table:table-row table:style-name="ro1">
          <table:table-cell office:value-type="float" office:value="647359" calcext:value-type="float">
            <text:p>647359</text:p>
          </table:table-cell>
          <table:table-cell office:value-type="float" office:value="517155" calcext:value-type="float">
            <text:p>517155</text:p>
          </table:table-cell>
          <table:table-cell table:formula="of:=[.B126]*LN([.A126])" office:value-type="float" office:value="6919873.30273689" calcext:value-type="float">
            <text:p>6919873.30273689</text:p>
          </table:table-cell>
          <table:table-cell/>
        </table:table-row>
        <table:table-row table:style-name="ro1">
          <table:table-cell office:value-type="float" office:value="213902" calcext:value-type="float">
            <text:p>213902</text:p>
          </table:table-cell>
          <table:table-cell office:value-type="float" office:value="563816" calcext:value-type="float">
            <text:p>563816</text:p>
          </table:table-cell>
          <table:table-cell table:formula="of:=[.B127]*LN([.A127])" office:value-type="float" office:value="6919867.82801028" calcext:value-type="float">
            <text:p>6919867.82801028</text:p>
          </table:table-cell>
          <table:table-cell/>
        </table:table-row>
        <table:table-row table:style-name="ro1">
          <table:table-cell office:value-type="float" office:value="184120" calcext:value-type="float">
            <text:p>184120</text:p>
          </table:table-cell>
          <table:table-cell office:value-type="float" office:value="570789" calcext:value-type="float">
            <text:p>570789</text:p>
          </table:table-cell>
          <table:table-cell table:formula="of:=[.B128]*LN([.A128])" office:value-type="float" office:value="6919870.82644614" calcext:value-type="float">
            <text:p>6919870.82644614</text:p>
          </table:table-cell>
          <table:table-cell/>
        </table:table-row>
        <table:table-row table:style-name="ro1">
          <table:table-cell office:value-type="float" office:value="258126" calcext:value-type="float">
            <text:p>258126</text:p>
          </table:table-cell>
          <table:table-cell office:value-type="float" office:value="555322" calcext:value-type="float">
            <text:p>555322</text:p>
          </table:table-cell>
          <table:table-cell table:formula="of:=[.B129]*LN([.A129])" office:value-type="float" office:value="6919980.23721758" calcext:value-type="float">
            <text:p>6919980.23721758</text:p>
          </table:table-cell>
          <table:table-cell/>
        </table:table-row>
        <table:table-row table:style-name="ro1">
          <table:table-cell office:value-type="float" office:value="502546" calcext:value-type="float">
            <text:p>502546</text:p>
          </table:table-cell>
          <table:table-cell office:value-type="float" office:value="527130" calcext:value-type="float">
            <text:p>527130</text:p>
          </table:table-cell>
          <table:table-cell table:formula="of:=[.B130]*LN([.A130])" office:value-type="float" office:value="6919868.74236589" calcext:value-type="float">
            <text:p>6919868.74236589</text:p>
          </table:table-cell>
          <table:table-cell/>
        </table:table-row>
        <table:table-row table:style-name="ro1">
          <table:table-cell office:value-type="float" office:value="407655" calcext:value-type="float">
            <text:p>407655</text:p>
          </table:table-cell>
          <table:table-cell office:value-type="float" office:value="535678" calcext:value-type="float">
            <text:p>535678</text:p>
          </table:table-cell>
          <table:table-cell table:formula="of:=[.B131]*LN([.A131])" office:value-type="float" office:value="6919982.95515223" calcext:value-type="float">
            <text:p>6919982.95515223</text:p>
          </table:table-cell>
          <table:table-cell/>
        </table:table-row>
        <table:table-row table:style-name="ro1">
          <table:table-cell office:value-type="float" office:value="401528" calcext:value-type="float">
            <text:p>401528</text:p>
          </table:table-cell>
          <table:table-cell office:value-type="float" office:value="536306" calcext:value-type="float">
            <text:p>536306</text:p>
          </table:table-cell>
          <table:table-cell table:formula="of:=[.B132]*LN([.A132])" office:value-type="float" office:value="6919973.77391188" calcext:value-type="float">
            <text:p>6919973.77391188</text:p>
          </table:table-cell>
          <table:table-cell/>
        </table:table-row>
        <table:table-row table:style-name="ro1">
          <table:table-cell office:value-type="float" office:value="477490" calcext:value-type="float">
            <text:p>477490</text:p>
          </table:table-cell>
          <table:table-cell office:value-type="float" office:value="529193" calcext:value-type="float">
            <text:p>529193</text:p>
          </table:table-cell>
          <table:table-cell table:formula="of:=[.B133]*LN([.A133])" office:value-type="float" office:value="6919885.63013939" calcext:value-type="float">
            <text:p>6919885.63013939</text:p>
          </table:table-cell>
          <table:table-cell/>
        </table:table-row>
        <table:table-row table:style-name="ro1">
          <table:table-cell office:value-type="float" office:value="841085" calcext:value-type="float">
            <text:p>841085</text:p>
          </table:table-cell>
          <table:table-cell office:value-type="float" office:value="507237" calcext:value-type="float">
            <text:p>507237</text:p>
          </table:table-cell>
          <table:table-cell table:formula="of:=[.B134]*LN([.A134])" office:value-type="float" office:value="6919954.39820618" calcext:value-type="float">
            <text:p>6919954.39820618</text:p>
          </table:table-cell>
          <table:table-cell/>
        </table:table-row>
        <table:table-row table:style-name="ro1">
          <table:table-cell office:value-type="float" office:value="732831" calcext:value-type="float">
            <text:p>732831</text:p>
          </table:table-cell>
          <table:table-cell office:value-type="float" office:value="512408" calcext:value-type="float">
            <text:p>512408</text:p>
          </table:table-cell>
          <table:table-cell table:formula="of:=[.B135]*LN([.A135])" office:value-type="float" office:value="6919901.1477308" calcext:value-type="float">
            <text:p>6919901.1477308</text:p>
          </table:table-cell>
          <table:table-cell/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507595" calcext:value-type="float">
            <text:p>507595</text:p>
          </table:table-cell>
          <table:table-cell table:formula="of:=[.B136]*LN([.A136])" office:value-type="float" office:value="6919935.49243062" calcext:value-type="float">
            <text:p>6919935.49243062</text:p>
          </table:table-cell>
          <table:table-cell/>
        </table:table-row>
        <table:table-row table:style-name="ro1">
          <table:table-cell office:value-type="float" office:value="904694" calcext:value-type="float">
            <text:p>904694</text:p>
          </table:table-cell>
          <table:table-cell office:value-type="float" office:value="504542" calcext:value-type="float">
            <text:p>504542</text:p>
          </table:table-cell>
          <table:table-cell table:formula="of:=[.B137]*LN([.A137])" office:value-type="float" office:value="6919971.15096322" calcext:value-type="float">
            <text:p>6919971.15096322</text:p>
          </table:table-cell>
          <table:table-cell/>
        </table:table-row>
        <table:table-row table:style-name="ro1">
          <table:table-cell office:value-type="float" office:value="581435" calcext:value-type="float">
            <text:p>581435</text:p>
          </table:table-cell>
          <table:table-cell office:value-type="float" office:value="521348" calcext:value-type="float">
            <text:p>521348</text:p>
          </table:table-cell>
          <table:table-cell table:formula="of:=[.B138]*LN([.A138])" office:value-type="float" office:value="6919984.66872154" calcext:value-type="float">
            <text:p>6919984.66872154</text:p>
          </table:table-cell>
          <table:table-cell/>
        </table:table-row>
        <table:table-row table:style-name="ro1">
          <table:table-cell office:value-type="float" office:value="455545" calcext:value-type="float">
            <text:p>455545</text:p>
          </table:table-cell>
          <table:table-cell office:value-type="float" office:value="531110" calcext:value-type="float">
            <text:p>531110</text:p>
          </table:table-cell>
          <table:table-cell table:formula="of:=[.B139]*LN([.A139])" office:value-type="float" office:value="6919964.85242873" calcext:value-type="float">
            <text:p>6919964.85242873</text:p>
          </table:table-cell>
          <table:table-cell/>
        </table:table-row>
        <table:table-row table:style-name="ro1">
          <table:table-cell office:value-type="float" office:value="873558" calcext:value-type="float">
            <text:p>873558</text:p>
          </table:table-cell>
          <table:table-cell office:value-type="float" office:value="505829" calcext:value-type="float">
            <text:p>505829</text:p>
          </table:table-cell>
          <table:table-cell table:formula="of:=[.B140]*LN([.A140])" office:value-type="float" office:value="6919907.54538554" calcext:value-type="float">
            <text:p>6919907.54538554</text:p>
          </table:table-cell>
          <table:table-cell/>
        </table:table-row>
        <table:table-row table:style-name="ro1">
          <table:table-cell office:value-type="float" office:value="94916" calcext:value-type="float">
            <text:p>94916</text:p>
          </table:table-cell>
          <table:table-cell office:value-type="float" office:value="603796" calcext:value-type="float">
            <text:p>603796</text:p>
          </table:table-cell>
          <table:table-cell table:formula="of:=[.B141]*LN([.A141])" office:value-type="float" office:value="6919953.53911858" calcext:value-type="float">
            <text:p>6919953.53911858</text:p>
          </table:table-cell>
          <table:table-cell/>
        </table:table-row>
        <table:table-row table:style-name="ro1">
          <table:table-cell office:value-type="float" office:value="720176" calcext:value-type="float">
            <text:p>720176</text:p>
          </table:table-cell>
          <table:table-cell office:value-type="float" office:value="513068" calcext:value-type="float">
            <text:p>513068</text:p>
          </table:table-cell>
          <table:table-cell table:formula="of:=[.B142]*LN([.A142])" office:value-type="float" office:value="6919876.84761643" calcext:value-type="float">
            <text:p>6919876.84761643</text:p>
          </table:table-cell>
          <table:table-cell/>
        </table:table-row>
        <table:table-row table:style-name="ro1">
          <table:table-cell office:value-type="float" office:value="545034" calcext:value-type="float">
            <text:p>545034</text:p>
          </table:table-cell>
          <table:table-cell office:value-type="float" office:value="523891" calcext:value-type="float">
            <text:p>523891</text:p>
          </table:table-cell>
          <table:table-cell table:formula="of:=[.B143]*LN([.A143])" office:value-type="float" office:value="6919868.47370198" calcext:value-type="float">
            <text:p>6919868.47370198</text:p>
          </table:table-cell>
          <table:table-cell/>
        </table:table-row>
        <table:table-row table:style-name="ro1">
          <table:table-cell office:value-type="float" office:value="246348" calcext:value-type="float">
            <text:p>246348</text:p>
          </table:table-cell>
          <table:table-cell office:value-type="float" office:value="557409" calcext:value-type="float">
            <text:p>557409</text:p>
          </table:table-cell>
          <table:table-cell table:formula="of:=[.B144]*LN([.A144])" office:value-type="float" office:value="6919954.2810044" calcext:value-type="float">
            <text:p>6919954.2810044</text:p>
          </table:table-cell>
          <table:table-cell/>
        </table:table-row>
        <table:table-row table:style-name="ro1">
          <table:table-cell office:value-type="float" office:value="556452" calcext:value-type="float">
            <text:p>556452</text:p>
          </table:table-cell>
          <table:table-cell office:value-type="float" office:value="523079" calcext:value-type="float">
            <text:p>523079</text:p>
          </table:table-cell>
          <table:table-cell table:formula="of:=[.B145]*LN([.A145])" office:value-type="float" office:value="6919987.94629342" calcext:value-type="float">
            <text:p>6919987.94629342</text:p>
          </table:table-cell>
          <table:table-cell/>
        </table:table-row>
        <table:table-row table:style-name="ro1">
          <table:table-cell office:value-type="float" office:value="832015" calcext:value-type="float">
            <text:p>832015</text:p>
          </table:table-cell>
          <table:table-cell office:value-type="float" office:value="507634" calcext:value-type="float">
            <text:p>507634</text:p>
          </table:table-cell>
          <table:table-cell table:formula="of:=[.B146]*LN([.A146])" office:value-type="float" office:value="6919866.55252744" calcext:value-type="float">
            <text:p>6919866.55252744</text:p>
          </table:table-cell>
          <table:table-cell/>
        </table:table-row>
        <table:table-row table:style-name="ro1">
          <table:table-cell office:value-type="float" office:value="173663" calcext:value-type="float">
            <text:p>173663</text:p>
          </table:table-cell>
          <table:table-cell office:value-type="float" office:value="573564" calcext:value-type="float">
            <text:p>573564</text:p>
          </table:table-cell>
          <table:table-cell table:formula="of:=[.B147]*LN([.A147])" office:value-type="float" office:value="6919976.19712032" calcext:value-type="float">
            <text:p>6919976.19712032</text:p>
          </table:table-cell>
          <table:table-cell/>
        </table:table-row>
        <table:table-row table:style-name="ro1">
          <table:table-cell office:value-type="float" office:value="502634" calcext:value-type="float">
            <text:p>502634</text:p>
          </table:table-cell>
          <table:table-cell office:value-type="float" office:value="527125" calcext:value-type="float">
            <text:p>527125</text:p>
          </table:table-cell>
          <table:table-cell table:formula="of:=[.B148]*LN([.A148])" office:value-type="float" office:value="6919895.40106104" calcext:value-type="float">
            <text:p>6919895.40106104</text:p>
          </table:table-cell>
          <table:table-cell/>
        </table:table-row>
        <table:table-row table:style-name="ro1">
          <table:table-cell office:value-type="float" office:value="250732" calcext:value-type="float">
            <text:p>250732</text:p>
          </table:table-cell>
          <table:table-cell office:value-type="float" office:value="556611" calcext:value-type="float">
            <text:p>556611</text:p>
          </table:table-cell>
          <table:table-cell table:formula="of:=[.B149]*LN([.A149])" office:value-type="float" office:value="6919865.83223269" calcext:value-type="float">
            <text:p>6919865.83223269</text:p>
          </table:table-cell>
          <table:table-cell/>
        </table:table-row>
        <table:table-row table:style-name="ro1">
          <table:table-cell office:value-type="float" office:value="569786" calcext:value-type="float">
            <text:p>569786</text:p>
          </table:table-cell>
          <table:table-cell office:value-type="float" office:value="522139" calcext:value-type="float">
            <text:p>522139</text:p>
          </table:table-cell>
          <table:table-cell table:formula="of:=[.B150]*LN([.A150])" office:value-type="float" office:value="6919916.58947776" calcext:value-type="float">
            <text:p>6919916.58947776</text:p>
          </table:table-cell>
          <table:table-cell/>
        </table:table-row>
        <table:table-row table:style-name="ro1">
          <table:table-cell office:value-type="float" office:value="216919" calcext:value-type="float">
            <text:p>216919</text:p>
          </table:table-cell>
          <table:table-cell office:value-type="float" office:value="563178" calcext:value-type="float">
            <text:p>563178</text:p>
          </table:table-cell>
          <table:table-cell table:formula="of:=[.B151]*LN([.A151])" office:value-type="float" office:value="6919925.37651858" calcext:value-type="float">
            <text:p>6919925.37651858</text:p>
          </table:table-cell>
          <table:table-cell/>
        </table:table-row>
        <table:table-row table:style-name="ro1">
          <table:table-cell office:value-type="float" office:value="521815" calcext:value-type="float">
            <text:p>521815</text:p>
          </table:table-cell>
          <table:table-cell office:value-type="float" office:value="525623" calcext:value-type="float">
            <text:p>525623</text:p>
          </table:table-cell>
          <table:table-cell table:formula="of:=[.B152]*LN([.A152])" office:value-type="float" office:value="6919862.74651875" calcext:value-type="float">
            <text:p>6919862.74651875</text:p>
          </table:table-cell>
          <table:table-cell/>
        </table:table-row>
        <table:table-row table:style-name="ro1">
          <table:table-cell office:value-type="float" office:value="92304" calcext:value-type="float">
            <text:p>92304</text:p>
          </table:table-cell>
          <table:table-cell office:value-type="float" office:value="605270" calcext:value-type="float">
            <text:p>605270</text:p>
          </table:table-cell>
          <table:table-cell table:formula="of:=[.B153]*LN([.A153])" office:value-type="float" office:value="6919956.73522474" calcext:value-type="float">
            <text:p>6919956.73522474</text:p>
          </table:table-cell>
          <table:table-cell/>
        </table:table-row>
        <table:table-row table:style-name="ro1">
          <table:table-cell office:value-type="float" office:value="164446" calcext:value-type="float">
            <text:p>164446</text:p>
          </table:table-cell>
          <table:table-cell office:value-type="float" office:value="576167" calcext:value-type="float">
            <text:p>576167</text:p>
          </table:table-cell>
          <table:table-cell table:formula="of:=[.B154]*LN([.A154])" office:value-type="float" office:value="6919960.14239077" calcext:value-type="float">
            <text:p>6919960.14239077</text:p>
          </table:table-cell>
          <table:table-cell/>
        </table:table-row>
        <table:table-row table:style-name="ro1">
          <table:table-cell office:value-type="float" office:value="753413" calcext:value-type="float">
            <text:p>753413</text:p>
          </table:table-cell>
          <table:table-cell office:value-type="float" office:value="511364" calcext:value-type="float">
            <text:p>511364</text:p>
          </table:table-cell>
          <table:table-cell table:formula="of:=[.B155]*LN([.A155])" office:value-type="float" office:value="6919966.25397573" calcext:value-type="float">
            <text:p>6919966.25397573</text:p>
          </table:table-cell>
          <table:table-cell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740712" calcext:value-type="float">
            <text:p>740712</text:p>
          </table:table-cell>
          <table:table-cell table:formula="of:=[.B156]*LN([.A156])" office:value-type="float" office:value="6919913.30646884" calcext:value-type="float">
            <text:p>6919913.30646884</text:p>
          </table:table-cell>
          <table:table-cell/>
        </table:table-row>
        <table:table-row table:style-name="ro1">
          <table:table-cell office:value-type="float" office:value="448845" calcext:value-type="float">
            <text:p>448845</text:p>
          </table:table-cell>
          <table:table-cell office:value-type="float" office:value="531712" calcext:value-type="float">
            <text:p>531712</text:p>
          </table:table-cell>
          <table:table-cell table:formula="of:=[.B157]*LN([.A157])" office:value-type="float" office:value="6919930.14375542" calcext:value-type="float">
            <text:p>6919930.14375542</text:p>
          </table:table-cell>
          <table:table-cell/>
        </table:table-row>
        <table:table-row table:style-name="ro1">
          <table:table-cell office:value-type="float" office:value="925072" calcext:value-type="float">
            <text:p>925072</text:p>
          </table:table-cell>
          <table:table-cell office:value-type="float" office:value="503725" calcext:value-type="float">
            <text:p>503725</text:p>
          </table:table-cell>
          <table:table-cell table:formula="of:=[.B158]*LN([.A158])" office:value-type="float" office:value="6919986.0856727" calcext:value-type="float">
            <text:p>6919986.0856727</text:p>
          </table:table-cell>
          <table:table-cell/>
        </table:table-row>
        <table:table-row table:style-name="ro1">
          <table:table-cell office:value-type="float" office:value="564888" calcext:value-type="float">
            <text:p>564888</text:p>
          </table:table-cell>
          <table:table-cell office:value-type="float" office:value="522477" calcext:value-type="float">
            <text:p>522477</text:p>
          </table:table-cell>
          <table:table-cell table:formula="of:=[.B159]*LN([.A159])" office:value-type="float" office:value="6919885.37150024" calcext:value-type="float">
            <text:p>6919885.37150024</text:p>
          </table:table-cell>
          <table:table-cell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780812" calcext:value-type="float">
            <text:p>780812</text:p>
          </table:table-cell>
          <table:table-cell table:formula="of:=[.B160]*LN([.A160])" office:value-type="float" office:value="6919933.52632501" calcext:value-type="float">
            <text:p>6919933.52632501</text:p>
          </table:table-cell>
          <table:table-cell/>
        </table:table-row>
        <table:table-row table:style-name="ro1">
          <table:table-cell office:value-type="float" office:value="641155" calcext:value-type="float">
            <text:p>641155</text:p>
          </table:table-cell>
          <table:table-cell office:value-type="float" office:value="517535" calcext:value-type="float">
            <text:p>517535</text:p>
          </table:table-cell>
          <table:table-cell table:formula="of:=[.B161]*LN([.A161])" office:value-type="float" office:value="6919974.20813607" calcext:value-type="float">
            <text:p>6919974.20813607</text:p>
          </table:table-cell>
          <table:table-cell/>
        </table:table-row>
        <table:table-row table:style-name="ro1">
          <table:table-cell office:value-type="float" office:value="738878" calcext:value-type="float">
            <text:p>738878</text:p>
          </table:table-cell>
          <table:table-cell office:value-type="float" office:value="512100" calcext:value-type="float">
            <text:p>512100</text:p>
          </table:table-cell>
          <table:table-cell table:formula="of:=[.B162]*LN([.A162])" office:value-type="float" office:value="6919949.99516254" calcext:value-type="float">
            <text:p>6919949.99516254</text:p>
          </table:table-cell>
          <table:table-cell/>
        </table:table-row>
        <table:table-row table:style-name="ro1">
          <table:table-cell office:value-type="float" office:value="636204" calcext:value-type="float">
            <text:p>636204</text:p>
          </table:table-cell>
          <table:table-cell office:value-type="float" office:value="517828" calcext:value-type="float">
            <text:p>517828</text:p>
          </table:table-cell>
          <table:table-cell table:formula="of:=[.B163]*LN([.A163])" office:value-type="float" office:value="6919877.73140333" calcext:value-type="float">
            <text:p>6919877.73140333</text:p>
          </table:table-cell>
          <table:table-cell/>
        </table:table-row>
        <table:table-row table:style-name="ro1">
          <table:table-cell office:value-type="float" office:value="372540" calcext:value-type="float">
            <text:p>372540</text:p>
          </table:table-cell>
          <table:table-cell office:value-type="float" office:value="539436" calcext:value-type="float">
            <text:p>539436</text:p>
          </table:table-cell>
          <table:table-cell table:formula="of:=[.B164]*LN([.A164])" office:value-type="float" office:value="6919938.78630979" calcext:value-type="float">
            <text:p>6919938.78630979</text:p>
          </table:table-cell>
          <table:table-cell/>
        </table:table-row>
        <table:table-row table:style-name="ro1">
          <table:table-cell office:value-type="float" office:value="443162" calcext:value-type="float">
            <text:p>443162</text:p>
          </table:table-cell>
          <table:table-cell office:value-type="float" office:value="532237" calcext:value-type="float">
            <text:p>532237</text:p>
          </table:table-cell>
          <table:table-cell table:formula="of:=[.B165]*LN([.A165])" office:value-type="float" office:value="6919980.83748386" calcext:value-type="float">
            <text:p>6919980.83748386</text:p>
          </table:table-cell>
          <table:table-cell/>
        </table:table-row>
        <table:table-row table:style-name="ro1">
          <table:table-cell office:value-type="float" office:value="571192" calcext:value-type="float">
            <text:p>571192</text:p>
          </table:table-cell>
          <table:table-cell office:value-type="float" office:value="522042" calcext:value-type="float">
            <text:p>522042</text:p>
          </table:table-cell>
          <table:table-cell table:formula="of:=[.B166]*LN([.A166])" office:value-type="float" office:value="6919917.64739709" calcext:value-type="float">
            <text:p>6919917.64739709</text:p>
          </table:table-cell>
          <table:table-cell/>
        </table:table-row>
        <table:table-row table:style-name="ro1">
          <table:table-cell office:value-type="float" office:value="655350" calcext:value-type="float">
            <text:p>655350</text:p>
          </table:table-cell>
          <table:table-cell office:value-type="float" office:value="516680" calcext:value-type="float">
            <text:p>516680</text:p>
          </table:table-cell>
          <table:table-cell table:formula="of:=[.B167]*LN([.A167])" office:value-type="float" office:value="6919856.34590428" calcext:value-type="float">
            <text:p>6919856.34590428</text:p>
          </table:table-cell>
          <table:table-cell/>
        </table:table-row>
        <table:table-row table:style-name="ro1">
          <table:table-cell office:value-type="float" office:value="299741" calcext:value-type="float">
            <text:p>299741</text:p>
          </table:table-cell>
          <table:table-cell office:value-type="float" office:value="548735" calcext:value-type="float">
            <text:p>548735</text:p>
          </table:table-cell>
          <table:table-cell table:formula="of:=[.B168]*LN([.A168])" office:value-type="float" office:value="6919918.22341" calcext:value-type="float">
            <text:p>6919918.22341</text:p>
          </table:table-cell>
          <table:table-cell/>
        </table:table-row>
        <table:table-row table:style-name="ro1">
          <table:table-cell office:value-type="float" office:value="581914" calcext:value-type="float">
            <text:p>581914</text:p>
          </table:table-cell>
          <table:table-cell office:value-type="float" office:value="521307" calcext:value-type="float">
            <text:p>521307</text:p>
          </table:table-cell>
          <table:table-cell table:formula="of:=[.B169]*LN([.A169])" office:value-type="float" office:value="6919869.75360542" calcext:value-type="float">
            <text:p>6919869.75360542</text:p>
          </table:table-cell>
          <table:table-cell/>
        </table:table-row>
        <table:table-row table:style-name="ro1">
          <table:table-cell office:value-type="float" office:value="965471" calcext:value-type="float">
            <text:p>965471</text:p>
          </table:table-cell>
          <table:table-cell office:value-type="float" office:value="502156" calcext:value-type="float">
            <text:p>502156</text:p>
          </table:table-cell>
          <table:table-cell table:formula="of:=[.B170]*LN([.A170])" office:value-type="float" office:value="6919896.15269247" calcext:value-type="float">
            <text:p>6919896.15269247</text:p>
          </table:table-cell>
          <table:table-cell/>
        </table:table-row>
        <table:table-row table:style-name="ro1">
          <table:table-cell office:value-type="float" office:value="513441" calcext:value-type="float">
            <text:p>513441</text:p>
          </table:table-cell>
          <table:table-cell office:value-type="float" office:value="526277" calcext:value-type="float">
            <text:p>526277</text:p>
          </table:table-cell>
          <table:table-cell table:formula="of:=[.B171]*LN([.A171])" office:value-type="float" office:value="6919958.59514013" calcext:value-type="float">
            <text:p>6919958.59514013</text:p>
          </table:table-cell>
          <table:table-cell/>
        </table:table-row>
        <table:table-row table:style-name="ro1">
          <table:table-cell office:value-type="float" office:value="808682" calcext:value-type="float">
            <text:p>808682</text:p>
          </table:table-cell>
          <table:table-cell office:value-type="float" office:value="508700" calcext:value-type="float">
            <text:p>508700</text:p>
          </table:table-cell>
          <table:table-cell table:formula="of:=[.B172]*LN([.A172])" office:value-type="float" office:value="6919928.02150143" calcext:value-type="float">
            <text:p>6919928.02150143</text:p>
          </table:table-cell>
          <table:table-cell/>
        </table:table-row>
        <table:table-row table:style-name="ro1">
          <table:table-cell office:value-type="float" office:value="237589" calcext:value-type="float">
            <text:p>237589</text:p>
          </table:table-cell>
          <table:table-cell office:value-type="float" office:value="559034" calcext:value-type="float">
            <text:p>559034</text:p>
          </table:table-cell>
          <table:table-cell table:formula="of:=[.B173]*LN([.A173])" office:value-type="float" office:value="6919889.20324572" calcext:value-type="float">
            <text:p>6919889.20324572</text:p>
          </table:table-cell>
          <table:table-cell/>
        </table:table-row>
        <table:table-row table:style-name="ro1">
          <table:table-cell office:value-type="float" office:value="543300" calcext:value-type="float">
            <text:p>543300</text:p>
          </table:table-cell>
          <table:table-cell office:value-type="float" office:value="524025" calcext:value-type="float">
            <text:p>524025</text:p>
          </table:table-cell>
          <table:table-cell table:formula="of:=[.B174]*LN([.A174])" office:value-type="float" office:value="6919968.60807407" calcext:value-type="float">
            <text:p>6919968.60807407</text:p>
          </table:table-cell>
          <table:table-cell/>
        </table:table-row>
        <table:table-row table:style-name="ro1">
          <table:table-cell office:value-type="float" office:value="804712" calcext:value-type="float">
            <text:p>804712</text:p>
          </table:table-cell>
          <table:table-cell office:value-type="float" office:value="508889" calcext:value-type="float">
            <text:p>508889</text:p>
          </table:table-cell>
          <table:table-cell table:formula="of:=[.B175]*LN([.A175])" office:value-type="float" office:value="6919994.61715223" calcext:value-type="float">
            <text:p>6919994.61715223</text:p>
          </table:table-cell>
          <table:table-cell/>
        </table:table-row>
        <table:table-row table:style-name="ro1">
          <table:table-cell office:value-type="float" office:value="247511" calcext:value-type="float">
            <text:p>247511</text:p>
          </table:table-cell>
          <table:table-cell office:value-type="float" office:value="557192" calcext:value-type="float">
            <text:p>557192</text:p>
          </table:table-cell>
          <table:table-cell table:formula="of:=[.B176]*LN([.A176])" office:value-type="float" office:value="6919884.62795582" calcext:value-type="float">
            <text:p>6919884.62795582</text:p>
          </table:table-cell>
          <table:table-cell/>
        </table:table-row>
        <table:table-row table:style-name="ro1">
          <table:table-cell office:value-type="float" office:value="543486" calcext:value-type="float">
            <text:p>543486</text:p>
          </table:table-cell>
          <table:table-cell office:value-type="float" office:value="524008" calcext:value-type="float">
            <text:p>524008</text:p>
          </table:table-cell>
          <table:table-cell table:formula="of:=[.B177]*LN([.A177])" office:value-type="float" office:value="6919923.48062461" calcext:value-type="float">
            <text:p>6919923.48062461</text:p>
          </table:table-cell>
          <table:table-cell/>
        </table:table-row>
        <table:table-row table:style-name="ro1">
          <table:table-cell office:value-type="float" office:value="504383" calcext:value-type="float">
            <text:p>504383</text:p>
          </table:table-cell>
          <table:table-cell office:value-type="float" office:value="526992" calcext:value-type="float">
            <text:p>526992</text:p>
          </table:table-cell>
          <table:table-cell table:formula="of:=[.B178]*LN([.A178])" office:value-type="float" office:value="6919980.0026536" calcext:value-type="float">
            <text:p>6919980.0026536</text:p>
          </table:table-cell>
          <table:table-cell/>
        </table:table-row>
        <table:table-row table:style-name="ro1">
          <table:table-cell office:value-type="float" office:value="326529" calcext:value-type="float">
            <text:p>326529</text:p>
          </table:table-cell>
          <table:table-cell office:value-type="float" office:value="545039" calcext:value-type="float">
            <text:p>545039</text:p>
          </table:table-cell>
          <table:table-cell table:formula="of:=[.B179]*LN([.A179])" office:value-type="float" office:value="6919964.50898451" calcext:value-type="float">
            <text:p>6919964.50898451</text:p>
          </table:table-cell>
          <table:table-cell/>
        </table:table-row>
        <table:table-row table:style-name="ro1">
          <table:table-cell office:value-type="float" office:value="792493" calcext:value-type="float">
            <text:p>792493</text:p>
          </table:table-cell>
          <table:table-cell office:value-type="float" office:value="509458" calcext:value-type="float">
            <text:p>509458</text:p>
          </table:table-cell>
          <table:table-cell table:formula="of:=[.B180]*LN([.A180])" office:value-type="float" office:value="6919936.91255044" calcext:value-type="float">
            <text:p>6919936.91255044</text:p>
          </table:table-cell>
          <table:table-cell/>
        </table:table-row>
        <table:table-row table:style-name="ro1">
          <table:table-cell office:value-type="float" office:value="86033" calcext:value-type="float">
            <text:p>86033</text:p>
          </table:table-cell>
          <table:table-cell office:value-type="float" office:value="609017" calcext:value-type="float">
            <text:p>609017</text:p>
          </table:table-cell>
          <table:table-cell table:formula="of:=[.B181]*LN([.A181])" office:value-type="float" office:value="6919947.27180716" calcext:value-type="float">
            <text:p>6919947.27180716</text:p>
          </table:table-cell>
          <table:table-cell/>
        </table:table-row>
        <table:table-row table:style-name="ro1">
          <table:table-cell office:value-type="float" office:value="126554" calcext:value-type="float">
            <text:p>126554</text:p>
          </table:table-cell>
          <table:table-cell office:value-type="float" office:value="589005" calcext:value-type="float">
            <text:p>589005</text:p>
          </table:table-cell>
          <table:table-cell table:formula="of:=[.B182]*LN([.A182])" office:value-type="float" office:value="6919880.69813328" calcext:value-type="float">
            <text:p>6919880.69813328</text:p>
          </table:table-cell>
          <table:table-cell/>
        </table:table-row>
        <table:table-row table:style-name="ro1">
          <table:table-cell office:value-type="float" office:value="579379" calcext:value-type="float">
            <text:p>579379</text:p>
          </table:table-cell>
          <table:table-cell office:value-type="float" office:value="521481" calcext:value-type="float">
            <text:p>521481</text:p>
          </table:table-cell>
          <table:table-cell table:formula="of:=[.B183]*LN([.A183])" office:value-type="float" office:value="6919902.74566893" calcext:value-type="float">
            <text:p>6919902.74566893</text:p>
          </table:table-cell>
          <table:table-cell/>
        </table:table-row>
        <table:table-row table:style-name="ro1">
          <table:table-cell office:value-type="float" office:value="948026" calcext:value-type="float">
            <text:p>948026</text:p>
          </table:table-cell>
          <table:table-cell office:value-type="float" office:value="502823" calcext:value-type="float">
            <text:p>502823</text:p>
          </table:table-cell>
          <table:table-cell table:formula="of:=[.B184]*LN([.A184])" office:value-type="float" office:value="6919919.11684612" calcext:value-type="float">
            <text:p>6919919.11684612</text:p>
          </table:table-cell>
          <table:table-cell/>
        </table:table-row>
        <table:table-row table:style-name="ro1">
          <table:table-cell office:value-type="float" office:value="404777" calcext:value-type="float">
            <text:p>404777</text:p>
          </table:table-cell>
          <table:table-cell office:value-type="float" office:value="535969" calcext:value-type="float">
            <text:p>535969</text:p>
          </table:table-cell>
          <table:table-cell table:formula="of:=[.B185]*LN([.A185])" office:value-type="float" office:value="6919944.84151853" calcext:value-type="float">
            <text:p>6919944.84151853</text:p>
          </table:table-cell>
          <table:table-cell/>
        </table:table-row>
        <table:table-row table:style-name="ro1">
          <table:table-cell office:value-type="float" office:value="265767" calcext:value-type="float">
            <text:p>265767</text:p>
          </table:table-cell>
          <table:table-cell office:value-type="float" office:value="554022" calcext:value-type="float">
            <text:p>554022</text:p>
          </table:table-cell>
          <table:table-cell table:formula="of:=[.B186]*LN([.A186])" office:value-type="float" office:value="6919942.68454213" calcext:value-type="float">
            <text:p>6919942.68454213</text:p>
          </table:table-cell>
          <table:table-cell/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553840" calcext:value-type="float">
            <text:p>553840</text:p>
          </table:table-cell>
          <table:table-cell table:formula="of:=[.B187]*LN([.A187])" office:value-type="float" office:value="6919975.70685135" calcext:value-type="float">
            <text:p>6919975.70685135</text:p>
          </table:table-cell>
          <table:table-cell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float" office:value="643714" calcext:value-type="float">
            <text:p>643714</text:p>
          </table:table-cell>
          <table:table-cell table:formula="of:=[.B188]*LN([.A188])" office:value-type="float" office:value="6919938.91177721" calcext:value-type="float">
            <text:p>6919938.91177721</text:p>
          </table:table-cell>
          <table:table-cell/>
        </table:table-row>
        <table:table-row table:style-name="ro1">
          <table:table-cell office:value-type="float" office:value="492397" calcext:value-type="float">
            <text:p>492397</text:p>
          </table:table-cell>
          <table:table-cell office:value-type="float" office:value="527958" calcext:value-type="float">
            <text:p>527958</text:p>
          </table:table-cell>
          <table:table-cell table:formula="of:=[.B189]*LN([.A189])" office:value-type="float" office:value="6919966.93088739" calcext:value-type="float">
            <text:p>6919966.93088739</text:p>
          </table:table-cell>
          <table:table-cell/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float" office:value="506581" calcext:value-type="float">
            <text:p>506581</text:p>
          </table:table-cell>
          <table:table-cell table:formula="of:=[.B190]*LN([.A190])" office:value-type="float" office:value="6919972.18333936" calcext:value-type="float">
            <text:p>6919972.18333936</text:p>
          </table:table-cell>
          <table:table-cell/>
        </table:table-row>
        <table:table-row table:style-name="ro1">
          <table:table-cell office:value-type="float" office:value="795757" calcext:value-type="float">
            <text:p>795757</text:p>
          </table:table-cell>
          <table:table-cell office:value-type="float" office:value="509305" calcext:value-type="float">
            <text:p>509305</text:p>
          </table:table-cell>
          <table:table-cell table:formula="of:=[.B191]*LN([.A191])" office:value-type="float" office:value="6919952.06318395" calcext:value-type="float">
            <text:p>6919952.06318395</text:p>
          </table:table-cell>
          <table:table-cell/>
        </table:table-row>
        <table:table-row table:style-name="ro1">
          <table:table-cell office:value-type="float" office:value="748946" calcext:value-type="float">
            <text:p>748946</text:p>
          </table:table-cell>
          <table:table-cell office:value-type="float" office:value="511584" calcext:value-type="float">
            <text:p>511584</text:p>
          </table:table-cell>
          <table:table-cell table:formula="of:=[.B192]*LN([.A192])" office:value-type="float" office:value="6919901.1562312" calcext:value-type="float">
            <text:p>6919901.1562312</text:p>
          </table:table-cell>
          <table:table-cell/>
        </table:table-row>
        <table:table-row table:style-name="ro1">
          <table:table-cell office:value-type="float" office:value="294694" calcext:value-type="float">
            <text:p>294694</text:p>
          </table:table-cell>
          <table:table-cell office:value-type="float" office:value="549480" calcext:value-type="float">
            <text:p>549480</text:p>
          </table:table-cell>
          <table:table-cell table:formula="of:=[.B193]*LN([.A193])" office:value-type="float" office:value="6919982.3245963" calcext:value-type="float">
            <text:p>6919982.3245963</text:p>
          </table:table-cell>
          <table:table-cell/>
        </table:table-row>
        <table:table-row table:style-name="ro1">
          <table:table-cell office:value-type="float" office:value="409781" calcext:value-type="float">
            <text:p>409781</text:p>
          </table:table-cell>
          <table:table-cell office:value-type="float" office:value="535463" calcext:value-type="float">
            <text:p>535463</text:p>
          </table:table-cell>
          <table:table-cell table:formula="of:=[.B194]*LN([.A194])" office:value-type="float" office:value="6919990.83413643" calcext:value-type="float">
            <text:p>6919990.83413643</text:p>
          </table:table-cell>
          <table:table-cell/>
        </table:table-row>
        <table:table-row table:style-name="ro1">
          <table:table-cell office:value-type="float" office:value="775887" calcext:value-type="float">
            <text:p>775887</text:p>
          </table:table-cell>
          <table:table-cell office:value-type="float" office:value="510253" calcext:value-type="float">
            <text:p>510253</text:p>
          </table:table-cell>
          <table:table-cell table:formula="of:=[.B195]*LN([.A195])" office:value-type="float" office:value="6919929.83253169" calcext:value-type="float">
            <text:p>6919929.83253169</text:p>
          </table:table-cell>
          <table:table-cell/>
        </table:table-row>
        <table:table-row table:style-name="ro1">
          <table:table-cell office:value-type="float" office:value="543747" calcext:value-type="float">
            <text:p>543747</text:p>
          </table:table-cell>
          <table:table-cell office:value-type="float" office:value="523991" calcext:value-type="float">
            <text:p>523991</text:p>
          </table:table-cell>
          <table:table-cell table:formula="of:=[.B196]*LN([.A196])" office:value-type="float" office:value="6919950.5601692" calcext:value-type="float">
            <text:p>6919950.5601692</text:p>
          </table:table-cell>
          <table:table-cell/>
        </table:table-row>
        <table:table-row table:style-name="ro1">
          <table:table-cell office:value-type="float" office:value="210592" calcext:value-type="float">
            <text:p>210592</text:p>
          </table:table-cell>
          <table:table-cell office:value-type="float" office:value="564536" calcext:value-type="float">
            <text:p>564536</text:p>
          </table:table-cell>
          <table:table-cell table:formula="of:=[.B197]*LN([.A197])" office:value-type="float" office:value="6919900.44601801" calcext:value-type="float">
            <text:p>6919900.44601801</text:p>
          </table:table-cell>
          <table:table-cell/>
        </table:table-row>
        <table:table-row table:style-name="ro1">
          <table:table-cell office:value-type="float" office:value="517119" calcext:value-type="float">
            <text:p>517119</text:p>
          </table:table-cell>
          <table:table-cell office:value-type="float" office:value="525990" calcext:value-type="float">
            <text:p>525990</text:p>
          </table:table-cell>
          <table:table-cell table:formula="of:=[.B198]*LN([.A198])" office:value-type="float" office:value="6919939.32608813" calcext:value-type="float">
            <text:p>6919939.32608813</text:p>
          </table:table-cell>
          <table:table-cell/>
        </table:table-row>
        <table:table-row table:style-name="ro1">
          <table:table-cell office:value-type="float" office:value="520253" calcext:value-type="float">
            <text:p>520253</text:p>
          </table:table-cell>
          <table:table-cell office:value-type="float" office:value="525751" calcext:value-type="float">
            <text:p>525751</text:p>
          </table:table-cell>
          <table:table-cell table:formula="of:=[.B199]*LN([.A199])" office:value-type="float" office:value="6919971.73306982" calcext:value-type="float">
            <text:p>6919971.73306982</text:p>
          </table:table-cell>
          <table:table-cell/>
        </table:table-row>
        <table:table-row table:style-name="ro1">
          <table:table-cell office:value-type="float" office:value="247926" calcext:value-type="float">
            <text:p>247926</text:p>
          </table:table-cell>
          <table:table-cell office:value-type="float" office:value="557124" calcext:value-type="float">
            <text:p>557124</text:p>
          </table:table-cell>
          <table:table-cell table:formula="of:=[.B200]*LN([.A200])" office:value-type="float" office:value="6919973.4654065" calcext:value-type="float">
            <text:p>6919973.4654065</text:p>
          </table:table-cell>
          <table:table-cell/>
        </table:table-row>
        <table:table-row table:style-name="ro1">
          <table:table-cell office:value-type="float" office:value="592141" calcext:value-type="float">
            <text:p>592141</text:p>
          </table:table-cell>
          <table:table-cell office:value-type="float" office:value="520626" calcext:value-type="float">
            <text:p>520626</text:p>
          </table:table-cell>
          <table:table-cell table:formula="of:=[.B201]*LN([.A201])" office:value-type="float" office:value="6919900.5108532" calcext:value-type="float">
            <text:p>6919900.5108532</text:p>
          </table:table-cell>
          <table:table-cell/>
        </table:table-row>
        <table:table-row table:style-name="ro1">
          <table:table-cell office:value-type="float" office:value="346580" calcext:value-type="float">
            <text:p>346580</text:p>
          </table:table-cell>
          <table:table-cell office:value-type="float" office:value="542492" calcext:value-type="float">
            <text:p>542492</text:p>
          </table:table-cell>
          <table:table-cell table:formula="of:=[.B202]*LN([.A202])" office:value-type="float" office:value="6919956.85907126" calcext:value-type="float">
            <text:p>6919956.85907126</text:p>
          </table:table-cell>
          <table:table-cell/>
        </table:table-row>
        <table:table-row table:style-name="ro1">
          <table:table-cell office:value-type="float" office:value="544969" calcext:value-type="float">
            <text:p>544969</text:p>
          </table:table-cell>
          <table:table-cell office:value-type="float" office:value="523902" calcext:value-type="float">
            <text:p>523902</text:p>
          </table:table-cell>
          <table:table-cell table:formula="of:=[.B203]*LN([.A203])" office:value-type="float" office:value="6919951.28478713" calcext:value-type="float">
            <text:p>6919951.28478713</text:p>
          </table:table-cell>
          <table:table-cell/>
        </table:table-row>
        <table:table-row table:style-name="ro1">
          <table:table-cell office:value-type="float" office:value="506501" calcext:value-type="float">
            <text:p>506501</text:p>
          </table:table-cell>
          <table:table-cell office:value-type="float" office:value="526817" calcext:value-type="float">
            <text:p>526817</text:p>
          </table:table-cell>
          <table:table-cell table:formula="of:=[.B204]*LN([.A204])" office:value-type="float" office:value="6919889.63455177" calcext:value-type="float">
            <text:p>6919889.63455177</text:p>
          </table:table-cell>
          <table:table-cell/>
        </table:table-row>
        <table:table-row table:style-name="ro1">
          <table:table-cell office:value-type="float" office:value="244520" calcext:value-type="float">
            <text:p>244520</text:p>
          </table:table-cell>
          <table:table-cell office:value-type="float" office:value="557738" calcext:value-type="float">
            <text:p>557738</text:p>
          </table:table-cell>
          <table:table-cell table:formula="of:=[.B205]*LN([.A205])" office:value-type="float" office:value="6919884.58262696" calcext:value-type="float">
            <text:p>6919884.58262696</text:p>
          </table:table-cell>
          <table:table-cell/>
        </table:table-row>
        <table:table-row table:style-name="ro1">
          <table:table-cell office:value-type="float" office:value="144745" calcext:value-type="float">
            <text:p>144745</text:p>
          </table:table-cell>
          <table:table-cell office:value-type="float" office:value="582349" calcext:value-type="float">
            <text:p>582349</text:p>
          </table:table-cell>
          <table:table-cell table:formula="of:=[.B206]*LN([.A206])" office:value-type="float" office:value="6919895.26453868" calcext:value-type="float">
            <text:p>6919895.26453868</text:p>
          </table:table-cell>
          <table:table-cell/>
        </table:table-row>
        <table:table-row table:style-name="ro1">
          <table:table-cell office:value-type="float" office:value="69274" calcext:value-type="float">
            <text:p>69274</text:p>
          </table:table-cell>
          <table:table-cell office:value-type="float" office:value="620858" calcext:value-type="float">
            <text:p>620858</text:p>
          </table:table-cell>
          <table:table-cell table:formula="of:=[.B207]*LN([.A207])" office:value-type="float" office:value="6919974.57712485" calcext:value-type="float">
            <text:p>6919974.57712485</text:p>
          </table:table-cell>
          <table:table-cell/>
        </table:table-row>
        <table:table-row table:style-name="ro1">
          <table:table-cell office:value-type="float" office:value="292620" calcext:value-type="float">
            <text:p>292620</text:p>
          </table:table-cell>
          <table:table-cell office:value-type="float" office:value="549784" calcext:value-type="float">
            <text:p>549784</text:p>
          </table:table-cell>
          <table:table-cell table:formula="of:=[.B208]*LN([.A208])" office:value-type="float" office:value="6919927.85275721" calcext:value-type="float">
            <text:p>6919927.85275721</text:p>
          </table:table-cell>
          <table:table-cell/>
        </table:table-row>
        <table:table-row table:style-name="ro1">
          <table:table-cell office:value-type="float" office:value="926027" calcext:value-type="float">
            <text:p>926027</text:p>
          </table:table-cell>
          <table:table-cell office:value-type="float" office:value="503687" calcext:value-type="float">
            <text:p>503687</text:p>
          </table:table-cell>
          <table:table-cell table:formula="of:=[.B209]*LN([.A209])" office:value-type="float" office:value="6919983.76995481" calcext:value-type="float">
            <text:p>6919983.76995481</text:p>
          </table:table-cell>
          <table:table-cell/>
        </table:table-row>
        <table:table-row table:style-name="ro1">
          <table:table-cell office:value-type="float" office:value="736320" calcext:value-type="float">
            <text:p>736320</text:p>
          </table:table-cell>
          <table:table-cell office:value-type="float" office:value="512225" calcext:value-type="float">
            <text:p>512225</text:p>
          </table:table-cell>
          <table:table-cell table:formula="of:=[.B210]*LN([.A210])" office:value-type="float" office:value="6919862.70346383" calcext:value-type="float">
            <text:p>6919862.70346383</text:p>
          </table:table-cell>
          <table:table-cell/>
        </table:table-row>
        <table:table-row table:style-name="ro1">
          <table:table-cell office:value-type="float" office:value="515528" calcext:value-type="float">
            <text:p>515528</text:p>
          </table:table-cell>
          <table:table-cell office:value-type="float" office:value="526113" calcext:value-type="float">
            <text:p>526113</text:p>
          </table:table-cell>
          <table:table-cell table:formula="of:=[.B211]*LN([.A211])" office:value-type="float" office:value="6919936.35090656" calcext:value-type="float">
            <text:p>6919936.35090656</text:p>
          </table:table-cell>
          <table:table-cell/>
        </table:table-row>
        <table:table-row table:style-name="ro1">
          <table:table-cell office:value-type="float" office:value="407549" calcext:value-type="float">
            <text:p>407549</text:p>
          </table:table-cell>
          <table:table-cell office:value-type="float" office:value="535688" calcext:value-type="float">
            <text:p>535688</text:p>
          </table:table-cell>
          <table:table-cell table:formula="of:=[.B212]*LN([.A212])" office:value-type="float" office:value="6919972.8271781" calcext:value-type="float">
            <text:p>6919972.8271781</text:p>
          </table:table-cell>
          <table:table-cell/>
        </table:table-row>
        <table:table-row table:style-name="ro1">
          <table:table-cell office:value-type="float" office:value="848089" calcext:value-type="float">
            <text:p>848089</text:p>
          </table:table-cell>
          <table:table-cell office:value-type="float" office:value="506927" calcext:value-type="float">
            <text:p>506927</text:p>
          </table:table-cell>
          <table:table-cell table:formula="of:=[.B213]*LN([.A213])" office:value-type="float" office:value="6919929.11300028" calcext:value-type="float">
            <text:p>6919929.11300028</text:p>
          </table:table-cell>
          <table:table-cell/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float" office:value="685711" calcext:value-type="float">
            <text:p>685711</text:p>
          </table:table-cell>
          <table:table-cell table:formula="of:=[.B214]*LN([.A214])" office:value-type="float" office:value="6919967.01456703" calcext:value-type="float">
            <text:p>6919967.01456703</text:p>
          </table:table-cell>
          <table:table-cell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757964" calcext:value-type="float">
            <text:p>757964</text:p>
          </table:table-cell>
          <table:table-cell table:formula="of:=[.B215]*LN([.A215])" office:value-type="float" office:value="6919880.89465103" calcext:value-type="float">
            <text:p>6919880.89465103</text:p>
          </table:table-cell>
          <table:table-cell/>
        </table:table-row>
        <table:table-row table:style-name="ro1">
          <table:table-cell office:value-type="float" office:value="980684" calcext:value-type="float">
            <text:p>980684</text:p>
          </table:table-cell>
          <table:table-cell office:value-type="float" office:value="501586" calcext:value-type="float">
            <text:p>501586</text:p>
          </table:table-cell>
          <table:table-cell table:formula="of:=[.B216]*LN([.A216])" office:value-type="float" office:value="6919883.24801336" calcext:value-type="float">
            <text:p>6919883.24801336</text:p>
          </table:table-cell>
          <table:table-cell/>
        </table:table-row>
        <table:table-row table:style-name="ro1">
          <table:table-cell office:value-type="float" office:value="175259" calcext:value-type="float">
            <text:p>175259</text:p>
          </table:table-cell>
          <table:table-cell office:value-type="float" office:value="573121" calcext:value-type="float">
            <text:p>573121</text:p>
          </table:table-cell>
          <table:table-cell table:formula="of:=[.B217]*LN([.A217])" office:value-type="float" office:value="6919874.50742305" calcext:value-type="float">
            <text:p>6919874.50742305</text:p>
          </table:table-cell>
          <table:table-cell/>
        </table:table-row>
        <table:table-row table:style-name="ro1">
          <table:table-cell office:value-type="float" office:value="489160" calcext:value-type="float">
            <text:p>489160</text:p>
          </table:table-cell>
          <table:table-cell office:value-type="float" office:value="528216" calcext:value-type="float">
            <text:p>528216</text:p>
          </table:table-cell>
          <table:table-cell table:formula="of:=[.B218]*LN([.A218])" office:value-type="float" office:value="6919864.61032542" calcext:value-type="float">
            <text:p>6919864.61032542</text:p>
          </table:table-cell>
          <table:table-cell/>
        </table:table-row>
        <table:table-row table:style-name="ro1">
          <table:table-cell office:value-type="float" office:value="878970" calcext:value-type="float">
            <text:p>878970</text:p>
          </table:table-cell>
          <table:table-cell office:value-type="float" office:value="505604" calcext:value-type="float">
            <text:p>505604</text:p>
          </table:table-cell>
          <table:table-cell table:formula="of:=[.B219]*LN([.A219])" office:value-type="float" office:value="6919952.20308001" calcext:value-type="float">
            <text:p>6919952.20308001</text:p>
          </table:table-cell>
          <table:table-cell/>
        </table:table-row>
        <table:table-row table:style-name="ro1">
          <table:table-cell office:value-type="float" office:value="969546" calcext:value-type="float">
            <text:p>969546</text:p>
          </table:table-cell>
          <table:table-cell office:value-type="float" office:value="502002" calcext:value-type="float">
            <text:p>502002</text:p>
          </table:table-cell>
          <table:table-cell table:formula="of:=[.B220]*LN([.A220])" office:value-type="float" office:value="6919888.33540424" calcext:value-type="float">
            <text:p>6919888.33540424</text:p>
          </table:table-cell>
          <table:table-cell/>
        </table:table-row>
        <table:table-row table:style-name="ro1">
          <table:table-cell office:value-type="float" office:value="525207" calcext:value-type="float">
            <text:p>525207</text:p>
          </table:table-cell>
          <table:table-cell office:value-type="float" office:value="525365" calcext:value-type="float">
            <text:p>525365</text:p>
          </table:table-cell>
          <table:table-cell table:formula="of:=[.B221]*LN([.A221])" office:value-type="float" office:value="6919870.18345697" calcext:value-type="float">
            <text:p>6919870.18345697</text:p>
          </table:table-cell>
          <table:table-cell/>
        </table:table-row>
        <table:table-row table:style-name="ro1">
          <table:table-cell office:value-type="float" office:value="690461" calcext:value-type="float">
            <text:p>690461</text:p>
          </table:table-cell>
          <table:table-cell office:value-type="float" office:value="514675" calcext:value-type="float">
            <text:p>514675</text:p>
          </table:table-cell>
          <table:table-cell table:formula="of:=[.B222]*LN([.A222])" office:value-type="float" office:value="6919864.44395401" calcext:value-type="float">
            <text:p>6919864.44395401</text:p>
          </table:table-cell>
          <table:table-cell/>
        </table:table-row>
        <table:table-row table:style-name="ro1">
          <table:table-cell office:value-type="float" office:value="156510" calcext:value-type="float">
            <text:p>156510</text:p>
          </table:table-cell>
          <table:table-cell office:value-type="float" office:value="578551" calcext:value-type="float">
            <text:p>578551</text:p>
          </table:table-cell>
          <table:table-cell table:formula="of:=[.B223]*LN([.A223])" office:value-type="float" office:value="6919976.29897443" calcext:value-type="float">
            <text:p>6919976.29897443</text:p>
          </table:table-cell>
          <table:table-cell/>
        </table:table-row>
        <table:table-row table:style-name="ro1">
          <table:table-cell office:value-type="float" office:value="659778" calcext:value-type="float">
            <text:p>659778</text:p>
          </table:table-cell>
          <table:table-cell office:value-type="float" office:value="516426" calcext:value-type="float">
            <text:p>516426</text:p>
          </table:table-cell>
          <table:table-cell table:formula="of:=[.B224]*LN([.A224])" office:value-type="float" office:value="6919932.14059574" calcext:value-type="float">
            <text:p>6919932.14059574</text:p>
          </table:table-cell>
          <table:table-cell/>
        </table:table-row>
        <table:table-row table:style-name="ro1">
          <table:table-cell office:value-type="float" office:value="468739" calcext:value-type="float">
            <text:p>468739</text:p>
          </table:table-cell>
          <table:table-cell office:value-type="float" office:value="529945" calcext:value-type="float">
            <text:p>529945</text:p>
          </table:table-cell>
          <table:table-cell table:formula="of:=[.B225]*LN([.A225])" office:value-type="float" office:value="6919916.5572657" calcext:value-type="float">
            <text:p>6919916.5572657</text:p>
          </table:table-cell>
          <table:table-cell/>
        </table:table-row>
        <table:table-row table:style-name="ro1">
          <table:table-cell office:value-type="float" office:value="765252" calcext:value-type="float">
            <text:p>765252</text:p>
          </table:table-cell>
          <table:table-cell office:value-type="float" office:value="510770" calcext:value-type="float">
            <text:p>510770</text:p>
          </table:table-cell>
          <table:table-cell table:formula="of:=[.B226]*LN([.A226])" office:value-type="float" office:value="6919891.76943006" calcext:value-type="float">
            <text:p>6919891.76943006</text:p>
          </table:table-cell>
          <table:table-cell/>
        </table:table-row>
        <table:table-row table:style-name="ro1">
          <table:table-cell office:value-type="float" office:value="76703" calcext:value-type="float">
            <text:p>76703</text:p>
          </table:table-cell>
          <table:table-cell office:value-type="float" office:value="615230" calcext:value-type="float">
            <text:p>615230</text:p>
          </table:table-cell>
          <table:table-cell table:formula="of:=[.B227]*LN([.A227])" office:value-type="float" office:value="6919920.07161492" calcext:value-type="float">
            <text:p>6919920.07161492</text:p>
          </table:table-cell>
          <table:table-cell/>
        </table:table-row>
        <table:table-row table:style-name="ro1">
          <table:table-cell office:value-type="float" office:value="165151" calcext:value-type="float">
            <text:p>165151</text:p>
          </table:table-cell>
          <table:table-cell office:value-type="float" office:value="575959" calcext:value-type="float">
            <text:p>575959</text:p>
          </table:table-cell>
          <table:table-cell table:formula="of:=[.B228]*LN([.A228])" office:value-type="float" office:value="6919925.92064465" calcext:value-type="float">
            <text:p>6919925.92064465</text:p>
          </table:table-cell>
          <table:table-cell/>
        </table:table-row>
        <table:table-row table:style-name="ro1">
          <table:table-cell office:value-type="float" office:value="29779" calcext:value-type="float">
            <text:p>29779</text:p>
          </table:table-cell>
          <table:table-cell office:value-type="float" office:value="671736" calcext:value-type="float">
            <text:p>671736</text:p>
          </table:table-cell>
          <table:table-cell table:formula="of:=[.B229]*LN([.A229])" office:value-type="float" office:value="6919927.85242918" calcext:value-type="float">
            <text:p>6919927.85242918</text:p>
          </table:table-cell>
          <table:table-cell/>
        </table:table-row>
        <table:table-row table:style-name="ro1">
          <table:table-cell office:value-type="float" office:value="928865" calcext:value-type="float">
            <text:p>928865</text:p>
          </table:table-cell>
          <table:table-cell office:value-type="float" office:value="503569" calcext:value-type="float">
            <text:p>503569</text:p>
          </table:table-cell>
          <table:table-cell table:formula="of:=[.B230]*LN([.A230])" office:value-type="float" office:value="6919903.53884881" calcext:value-type="float">
            <text:p>6919903.53884881</text:p>
          </table:table-cell>
          <table:table-cell/>
        </table:table-row>
        <table:table-row table:style-name="ro1">
          <table:table-cell office:value-type="float" office:value="577538" calcext:value-type="float">
            <text:p>577538</text:p>
          </table:table-cell>
          <table:table-cell office:value-type="float" office:value="521605" calcext:value-type="float">
            <text:p>521605</text:p>
          </table:table-cell>
          <table:table-cell table:formula="of:=[.B231]*LN([.A231])" office:value-type="float" office:value="6919888.13032086" calcext:value-type="float">
            <text:p>6919888.13032086</text:p>
          </table:table-cell>
          <table:table-cell/>
        </table:table-row>
        <table:table-row table:style-name="ro1">
          <table:table-cell office:value-type="float" office:value="927555" calcext:value-type="float">
            <text:p>927555</text:p>
          </table:table-cell>
          <table:table-cell office:value-type="float" office:value="503618" calcext:value-type="float">
            <text:p>503618</text:p>
          </table:table-cell>
          <table:table-cell table:formula="of:=[.B232]*LN([.A232])" office:value-type="float" office:value="6919866.11751639" calcext:value-type="float">
            <text:p>6919866.11751639</text:p>
          </table:table-cell>
          <table:table-cell/>
        </table:table-row>
        <table:table-row table:style-name="ro1">
          <table:table-cell office:value-type="float" office:value="185377" calcext:value-type="float">
            <text:p>185377</text:p>
          </table:table-cell>
          <table:table-cell office:value-type="float" office:value="570477" calcext:value-type="float">
            <text:p>570477</text:p>
          </table:table-cell>
          <table:table-cell table:formula="of:=[.B233]*LN([.A233])" office:value-type="float" office:value="6919969.79500051" calcext:value-type="float">
            <text:p>6919969.79500051</text:p>
          </table:table-cell>
          <table:table-cell/>
        </table:table-row>
        <table:table-row table:style-name="ro1">
          <table:table-cell office:value-type="float" office:value="974756" calcext:value-type="float">
            <text:p>974756</text:p>
          </table:table-cell>
          <table:table-cell office:value-type="float" office:value="501809" calcext:value-type="float">
            <text:p>501809</text:p>
          </table:table-cell>
          <table:table-cell table:formula="of:=[.B234]*LN([.A234])" office:value-type="float" office:value="6919917.2370394" calcext:value-type="float">
            <text:p>6919917.2370394</text:p>
          </table:table-cell>
          <table:table-cell/>
        </table:table-row>
        <table:table-row table:style-name="ro1">
          <table:table-cell office:value-type="float" office:value="800130" calcext:value-type="float">
            <text:p>800130</text:p>
          </table:table-cell>
          <table:table-cell office:value-type="float" office:value="509093" calcext:value-type="float">
            <text:p>509093</text:p>
          </table:table-cell>
          <table:table-cell table:formula="of:=[.B235]*LN([.A235])" office:value-type="float" office:value="6919861.61740811" calcext:value-type="float">
            <text:p>6919861.61740811</text:p>
          </table:table-cell>
          <table:table-cell/>
        </table:table-row>
        <table:table-row table:style-name="ro1">
          <table:table-cell office:value-type="float" office:value="217016" calcext:value-type="float">
            <text:p>217016</text:p>
          </table:table-cell>
          <table:table-cell office:value-type="float" office:value="563153" calcext:value-type="float">
            <text:p>563153</text:p>
          </table:table-cell>
          <table:table-cell table:formula="of:=[.B236]*LN([.A236])" office:value-type="float" office:value="6919869.96423412" calcext:value-type="float">
            <text:p>6919869.96423412</text:p>
          </table:table-cell>
          <table:table-cell/>
        </table:table-row>
        <table:table-row table:style-name="ro1">
          <table:table-cell office:value-type="float" office:value="365709" calcext:value-type="float">
            <text:p>365709</text:p>
          </table:table-cell>
          <table:table-cell office:value-type="float" office:value="540216" calcext:value-type="float">
            <text:p>540216</text:p>
          </table:table-cell>
          <table:table-cell table:formula="of:=[.B237]*LN([.A237])" office:value-type="float" office:value="6919947.20778659" calcext:value-type="float">
            <text:p>6919947.20778659</text:p>
          </table:table-cell>
          <table:table-cell/>
        </table:table-row>
        <table:table-row table:style-name="ro1">
          <table:table-cell office:value-type="float" office:value="774508" calcext:value-type="float">
            <text:p>774508</text:p>
          </table:table-cell>
          <table:table-cell office:value-type="float" office:value="510320" calcext:value-type="float">
            <text:p>510320</text:p>
          </table:table-cell>
          <table:table-cell table:formula="of:=[.B238]*LN([.A238])" office:value-type="float" office:value="6919930.66134127" calcext:value-type="float">
            <text:p>6919930.66134127</text:p>
          </table:table-cell>
          <table:table-cell/>
        </table:table-row>
        <table:table-row table:style-name="ro1">
          <table:table-cell office:value-type="float" office:value="588716" calcext:value-type="float">
            <text:p>588716</text:p>
          </table:table-cell>
          <table:table-cell office:value-type="float" office:value="520851" calcext:value-type="float">
            <text:p>520851</text:p>
          </table:table-cell>
          <table:table-cell table:formula="of:=[.B239]*LN([.A239])" office:value-type="float" office:value="6919869.70004789" calcext:value-type="float">
            <text:p>6919869.70004789</text:p>
          </table:table-cell>
          <table:table-cell/>
        </table:table-row>
        <table:table-row table:style-name="ro1">
          <table:table-cell office:value-type="float" office:value="631673" calcext:value-type="float">
            <text:p>631673</text:p>
          </table:table-cell>
          <table:table-cell office:value-type="float" office:value="518104" calcext:value-type="float">
            <text:p>518104</text:p>
          </table:table-cell>
          <table:table-cell table:formula="of:=[.B240]*LN([.A240])" office:value-type="float" office:value="6919862.89271969" calcext:value-type="float">
            <text:p>6919862.89271969</text:p>
          </table:table-cell>
          <table:table-cell/>
        </table:table-row>
        <table:table-row table:style-name="ro1">
          <table:table-cell office:value-type="float" office:value="954076" calcext:value-type="float">
            <text:p>954076</text:p>
          </table:table-cell>
          <table:table-cell office:value-type="float" office:value="502590" calcext:value-type="float">
            <text:p>502590</text:p>
          </table:table-cell>
          <table:table-cell table:formula="of:=[.B241]*LN([.A241])" office:value-type="float" office:value="6919909.71731843" calcext:value-type="float">
            <text:p>6919909.71731843</text:p>
          </table:table-cell>
          <table:table-cell/>
        </table:table-row>
        <table:table-row table:style-name="ro1">
          <table:table-cell office:value-type="float" office:value="777828" calcext:value-type="float">
            <text:p>777828</text:p>
          </table:table-cell>
          <table:table-cell office:value-type="float" office:value="510161" calcext:value-type="float">
            <text:p>510161</text:p>
          </table:table-cell>
          <table:table-cell table:formula="of:=[.B242]*LN([.A242])" office:value-type="float" office:value="6919956.80247646" calcext:value-type="float">
            <text:p>6919956.80247646</text:p>
          </table:table-cell>
          <table:table-cell/>
        </table:table-row>
        <table:table-row table:style-name="ro1">
          <table:table-cell office:value-type="float" office:value="990659" calcext:value-type="float">
            <text:p>990659</text:p>
          </table:table-cell>
          <table:table-cell office:value-type="float" office:value="501222" calcext:value-type="float">
            <text:p>501222</text:p>
          </table:table-cell>
          <table:table-cell table:formula="of:=[.B243]*LN([.A243])" office:value-type="float" office:value="6919933.91416581" calcext:value-type="float">
            <text:p>6919933.91416581</text:p>
          </table:table-cell>
          <table:table-cell/>
        </table:table-row>
        <table:table-row table:style-name="ro1">
          <table:table-cell office:value-type="float" office:value="597799" calcext:value-type="float">
            <text:p>597799</text:p>
          </table:table-cell>
          <table:table-cell office:value-type="float" office:value="520254" calcext:value-type="float">
            <text:p>520254</text:p>
          </table:table-cell>
          <table:table-cell table:formula="of:=[.B244]*LN([.A244])" office:value-type="float" office:value="6919903.58163919" calcext:value-type="float">
            <text:p>6919903.58163919</text:p>
          </table:table-cell>
          <table:table-cell/>
        </table:table-row>
        <table:table-row table:style-name="ro1">
          <table:table-cell office:value-type="float" office:value="786905" calcext:value-type="float">
            <text:p>786905</text:p>
          </table:table-cell>
          <table:table-cell office:value-type="float" office:value="509727" calcext:value-type="float">
            <text:p>509727</text:p>
          </table:table-cell>
          <table:table-cell table:formula="of:=[.B245]*LN([.A245])" office:value-type="float" office:value="6919983.82181398" calcext:value-type="float">
            <text:p>6919983.82181398</text:p>
          </table:table-cell>
          <table:table-cell/>
        </table:table-row>
        <table:table-row table:style-name="ro1">
          <table:table-cell office:value-type="float" office:value="512547" calcext:value-type="float">
            <text:p>512547</text:p>
          </table:table-cell>
          <table:table-cell office:value-type="float" office:value="526348" calcext:value-type="float">
            <text:p>526348</text:p>
          </table:table-cell>
          <table:table-cell table:formula="of:=[.B246]*LN([.A246])" office:value-type="float" office:value="6919974.89397144" calcext:value-type="float">
            <text:p>6919974.89397144</text:p>
          </table:table-cell>
          <table:table-cell/>
        </table:table-row>
        <table:table-row table:style-name="ro1">
          <table:table-cell office:value-type="float" office:value="756449" calcext:value-type="float">
            <text:p>756449</text:p>
          </table:table-cell>
          <table:table-cell office:value-type="float" office:value="511212" calcext:value-type="float">
            <text:p>511212</text:p>
          </table:table-cell>
          <table:table-cell table:formula="of:=[.B247]*LN([.A247])" office:value-type="float" office:value="6919965.20620369" calcext:value-type="float">
            <text:p>6919965.20620369</text:p>
          </table:table-cell>
          <table:table-cell/>
        </table:table-row>
        <table:table-row table:style-name="ro1">
          <table:table-cell office:value-type="float" office:value="869787" calcext:value-type="float">
            <text:p>869787</text:p>
          </table:table-cell>
          <table:table-cell office:value-type="float" office:value="505988" calcext:value-type="float">
            <text:p>505988</text:p>
          </table:table-cell>
          <table:table-cell table:formula="of:=[.B248]*LN([.A248])" office:value-type="float" office:value="6919893.72628952" calcext:value-type="float">
            <text:p>6919893.72628952</text:p>
          </table:table-cell>
          <table:table-cell/>
        </table:table-row>
        <table:table-row table:style-name="ro1">
          <table:table-cell office:value-type="float" office:value="653747" calcext:value-type="float">
            <text:p>653747</text:p>
          </table:table-cell>
          <table:table-cell office:value-type="float" office:value="516779" calcext:value-type="float">
            <text:p>516779</text:p>
          </table:table-cell>
          <table:table-cell table:formula="of:=[.B249]*LN([.A249])" office:value-type="float" office:value="6919916.64458189" calcext:value-type="float">
            <text:p>6919916.64458189</text:p>
          </table:table-cell>
          <table:table-cell/>
        </table:table-row>
        <table:table-row table:style-name="ro1">
          <table:table-cell office:value-type="float" office:value="84623" calcext:value-type="float">
            <text:p>84623</text:p>
          </table:table-cell>
          <table:table-cell office:value-type="float" office:value="609900" calcext:value-type="float">
            <text:p>609900</text:p>
          </table:table-cell>
          <table:table-cell table:formula="of:=[.B250]*LN([.A250])" office:value-type="float" office:value="6919901.84337933" calcext:value-type="float">
            <text:p>6919901.84337933</text:p>
          </table:table-cell>
          <table:table-cell/>
        </table:table-row>
        <table:table-row table:style-name="ro1">
          <table:table-cell office:value-type="float" office:value="839698" calcext:value-type="float">
            <text:p>839698</text:p>
          </table:table-cell>
          <table:table-cell office:value-type="float" office:value="507295" calcext:value-type="float">
            <text:p>507295</text:p>
          </table:table-cell>
          <table:table-cell table:formula="of:=[.B251]*LN([.A251])" office:value-type="float" office:value="6919908.40954626" calcext:value-type="float">
            <text:p>6919908.40954626</text:p>
          </table:table-cell>
          <table:table-cell/>
        </table:table-row>
        <table:table-row table:style-name="ro1">
          <table:table-cell office:value-type="float" office:value="30159" calcext:value-type="float">
            <text:p>30159</text:p>
          </table:table-cell>
          <table:table-cell office:value-type="float" office:value="670909" calcext:value-type="float">
            <text:p>670909</text:p>
          </table:table-cell>
          <table:table-cell table:formula="of:=[.B252]*LN([.A252])" office:value-type="float" office:value="6919915.54854582" calcext:value-type="float">
            <text:p>6919915.54854582</text:p>
          </table:table-cell>
          <table:table-cell/>
        </table:table-row>
        <table:table-row table:style-name="ro1">
          <table:table-cell office:value-type="float" office:value="797275" calcext:value-type="float">
            <text:p>797275</text:p>
          </table:table-cell>
          <table:table-cell office:value-type="float" office:value="509234" calcext:value-type="float">
            <text:p>509234</text:p>
          </table:table-cell>
          <table:table-cell table:formula="of:=[.B253]*LN([.A253])" office:value-type="float" office:value="6919957.88102256" calcext:value-type="float">
            <text:p>6919957.88102256</text:p>
          </table:table-cell>
          <table:table-cell/>
        </table:table-row>
        <table:table-row table:style-name="ro1">
          <table:table-cell office:value-type="float" office:value="678136" calcext:value-type="float">
            <text:p>678136</text:p>
          </table:table-cell>
          <table:table-cell office:value-type="float" office:value="515373" calcext:value-type="float">
            <text:p>515373</text:p>
          </table:table-cell>
          <table:table-cell table:formula="of:=[.B254]*LN([.A254])" office:value-type="float" office:value="6919966.42491046" calcext:value-type="float">
            <text:p>6919966.42491046</text:p>
          </table:table-cell>
          <table:table-cell/>
        </table:table-row>
        <table:table-row table:style-name="ro1">
          <table:table-cell office:value-type="float" office:value="897144" calcext:value-type="float">
            <text:p>897144</text:p>
          </table:table-cell>
          <table:table-cell office:value-type="float" office:value="504851" calcext:value-type="float">
            <text:p>504851</text:p>
          </table:table-cell>
          <table:table-cell table:formula="of:=[.B255]*LN([.A255])" office:value-type="float" office:value="6919978.35117534" calcext:value-type="float">
            <text:p>6919978.35117534</text:p>
          </table:table-cell>
          <table:table-cell/>
        </table:table-row>
        <table:table-row table:style-name="ro1">
          <table:table-cell office:value-type="float" office:value="989554" calcext:value-type="float">
            <text:p>989554</text:p>
          </table:table-cell>
          <table:table-cell office:value-type="float" office:value="501263" calcext:value-type="float">
            <text:p>501263</text:p>
          </table:table-cell>
          <table:table-cell table:formula="of:=[.B256]*LN([.A256])" office:value-type="float" office:value="6919940.53492063" calcext:value-type="float">
            <text:p>6919940.53492063</text:p>
          </table:table-cell>
          <table:table-cell/>
        </table:table-row>
        <table:table-row table:style-name="ro1">
          <table:table-cell office:value-type="float" office:value="413292" calcext:value-type="float">
            <text:p>413292</text:p>
          </table:table-cell>
          <table:table-cell office:value-type="float" office:value="535106" calcext:value-type="float">
            <text:p>535106</text:p>
          </table:table-cell>
          <table:table-cell table:formula="of:=[.B257]*LN([.A257])" office:value-type="float" office:value="6919942.44191559" calcext:value-type="float">
            <text:p>6919942.44191559</text:p>
          </table:table-cell>
          <table:table-cell/>
        </table:table-row>
        <table:table-row table:style-name="ro1">
          <table:table-cell office:value-type="float" office:value="55297" calcext:value-type="float">
            <text:p>55297</text:p>
          </table:table-cell>
          <table:table-cell office:value-type="float" office:value="633667" calcext:value-type="float">
            <text:p>633667</text:p>
          </table:table-cell>
          <table:table-cell table:formula="of:=[.B258]*LN([.A258])" office:value-type="float" office:value="6919943.95791441" calcext:value-type="float">
            <text:p>6919943.95791441</text:p>
          </table:table-cell>
          <table:table-cell/>
        </table:table-row>
        <table:table-row table:style-name="ro1">
          <table:table-cell office:value-type="float" office:value="788650" calcext:value-type="float">
            <text:p>788650</text:p>
          </table:table-cell>
          <table:table-cell office:value-type="float" office:value="509637" calcext:value-type="float">
            <text:p>509637</text:p>
          </table:table-cell>
          <table:table-cell table:formula="of:=[.B259]*LN([.A259])" office:value-type="float" office:value="6919890.88769857" calcext:value-type="float">
            <text:p>6919890.88769857</text:p>
          </table:table-cell>
          <table:table-cell/>
        </table:table-row>
        <table:table-row table:style-name="ro1">
          <table:table-cell office:value-type="float" office:value="486748" calcext:value-type="float">
            <text:p>486748</text:p>
          </table:table-cell>
          <table:table-cell office:value-type="float" office:value="528417" calcext:value-type="float">
            <text:p>528417</text:p>
          </table:table-cell>
          <table:table-cell table:formula="of:=[.B260]*LN([.A260])" office:value-type="float" office:value="6919885.78222839" calcext:value-type="float">
            <text:p>6919885.78222839</text:p>
          </table:table-cell>
          <table:table-cell/>
        </table:table-row>
        <table:table-row table:style-name="ro1">
          <table:table-cell office:value-type="float" office:value="150724" calcext:value-type="float">
            <text:p>150724</text:p>
          </table:table-cell>
          <table:table-cell office:value-type="float" office:value="580377" calcext:value-type="float">
            <text:p>580377</text:p>
          </table:table-cell>
          <table:table-cell table:formula="of:=[.B261]*LN([.A261])" office:value-type="float" office:value="6919954.31318901" calcext:value-type="float">
            <text:p>6919954.31318901</text:p>
          </table:table-cell>
          <table:table-cell/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float" office:value="632490" calcext:value-type="float">
            <text:p>632490</text:p>
          </table:table-cell>
          <table:table-cell table:formula="of:=[.B262]*LN([.A262])" office:value-type="float" office:value="6919963.72788233" calcext:value-type="float">
            <text:p>6919963.72788233</text:p>
          </table:table-cell>
          <table:table-cell/>
        </table:table-row>
        <table:table-row table:style-name="ro1">
          <table:table-cell office:value-type="float" office:value="77207" calcext:value-type="float">
            <text:p>77207</text:p>
          </table:table-cell>
          <table:table-cell office:value-type="float" office:value="614869" calcext:value-type="float">
            <text:p>614869</text:p>
          </table:table-cell>
          <table:table-cell table:formula="of:=[.B263]*LN([.A263])" office:value-type="float" office:value="6919886.61822048" calcext:value-type="float">
            <text:p>6919886.61822048</text:p>
          </table:table-cell>
          <table:table-cell/>
        </table:table-row>
        <table:table-row table:style-name="ro1">
          <table:table-cell office:value-type="float" office:value="588631" calcext:value-type="float">
            <text:p>588631</text:p>
          </table:table-cell>
          <table:table-cell office:value-type="float" office:value="520859" calcext:value-type="float">
            <text:p>520859</text:p>
          </table:table-cell>
          <table:table-cell table:formula="of:=[.B264]*LN([.A264])" office:value-type="float" office:value="6919900.77754191" calcext:value-type="float">
            <text:p>6919900.77754191</text:p>
          </table:table-cell>
          <table:table-cell/>
        </table:table-row>
        <table:table-row table:style-name="ro1">
          <table:table-cell office:value-type="float" office:value="611619" calcext:value-type="float">
            <text:p>611619</text:p>
          </table:table-cell>
          <table:table-cell office:value-type="float" office:value="519367" calcext:value-type="float">
            <text:p>519367</text:p>
          </table:table-cell>
          <table:table-cell table:formula="of:=[.B265]*LN([.A265])" office:value-type="float" office:value="6919975.69924741" calcext:value-type="float">
            <text:p>6919975.69924741</text:p>
          </table:table-cell>
          <table:table-cell/>
        </table:table-row>
        <table:table-row table:style-name="ro1">
          <table:table-cell office:value-type="float" office:value="100006" calcext:value-type="float">
            <text:p>100006</text:p>
          </table:table-cell>
          <table:table-cell office:value-type="float" office:value="601055" calcext:value-type="float">
            <text:p>601055</text:p>
          </table:table-cell>
          <table:table-cell table:formula="of:=[.B266]*LN([.A266])" office:value-type="float" office:value="6919937.47756583" calcext:value-type="float">
            <text:p>6919937.47756583</text:p>
          </table:table-cell>
          <table:table-cell/>
        </table:table-row>
        <table:table-row table:style-name="ro1">
          <table:table-cell office:value-type="float" office:value="528924" calcext:value-type="float">
            <text:p>528924</text:p>
          </table:table-cell>
          <table:table-cell office:value-type="float" office:value="525093" calcext:value-type="float">
            <text:p>525093</text:p>
          </table:table-cell>
          <table:table-cell table:formula="of:=[.B267]*LN([.A267])" office:value-type="float" office:value="6919990.62724491" calcext:value-type="float">
            <text:p>6919990.62724491</text:p>
          </table:table-cell>
          <table:table-cell/>
        </table:table-row>
        <table:table-row table:style-name="ro1">
          <table:table-cell office:value-type="float" office:value="190225" calcext:value-type="float">
            <text:p>190225</text:p>
          </table:table-cell>
          <table:table-cell office:value-type="float" office:value="569257" calcext:value-type="float">
            <text:p>569257</text:p>
          </table:table-cell>
          <table:table-cell table:formula="of:=[.B268]*LN([.A268])" office:value-type="float" office:value="6919866.95038974" calcext:value-type="float">
            <text:p>6919866.95038974</text:p>
          </table:table-cell>
          <table:table-cell/>
        </table:table-row>
        <table:table-row table:style-name="ro1">
          <table:table-cell office:value-type="float" office:value="851155" calcext:value-type="float">
            <text:p>851155</text:p>
          </table:table-cell>
          <table:table-cell office:value-type="float" office:value="506789" calcext:value-type="float">
            <text:p>506789</text:p>
          </table:table-cell>
          <table:table-cell table:formula="of:=[.B269]*LN([.A269])" office:value-type="float" office:value="6919874.143772" calcext:value-type="float">
            <text:p>6919874.143772</text:p>
          </table:table-cell>
          <table:table-cell/>
        </table:table-row>
        <table:table-row table:style-name="ro1">
          <table:table-cell office:value-type="float" office:value="682593" calcext:value-type="float">
            <text:p>682593</text:p>
          </table:table-cell>
          <table:table-cell office:value-type="float" office:value="515114" calcext:value-type="float">
            <text:p>515114</text:p>
          </table:table-cell>
          <table:table-cell table:formula="of:=[.B270]*LN([.A270])" office:value-type="float" office:value="6919863.27771754" calcext:value-type="float">
            <text:p>6919863.27771754</text:p>
          </table:table-cell>
          <table:table-cell/>
        </table:table-row>
        <table:table-row table:style-name="ro1">
          <table:table-cell office:value-type="float" office:value="613043" calcext:value-type="float">
            <text:p>613043</text:p>
          </table:table-cell>
          <table:table-cell office:value-type="float" office:value="519275" calcext:value-type="float">
            <text:p>519275</text:p>
          </table:table-cell>
          <table:table-cell table:formula="of:=[.B271]*LN([.A271])" office:value-type="float" office:value="6919957.49881362" calcext:value-type="float">
            <text:p>6919957.49881362</text:p>
          </table:table-cell>
          <table:table-cell/>
        </table:table-row>
        <table:table-row table:style-name="ro1">
          <table:table-cell office:value-type="float" office:value="514673" calcext:value-type="float">
            <text:p>514673</text:p>
          </table:table-cell>
          <table:table-cell office:value-type="float" office:value="526183" calcext:value-type="float">
            <text:p>526183</text:p>
          </table:table-cell>
          <table:table-cell table:formula="of:=[.B272]*LN([.A272])" office:value-type="float" office:value="6919983.6614767" calcext:value-type="float">
            <text:p>6919983.6614767</text:p>
          </table:table-cell>
          <table:table-cell/>
        </table:table-row>
        <table:table-row table:style-name="ro1">
          <table:table-cell office:value-type="float" office:value="877634" calcext:value-type="float">
            <text:p>877634</text:p>
          </table:table-cell>
          <table:table-cell office:value-type="float" office:value="505655" calcext:value-type="float">
            <text:p>505655</text:p>
          </table:table-cell>
          <table:table-cell table:formula="of:=[.B273]*LN([.A273])" office:value-type="float" office:value="6919881.05438292" calcext:value-type="float">
            <text:p>6919881.05438292</text:p>
          </table:table-cell>
          <table:table-cell/>
        </table:table-row>
        <table:table-row table:style-name="ro1">
          <table:table-cell office:value-type="float" office:value="878905" calcext:value-type="float">
            <text:p>878905</text:p>
          </table:table-cell>
          <table:table-cell office:value-type="float" office:value="505602" calcext:value-type="float">
            <text:p>505602</text:p>
          </table:table-cell>
          <table:table-cell table:formula="of:=[.B274]*LN([.A274])" office:value-type="float" office:value="6919887.43932054" calcext:value-type="float">
            <text:p>6919887.4393205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14951" calcext:value-type="float">
            <text:p>914951</text:p>
          </table:table-cell>
          <table:table-cell table:formula="of:=[.B275]*LN([.A275])" office:value-type="float" office:value="6919957.94517861" calcext:value-type="float">
            <text:p>6919957.94517861</text:p>
          </table:table-cell>
          <table:table-cell/>
        </table:table-row>
        <table:table-row table:style-name="ro1">
          <table:table-cell office:value-type="float" office:value="613245" calcext:value-type="float">
            <text:p>613245</text:p>
          </table:table-cell>
          <table:table-cell office:value-type="float" office:value="519259" calcext:value-type="float">
            <text:p>519259</text:p>
          </table:table-cell>
          <table:table-cell table:formula="of:=[.B276]*LN([.A276])" office:value-type="float" office:value="6919915.34940069" calcext:value-type="float">
            <text:p>6919915.34940069</text:p>
          </table:table-cell>
          <table:table-cell/>
        </table:table-row>
        <table:table-row table:style-name="ro1">
          <table:table-cell office:value-type="float" office:value="152481" calcext:value-type="float">
            <text:p>152481</text:p>
          </table:table-cell>
          <table:table-cell office:value-type="float" office:value="579816" calcext:value-type="float">
            <text:p>579816</text:p>
          </table:table-cell>
          <table:table-cell table:formula="of:=[.B277]*LN([.A277])" office:value-type="float" office:value="6919985.25838914" calcext:value-type="float">
            <text:p>6919985.25838914</text:p>
          </table:table-cell>
          <table:table-cell/>
        </table:table-row>
        <table:table-row table:style-name="ro1">
          <table:table-cell office:value-type="float" office:value="841774" calcext:value-type="float">
            <text:p>841774</text:p>
          </table:table-cell>
          <table:table-cell office:value-type="float" office:value="507203" calcext:value-type="float">
            <text:p>507203</text:p>
          </table:table-cell>
          <table:table-cell table:formula="of:=[.B278]*LN([.A278])" office:value-type="float" office:value="6919905.87543348" calcext:value-type="float">
            <text:p>6919905.87543348</text:p>
          </table:table-cell>
          <table:table-cell/>
        </table:table-row>
        <table:table-row table:style-name="ro1">
          <table:table-cell office:value-type="float" office:value="71060" calcext:value-type="float">
            <text:p>71060</text:p>
          </table:table-cell>
          <table:table-cell office:value-type="float" office:value="619442" calcext:value-type="float">
            <text:p>619442</text:p>
          </table:table-cell>
          <table:table-cell table:formula="of:=[.B279]*LN([.A279])" office:value-type="float" office:value="6919959.94496929" calcext:value-type="float">
            <text:p>6919959.94496929</text:p>
          </table:table-cell>
          <table:table-cell/>
        </table:table-row>
        <table:table-row table:style-name="ro1">
          <table:table-cell office:value-type="float" office:value="865335" calcext:value-type="float">
            <text:p>865335</text:p>
          </table:table-cell>
          <table:table-cell office:value-type="float" office:value="506175" calcext:value-type="float">
            <text:p>506175</text:p>
          </table:table-cell>
          <table:table-cell table:formula="of:=[.B280]*LN([.A280])" office:value-type="float" office:value="6919853.63165215" calcext:value-type="float">
            <text:p>6919853.63165215</text:p>
          </table:table-cell>
          <table:table-cell/>
        </table:table-row>
        <table:table-row table:style-name="ro1">
          <table:table-cell office:value-type="float" office:value="90244" calcext:value-type="float">
            <text:p>90244</text:p>
          </table:table-cell>
          <table:table-cell office:value-type="float" office:value="606469" calcext:value-type="float">
            <text:p>606469</text:p>
          </table:table-cell>
          <table:table-cell table:formula="of:=[.B281]*LN([.A281])" office:value-type="float" office:value="6919976.48729817" calcext:value-type="float">
            <text:p>6919976.48729817</text:p>
          </table:table-cell>
          <table:table-cell/>
        </table:table-row>
        <table:table-row table:style-name="ro1">
          <table:table-cell office:value-type="float" office:value="302156" calcext:value-type="float">
            <text:p>302156</text:p>
          </table:table-cell>
          <table:table-cell office:value-type="float" office:value="548388" calcext:value-type="float">
            <text:p>548388</text:p>
          </table:table-cell>
          <table:table-cell table:formula="of:=[.B282]*LN([.A282])" office:value-type="float" office:value="6919942.95326804" calcext:value-type="float">
            <text:p>6919942.95326804</text:p>
          </table:table-cell>
          <table:table-cell/>
        </table:table-row>
        <table:table-row table:style-name="ro1">
          <table:table-cell office:value-type="float" office:value="399059" calcext:value-type="float">
            <text:p>399059</text:p>
          </table:table-cell>
          <table:table-cell office:value-type="float" office:value="536557" calcext:value-type="float">
            <text:p>536557</text:p>
          </table:table-cell>
          <table:table-cell table:formula="of:=[.B283]*LN([.A283])" office:value-type="float" office:value="6919902.95483032" calcext:value-type="float">
            <text:p>6919902.95483032</text:p>
          </table:table-cell>
          <table:table-cell/>
        </table:table-row>
        <table:table-row table:style-name="ro1">
          <table:table-cell office:value-type="float" office:value="478465" calcext:value-type="float">
            <text:p>478465</text:p>
          </table:table-cell>
          <table:table-cell office:value-type="float" office:value="529113" calcext:value-type="float">
            <text:p>529113</text:p>
          </table:table-cell>
          <table:table-cell table:formula="of:=[.B284]*LN([.A284])" office:value-type="float" office:value="6919918.83512649" calcext:value-type="float">
            <text:p>6919918.83512649</text:p>
          </table:table-cell>
          <table:table-cell/>
        </table:table-row>
        <table:table-row table:style-name="ro1">
          <table:table-cell office:value-type="float" office:value="558601" calcext:value-type="float">
            <text:p>558601</text:p>
          </table:table-cell>
          <table:table-cell office:value-type="float" office:value="522925" calcext:value-type="float">
            <text:p>522925</text:p>
          </table:table-cell>
          <table:table-cell table:formula="of:=[.B285]*LN([.A285])" office:value-type="float" office:value="6919966.25865816" calcext:value-type="float">
            <text:p>6919966.25865816</text:p>
          </table:table-cell>
          <table:table-cell/>
        </table:table-row>
        <table:table-row table:style-name="ro1">
          <table:table-cell office:value-type="float" office:value="69132" calcext:value-type="float">
            <text:p>69132</text:p>
          </table:table-cell>
          <table:table-cell office:value-type="float" office:value="620966" calcext:value-type="float">
            <text:p>620966</text:p>
          </table:table-cell>
          <table:table-cell table:formula="of:=[.B286]*LN([.A286])" office:value-type="float" office:value="6919904.14442017" calcext:value-type="float">
            <text:p>6919904.14442017</text:p>
          </table:table-cell>
          <table:table-cell/>
        </table:table-row>
        <table:table-row table:style-name="ro1">
          <table:table-cell office:value-type="float" office:value="267663" calcext:value-type="float">
            <text:p>267663</text:p>
          </table:table-cell>
          <table:table-cell office:value-type="float" office:value="553700" calcext:value-type="float">
            <text:p>553700</text:p>
          </table:table-cell>
          <table:table-cell table:formula="of:=[.B287]*LN([.A287])" office:value-type="float" office:value="6919856.89386574" calcext:value-type="float">
            <text:p>6919856.89386574</text:p>
          </table:table-cell>
          <table:table-cell/>
        </table:table-row>
        <table:table-row table:style-name="ro1">
          <table:table-cell office:value-type="float" office:value="988276" calcext:value-type="float">
            <text:p>988276</text:p>
          </table:table-cell>
          <table:table-cell office:value-type="float" office:value="501310" calcext:value-type="float">
            <text:p>501310</text:p>
          </table:table-cell>
          <table:table-cell table:formula="of:=[.B288]*LN([.A288])" office:value-type="float" office:value="6919941.51462241" calcext:value-type="float">
            <text:p>6919941.51462241</text:p>
          </table:table-cell>
          <table:table-cell/>
        </table:table-row>
        <table:table-row table:style-name="ro1">
          <table:table-cell office:value-type="float" office:value="378354" calcext:value-type="float">
            <text:p>378354</text:p>
          </table:table-cell>
          <table:table-cell office:value-type="float" office:value="538787" calcext:value-type="float">
            <text:p>538787</text:p>
          </table:table-cell>
          <table:table-cell table:formula="of:=[.B289]*LN([.A289])" office:value-type="float" office:value="6919956.92465044" calcext:value-type="float">
            <text:p>6919956.92465044</text:p>
          </table:table-cell>
          <table:table-cell/>
        </table:table-row>
        <table:table-row table:style-name="ro1">
          <table:table-cell office:value-type="float" office:value="529909" calcext:value-type="float">
            <text:p>529909</text:p>
          </table:table-cell>
          <table:table-cell office:value-type="float" office:value="525014" calcext:value-type="float">
            <text:p>525014</text:p>
          </table:table-cell>
          <table:table-cell table:formula="of:=[.B290]*LN([.A290])" office:value-type="float" office:value="6919926.32710149" calcext:value-type="float">
            <text:p>6919926.32710149</text:p>
          </table:table-cell>
          <table:table-cell/>
        </table:table-row>
        <table:table-row table:style-name="ro1">
          <table:table-cell office:value-type="float" office:value="161733" calcext:value-type="float">
            <text:p>161733</text:p>
          </table:table-cell>
          <table:table-cell office:value-type="float" office:value="576968" calcext:value-type="float">
            <text:p>576968</text:p>
          </table:table-cell>
          <table:table-cell table:formula="of:=[.B291]*LN([.A291])" office:value-type="float" office:value="6919982.31691156" calcext:value-type="float">
            <text:p>6919982.31691156</text:p>
          </table:table-cell>
          <table:table-cell/>
        </table:table-row>
        <table:table-row table:style-name="ro1">
          <table:table-cell office:value-type="float" office:value="758541" calcext:value-type="float">
            <text:p>758541</text:p>
          </table:table-cell>
          <table:table-cell office:value-type="float" office:value="511109" calcext:value-type="float">
            <text:p>511109</text:p>
          </table:table-cell>
          <table:table-cell table:formula="of:=[.B292]*LN([.A292])" office:value-type="float" office:value="6919982.50619817" calcext:value-type="float">
            <text:p>6919982.50619817</text:p>
          </table:table-cell>
          <table:table-cell/>
        </table:table-row>
        <table:table-row table:style-name="ro1">
          <table:table-cell office:value-type="float" office:value="823425" calcext:value-type="float">
            <text:p>823425</text:p>
          </table:table-cell>
          <table:table-cell office:value-type="float" office:value="508024" calcext:value-type="float">
            <text:p>508024</text:p>
          </table:table-cell>
          <table:table-cell table:formula="of:=[.B293]*LN([.A293])" office:value-type="float" office:value="6919910.60634968" calcext:value-type="float">
            <text:p>6919910.60634968</text:p>
          </table:table-cell>
          <table:table-cell/>
        </table:table-row>
        <table:table-row table:style-name="ro1">
          <table:table-cell office:value-type="float" office:value="149821" calcext:value-type="float">
            <text:p>149821</text:p>
          </table:table-cell>
          <table:table-cell office:value-type="float" office:value="580667" calcext:value-type="float">
            <text:p>580667</text:p>
          </table:table-cell>
          <table:table-cell table:formula="of:=[.B294]*LN([.A294])" office:value-type="float" office:value="6919922.75583402" calcext:value-type="float">
            <text:p>6919922.75583402</text:p>
          </table:table-cell>
          <table:table-cell/>
        </table:table-row>
        <table:table-row table:style-name="ro1">
          <table:table-cell office:value-type="float" office:value="269258" calcext:value-type="float">
            <text:p>269258</text:p>
          </table:table-cell>
          <table:table-cell office:value-type="float" office:value="553438" calcext:value-type="float">
            <text:p>553438</text:p>
          </table:table-cell>
          <table:table-cell table:formula="of:=[.B295]*LN([.A295])" office:value-type="float" office:value="6919870.69491193" calcext:value-type="float">
            <text:p>6919870.69491193</text:p>
          </table:table-cell>
          <table:table-cell/>
        </table:table-row>
        <table:table-row table:style-name="ro1">
          <table:table-cell office:value-type="float" office:value="481152" calcext:value-type="float">
            <text:p>481152</text:p>
          </table:table-cell>
          <table:table-cell office:value-type="float" office:value="528891" calcext:value-type="float">
            <text:p>528891</text:p>
          </table:table-cell>
          <table:table-cell table:formula="of:=[.B296]*LN([.A296])" office:value-type="float" office:value="6919977.32116161" calcext:value-type="float">
            <text:p>6919977.32116161</text:p>
          </table:table-cell>
          <table:table-cell/>
        </table:table-row>
        <table:table-row table:style-name="ro1">
          <table:table-cell office:value-type="float" office:value="120871" calcext:value-type="float">
            <text:p>120871</text:p>
          </table:table-cell>
          <table:table-cell office:value-type="float" office:value="591322" calcext:value-type="float">
            <text:p>591322</text:p>
          </table:table-cell>
          <table:table-cell table:formula="of:=[.B297]*LN([.A297])" office:value-type="float" office:value="6919933.37012409" calcext:value-type="float">
            <text:p>6919933.37012409</text:p>
          </table:table-cell>
          <table:table-cell/>
        </table:table-row>
        <table:table-row table:style-name="ro1">
          <table:table-cell office:value-type="float" office:value="972322" calcext:value-type="float">
            <text:p>972322</text:p>
          </table:table-cell>
          <table:table-cell office:value-type="float" office:value="501901" calcext:value-type="float">
            <text:p>501901</text:p>
          </table:table-cell>
          <table:table-cell table:formula="of:=[.B298]*LN([.A298])" office:value-type="float" office:value="6919931.07997201" calcext:value-type="float">
            <text:p>6919931.07997201</text:p>
          </table:table-cell>
          <table:table-cell/>
        </table:table-row>
        <table:table-row table:style-name="ro1">
          <table:table-cell office:value-type="float" office:value="981350" calcext:value-type="float">
            <text:p>981350</text:p>
          </table:table-cell>
          <table:table-cell office:value-type="float" office:value="501567" calcext:value-type="float">
            <text:p>501567</text:p>
          </table:table-cell>
          <table:table-cell table:formula="of:=[.B299]*LN([.A299])" office:value-type="float" office:value="6919961.63139608" calcext:value-type="float">
            <text:p>6919961.63139608</text:p>
          </table:table-cell>
          <table:table-cell/>
        </table:table-row>
        <table:table-row table:style-name="ro1">
          <table:table-cell office:value-type="float" office:value="676129" calcext:value-type="float">
            <text:p>676129</text:p>
          </table:table-cell>
          <table:table-cell office:value-type="float" office:value="515483" calcext:value-type="float">
            <text:p>515483</text:p>
          </table:table-cell>
          <table:table-cell table:formula="of:=[.B300]*LN([.A300])" office:value-type="float" office:value="6919915.52930616" calcext:value-type="float">
            <text:p>6919915.52930616</text:p>
          </table:table-cell>
          <table:table-cell/>
        </table:table-row>
        <table:table-row table:style-name="ro1">
          <table:table-cell office:value-type="float" office:value="950860" calcext:value-type="float">
            <text:p>950860</text:p>
          </table:table-cell>
          <table:table-cell office:value-type="float" office:value="502717" calcext:value-type="float">
            <text:p>502717</text:p>
          </table:table-cell>
          <table:table-cell table:formula="of:=[.B301]*LN([.A301])" office:value-type="float" office:value="6919960.89540804" calcext:value-type="float">
            <text:p>6919960.89540804</text:p>
          </table:table-cell>
          <table:table-cell/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592114" calcext:value-type="float">
            <text:p>592114</text:p>
          </table:table-cell>
          <table:table-cell table:formula="of:=[.B302]*LN([.A302])" office:value-type="float" office:value="6919964.53725947" calcext:value-type="float">
            <text:p>6919964.53725947</text:p>
          </table:table-cell>
          <table:table-cell/>
        </table:table-row>
        <table:table-row table:style-name="ro1">
          <table:table-cell office:value-type="float" office:value="392252" calcext:value-type="float">
            <text:p>392252</text:p>
          </table:table-cell>
          <table:table-cell office:value-type="float" office:value="537272" calcext:value-type="float">
            <text:p>537272</text:p>
          </table:table-cell>
          <table:table-cell table:formula="of:=[.B303]*LN([.A303])" office:value-type="float" office:value="6919880.56360967" calcext:value-type="float">
            <text:p>6919880.56360967</text:p>
          </table:table-cell>
          <table:table-cell/>
        </table:table-row>
        <table:table-row table:style-name="ro1">
          <table:table-cell office:value-type="float" office:value="191618" calcext:value-type="float">
            <text:p>191618</text:p>
          </table:table-cell>
          <table:table-cell office:value-type="float" office:value="568919" calcext:value-type="float">
            <text:p>568919</text:p>
          </table:table-cell>
          <table:table-cell table:formula="of:=[.B304]*LN([.A304])" office:value-type="float" office:value="6919909.19584934" calcext:value-type="float">
            <text:p>6919909.19584934</text:p>
          </table:table-cell>
          <table:table-cell/>
        </table:table-row>
        <table:table-row table:style-name="ro1">
          <table:table-cell office:value-type="float" office:value="946699" calcext:value-type="float">
            <text:p>946699</text:p>
          </table:table-cell>
          <table:table-cell office:value-type="float" office:value="502874" calcext:value-type="float">
            <text:p>502874</text:p>
          </table:table-cell>
          <table:table-cell table:formula="of:=[.B305]*LN([.A305])" office:value-type="float" office:value="6919916.59453929" calcext:value-type="float">
            <text:p>6919916.59453929</text:p>
          </table:table-cell>
          <table:table-cell/>
        </table:table-row>
        <table:table-row table:style-name="ro1">
          <table:table-cell office:value-type="float" office:value="289555" calcext:value-type="float">
            <text:p>289555</text:p>
          </table:table-cell>
          <table:table-cell office:value-type="float" office:value="550247" calcext:value-type="float">
            <text:p>550247</text:p>
          </table:table-cell>
          <table:table-cell table:formula="of:=[.B306]*LN([.A306])" office:value-type="float" office:value="6919961.59420733" calcext:value-type="float">
            <text:p>6919961.59420733</text:p>
          </table:table-cell>
          <table:table-cell/>
        </table:table-row>
        <table:table-row table:style-name="ro1">
          <table:table-cell office:value-type="float" office:value="799322" calcext:value-type="float">
            <text:p>799322</text:p>
          </table:table-cell>
          <table:table-cell office:value-type="float" office:value="509139" calcext:value-type="float">
            <text:p>509139</text:p>
          </table:table-cell>
          <table:table-cell table:formula="of:=[.B307]*LN([.A307])" office:value-type="float" office:value="6919972.4671468" calcext:value-type="float">
            <text:p>6919972.4671468</text:p>
          </table:table-cell>
          <table:table-cell/>
        </table:table-row>
        <table:table-row table:style-name="ro1">
          <table:table-cell office:value-type="float" office:value="703886" calcext:value-type="float">
            <text:p>703886</text:p>
          </table:table-cell>
          <table:table-cell office:value-type="float" office:value="513942" calcext:value-type="float">
            <text:p>513942</text:p>
          </table:table-cell>
          <table:table-cell table:formula="of:=[.B308]*LN([.A308])" office:value-type="float" office:value="6919906.11520972" calcext:value-type="float">
            <text:p>6919906.11520972</text:p>
          </table:table-cell>
          <table:table-cell/>
        </table:table-row>
        <table:table-row table:style-name="ro1">
          <table:table-cell office:value-type="float" office:value="194812" calcext:value-type="float">
            <text:p>194812</text:p>
          </table:table-cell>
          <table:table-cell office:value-type="float" office:value="568143" calcext:value-type="float">
            <text:p>568143</text:p>
          </table:table-cell>
          <table:table-cell table:formula="of:=[.B309]*LN([.A309])" office:value-type="float" office:value="6919862.58333224" calcext:value-type="float">
            <text:p>6919862.58333224</text:p>
          </table:table-cell>
          <table:table-cell/>
        </table:table-row>
        <table:table-row table:style-name="ro1">
          <table:table-cell office:value-type="float" office:value="261823" calcext:value-type="float">
            <text:p>261823</text:p>
          </table:table-cell>
          <table:table-cell office:value-type="float" office:value="554685" calcext:value-type="float">
            <text:p>554685</text:p>
          </table:table-cell>
          <table:table-cell table:formula="of:=[.B310]*LN([.A310])" office:value-type="float" office:value="6919930.55141252" calcext:value-type="float">
            <text:p>6919930.55141252</text:p>
          </table:table-cell>
          <table:table-cell/>
        </table:table-row>
        <table:table-row table:style-name="ro1">
          <table:table-cell office:value-type="float" office:value="203052" calcext:value-type="float">
            <text:p>203052</text:p>
          </table:table-cell>
          <table:table-cell office:value-type="float" office:value="566221" calcext:value-type="float">
            <text:p>566221</text:p>
          </table:table-cell>
          <table:table-cell table:formula="of:=[.B311]*LN([.A311])" office:value-type="float" office:value="6919909.92773846" calcext:value-type="float">
            <text:p>6919909.92773846</text:p>
          </table:table-cell>
          <table:table-cell/>
        </table:table-row>
        <table:table-row table:style-name="ro1">
          <table:table-cell office:value-type="float" office:value="217330" calcext:value-type="float">
            <text:p>217330</text:p>
          </table:table-cell>
          <table:table-cell office:value-type="float" office:value="563093" calcext:value-type="float">
            <text:p>563093</text:p>
          </table:table-cell>
          <table:table-cell table:formula="of:=[.B312]*LN([.A312])" office:value-type="float" office:value="6919946.84989193" calcext:value-type="float">
            <text:p>6919946.84989193</text:p>
          </table:table-cell>
          <table:table-cell/>
        </table:table-row>
        <table:table-row table:style-name="ro1">
          <table:table-cell office:value-type="float" office:value="734748" calcext:value-type="float">
            <text:p>734748</text:p>
          </table:table-cell>
          <table:table-cell office:value-type="float" office:value="512313" calcext:value-type="float">
            <text:p>512313</text:p>
          </table:table-cell>
          <table:table-cell table:formula="of:=[.B313]*LN([.A313])" office:value-type="float" office:value="6919956.60501463" calcext:value-type="float">
            <text:p>6919956.60501463</text:p>
          </table:table-cell>
          <table:table-cell/>
        </table:table-row>
        <table:table-row table:style-name="ro1">
          <table:table-cell office:value-type="float" office:value="391759" calcext:value-type="float">
            <text:p>391759</text:p>
          </table:table-cell>
          <table:table-cell office:value-type="float" office:value="537328" calcext:value-type="float">
            <text:p>537328</text:p>
          </table:table-cell>
          <table:table-cell table:formula="of:=[.B314]*LN([.A314])" office:value-type="float" office:value="6919926.06174497" calcext:value-type="float">
            <text:p>6919926.06174497</text:p>
          </table:table-cell>
          <table:table-cell/>
        </table:table-row>
        <table:table-row table:style-name="ro1">
          <table:table-cell office:value-type="float" office:value="807052" calcext:value-type="float">
            <text:p>807052</text:p>
          </table:table-cell>
          <table:table-cell office:value-type="float" office:value="508777" calcext:value-type="float">
            <text:p>508777</text:p>
          </table:table-cell>
          <table:table-cell table:formula="of:=[.B315]*LN([.A315])" office:value-type="float" office:value="6919948.92613797" calcext:value-type="float">
            <text:p>6919948.92613797</text:p>
          </table:table-cell>
          <table:table-cell/>
        </table:table-row>
        <table:table-row table:style-name="ro1">
          <table:table-cell office:value-type="float" office:value="564467" calcext:value-type="float">
            <text:p>564467</text:p>
          </table:table-cell>
          <table:table-cell office:value-type="float" office:value="522510" calcext:value-type="float">
            <text:p>522510</text:p>
          </table:table-cell>
          <table:table-cell table:formula="of:=[.B316]*LN([.A316])" office:value-type="float" office:value="6919932.87444313" calcext:value-type="float">
            <text:p>6919932.87444313</text:p>
          </table:table-cell>
          <table:table-cell/>
        </table:table-row>
        <table:table-row table:style-name="ro1">
          <table:table-cell office:value-type="float" office:value="59186" calcext:value-type="float">
            <text:p>59186</text:p>
          </table:table-cell>
          <table:table-cell office:value-type="float" office:value="629748" calcext:value-type="float">
            <text:p>629748</text:p>
          </table:table-cell>
          <table:table-cell table:formula="of:=[.B317]*LN([.A317])" office:value-type="float" office:value="6919948.3060863" calcext:value-type="float">
            <text:p>6919948.3060863</text:p>
          </table:table-cell>
          <table:table-cell/>
        </table:table-row>
        <table:table-row table:style-name="ro1">
          <table:table-cell office:value-type="float" office:value="113447" calcext:value-type="float">
            <text:p>113447</text:p>
          </table:table-cell>
          <table:table-cell office:value-type="float" office:value="594545" calcext:value-type="float">
            <text:p>594545</text:p>
          </table:table-cell>
          <table:table-cell table:formula="of:=[.B318]*LN([.A318])" office:value-type="float" office:value="6919963.38623613" calcext:value-type="float">
            <text:p>6919963.38623613</text:p>
          </table:table-cell>
          <table:table-cell/>
        </table:table-row>
        <table:table-row table:style-name="ro1">
          <table:table-cell office:value-type="float" office:value="518063" calcext:value-type="float">
            <text:p>518063</text:p>
          </table:table-cell>
          <table:table-cell office:value-type="float" office:value="525916" calcext:value-type="float">
            <text:p>525916</text:p>
          </table:table-cell>
          <table:table-cell table:formula="of:=[.B319]*LN([.A319])" office:value-type="float" office:value="6919924.96367675" calcext:value-type="float">
            <text:p>6919924.96367675</text:p>
          </table:table-cell>
          <table:table-cell/>
        </table:table-row>
        <table:table-row table:style-name="ro1">
          <table:table-cell office:value-type="float" office:value="905944" calcext:value-type="float">
            <text:p>905944</text:p>
          </table:table-cell>
          <table:table-cell office:value-type="float" office:value="504492" calcext:value-type="float">
            <text:p>504492</text:p>
          </table:table-cell>
          <table:table-cell table:formula="of:=[.B320]*LN([.A320])" office:value-type="float" office:value="6919981.95009627" calcext:value-type="float">
            <text:p>6919981.95009627</text:p>
          </table:table-cell>
          <table:table-cell/>
        </table:table-row>
        <table:table-row table:style-name="ro1">
          <table:table-cell office:value-type="float" office:value="613922" calcext:value-type="float">
            <text:p>613922</text:p>
          </table:table-cell>
          <table:table-cell office:value-type="float" office:value="519213" calcext:value-type="float">
            <text:p>519213</text:p>
          </table:table-cell>
          <table:table-cell table:formula="of:=[.B321]*LN([.A321])" office:value-type="float" office:value="6919875.20544958" calcext:value-type="float">
            <text:p>6919875.20544958</text:p>
          </table:table-cell>
          <table:table-cell/>
        </table:table-row>
        <table:table-row table:style-name="ro1">
          <table:table-cell office:value-type="float" office:value="439093" calcext:value-type="float">
            <text:p>439093</text:p>
          </table:table-cell>
          <table:table-cell office:value-type="float" office:value="532607" calcext:value-type="float">
            <text:p>532607</text:p>
          </table:table-cell>
          <table:table-cell table:formula="of:=[.B322]*LN([.A322])" office:value-type="float" office:value="6919878.6130075" calcext:value-type="float">
            <text:p>6919878.6130075</text:p>
          </table:table-cell>
          <table:table-cell/>
        </table:table-row>
        <table:table-row table:style-name="ro1">
          <table:table-cell office:value-type="float" office:value="445946" calcext:value-type="float">
            <text:p>445946</text:p>
          </table:table-cell>
          <table:table-cell office:value-type="float" office:value="531981" calcext:value-type="float">
            <text:p>531981</text:p>
          </table:table-cell>
          <table:table-cell table:formula="of:=[.B323]*LN([.A323])" office:value-type="float" office:value="6919983.92332759" calcext:value-type="float">
            <text:p>6919983.92332759</text:p>
          </table:table-cell>
          <table:table-cell/>
        </table:table-row>
        <table:table-row table:style-name="ro1">
          <table:table-cell office:value-type="float" office:value="230530" calcext:value-type="float">
            <text:p>230530</text:p>
          </table:table-cell>
          <table:table-cell office:value-type="float" office:value="560399" calcext:value-type="float">
            <text:p>560399</text:p>
          </table:table-cell>
          <table:table-cell table:formula="of:=[.B324]*LN([.A324])" office:value-type="float" office:value="6919883.22586207" calcext:value-type="float">
            <text:p>6919883.22586207</text:p>
          </table:table-cell>
          <table:table-cell/>
        </table:table-row>
        <table:table-row table:style-name="ro1">
          <table:table-cell office:value-type="float" office:value="297887" calcext:value-type="float">
            <text:p>297887</text:p>
          </table:table-cell>
          <table:table-cell office:value-type="float" office:value="549007" calcext:value-type="float">
            <text:p>549007</text:p>
          </table:table-cell>
          <table:table-cell table:formula="of:=[.B325]*LN([.A325])" office:value-type="float" office:value="6919941.98620686" calcext:value-type="float">
            <text:p>6919941.98620686</text:p>
          </table:table-cell>
          <table:table-cell/>
        </table:table-row>
        <table:table-row table:style-name="ro1">
          <table:table-cell office:value-type="float" office:value="459029" calcext:value-type="float">
            <text:p>459029</text:p>
          </table:table-cell>
          <table:table-cell office:value-type="float" office:value="530797" calcext:value-type="float">
            <text:p>530797</text:p>
          </table:table-cell>
          <table:table-cell table:formula="of:=[.B326]*LN([.A326])" office:value-type="float" office:value="6919930.77830191" calcext:value-type="float">
            <text:p>6919930.77830191</text:p>
          </table:table-cell>
          <table:table-cell/>
        </table:table-row>
        <table:table-row table:style-name="ro1">
          <table:table-cell office:value-type="float" office:value="403692" calcext:value-type="float">
            <text:p>403692</text:p>
          </table:table-cell>
          <table:table-cell office:value-type="float" office:value="536075" calcext:value-type="float">
            <text:p>536075</text:p>
          </table:table-cell>
          <table:table-cell table:formula="of:=[.B327]*LN([.A327])" office:value-type="float" office:value="6919874.54517447" calcext:value-type="float">
            <text:p>6919874.54517447</text:p>
          </table:table-cell>
          <table:table-cell/>
        </table:table-row>
        <table:table-row table:style-name="ro1">
          <table:table-cell office:value-type="float" office:value="855118" calcext:value-type="float">
            <text:p>855118</text:p>
          </table:table-cell>
          <table:table-cell office:value-type="float" office:value="506616" calcext:value-type="float">
            <text:p>506616</text:p>
          </table:table-cell>
          <table:table-cell table:formula="of:=[.B328]*LN([.A328])" office:value-type="float" office:value="6919865.28431264" calcext:value-type="float">
            <text:p>6919865.28431264</text:p>
          </table:table-cell>
          <table:table-cell/>
        </table:table-row>
        <table:table-row table:style-name="ro1">
          <table:table-cell office:value-type="float" office:value="963127" calcext:value-type="float">
            <text:p>963127</text:p>
          </table:table-cell>
          <table:table-cell office:value-type="float" office:value="502245" calcext:value-type="float">
            <text:p>502245</text:p>
          </table:table-cell>
          <table:table-cell table:formula="of:=[.B329]*LN([.A329])" office:value-type="float" office:value="6919901.75737486" calcext:value-type="float">
            <text:p>6919901.75737486</text:p>
          </table:table-cell>
          <table:table-cell/>
        </table:table-row>
        <table:table-row table:style-name="ro1">
          <table:table-cell office:value-type="float" office:value="841711" calcext:value-type="float">
            <text:p>841711</text:p>
          </table:table-cell>
          <table:table-cell office:value-type="float" office:value="507208" calcext:value-type="float">
            <text:p>507208</text:p>
          </table:table-cell>
          <table:table-cell table:formula="of:=[.B330]*LN([.A330])" office:value-type="float" office:value="6919936.12991595" calcext:value-type="float">
            <text:p>6919936.12991595</text:p>
          </table:table-cell>
          <table:table-cell/>
        </table:table-row>
        <table:table-row table:style-name="ro1">
          <table:table-cell office:value-type="float" office:value="407411" calcext:value-type="float">
            <text:p>407411</text:p>
          </table:table-cell>
          <table:table-cell office:value-type="float" office:value="535699" calcext:value-type="float">
            <text:p>535699</text:p>
          </table:table-cell>
          <table:table-cell table:formula="of:=[.B331]*LN([.A331])" office:value-type="float" office:value="6919933.50072242" calcext:value-type="float">
            <text:p>6919933.50072242</text:p>
          </table:table-cell>
          <table:table-cell/>
        </table:table-row>
        <table:table-row table:style-name="ro1">
          <table:table-cell office:value-type="float" office:value="924729" calcext:value-type="float">
            <text:p>924729</text:p>
          </table:table-cell>
          <table:table-cell office:value-type="float" office:value="503735" calcext:value-type="float">
            <text:p>503735</text:p>
          </table:table-cell>
          <table:table-cell table:formula="of:=[.B332]*LN([.A332])" office:value-type="float" office:value="6919936.65146054" calcext:value-type="float">
            <text:p>6919936.65146054</text:p>
          </table:table-cell>
          <table:table-cell/>
        </table:table-row>
        <table:table-row table:style-name="ro1">
          <table:table-cell office:value-type="float" office:value="914823" calcext:value-type="float">
            <text:p>914823</text:p>
          </table:table-cell>
          <table:table-cell office:value-type="float" office:value="504132" calcext:value-type="float">
            <text:p>504132</text:p>
          </table:table-cell>
          <table:table-cell table:formula="of:=[.B333]*LN([.A333])" office:value-type="float" office:value="6919960.78112937" calcext:value-type="float">
            <text:p>6919960.78112937</text:p>
          </table:table-cell>
          <table:table-cell/>
        </table:table-row>
        <table:table-row table:style-name="ro1">
          <table:table-cell office:value-type="float" office:value="333725" calcext:value-type="float">
            <text:p>333725</text:p>
          </table:table-cell>
          <table:table-cell office:value-type="float" office:value="544101" calcext:value-type="float">
            <text:p>544101</text:p>
          </table:table-cell>
          <table:table-cell table:formula="of:=[.B334]*LN([.A334])" office:value-type="float" office:value="6919916.00859155" calcext:value-type="float">
            <text:p>6919916.00859155</text:p>
          </table:table-cell>
          <table:table-cell/>
        </table:table-row>
        <table:table-row table:style-name="ro1">
          <table:table-cell office:value-type="float" office:value="176345" calcext:value-type="float">
            <text:p>176345</text:p>
          </table:table-cell>
          <table:table-cell office:value-type="float" office:value="572832" calcext:value-type="float">
            <text:p>572832</text:p>
          </table:table-cell>
          <table:table-cell table:formula="of:=[.B335]*LN([.A335])" office:value-type="float" office:value="6919923.7416099" calcext:value-type="float">
            <text:p>6919923.7416099</text:p>
          </table:table-cell>
          <table:table-cell/>
        </table:table-row>
        <table:table-row table:style-name="ro1">
          <table:table-cell office:value-type="float" office:value="912507" calcext:value-type="float">
            <text:p>912507</text:p>
          </table:table-cell>
          <table:table-cell office:value-type="float" office:value="504225" calcext:value-type="float">
            <text:p>504225</text:p>
          </table:table-cell>
          <table:table-cell table:formula="of:=[.B336]*LN([.A336])" office:value-type="float" office:value="6919959.21094671" calcext:value-type="float">
            <text:p>6919959.21094671</text:p>
          </table:table-cell>
          <table:table-cell/>
        </table:table-row>
        <table:table-row table:style-name="ro1">
          <table:table-cell office:value-type="float" office:value="411273" calcext:value-type="float">
            <text:p>411273</text:p>
          </table:table-cell>
          <table:table-cell office:value-type="float" office:value="535308" calcext:value-type="float">
            <text:p>535308</text:p>
          </table:table-cell>
          <table:table-cell table:formula="of:=[.B337]*LN([.A337])" office:value-type="float" office:value="6919933.21085602" calcext:value-type="float">
            <text:p>6919933.21085602</text:p>
          </table:table-cell>
          <table:table-cell/>
        </table:table-row>
        <table:table-row table:style-name="ro1">
          <table:table-cell office:value-type="float" office:value="259774" calcext:value-type="float">
            <text:p>259774</text:p>
          </table:table-cell>
          <table:table-cell office:value-type="float" office:value="555036" calcext:value-type="float">
            <text:p>555036</text:p>
          </table:table-cell>
          <table:table-cell table:formula="of:=[.B338]*LN([.A338])" office:value-type="float" office:value="6919948.68460455" calcext:value-type="float">
            <text:p>6919948.68460455</text:p>
          </table:table-cell>
          <table:table-cell/>
        </table:table-row>
        <table:table-row table:style-name="ro1">
          <table:table-cell office:value-type="float" office:value="632853" calcext:value-type="float">
            <text:p>632853</text:p>
          </table:table-cell>
          <table:table-cell office:value-type="float" office:value="518038" calcext:value-type="float">
            <text:p>518038</text:p>
          </table:table-cell>
          <table:table-cell table:formula="of:=[.B339]*LN([.A339])" office:value-type="float" office:value="6919948.20912561" calcext:value-type="float">
            <text:p>6919948.20912561</text:p>
          </table:table-cell>
          <table:table-cell/>
        </table:table-row>
        <table:table-row table:style-name="ro1">
          <table:table-cell office:value-type="float" office:value="119723" calcext:value-type="float">
            <text:p>119723</text:p>
          </table:table-cell>
          <table:table-cell office:value-type="float" office:value="591801" calcext:value-type="float">
            <text:p>591801</text:p>
          </table:table-cell>
          <table:table-cell table:formula="of:=[.B340]*LN([.A340])" office:value-type="float" office:value="6919891.22964448" calcext:value-type="float">
            <text:p>6919891.22964448</text:p>
          </table:table-cell>
          <table:table-cell/>
        </table:table-row>
        <table:table-row table:style-name="ro1">
          <table:table-cell office:value-type="float" office:value="163902" calcext:value-type="float">
            <text:p>163902</text:p>
          </table:table-cell>
          <table:table-cell office:value-type="float" office:value="576321" calcext:value-type="float">
            <text:p>576321</text:p>
          </table:table-cell>
          <table:table-cell table:formula="of:=[.B341]*LN([.A341])" office:value-type="float" office:value="6919900.0598122" calcext:value-type="float">
            <text:p>6919900.0598122</text:p>
          </table:table-cell>
          <table:table-cell/>
        </table:table-row>
        <table:table-row table:style-name="ro1">
          <table:table-cell office:value-type="float" office:value="22691" calcext:value-type="float">
            <text:p>22691</text:p>
          </table:table-cell>
          <table:table-cell office:value-type="float" office:value="689944" calcext:value-type="float">
            <text:p>689944</text:p>
          </table:table-cell>
          <table:table-cell table:formula="of:=[.B342]*LN([.A342])" office:value-type="float" office:value="6919947.65334173" calcext:value-type="float">
            <text:p>6919947.65334173</text:p>
          </table:table-cell>
          <table:table-cell/>
        </table:table-row>
        <table:table-row table:style-name="ro1">
          <table:table-cell office:value-type="float" office:value="402427" calcext:value-type="float">
            <text:p>402427</text:p>
          </table:table-cell>
          <table:table-cell office:value-type="float" office:value="536212" calcext:value-type="float">
            <text:p>536212</text:p>
          </table:table-cell>
          <table:table-cell table:formula="of:=[.B343]*LN([.A343])" office:value-type="float" office:value="6919960.09723818" calcext:value-type="float">
            <text:p>6919960.09723818</text:p>
          </table:table-cell>
          <table:table-cell/>
        </table:table-row>
        <table:table-row table:style-name="ro1">
          <table:table-cell office:value-type="float" office:value="175769" calcext:value-type="float">
            <text:p>175769</text:p>
          </table:table-cell>
          <table:table-cell office:value-type="float" office:value="572988" calcext:value-type="float">
            <text:p>572988</text:p>
          </table:table-cell>
          <table:table-cell table:formula="of:=[.B344]*LN([.A344])" office:value-type="float" office:value="6919933.62442939" calcext:value-type="float">
            <text:p>6919933.62442939</text:p>
          </table:table-cell>
          <table:table-cell/>
        </table:table-row>
        <table:table-row table:style-name="ro1">
          <table:table-cell office:value-type="float" office:value="837260" calcext:value-type="float">
            <text:p>837260</text:p>
          </table:table-cell>
          <table:table-cell office:value-type="float" office:value="507402" calcext:value-type="float">
            <text:p>507402</text:p>
          </table:table-cell>
          <table:table-cell table:formula="of:=[.B345]*LN([.A345])" office:value-type="float" office:value="6919892.62851927" calcext:value-type="float">
            <text:p>6919892.62851927</text:p>
          </table:table-cell>
          <table:table-cell/>
        </table:table-row>
        <table:table-row table:style-name="ro1">
          <table:table-cell office:value-type="float" office:value="603432" calcext:value-type="float">
            <text:p>603432</text:p>
          </table:table-cell>
          <table:table-cell office:value-type="float" office:value="519893" calcext:value-type="float">
            <text:p>519893</text:p>
          </table:table-cell>
          <table:table-cell table:formula="of:=[.B346]*LN([.A346])" office:value-type="float" office:value="6919977.87971561" calcext:value-type="float">
            <text:p>6919977.87971561</text:p>
          </table:table-cell>
          <table:table-cell/>
        </table:table-row>
        <table:table-row table:style-name="ro1">
          <table:table-cell office:value-type="float" office:value="313679" calcext:value-type="float">
            <text:p>313679</text:p>
          </table:table-cell>
          <table:table-cell office:value-type="float" office:value="546767" calcext:value-type="float">
            <text:p>546767</text:p>
          </table:table-cell>
          <table:table-cell table:formula="of:=[.B347]*LN([.A347])" office:value-type="float" office:value="6919951.74337277" calcext:value-type="float">
            <text:p>6919951.74337277</text:p>
          </table:table-cell>
          <table:table-cell/>
        </table:table-row>
        <table:table-row table:style-name="ro1">
          <table:table-cell office:value-type="float" office:value="538165" calcext:value-type="float">
            <text:p>538165</text:p>
          </table:table-cell>
          <table:table-cell office:value-type="float" office:value="524394" calcext:value-type="float">
            <text:p>524394</text:p>
          </table:table-cell>
          <table:table-cell table:formula="of:=[.B348]*LN([.A348])" office:value-type="float" office:value="6919861.52606306" calcext:value-type="float">
            <text:p>6919861.52606306</text:p>
          </table:table-cell>
          <table:table-cell/>
        </table:table-row>
        <table:table-row table:style-name="ro1">
          <table:table-cell office:value-type="float" office:value="549026" calcext:value-type="float">
            <text:p>549026</text:p>
          </table:table-cell>
          <table:table-cell office:value-type="float" office:value="523608" calcext:value-type="float">
            <text:p>523608</text:p>
          </table:table-cell>
          <table:table-cell table:formula="of:=[.B349]*LN([.A349])" office:value-type="float" office:value="6919951.53175651" calcext:value-type="float">
            <text:p>6919951.53175651</text:p>
          </table:table-cell>
          <table:table-cell/>
        </table:table-row>
        <table:table-row table:style-name="ro1">
          <table:table-cell office:value-type="float" office:value="61083" calcext:value-type="float">
            <text:p>61083</text:p>
          </table:table-cell>
          <table:table-cell office:value-type="float" office:value="627945" calcext:value-type="float">
            <text:p>627945</text:p>
          </table:table-cell>
          <table:table-cell table:formula="of:=[.B350]*LN([.A350])" office:value-type="float" office:value="6919946.91350903" calcext:value-type="float">
            <text:p>6919946.91350903</text:p>
          </table:table-cell>
          <table:table-cell/>
        </table:table-row>
        <table:table-row table:style-name="ro1">
          <table:table-cell office:value-type="float" office:value="898345" calcext:value-type="float">
            <text:p>898345</text:p>
          </table:table-cell>
          <table:table-cell office:value-type="float" office:value="504798" calcext:value-type="float">
            <text:p>504798</text:p>
          </table:table-cell>
          <table:table-cell table:formula="of:=[.B351]*LN([.A351])" office:value-type="float" office:value="6919927.19908478" calcext:value-type="float">
            <text:p>6919927.19908478</text:p>
          </table:table-cell>
          <table:table-cell/>
        </table:table-row>
        <table:table-row table:style-name="ro1">
          <table:table-cell office:value-type="float" office:value="992556" calcext:value-type="float">
            <text:p>992556</text:p>
          </table:table-cell>
          <table:table-cell office:value-type="float" office:value="501153" calcext:value-type="float">
            <text:p>501153</text:p>
          </table:table-cell>
          <table:table-cell table:formula="of:=[.B352]*LN([.A352])" office:value-type="float" office:value="6919940.02519901" calcext:value-type="float">
            <text:p>6919940.02519901</text:p>
          </table:table-cell>
          <table:table-cell/>
        </table:table-row>
        <table:table-row table:style-name="ro1">
          <table:table-cell office:value-type="float" office:value="369999" calcext:value-type="float">
            <text:p>369999</text:p>
          </table:table-cell>
          <table:table-cell office:value-type="float" office:value="539727" calcext:value-type="float">
            <text:p>539727</text:p>
          </table:table-cell>
          <table:table-cell table:formula="of:=[.B353]*LN([.A353])" office:value-type="float" office:value="6919977.81145973" calcext:value-type="float">
            <text:p>6919977.81145973</text:p>
          </table:table-cell>
          <table:table-cell/>
        </table:table-row>
        <table:table-row table:style-name="ro1">
          <table:table-cell office:value-type="float" office:value="32847" calcext:value-type="float">
            <text:p>32847</text:p>
          </table:table-cell>
          <table:table-cell office:value-type="float" office:value="665404" calcext:value-type="float">
            <text:p>665404</text:p>
          </table:table-cell>
          <table:table-cell table:formula="of:=[.B354]*LN([.A354])" office:value-type="float" office:value="6919945.88227612" calcext:value-type="float">
            <text:p>6919945.88227612</text:p>
          </table:table-cell>
          <table:table-cell/>
        </table:table-row>
        <table:table-row table:style-name="ro1">
          <table:table-cell office:value-type="float" office:value="891292" calcext:value-type="float">
            <text:p>891292</text:p>
          </table:table-cell>
          <table:table-cell office:value-type="float" office:value="505088" calcext:value-type="float">
            <text:p>505088</text:p>
          </table:table-cell>
          <table:table-cell table:formula="of:=[.B355]*LN([.A355])" office:value-type="float" office:value="6919921.46169357" calcext:value-type="float">
            <text:p>6919921.46169357</text:p>
          </table:table-cell>
          <table:table-cell/>
        </table:table-row>
        <table:table-row table:style-name="ro1">
          <table:table-cell office:value-type="float" office:value="152715" calcext:value-type="float">
            <text:p>152715</text:p>
          </table:table-cell>
          <table:table-cell office:value-type="float" office:value="579732" calcext:value-type="float">
            <text:p>579732</text:p>
          </table:table-cell>
          <table:table-cell table:formula="of:=[.B356]*LN([.A356])" office:value-type="float" office:value="6919871.72046498" calcext:value-type="float">
            <text:p>6919871.72046498</text:p>
          </table:table-cell>
          <table:table-cell/>
        </table:table-row>
        <table:table-row table:style-name="ro1">
          <table:table-cell office:value-type="float" office:value="824104" calcext:value-type="float">
            <text:p>824104</text:p>
          </table:table-cell>
          <table:table-cell office:value-type="float" office:value="507997" calcext:value-type="float">
            <text:p>507997</text:p>
          </table:table-cell>
          <table:table-cell table:formula="of:=[.B357]*LN([.A357])" office:value-type="float" office:value="6919961.5572199" calcext:value-type="float">
            <text:p>6919961.5572199</text:p>
          </table:table-cell>
          <table:table-cell/>
        </table:table-row>
        <table:table-row table:style-name="ro1">
          <table:table-cell office:value-type="float" office:value="234057" calcext:value-type="float">
            <text:p>234057</text:p>
          </table:table-cell>
          <table:table-cell office:value-type="float" office:value="559711" calcext:value-type="float">
            <text:p>559711</text:p>
          </table:table-cell>
          <table:table-cell table:formula="of:=[.B358]*LN([.A358])" office:value-type="float" office:value="6919886.17500852" calcext:value-type="float">
            <text:p>6919886.17500852</text:p>
          </table:table-cell>
          <table:table-cell/>
        </table:table-row>
        <table:table-row table:style-name="ro1">
          <table:table-cell office:value-type="float" office:value="730507" calcext:value-type="float">
            <text:p>730507</text:p>
          </table:table-cell>
          <table:table-cell office:value-type="float" office:value="512532" calcext:value-type="float">
            <text:p>512532</text:p>
          </table:table-cell>
          <table:table-cell table:formula="of:=[.B359]*LN([.A359])" office:value-type="float" office:value="6919947.77027089" calcext:value-type="float">
            <text:p>6919947.77027089</text:p>
          </table:table-cell>
          <table:table-cell/>
        </table:table-row>
        <table:table-row table:style-name="ro1">
          <table:table-cell office:value-type="float" office:value="960529" calcext:value-type="float">
            <text:p>960529</text:p>
          </table:table-cell>
          <table:table-cell office:value-type="float" office:value="502340" calcext:value-type="float">
            <text:p>502340</text:p>
          </table:table-cell>
          <table:table-cell table:formula="of:=[.B360]*LN([.A360])" office:value-type="float" office:value="6919853.78699231" calcext:value-type="float">
            <text:p>6919853.78699231</text:p>
          </table:table-cell>
          <table:table-cell/>
        </table:table-row>
        <table:table-row table:style-name="ro1">
          <table:table-cell office:value-type="float" office:value="388395" calcext:value-type="float">
            <text:p>388395</text:p>
          </table:table-cell>
          <table:table-cell office:value-type="float" office:value="537687" calcext:value-type="float">
            <text:p>537687</text:p>
          </table:table-cell>
          <table:table-cell table:formula="of:=[.B361]*LN([.A361])" office:value-type="float" office:value="6919912.39983217" calcext:value-type="float">
            <text:p>6919912.39983217</text:p>
          </table:table-cell>
          <table:table-cell/>
        </table:table-row>
        <table:table-row table:style-name="ro1">
          <table:table-cell office:value-type="float" office:value="958170" calcext:value-type="float">
            <text:p>958170</text:p>
          </table:table-cell>
          <table:table-cell office:value-type="float" office:value="502437" calcext:value-type="float">
            <text:p>502437</text:p>
          </table:table-cell>
          <table:table-cell table:formula="of:=[.B362]*LN([.A362])" office:value-type="float" office:value="6919954.51318306" calcext:value-type="float">
            <text:p>6919954.51318306</text:p>
          </table:table-cell>
          <table:table-cell/>
        </table:table-row>
        <table:table-row table:style-name="ro1">
          <table:table-cell office:value-type="float" office:value="57105" calcext:value-type="float">
            <text:p>57105</text:p>
          </table:table-cell>
          <table:table-cell office:value-type="float" office:value="631806" calcext:value-type="float">
            <text:p>631806</text:p>
          </table:table-cell>
          <table:table-cell table:formula="of:=[.B363]*LN([.A363])" office:value-type="float" office:value="6919948.06362058" calcext:value-type="float">
            <text:p>6919948.06362058</text:p>
          </table:table-cell>
          <table:table-cell/>
        </table:table-row>
        <table:table-row table:style-name="ro1">
          <table:table-cell office:value-type="float" office:value="186025" calcext:value-type="float">
            <text:p>186025</text:p>
          </table:table-cell>
          <table:table-cell office:value-type="float" office:value="570311" calcext:value-type="float">
            <text:p>570311</text:p>
          </table:table-cell>
          <table:table-cell table:formula="of:=[.B364]*LN([.A364])" office:value-type="float" office:value="6919946.28169687" calcext:value-type="float">
            <text:p>6919946.28169687</text:p>
          </table:table-cell>
          <table:table-cell/>
        </table:table-row>
        <table:table-row table:style-name="ro1">
          <table:table-cell office:value-type="float" office:value="993043" calcext:value-type="float">
            <text:p>993043</text:p>
          </table:table-cell>
          <table:table-cell office:value-type="float" office:value="501133" calcext:value-type="float">
            <text:p>501133</text:p>
          </table:table-cell>
          <table:table-cell table:formula="of:=[.B365]*LN([.A365])" office:value-type="float" office:value="6919909.68624063" calcext:value-type="float">
            <text:p>6919909.68624063</text:p>
          </table:table-cell>
          <table:table-cell/>
        </table:table-row>
        <table:table-row table:style-name="ro1">
          <table:table-cell office:value-type="float" office:value="576770" calcext:value-type="float">
            <text:p>576770</text:p>
          </table:table-cell>
          <table:table-cell office:value-type="float" office:value="521664" calcext:value-type="float">
            <text:p>521664</text:p>
          </table:table-cell>
          <table:table-cell table:formula="of:=[.B366]*LN([.A366])" office:value-type="float" office:value="6919976.69419293" calcext:value-type="float">
            <text:p>6919976.69419293</text:p>
          </table:table-cell>
          <table:table-cell/>
        </table:table-row>
        <table:table-row table:style-name="ro1">
          <table:table-cell office:value-type="float" office:value="215319" calcext:value-type="float">
            <text:p>215319</text:p>
          </table:table-cell>
          <table:table-cell office:value-type="float" office:value="563513" calcext:value-type="float">
            <text:p>563513</text:p>
          </table:table-cell>
          <table:table-cell table:formula="of:=[.B367]*LN([.A367])" office:value-type="float" office:value="6919869.72404818" calcext:value-type="float">
            <text:p>6919869.72404818</text:p>
          </table:table-cell>
          <table:table-cell/>
        </table:table-row>
        <table:table-row table:style-name="ro1">
          <table:table-cell office:value-type="float" office:value="927342" calcext:value-type="float">
            <text:p>927342</text:p>
          </table:table-cell>
          <table:table-cell office:value-type="float" office:value="503628" calcext:value-type="float">
            <text:p>503628</text:p>
          </table:table-cell>
          <table:table-cell table:formula="of:=[.B368]*LN([.A368])" office:value-type="float" office:value="6919887.85620068" calcext:value-type="float">
            <text:p>6919887.85620068</text:p>
          </table:table-cell>
          <table:table-cell/>
        </table:table-row>
        <table:table-row table:style-name="ro1">
          <table:table-cell office:value-type="float" office:value="521353" calcext:value-type="float">
            <text:p>521353</text:p>
          </table:table-cell>
          <table:table-cell office:value-type="float" office:value="525666" calcext:value-type="float">
            <text:p>525666</text:p>
          </table:table-cell>
          <table:table-cell table:formula="of:=[.B369]*LN([.A369])" office:value-type="float" office:value="6919963.22874336" calcext:value-type="float">
            <text:p>6919963.22874336</text:p>
          </table:table-cell>
          <table:table-cell/>
        </table:table-row>
        <table:table-row table:style-name="ro1">
          <table:table-cell office:value-type="float" office:value="39563" calcext:value-type="float">
            <text:p>39563</text:p>
          </table:table-cell>
          <table:table-cell office:value-type="float" office:value="653705" calcext:value-type="float">
            <text:p>653705</text:p>
          </table:table-cell>
          <table:table-cell table:formula="of:=[.B370]*LN([.A370])" office:value-type="float" office:value="6919892.08290538" calcext:value-type="float">
            <text:p>6919892.08290538</text:p>
          </table:table-cell>
          <table:table-cell/>
        </table:table-row>
        <table:table-row table:style-name="ro1">
          <table:table-cell office:value-type="float" office:value="752516" calcext:value-type="float">
            <text:p>752516</text:p>
          </table:table-cell>
          <table:table-cell office:value-type="float" office:value="511408" calcext:value-type="float">
            <text:p>511408</text:p>
          </table:table-cell>
          <table:table-cell table:formula="of:=[.B371]*LN([.A371])" office:value-type="float" office:value="6919952.44227045" calcext:value-type="float">
            <text:p>6919952.44227045</text:p>
          </table:table-cell>
          <table:table-cell/>
        </table:table-row>
        <table:table-row table:style-name="ro1">
          <table:table-cell office:value-type="float" office:value="110755" calcext:value-type="float">
            <text:p>110755</text:p>
          </table:table-cell>
          <table:table-cell office:value-type="float" office:value="595770" calcext:value-type="float">
            <text:p>595770</text:p>
          </table:table-cell>
          <table:table-cell table:formula="of:=[.B372]*LN([.A372])" office:value-type="float" office:value="6919913.7293929" calcext:value-type="float">
            <text:p>6919913.7293929</text:p>
          </table:table-cell>
          <table:table-cell/>
        </table:table-row>
        <table:table-row table:style-name="ro1">
          <table:table-cell office:value-type="float" office:value="309749" calcext:value-type="float">
            <text:p>309749</text:p>
          </table:table-cell>
          <table:table-cell office:value-type="float" office:value="547305" calcext:value-type="float">
            <text:p>547305</text:p>
          </table:table-cell>
          <table:table-cell table:formula="of:=[.B373]*LN([.A373])" office:value-type="float" office:value="6919860.38423784" calcext:value-type="float">
            <text:p>6919860.38423784</text:p>
          </table:table-cell>
          <table:table-cell/>
        </table:table-row>
        <table:table-row table:style-name="ro1">
          <table:table-cell office:value-type="float" office:value="374379" calcext:value-type="float">
            <text:p>374379</text:p>
          </table:table-cell>
          <table:table-cell office:value-type="float" office:value="539224" calcext:value-type="float">
            <text:p>539224</text:p>
          </table:table-cell>
          <table:table-cell table:formula="of:=[.B374]*LN([.A374])" office:value-type="float" office:value="6919874.49685376" calcext:value-type="float">
            <text:p>6919874.49685376</text:p>
          </table:table-cell>
          <table:table-cell/>
        </table:table-row>
        <table:table-row table:style-name="ro1">
          <table:table-cell office:value-type="float" office:value="919184" calcext:value-type="float">
            <text:p>919184</text:p>
          </table:table-cell>
          <table:table-cell office:value-type="float" office:value="503952" calcext:value-type="float">
            <text:p>503952</text:p>
          </table:table-cell>
          <table:table-cell table:formula="of:=[.B375]*LN([.A375])" office:value-type="float" office:value="6919886.66626135" calcext:value-type="float">
            <text:p>6919886.66626135</text:p>
          </table:table-cell>
          <table:table-cell/>
        </table:table-row>
        <table:table-row table:style-name="ro1">
          <table:table-cell office:value-type="float" office:value="990652" calcext:value-type="float">
            <text:p>990652</text:p>
          </table:table-cell>
          <table:table-cell office:value-type="float" office:value="501226" calcext:value-type="float">
            <text:p>501226</text:p>
          </table:table-cell>
          <table:table-cell table:formula="of:=[.B376]*LN([.A376])" office:value-type="float" office:value="6919985.59699124" calcext:value-type="float">
            <text:p>6919985.59699124</text:p>
          </table:table-cell>
          <table:table-cell/>
        </table:table-row>
        <table:table-row table:style-name="ro1">
          <table:table-cell office:value-type="float" office:value="647780" calcext:value-type="float">
            <text:p>647780</text:p>
          </table:table-cell>
          <table:table-cell office:value-type="float" office:value="517135" calcext:value-type="float">
            <text:p>517135</text:p>
          </table:table-cell>
          <table:table-cell table:formula="of:=[.B377]*LN([.A377])" office:value-type="float" office:value="6919941.89111948" calcext:value-type="float">
            <text:p>6919941.89111948</text:p>
          </table:table-cell>
          <table:table-cell/>
        </table:table-row>
        <table:table-row table:style-name="ro1">
          <table:table-cell office:value-type="float" office:value="187177" calcext:value-type="float">
            <text:p>187177</text:p>
          </table:table-cell>
          <table:table-cell office:value-type="float" office:value="570017" calcext:value-type="float">
            <text:p>570017</text:p>
          </table:table-cell>
          <table:table-cell table:formula="of:=[.B378]*LN([.A378])" office:value-type="float" office:value="6919898.06094032" calcext:value-type="float">
            <text:p>6919898.06094032</text:p>
          </table:table-cell>
          <table:table-cell/>
        </table:table-row>
        <table:table-row table:style-name="ro1">
          <table:table-cell office:value-type="float" office:value="168938" calcext:value-type="float">
            <text:p>168938</text:p>
          </table:table-cell>
          <table:table-cell office:value-type="float" office:value="574877" calcext:value-type="float">
            <text:p>574877</text:p>
          </table:table-cell>
          <table:table-cell table:formula="of:=[.B379]*LN([.A379])" office:value-type="float" office:value="6919959.47473738" calcext:value-type="float">
            <text:p>6919959.47473738</text:p>
          </table:table-cell>
          <table:table-cell/>
        </table:table-row>
        <table:table-row table:style-name="ro1">
          <table:table-cell office:value-type="float" office:value="649558" calcext:value-type="float">
            <text:p>649558</text:p>
          </table:table-cell>
          <table:table-cell office:value-type="float" office:value="517023" calcext:value-type="float">
            <text:p>517023</text:p>
          </table:table-cell>
          <table:table-cell table:formula="of:=[.B380]*LN([.A380])" office:value-type="float" office:value="6919860.34435356" calcext:value-type="float">
            <text:p>6919860.34435356</text:p>
          </table:table-cell>
          <table:table-cell/>
        </table:table-row>
        <table:table-row table:style-name="ro1">
          <table:table-cell office:value-type="float" office:value="278126" calcext:value-type="float">
            <text:p>278126</text:p>
          </table:table-cell>
          <table:table-cell office:value-type="float" office:value="552016" calcext:value-type="float">
            <text:p>552016</text:p>
          </table:table-cell>
          <table:table-cell table:formula="of:=[.B381]*LN([.A381])" office:value-type="float" office:value="6919978.47239823" calcext:value-type="float">
            <text:p>6919978.47239823</text:p>
          </table:table-cell>
          <table:table-cell/>
        </table:table-row>
        <table:table-row table:style-name="ro1">
          <table:table-cell office:value-type="float" office:value="162039" calcext:value-type="float">
            <text:p>162039</text:p>
          </table:table-cell>
          <table:table-cell office:value-type="float" office:value="576868" calcext:value-type="float">
            <text:p>576868</text:p>
          </table:table-cell>
          <table:table-cell table:formula="of:=[.B382]*LN([.A382])" office:value-type="float" office:value="6919873.3539045" calcext:value-type="float">
            <text:p>6919873.3539045</text:p>
          </table:table-cell>
          <table:table-cell/>
        </table:table-row>
        <table:table-row table:style-name="ro1">
          <table:table-cell office:value-type="float" office:value="658512" calcext:value-type="float">
            <text:p>658512</text:p>
          </table:table-cell>
          <table:table-cell office:value-type="float" office:value="516499" calcext:value-type="float">
            <text:p>516499</text:p>
          </table:table-cell>
          <table:table-cell table:formula="of:=[.B383]*LN([.A383])" office:value-type="float" office:value="6919918.29126237" calcext:value-type="float">
            <text:p>6919918.29126237</text:p>
          </table:table-cell>
          <table:table-cell/>
        </table:table-row>
        <table:table-row table:style-name="ro1">
          <table:table-cell office:value-type="float" office:value="498115" calcext:value-type="float">
            <text:p>498115</text:p>
          </table:table-cell>
          <table:table-cell office:value-type="float" office:value="527486" calcext:value-type="float">
            <text:p>527486</text:p>
          </table:table-cell>
          <table:table-cell table:formula="of:=[.B384]*LN([.A384])" office:value-type="float" office:value="6919870.58827253" calcext:value-type="float">
            <text:p>6919870.58827253</text:p>
          </table:table-cell>
          <table:table-cell/>
        </table:table-row>
        <table:table-row table:style-name="ro1">
          <table:table-cell office:value-type="float" office:value="896583" calcext:value-type="float">
            <text:p>896583</text:p>
          </table:table-cell>
          <table:table-cell office:value-type="float" office:value="504868" calcext:value-type="float">
            <text:p>504868</text:p>
          </table:table-cell>
          <table:table-cell table:formula="of:=[.B385]*LN([.A385])" office:value-type="float" office:value="6919895.56806134" calcext:value-type="float">
            <text:p>6919895.56806134</text:p>
          </table:table-cell>
          <table:table-cell/>
        </table:table-row>
        <table:table-row table:style-name="ro1">
          <table:table-cell office:value-type="float" office:value="561170" calcext:value-type="float">
            <text:p>561170</text:p>
          </table:table-cell>
          <table:table-cell office:value-type="float" office:value="522740" calcext:value-type="float">
            <text:p>522740</text:p>
          </table:table-cell>
          <table:table-cell table:formula="of:=[.B386]*LN([.A386])" office:value-type="float" office:value="6919916.68275259" calcext:value-type="float">
            <text:p>6919916.68275259</text:p>
          </table:table-cell>
          <table:table-cell/>
        </table:table-row>
        <table:table-row table:style-name="ro1">
          <table:table-cell office:value-type="float" office:value="747772" calcext:value-type="float">
            <text:p>747772</text:p>
          </table:table-cell>
          <table:table-cell office:value-type="float" office:value="511647" calcext:value-type="float">
            <text:p>511647</text:p>
          </table:table-cell>
          <table:table-cell table:formula="of:=[.B387]*LN([.A387])" office:value-type="float" office:value="6919950.66635128" calcext:value-type="float">
            <text:p>6919950.66635128</text:p>
          </table:table-cell>
          <table:table-cell/>
        </table:table-row>
        <table:table-row table:style-name="ro1">
          <table:table-cell office:value-type="float" office:value="775093" calcext:value-type="float">
            <text:p>775093</text:p>
          </table:table-cell>
          <table:table-cell office:value-type="float" office:value="510294" calcext:value-type="float">
            <text:p>510294</text:p>
          </table:table-cell>
          <table:table-cell table:formula="of:=[.B388]*LN([.A388])" office:value-type="float" office:value="6919963.39063993" calcext:value-type="float">
            <text:p>6919963.39063993</text:p>
          </table:table-cell>
          <table:table-cell/>
        </table:table-row>
        <table:table-row table:style-name="ro1">
          <table:table-cell office:value-type="float" office:value="652081" calcext:value-type="float">
            <text:p>652081</text:p>
          </table:table-cell>
          <table:table-cell office:value-type="float" office:value="516882" calcext:value-type="float">
            <text:p>516882</text:p>
          </table:table-cell>
          <table:table-cell table:formula="of:=[.B389]*LN([.A389])" office:value-type="float" office:value="6919976.9672483" calcext:value-type="float">
            <text:p>6919976.9672483</text:p>
          </table:table-cell>
          <table:table-cell/>
        </table:table-row>
        <table:table-row table:style-name="ro1">
          <table:table-cell office:value-type="float" office:value="724905" calcext:value-type="float">
            <text:p>724905</text:p>
          </table:table-cell>
          <table:table-cell office:value-type="float" office:value="512824" calcext:value-type="float">
            <text:p>512824</text:p>
          </table:table-cell>
          <table:table-cell table:formula="of:=[.B390]*LN([.A390])" office:value-type="float" office:value="6919942.38388736" calcext:value-type="float">
            <text:p>6919942.38388736</text:p>
          </table:table-cell>
          <table:table-cell/>
        </table:table-row>
        <table:table-row table:style-name="ro1">
          <table:table-cell office:value-type="float" office:value="499707" calcext:value-type="float">
            <text:p>499707</text:p>
          </table:table-cell>
          <table:table-cell office:value-type="float" office:value="527365" calcext:value-type="float">
            <text:p>527365</text:p>
          </table:table-cell>
          <table:table-cell table:formula="of:=[.B391]*LN([.A391])" office:value-type="float" office:value="6919966.03605193" calcext:value-type="float">
            <text:p>6919966.03605193</text:p>
          </table:table-cell>
          <table:table-cell/>
        </table:table-row>
        <table:table-row table:style-name="ro1">
          <table:table-cell office:value-type="float" office:value="47388" calcext:value-type="float">
            <text:p>47388</text:p>
          </table:table-cell>
          <table:table-cell office:value-type="float" office:value="642755" calcext:value-type="float">
            <text:p>642755</text:p>
          </table:table-cell>
          <table:table-cell table:formula="of:=[.B392]*LN([.A392])" office:value-type="float" office:value="6919980.23156479" calcext:value-type="float">
            <text:p>6919980.23156479</text:p>
          </table:table-cell>
          <table:table-cell/>
        </table:table-row>
        <table:table-row table:style-name="ro1">
          <table:table-cell office:value-type="float" office:value="646668" calcext:value-type="float">
            <text:p>646668</text:p>
          </table:table-cell>
          <table:table-cell office:value-type="float" office:value="517204" calcext:value-type="float">
            <text:p>517204</text:p>
          </table:table-cell>
          <table:table-cell table:formula="of:=[.B393]*LN([.A393])" office:value-type="float" office:value="6919976.58929836" calcext:value-type="float">
            <text:p>6919976.58929836</text:p>
          </table:table-cell>
          <table:table-cell/>
        </table:table-row>
        <table:table-row table:style-name="ro1">
          <table:table-cell office:value-type="float" office:value="571700" calcext:value-type="float">
            <text:p>571700</text:p>
          </table:table-cell>
          <table:table-cell office:value-type="float" office:value="522007" calcext:value-type="float">
            <text:p>522007</text:p>
          </table:table-cell>
          <table:table-cell table:formula="of:=[.B394]*LN([.A394])" office:value-type="float" office:value="6919917.75567318" calcext:value-type="float">
            <text:p>6919917.75567318</text:p>
          </table:table-cell>
          <table:table-cell/>
        </table:table-row>
        <table:table-row table:style-name="ro1">
          <table:table-cell office:value-type="float" office:value="180430" calcext:value-type="float">
            <text:p>180430</text:p>
          </table:table-cell>
          <table:table-cell office:value-type="float" office:value="571747" calcext:value-type="float">
            <text:p>571747</text:p>
          </table:table-cell>
          <table:table-cell table:formula="of:=[.B395]*LN([.A395])" office:value-type="float" office:value="6919910.06934716" calcext:value-type="float">
            <text:p>6919910.06934716</text:p>
          </table:table-cell>
          <table:table-cell/>
        </table:table-row>
        <table:table-row table:style-name="ro1">
          <table:table-cell office:value-type="float" office:value="710015" calcext:value-type="float">
            <text:p>710015</text:p>
          </table:table-cell>
          <table:table-cell office:value-type="float" office:value="513617" calcext:value-type="float">
            <text:p>513617</text:p>
          </table:table-cell>
          <table:table-cell table:formula="of:=[.B396]*LN([.A396])" office:value-type="float" office:value="6919983.09218838" calcext:value-type="float">
            <text:p>6919983.09218838</text:p>
          </table:table-cell>
          <table:table-cell/>
        </table:table-row>
        <table:table-row table:style-name="ro1">
          <table:table-cell office:value-type="float" office:value="435522" calcext:value-type="float">
            <text:p>435522</text:p>
          </table:table-cell>
          <table:table-cell office:value-type="float" office:value="532941" calcext:value-type="float">
            <text:p>532941</text:p>
          </table:table-cell>
          <table:table-cell table:formula="of:=[.B397]*LN([.A397])" office:value-type="float" office:value="6919866.14107963" calcext:value-type="float">
            <text:p>6919866.14107963</text:p>
          </table:table-cell>
          <table:table-cell/>
        </table:table-row>
        <table:table-row table:style-name="ro1">
          <table:table-cell office:value-type="float" office:value="98137" calcext:value-type="float">
            <text:p>98137</text:p>
          </table:table-cell>
          <table:table-cell office:value-type="float" office:value="602041" calcext:value-type="float">
            <text:p>602041</text:p>
          </table:table-cell>
          <table:table-cell table:formula="of:=[.B398]*LN([.A398])" office:value-type="float" office:value="6919931.34275127" calcext:value-type="float">
            <text:p>6919931.34275127</text:p>
          </table:table-cell>
          <table:table-cell/>
        </table:table-row>
        <table:table-row table:style-name="ro1">
          <table:table-cell office:value-type="float" office:value="759176" calcext:value-type="float">
            <text:p>759176</text:p>
          </table:table-cell>
          <table:table-cell office:value-type="float" office:value="511070" calcext:value-type="float">
            <text:p>511070</text:p>
          </table:table-cell>
          <table:table-cell table:formula="of:=[.B399]*LN([.A399])" office:value-type="float" office:value="6919882.13405044" calcext:value-type="float">
            <text:p>6919882.13405044</text:p>
          </table:table-cell>
          <table:table-cell/>
        </table:table-row>
        <table:table-row table:style-name="ro1">
          <table:table-cell office:value-type="float" office:value="486124" calcext:value-type="float">
            <text:p>486124</text:p>
          </table:table-cell>
          <table:table-cell office:value-type="float" office:value="528467" calcext:value-type="float">
            <text:p>528467</text:p>
          </table:table-cell>
          <table:table-cell table:formula="of:=[.B400]*LN([.A400])" office:value-type="float" office:value="6919862.63986805" calcext:value-type="float">
            <text:p>6919862.63986805</text:p>
          </table:table-cell>
          <table:table-cell/>
        </table:table-row>
        <table:table-row table:style-name="ro1">
          <table:table-cell office:value-type="float" office:value="526942" calcext:value-type="float">
            <text:p>526942</text:p>
          </table:table-cell>
          <table:table-cell office:value-type="float" office:value="525236" calcext:value-type="float">
            <text:p>525236</text:p>
          </table:table-cell>
          <table:table-cell table:formula="of:=[.B401]*LN([.A401])" office:value-type="float" office:value="6919903.28998435" calcext:value-type="float">
            <text:p>6919903.28998435</text:p>
          </table:table-cell>
          <table:table-cell/>
        </table:table-row>
        <table:table-row table:style-name="ro1">
          <table:table-cell office:value-type="float" office:value="878921" calcext:value-type="float">
            <text:p>878921</text:p>
          </table:table-cell>
          <table:table-cell office:value-type="float" office:value="505604" calcext:value-type="float">
            <text:p>505604</text:p>
          </table:table-cell>
          <table:table-cell table:formula="of:=[.B402]*LN([.A402])" office:value-type="float" office:value="6919924.01635397" calcext:value-type="float">
            <text:p>6919924.01635397</text:p>
          </table:table-cell>
          <table:table-cell/>
        </table:table-row>
        <table:table-row table:style-name="ro1">
          <table:table-cell office:value-type="float" office:value="408313" calcext:value-type="float">
            <text:p>408313</text:p>
          </table:table-cell>
          <table:table-cell office:value-type="float" office:value="535602" calcext:value-type="float">
            <text:p>535602</text:p>
          </table:table-cell>
          <table:table-cell table:formula="of:=[.B403]*LN([.A403])" office:value-type="float" office:value="6919864.99730034" calcext:value-type="float">
            <text:p>6919864.99730034</text:p>
          </table:table-cell>
          <table:table-cell/>
        </table:table-row>
        <table:table-row table:style-name="ro1">
          <table:table-cell office:value-type="float" office:value="926980" calcext:value-type="float">
            <text:p>926980</text:p>
          </table:table-cell>
          <table:table-cell office:value-type="float" office:value="503640" calcext:value-type="float">
            <text:p>503640</text:p>
          </table:table-cell>
          <table:table-cell table:formula="of:=[.B404]*LN([.A404])" office:value-type="float" office:value="6919856.09633151" calcext:value-type="float">
            <text:p>6919856.09633151</text:p>
          </table:table-cell>
          <table:table-cell/>
        </table:table-row>
        <table:table-row table:style-name="ro1">
          <table:table-cell office:value-type="float" office:value="882353" calcext:value-type="float">
            <text:p>882353</text:p>
          </table:table-cell>
          <table:table-cell office:value-type="float" office:value="505459" calcext:value-type="float">
            <text:p>505459</text:p>
          </table:table-cell>
          <table:table-cell table:formula="of:=[.B405]*LN([.A405])" office:value-type="float" office:value="6919909.34774094" calcext:value-type="float">
            <text:p>6919909.34774094</text:p>
          </table:table-cell>
          <table:table-cell/>
        </table:table-row>
        <table:table-row table:style-name="ro1">
          <table:table-cell office:value-type="float" office:value="566887" calcext:value-type="float">
            <text:p>566887</text:p>
          </table:table-cell>
          <table:table-cell office:value-type="float" office:value="522345" calcext:value-type="float">
            <text:p>522345</text:p>
          </table:table-cell>
          <table:table-cell table:formula="of:=[.B406]*LN([.A406])" office:value-type="float" office:value="6919982.30082824" calcext:value-type="float">
            <text:p>6919982.30082824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853312" calcext:value-type="float">
            <text:p>853312</text:p>
          </table:table-cell>
          <table:table-cell table:formula="of:=[.B407]*LN([.A407])" office:value-type="float" office:value="6919955.55977504" calcext:value-type="float">
            <text:p>6919955.55977504</text:p>
          </table:table-cell>
          <table:table-cell/>
        </table:table-row>
        <table:table-row table:style-name="ro1">
          <table:table-cell office:value-type="float" office:value="911981" calcext:value-type="float">
            <text:p>911981</text:p>
          </table:table-cell>
          <table:table-cell office:value-type="float" office:value="504248" calcext:value-type="float">
            <text:p>504248</text:p>
          </table:table-cell>
          <table:table-cell table:formula="of:=[.B408]*LN([.A408])" office:value-type="float" office:value="6919984.11235509" calcext:value-type="float">
            <text:p>6919984.11235509</text:p>
          </table:table-cell>
          <table:table-cell/>
        </table:table-row>
        <table:table-row table:style-name="ro1">
          <table:table-cell office:value-type="float" office:value="416309" calcext:value-type="float">
            <text:p>416309</text:p>
          </table:table-cell>
          <table:table-cell office:value-type="float" office:value="534800" calcext:value-type="float">
            <text:p>534800</text:p>
          </table:table-cell>
          <table:table-cell table:formula="of:=[.B409]*LN([.A409])" office:value-type="float" office:value="6919875.09619576" calcext:value-type="float">
            <text:p>6919875.09619576</text:p>
          </table:table-cell>
          <table:table-cell/>
        </table:table-row>
        <table:table-row table:style-name="ro1">
          <table:table-cell office:value-type="float" office:value="392991" calcext:value-type="float">
            <text:p>392991</text:p>
          </table:table-cell>
          <table:table-cell office:value-type="float" office:value="537199" calcext:value-type="float">
            <text:p>537199</text:p>
          </table:table-cell>
          <table:table-cell table:formula="of:=[.B410]*LN([.A410])" office:value-type="float" office:value="6919951.47539244" calcext:value-type="float">
            <text:p>6919951.47539244</text:p>
          </table:table-cell>
          <table:table-cell/>
        </table:table-row>
        <table:table-row table:style-name="ro1">
          <table:table-cell office:value-type="float" office:value="622829" calcext:value-type="float">
            <text:p>622829</text:p>
          </table:table-cell>
          <table:table-cell office:value-type="float" office:value="518651" calcext:value-type="float">
            <text:p>518651</text:p>
          </table:table-cell>
          <table:table-cell table:formula="of:=[.B411]*LN([.A411])" office:value-type="float" office:value="6919855.79171359" calcext:value-type="float">
            <text:p>6919855.79171359</text:p>
          </table:table-cell>
          <table:table-cell/>
        </table:table-row>
        <table:table-row table:style-name="ro1">
          <table:table-cell office:value-type="float" office:value="148647" calcext:value-type="float">
            <text:p>148647</text:p>
          </table:table-cell>
          <table:table-cell office:value-type="float" office:value="581055" calcext:value-type="float">
            <text:p>581055</text:p>
          </table:table-cell>
          <table:table-cell table:formula="of:=[.B412]*LN([.A412])" office:value-type="float" office:value="6919975.53779812" calcext:value-type="float">
            <text:p>6919975.53779812</text:p>
          </table:table-cell>
          <table:table-cell/>
        </table:table-row>
        <table:table-row table:style-name="ro1">
          <table:table-cell office:value-type="float" office:value="496483" calcext:value-type="float">
            <text:p>496483</text:p>
          </table:table-cell>
          <table:table-cell office:value-type="float" office:value="527624" calcext:value-type="float">
            <text:p>527624</text:p>
          </table:table-cell>
          <table:table-cell table:formula="of:=[.B413]*LN([.A413])" office:value-type="float" office:value="6919949.43322306" calcext:value-type="float">
            <text:p>6919949.43322306</text:p>
          </table:table-cell>
          <table:table-cell/>
        </table:table-row>
        <table:table-row table:style-name="ro1">
          <table:table-cell office:value-type="float" office:value="666314" calcext:value-type="float">
            <text:p>666314</text:p>
          </table:table-cell>
          <table:table-cell office:value-type="float" office:value="516044" calcext:value-type="float">
            <text:p>516044</text:p>
          </table:table-cell>
          <table:table-cell table:formula="of:=[.B414]*LN([.A414])" office:value-type="float" office:value="6919900.43461894" calcext:value-type="float">
            <text:p>6919900.43461894</text:p>
          </table:table-cell>
          <table:table-cell/>
        </table:table-row>
        <table:table-row table:style-name="ro1">
          <table:table-cell office:value-type="float" office:value="48562" calcext:value-type="float">
            <text:p>48562</text:p>
          </table:table-cell>
          <table:table-cell office:value-type="float" office:value="641293" calcext:value-type="float">
            <text:p>641293</text:p>
          </table:table-cell>
          <table:table-cell table:formula="of:=[.B415]*LN([.A415])" office:value-type="float" office:value="6919934.07248797" calcext:value-type="float">
            <text:p>6919934.07248797</text:p>
          </table:table-cell>
          <table:table-cell/>
        </table:table-row>
        <table:table-row table:style-name="ro1">
          <table:table-cell office:value-type="float" office:value="672618" calcext:value-type="float">
            <text:p>672618</text:p>
          </table:table-cell>
          <table:table-cell office:value-type="float" office:value="515684" calcext:value-type="float">
            <text:p>515684</text:p>
          </table:table-cell>
          <table:table-cell table:formula="of:=[.B416]*LN([.A416])" office:value-type="float" office:value="6919928.96253365" calcext:value-type="float">
            <text:p>6919928.96253365</text:p>
          </table:table-cell>
          <table:table-cell/>
        </table:table-row>
        <table:table-row table:style-name="ro1">
          <table:table-cell office:value-type="float" office:value="443676" calcext:value-type="float">
            <text:p>443676</text:p>
          </table:table-cell>
          <table:table-cell office:value-type="float" office:value="532187" calcext:value-type="float">
            <text:p>532187</text:p>
          </table:table-cell>
          <table:table-cell table:formula="of:=[.B417]*LN([.A417])" office:value-type="float" office:value="6919947.65062189" calcext:value-type="float">
            <text:p>6919947.65062189</text:p>
          </table:table-cell>
          <table:table-cell/>
        </table:table-row>
        <table:table-row table:style-name="ro1">
          <table:table-cell office:value-type="float" office:value="274065" calcext:value-type="float">
            <text:p>274065</text:p>
          </table:table-cell>
          <table:table-cell office:value-type="float" office:value="552661" calcext:value-type="float">
            <text:p>552661</text:p>
          </table:table-cell>
          <table:table-cell table:formula="of:=[.B418]*LN([.A418])" office:value-type="float" office:value="6919935.02280536" calcext:value-type="float">
            <text:p>6919935.02280536</text:p>
          </table:table-cell>
          <table:table-cell/>
        </table:table-row>
        <table:table-row table:style-name="ro1">
          <table:table-cell office:value-type="float" office:value="265386" calcext:value-type="float">
            <text:p>265386</text:p>
          </table:table-cell>
          <table:table-cell office:value-type="float" office:value="554079" calcext:value-type="float">
            <text:p>554079</text:p>
          </table:table-cell>
          <table:table-cell table:formula="of:=[.B419]*LN([.A419])" office:value-type="float" office:value="6919859.745815" calcext:value-type="float">
            <text:p>6919859.745815</text:p>
          </table:table-cell>
          <table:table-cell/>
        </table:table-row>
        <table:table-row table:style-name="ro1">
          <table:table-cell office:value-type="float" office:value="347668" calcext:value-type="float">
            <text:p>347668</text:p>
          </table:table-cell>
          <table:table-cell office:value-type="float" office:value="542358" calcext:value-type="float">
            <text:p>542358</text:p>
          </table:table-cell>
          <table:table-cell table:formula="of:=[.B420]*LN([.A420])" office:value-type="float" office:value="6919947.50115039" calcext:value-type="float">
            <text:p>6919947.50115039</text:p>
          </table:table-cell>
          <table:table-cell/>
        </table:table-row>
        <table:table-row table:style-name="ro1">
          <table:table-cell office:value-type="float" office:value="31816" calcext:value-type="float">
            <text:p>31816</text:p>
          </table:table-cell>
          <table:table-cell office:value-type="float" office:value="667448" calcext:value-type="float">
            <text:p>667448</text:p>
          </table:table-cell>
          <table:table-cell table:formula="of:=[.B421]*LN([.A421])" office:value-type="float" office:value="6919917.04006891" calcext:value-type="float">
            <text:p>6919917.04006891</text:p>
          </table:table-cell>
          <table:table-cell/>
        </table:table-row>
        <table:table-row table:style-name="ro1">
          <table:table-cell office:value-type="float" office:value="181575" calcext:value-type="float">
            <text:p>181575</text:p>
          </table:table-cell>
          <table:table-cell office:value-type="float" office:value="571446" calcext:value-type="float">
            <text:p>571446</text:p>
          </table:table-cell>
          <table:table-cell table:formula="of:=[.B422]*LN([.A422])" office:value-type="float" office:value="6919881.9473763" calcext:value-type="float">
            <text:p>6919881.9473763</text:p>
          </table:table-cell>
          <table:table-cell/>
        </table:table-row>
        <table:table-row table:style-name="ro1">
          <table:table-cell office:value-type="float" office:value="961289" calcext:value-type="float">
            <text:p>961289</text:p>
          </table:table-cell>
          <table:table-cell office:value-type="float" office:value="502320" calcext:value-type="float">
            <text:p>502320</text:p>
          </table:table-cell>
          <table:table-cell table:formula="of:=[.B423]*LN([.A423])" office:value-type="float" office:value="6919975.57603638" calcext:value-type="float">
            <text:p>6919975.57603638</text:p>
          </table:table-cell>
          <table:table-cell/>
        </table:table-row>
        <table:table-row table:style-name="ro1">
          <table:table-cell office:value-type="float" office:value="365689" calcext:value-type="float">
            <text:p>365689</text:p>
          </table:table-cell>
          <table:table-cell office:value-type="float" office:value="540214" calcext:value-type="float">
            <text:p>540214</text:p>
          </table:table-cell>
          <table:table-cell table:formula="of:=[.B424]*LN([.A424])" office:value-type="float" office:value="6919892.04441218" calcext:value-type="float">
            <text:p>6919892.04441218</text:p>
          </table:table-cell>
          <table:table-cell/>
        </table:table-row>
        <table:table-row table:style-name="ro1">
          <table:table-cell office:value-type="float" office:value="987950" calcext:value-type="float">
            <text:p>987950</text:p>
          </table:table-cell>
          <table:table-cell office:value-type="float" office:value="501317" calcext:value-type="float">
            <text:p>501317</text:p>
          </table:table-cell>
          <table:table-cell table:formula="of:=[.B425]*LN([.A425])" office:value-type="float" office:value="6919872.74524485" calcext:value-type="float">
            <text:p>6919872.74524485</text:p>
          </table:table-cell>
          <table:table-cell/>
        </table:table-row>
        <table:table-row table:style-name="ro1">
          <table:table-cell office:value-type="float" office:value="932299" calcext:value-type="float">
            <text:p>932299</text:p>
          </table:table-cell>
          <table:table-cell office:value-type="float" office:value="503440" calcext:value-type="float">
            <text:p>503440</text:p>
          </table:table-cell>
          <table:table-cell table:formula="of:=[.B426]*LN([.A426])" office:value-type="float" office:value="6919988.63530443" calcext:value-type="float">
            <text:p>6919988.63530443</text:p>
          </table:table-cell>
          <table:table-cell/>
        </table:table-row>
        <table:table-row table:style-name="ro1">
          <table:table-cell office:value-type="float" office:value="27388" calcext:value-type="float">
            <text:p>27388</text:p>
          </table:table-cell>
          <table:table-cell office:value-type="float" office:value="677243" calcext:value-type="float">
            <text:p>677243</text:p>
          </table:table-cell>
          <table:table-cell table:formula="of:=[.B427]*LN([.A427])" office:value-type="float" office:value="6919974.3226815" calcext:value-type="float">
            <text:p>6919974.3226815</text:p>
          </table:table-cell>
          <table:table-cell/>
        </table:table-row>
        <table:table-row table:style-name="ro1">
          <table:table-cell office:value-type="float" office:value="746701" calcext:value-type="float">
            <text:p>746701</text:p>
          </table:table-cell>
          <table:table-cell office:value-type="float" office:value="511701" calcext:value-type="float">
            <text:p>511701</text:p>
          </table:table-cell>
          <table:table-cell table:formula="of:=[.B428]*LN([.A428])" office:value-type="float" office:value="6919947.59690464" calcext:value-type="float">
            <text:p>6919947.59690464</text:p>
          </table:table-cell>
          <table:table-cell/>
        </table:table-row>
        <table:table-row table:style-name="ro1">
          <table:table-cell office:value-type="float" office:value="492258" calcext:value-type="float">
            <text:p>492258</text:p>
          </table:table-cell>
          <table:table-cell office:value-type="float" office:value="527969" calcext:value-type="float">
            <text:p>527969</text:p>
          </table:table-cell>
          <table:table-cell table:formula="of:=[.B429]*LN([.A429])" office:value-type="float" office:value="6919962.04558289" calcext:value-type="float">
            <text:p>6919962.04558289</text:p>
          </table:table-cell>
          <table:table-cell/>
        </table:table-row>
        <table:table-row table:style-name="ro1">
          <table:table-cell office:value-type="float" office:value="147823" calcext:value-type="float">
            <text:p>147823</text:p>
          </table:table-cell>
          <table:table-cell office:value-type="float" office:value="581323" calcext:value-type="float">
            <text:p>581323</text:p>
          </table:table-cell>
          <table:table-cell table:formula="of:=[.B430]*LN([.A430])" office:value-type="float" office:value="6919935.80571894" calcext:value-type="float">
            <text:p>6919935.80571894</text:p>
          </table:table-cell>
          <table:table-cell/>
        </table:table-row>
        <table:table-row table:style-name="ro1">
          <table:table-cell office:value-type="float" office:value="57918" calcext:value-type="float">
            <text:p>57918</text:p>
          </table:table-cell>
          <table:table-cell office:value-type="float" office:value="630985" calcext:value-type="float">
            <text:p>630985</text:p>
          </table:table-cell>
          <table:table-cell table:formula="of:=[.B431]*LN([.A431])" office:value-type="float" office:value="6919875.88427194" calcext:value-type="float">
            <text:p>6919875.88427194</text:p>
          </table:table-cell>
          <table:table-cell/>
        </table:table-row>
        <table:table-row table:style-name="ro1">
          <table:table-cell office:value-type="float" office:value="838849" calcext:value-type="float">
            <text:p>838849</text:p>
          </table:table-cell>
          <table:table-cell office:value-type="float" office:value="507333" calcext:value-type="float">
            <text:p>507333</text:p>
          </table:table-cell>
          <table:table-cell table:formula="of:=[.B432]*LN([.A432])" office:value-type="float" office:value="6919913.54723212" calcext:value-type="float">
            <text:p>6919913.54723212</text:p>
          </table:table-cell>
          <table:table-cell/>
        </table:table-row>
        <table:table-row table:style-name="ro1">
          <table:table-cell office:value-type="float" office:value="678038" calcext:value-type="float">
            <text:p>678038</text:p>
          </table:table-cell>
          <table:table-cell office:value-type="float" office:value="515375" calcext:value-type="float">
            <text:p>515375</text:p>
          </table:table-cell>
          <table:table-cell table:formula="of:=[.B433]*LN([.A433])" office:value-type="float" office:value="6919918.79494274" calcext:value-type="float">
            <text:p>6919918.79494274</text:p>
          </table:table-cell>
          <table:table-cell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676130" calcext:value-type="float">
            <text:p>676130</text:p>
          </table:table-cell>
          <table:table-cell table:formula="of:=[.B434]*LN([.A434])" office:value-type="float" office:value="6919960.7037055" calcext:value-type="float">
            <text:p>6919960.7037055</text:p>
          </table:table-cell>
          <table:table-cell/>
        </table:table-row>
        <table:table-row table:style-name="ro1">
          <table:table-cell office:value-type="float" office:value="850241" calcext:value-type="float">
            <text:p>850241</text:p>
          </table:table-cell>
          <table:table-cell office:value-type="float" office:value="506828" calcext:value-type="float">
            <text:p>506828</text:p>
          </table:table-cell>
          <table:table-cell table:formula="of:=[.B435]*LN([.A435])" office:value-type="float" office:value="6919862.1213493" calcext:value-type="float">
            <text:p>6919862.1213493</text:p>
          </table:table-cell>
          <table:table-cell/>
        </table:table-row>
        <table:table-row table:style-name="ro1">
          <table:table-cell office:value-type="float" office:value="818403" calcext:value-type="float">
            <text:p>818403</text:p>
          </table:table-cell>
          <table:table-cell office:value-type="float" office:value="508253" calcext:value-type="float">
            <text:p>508253</text:p>
          </table:table-cell>
          <table:table-cell table:formula="of:=[.B436]*LN([.A436])" office:value-type="float" office:value="6919920.58379571" calcext:value-type="float">
            <text:p>6919920.58379571</text:p>
          </table:table-cell>
          <table:table-cell/>
        </table:table-row>
        <table:table-row table:style-name="ro1">
          <table:table-cell office:value-type="float" office:value="131717" calcext:value-type="float">
            <text:p>131717</text:p>
          </table:table-cell>
          <table:table-cell office:value-type="float" office:value="587014" calcext:value-type="float">
            <text:p>587014</text:p>
          </table:table-cell>
          <table:table-cell table:formula="of:=[.B437]*LN([.A437])" office:value-type="float" office:value="6919962.27165286" calcext:value-type="float">
            <text:p>6919962.27165286</text:p>
          </table:table-cell>
          <table:table-cell/>
        </table:table-row>
        <table:table-row table:style-name="ro1">
          <table:table-cell office:value-type="float" office:value="850216" calcext:value-type="float">
            <text:p>850216</text:p>
          </table:table-cell>
          <table:table-cell office:value-type="float" office:value="506834" calcext:value-type="float">
            <text:p>506834</text:p>
          </table:table-cell>
          <table:table-cell table:formula="of:=[.B438]*LN([.A438])" office:value-type="float" office:value="6919929.13812389" calcext:value-type="float">
            <text:p>6919929.13812389</text:p>
          </table:table-cell>
          <table:table-cell/>
        </table:table-row>
        <table:table-row table:style-name="ro1">
          <table:table-cell office:value-type="float" office:value="904848" calcext:value-type="float">
            <text:p>904848</text:p>
          </table:table-cell>
          <table:table-cell office:value-type="float" office:value="504529" calcext:value-type="float">
            <text:p>504529</text:p>
          </table:table-cell>
          <table:table-cell table:formula="of:=[.B439]*LN([.A439])" office:value-type="float" office:value="6919878.72667022" calcext:value-type="float">
            <text:p>6919878.72667022</text:p>
          </table:table-cell>
          <table:table-cell/>
        </table:table-row>
        <table:table-row table:style-name="ro1">
          <table:table-cell office:value-type="float" office:value="189758" calcext:value-type="float">
            <text:p>189758</text:p>
          </table:table-cell>
          <table:table-cell office:value-type="float" office:value="569380" calcext:value-type="float">
            <text:p>569380</text:p>
          </table:table-cell>
          <table:table-cell table:formula="of:=[.B440]*LN([.A440])" office:value-type="float" office:value="6919962.5944008" calcext:value-type="float">
            <text:p>6919962.5944008</text:p>
          </table:table-cell>
          <table:table-cell/>
        </table:table-row>
        <table:table-row table:style-name="ro1">
          <table:table-cell office:value-type="float" office:value="392845" calcext:value-type="float">
            <text:p>392845</text:p>
          </table:table-cell>
          <table:table-cell office:value-type="float" office:value="537217" calcext:value-type="float">
            <text:p>537217</text:p>
          </table:table-cell>
          <table:table-cell table:formula="of:=[.B441]*LN([.A441])" office:value-type="float" office:value="6919983.72469631" calcext:value-type="float">
            <text:p>6919983.72469631</text:p>
          </table:table-cell>
          <table:table-cell/>
        </table:table-row>
        <table:table-row table:style-name="ro1">
          <table:table-cell office:value-type="float" office:value="470876" calcext:value-type="float">
            <text:p>470876</text:p>
          </table:table-cell>
          <table:table-cell office:value-type="float" office:value="529761" calcext:value-type="float">
            <text:p>529761</text:p>
          </table:table-cell>
          <table:table-cell table:formula="of:=[.B442]*LN([.A442])" office:value-type="float" office:value="6919923.6347435" calcext:value-type="float">
            <text:p>6919923.6347435</text:p>
          </table:table-cell>
          <table:table-cell/>
        </table:table-row>
        <table:table-row table:style-name="ro1">
          <table:table-cell office:value-type="float" office:value="925353" calcext:value-type="float">
            <text:p>925353</text:p>
          </table:table-cell>
          <table:table-cell office:value-type="float" office:value="503711" calcext:value-type="float">
            <text:p>503711</text:p>
          </table:table-cell>
          <table:table-cell table:formula="of:=[.B443]*LN([.A443])" office:value-type="float" office:value="6919946.74298648" calcext:value-type="float">
            <text:p>6919946.74298648</text:p>
          </table:table-cell>
          <table:table-cell/>
        </table:table-row>
        <table:table-row table:style-name="ro1">
          <table:table-cell office:value-type="float" office:value="285431" calcext:value-type="float">
            <text:p>285431</text:p>
          </table:table-cell>
          <table:table-cell office:value-type="float" office:value="550877" calcext:value-type="float">
            <text:p>550877</text:p>
          </table:table-cell>
          <table:table-cell table:formula="of:=[.B444]*LN([.A444])" office:value-type="float" office:value="6919982.2383433" calcext:value-type="float">
            <text:p>6919982.2383433</text:p>
          </table:table-cell>
          <table:table-cell/>
        </table:table-row>
        <table:table-row table:style-name="ro1">
          <table:table-cell office:value-type="float" office:value="454098" calcext:value-type="float">
            <text:p>454098</text:p>
          </table:table-cell>
          <table:table-cell office:value-type="float" office:value="531234" calcext:value-type="float">
            <text:p>531234</text:p>
          </table:table-cell>
          <table:table-cell table:formula="of:=[.B445]*LN([.A445])" office:value-type="float" office:value="6919890.37406081" calcext:value-type="float">
            <text:p>6919890.37406081</text:p>
          </table:table-cell>
          <table:table-cell/>
        </table:table-row>
        <table:table-row table:style-name="ro1">
          <table:table-cell office:value-type="float" office:value="823910" calcext:value-type="float">
            <text:p>823910</text:p>
          </table:table-cell>
          <table:table-cell office:value-type="float" office:value="508003" calcext:value-type="float">
            <text:p>508003</text:p>
          </table:table-cell>
          <table:table-cell table:formula="of:=[.B446]*LN([.A446])" office:value-type="float" office:value="6919923.68789941" calcext:value-type="float">
            <text:p>6919923.68789941</text:p>
          </table:table-cell>
          <table:table-cell/>
        </table:table-row>
        <table:table-row table:style-name="ro1">
          <table:table-cell office:value-type="float" office:value="318493" calcext:value-type="float">
            <text:p>318493</text:p>
          </table:table-cell>
          <table:table-cell office:value-type="float" office:value="546112" calcext:value-type="float">
            <text:p>546112</text:p>
          </table:table-cell>
          <table:table-cell table:formula="of:=[.B447]*LN([.A447])" office:value-type="float" office:value="6919979.44539593" calcext:value-type="float">
            <text:p>6919979.44539593</text:p>
          </table:table-cell>
          <table:table-cell/>
        </table:table-row>
        <table:table-row table:style-name="ro1">
          <table:table-cell office:value-type="float" office:value="766067" calcext:value-type="float">
            <text:p>766067</text:p>
          </table:table-cell>
          <table:table-cell office:value-type="float" office:value="510730" calcext:value-type="float">
            <text:p>510730</text:p>
          </table:table-cell>
          <table:table-cell table:formula="of:=[.B448]*LN([.A448])" office:value-type="float" office:value="6919893.49343886" calcext:value-type="float">
            <text:p>6919893.49343886</text:p>
          </table:table-cell>
          <table:table-cell/>
        </table:table-row>
        <table:table-row table:style-name="ro1">
          <table:table-cell office:value-type="float" office:value="261277" calcext:value-type="float">
            <text:p>261277</text:p>
          </table:table-cell>
          <table:table-cell office:value-type="float" office:value="554775" calcext:value-type="float">
            <text:p>554775</text:p>
          </table:table-cell>
          <table:table-cell table:formula="of:=[.B449]*LN([.A449])" office:value-type="float" office:value="6919895.21584693" calcext:value-type="float">
            <text:p>6919895.21584693</text:p>
          </table:table-cell>
          <table:table-cell/>
        </table:table-row>
        <table:table-row table:style-name="ro1">
          <table:table-cell office:value-type="float" office:value="421530" calcext:value-type="float">
            <text:p>421530</text:p>
          </table:table-cell>
          <table:table-cell office:value-type="float" office:value="534289" calcext:value-type="float">
            <text:p>534289</text:p>
          </table:table-cell>
          <table:table-cell table:formula="of:=[.B450]*LN([.A450])" office:value-type="float" office:value="6919922.11165535" calcext:value-type="float">
            <text:p>6919922.11165535</text:p>
          </table:table-cell>
          <table:table-cell/>
        </table:table-row>
        <table:table-row table:style-name="ro1">
          <table:table-cell office:value-type="float" office:value="694130" calcext:value-type="float">
            <text:p>694130</text:p>
          </table:table-cell>
          <table:table-cell office:value-type="float" office:value="514478" calcext:value-type="float">
            <text:p>514478</text:p>
          </table:table-cell>
          <table:table-cell table:formula="of:=[.B451]*LN([.A451])" office:value-type="float" office:value="6919942.37265238" calcext:value-type="float">
            <text:p>6919942.37265238</text:p>
          </table:table-cell>
          <table:table-cell/>
        </table:table-row>
        <table:table-row table:style-name="ro1">
          <table:table-cell office:value-type="float" office:value="120439" calcext:value-type="float">
            <text:p>120439</text:p>
          </table:table-cell>
          <table:table-cell office:value-type="float" office:value="591498" calcext:value-type="float">
            <text:p>591498</text:p>
          </table:table-cell>
          <table:table-cell table:formula="of:=[.B452]*LN([.A452])" office:value-type="float" office:value="6919875.17122851" calcext:value-type="float">
            <text:p>6919875.17122851</text:p>
          </table:table-cell>
          <table:table-cell/>
        </table:table-row>
        <table:table-row table:style-name="ro1">
          <table:table-cell office:value-type="float" office:value="213308" calcext:value-type="float">
            <text:p>213308</text:p>
          </table:table-cell>
          <table:table-cell office:value-type="float" office:value="563949" calcext:value-type="float">
            <text:p>563949</text:p>
          </table:table-cell>
          <table:table-cell table:formula="of:=[.B453]*LN([.A453])" office:value-type="float" office:value="6919931.92391076" calcext:value-type="float">
            <text:p>6919931.92391076</text:p>
          </table:table-cell>
          <table:table-cell/>
        </table:table-row>
        <table:table-row table:style-name="ro1">
          <table:table-cell office:value-type="float" office:value="854063" calcext:value-type="float">
            <text:p>854063</text:p>
          </table:table-cell>
          <table:table-cell office:value-type="float" office:value="506662" calcext:value-type="float">
            <text:p>506662</text:p>
          </table:table-cell>
          <table:table-cell table:formula="of:=[.B454]*LN([.A454])" office:value-type="float" office:value="6919868.11899329" calcext:value-type="float">
            <text:p>6919868.11899329</text:p>
          </table:table-cell>
          <table:table-cell/>
        </table:table-row>
        <table:table-row table:style-name="ro1">
          <table:table-cell office:value-type="float" office:value="365255" calcext:value-type="float">
            <text:p>365255</text:p>
          </table:table-cell>
          <table:table-cell office:value-type="float" office:value="540263" calcext:value-type="float">
            <text:p>540263</text:p>
          </table:table-cell>
          <table:table-cell table:formula="of:=[.B455]*LN([.A455])" office:value-type="float" office:value="6919878.14645546" calcext:value-type="float">
            <text:p>6919878.14645546</text:p>
          </table:table-cell>
          <table:table-cell/>
        </table:table-row>
        <table:table-row table:style-name="ro1">
          <table:table-cell office:value-type="float" office:value="165437" calcext:value-type="float">
            <text:p>165437</text:p>
          </table:table-cell>
          <table:table-cell office:value-type="float" office:value="575872" calcext:value-type="float">
            <text:p>575872</text:p>
          </table:table-cell>
          <table:table-cell table:formula="of:=[.B456]*LN([.A456])" office:value-type="float" office:value="6919877.0520708" calcext:value-type="float">
            <text:p>6919877.0520708</text:p>
          </table:table-cell>
          <table:table-cell/>
        </table:table-row>
        <table:table-row table:style-name="ro1">
          <table:table-cell office:value-type="float" office:value="662240" calcext:value-type="float">
            <text:p>662240</text:p>
          </table:table-cell>
          <table:table-cell office:value-type="float" office:value="516281" calcext:value-type="float">
            <text:p>516281</text:p>
          </table:table-cell>
          <table:table-cell table:formula="of:=[.B457]*LN([.A457])" office:value-type="float" office:value="6919912.13711226" calcext:value-type="float">
            <text:p>6919912.13711226</text:p>
          </table:table-cell>
          <table:table-cell/>
        </table:table-row>
        <table:table-row table:style-name="ro1">
          <table:table-cell office:value-type="float" office:value="289970" calcext:value-type="float">
            <text:p>289970</text:p>
          </table:table-cell>
          <table:table-cell office:value-type="float" office:value="550181" calcext:value-type="float">
            <text:p>550181</text:p>
          </table:table-cell>
          <table:table-cell table:formula="of:=[.B458]*LN([.A458])" office:value-type="float" office:value="6919919.54501206" calcext:value-type="float">
            <text:p>6919919.54501206</text:p>
          </table:table-cell>
          <table:table-cell/>
        </table:table-row>
        <table:table-row table:style-name="ro1">
          <table:table-cell office:value-type="float" office:value="847977" calcext:value-type="float">
            <text:p>847977</text:p>
          </table:table-cell>
          <table:table-cell office:value-type="float" office:value="506933" calcext:value-type="float">
            <text:p>506933</text:p>
          </table:table-cell>
          <table:table-cell table:formula="of:=[.B459]*LN([.A459])" office:value-type="float" office:value="6919944.06663566" calcext:value-type="float">
            <text:p>6919944.06663566</text:p>
          </table:table-cell>
          <table:table-cell/>
        </table:table-row>
        <table:table-row table:style-name="ro1">
          <table:table-cell office:value-type="float" office:value="546083" calcext:value-type="float">
            <text:p>546083</text:p>
          </table:table-cell>
          <table:table-cell office:value-type="float" office:value="523816" calcext:value-type="float">
            <text:p>523816</text:p>
          </table:table-cell>
          <table:table-cell table:formula="of:=[.B460]*LN([.A460])" office:value-type="float" office:value="6919885.02226938" calcext:value-type="float">
            <text:p>6919885.02226938</text:p>
          </table:table-cell>
          <table:table-cell/>
        </table:table-row>
        <table:table-row table:style-name="ro1">
          <table:table-cell office:value-type="float" office:value="413252" calcext:value-type="float">
            <text:p>413252</text:p>
          </table:table-cell>
          <table:table-cell office:value-type="float" office:value="535113" calcext:value-type="float">
            <text:p>535113</text:p>
          </table:table-cell>
          <table:table-cell table:formula="of:=[.B461]*LN([.A461])" office:value-type="float" office:value="6919981.17246864" calcext:value-type="float">
            <text:p>6919981.17246864</text:p>
          </table:table-cell>
          <table:table-cell/>
        </table:table-row>
        <table:table-row table:style-name="ro1">
          <table:table-cell office:value-type="float" office:value="975829" calcext:value-type="float">
            <text:p>975829</text:p>
          </table:table-cell>
          <table:table-cell office:value-type="float" office:value="501767" calcext:value-type="float">
            <text:p>501767</text:p>
          </table:table-cell>
          <table:table-cell table:formula="of:=[.B462]*LN([.A462])" office:value-type="float" office:value="6919890.09491745" calcext:value-type="float">
            <text:p>6919890.09491745</text:p>
          </table:table-cell>
          <table:table-cell/>
        </table:table-row>
        <table:table-row table:style-name="ro1">
          <table:table-cell office:value-type="float" office:value="361540" calcext:value-type="float">
            <text:p>361540</text:p>
          </table:table-cell>
          <table:table-cell office:value-type="float" office:value="540701" calcext:value-type="float">
            <text:p>540701</text:p>
          </table:table-cell>
          <table:table-cell table:formula="of:=[.B463]*LN([.A463])" office:value-type="float" office:value="6919960.58854871" calcext:value-type="float">
            <text:p>6919960.58854871</text:p>
          </table:table-cell>
          <table:table-cell/>
        </table:table-row>
        <table:table-row table:style-name="ro1">
          <table:table-cell office:value-type="float" office:value="235522" calcext:value-type="float">
            <text:p>235522</text:p>
          </table:table-cell>
          <table:table-cell office:value-type="float" office:value="559435" calcext:value-type="float">
            <text:p>559435</text:p>
          </table:table-cell>
          <table:table-cell table:formula="of:=[.B464]*LN([.A464])" office:value-type="float" office:value="6919964.5783697" calcext:value-type="float">
            <text:p>6919964.5783697</text:p>
          </table:table-cell>
          <table:table-cell/>
        </table:table-row>
        <table:table-row table:style-name="ro1">
          <table:table-cell office:value-type="float" office:value="224643" calcext:value-type="float">
            <text:p>224643</text:p>
          </table:table-cell>
          <table:table-cell office:value-type="float" office:value="561577" calcext:value-type="float">
            <text:p>561577</text:p>
          </table:table-cell>
          <table:table-cell table:formula="of:=[.B465]*LN([.A465])" office:value-type="float" office:value="6919902.15873025" calcext:value-type="float">
            <text:p>6919902.15873025</text:p>
          </table:table-cell>
          <table:table-cell/>
        </table:table-row>
        <table:table-row table:style-name="ro1">
          <table:table-cell office:value-type="float" office:value="736350" calcext:value-type="float">
            <text:p>736350</text:p>
          </table:table-cell>
          <table:table-cell office:value-type="float" office:value="512229" calcext:value-type="float">
            <text:p>512229</text:p>
          </table:table-cell>
          <table:table-cell table:formula="of:=[.B466]*LN([.A466])" office:value-type="float" office:value="6919937.61054465" calcext:value-type="float">
            <text:p>6919937.61054465</text:p>
          </table:table-cell>
          <table:table-cell/>
        </table:table-row>
        <table:table-row table:style-name="ro1">
          <table:table-cell office:value-type="float" office:value="328303" calcext:value-type="float">
            <text:p>328303</text:p>
          </table:table-cell>
          <table:table-cell office:value-type="float" office:value="544808" calcext:value-type="float">
            <text:p>544808</text:p>
          </table:table-cell>
          <table:table-cell table:formula="of:=[.B467]*LN([.A467])" office:value-type="float" office:value="6919983.5466698" calcext:value-type="float">
            <text:p>6919983.5466698</text:p>
          </table:table-cell>
          <table:table-cell/>
        </table:table-row>
        <table:table-row table:style-name="ro1">
          <table:table-cell office:value-type="float" office:value="35022" calcext:value-type="float">
            <text:p>35022</text:p>
          </table:table-cell>
          <table:table-cell office:value-type="float" office:value="661330" calcext:value-type="float">
            <text:p>661330</text:p>
          </table:table-cell>
          <table:table-cell table:formula="of:=[.B468]*LN([.A468])" office:value-type="float" office:value="6919979.69470521" calcext:value-type="float">
            <text:p>6919979.69470521</text:p>
          </table:table-cell>
          <table:table-cell/>
        </table:table-row>
        <table:table-row table:style-name="ro1">
          <table:table-cell office:value-type="float" office:value="307838" calcext:value-type="float">
            <text:p>307838</text:p>
          </table:table-cell>
          <table:table-cell office:value-type="float" office:value="547578" calcext:value-type="float">
            <text:p>547578</text:p>
          </table:table-cell>
          <table:table-cell table:formula="of:=[.B469]*LN([.A469])" office:value-type="float" office:value="6919923.31154046" calcext:value-type="float">
            <text:p>6919923.31154046</text:p>
          </table:table-cell>
          <table:table-cell/>
        </table:table-row>
        <table:table-row table:style-name="ro1">
          <table:table-cell office:value-type="float" office:value="474366" calcext:value-type="float">
            <text:p>474366</text:p>
          </table:table-cell>
          <table:table-cell office:value-type="float" office:value="529458" calcext:value-type="float">
            <text:p>529458</text:p>
          </table:table-cell>
          <table:table-cell table:formula="of:=[.B470]*LN([.A470])" office:value-type="float" office:value="6919875.46487422" calcext:value-type="float">
            <text:p>6919875.46487422</text:p>
          </table:table-cell>
          <table:table-cell/>
        </table:table-row>
        <table:table-row table:style-name="ro1">
          <table:table-cell office:value-type="float" office:value="873755" calcext:value-type="float">
            <text:p>873755</text:p>
          </table:table-cell>
          <table:table-cell office:value-type="float" office:value="505819" calcext:value-type="float">
            <text:p>505819</text:p>
          </table:table-cell>
          <table:table-cell table:formula="of:=[.B471]*LN([.A471])" office:value-type="float" office:value="6919884.79874868" calcext:value-type="float">
            <text:p>6919884.79874868</text:p>
          </table:table-cell>
          <table:table-cell/>
        </table:table-row>
        <table:table-row table:style-name="ro1">
          <table:table-cell office:value-type="float" office:value="73978" calcext:value-type="float">
            <text:p>73978</text:p>
          </table:table-cell>
          <table:table-cell office:value-type="float" office:value="617220" calcext:value-type="float">
            <text:p>617220</text:p>
          </table:table-cell>
          <table:table-cell table:formula="of:=[.B472]*LN([.A472])" office:value-type="float" office:value="6919976.24500088" calcext:value-type="float">
            <text:p>6919976.24500088</text:p>
          </table:table-cell>
          <table:table-cell/>
        </table:table-row>
        <table:table-row table:style-name="ro1">
          <table:table-cell office:value-type="float" office:value="827387" calcext:value-type="float">
            <text:p>827387</text:p>
          </table:table-cell>
          <table:table-cell office:value-type="float" office:value="507845" calcext:value-type="float">
            <text:p>507845</text:p>
          </table:table-cell>
          <table:table-cell table:formula="of:=[.B473]*LN([.A473])" office:value-type="float" office:value="6919910.09876464" calcext:value-type="float">
            <text:p>6919910.09876464</text:p>
          </table:table-cell>
          <table:table-cell/>
        </table:table-row>
        <table:table-row table:style-name="ro1">
          <table:table-cell office:value-type="float" office:value="670830" calcext:value-type="float">
            <text:p>670830</text:p>
          </table:table-cell>
          <table:table-cell office:value-type="float" office:value="515791" calcext:value-type="float">
            <text:p>515791</text:p>
          </table:table-cell>
          <table:table-cell table:formula="of:=[.B474]*LN([.A474])" office:value-type="float" office:value="6919991.85117015" calcext:value-type="float">
            <text:p>6919991.85117015</text:p>
          </table:table-cell>
          <table:table-cell/>
        </table:table-row>
        <table:table-row table:style-name="ro1">
          <table:table-cell office:value-type="float" office:value="326511" calcext:value-type="float">
            <text:p>326511</text:p>
          </table:table-cell>
          <table:table-cell office:value-type="float" office:value="545034" calcext:value-type="float">
            <text:p>545034</text:p>
          </table:table-cell>
          <table:table-cell table:formula="of:=[.B475]*LN([.A475])" office:value-type="float" office:value="6919870.98163854" calcext:value-type="float">
            <text:p>6919870.98163854</text:p>
          </table:table-cell>
          <table:table-cell/>
        </table:table-row>
        <table:table-row table:style-name="ro1">
          <table:table-cell office:value-type="float" office:value="309909" calcext:value-type="float">
            <text:p>309909</text:p>
          </table:table-cell>
          <table:table-cell office:value-type="float" office:value="547285" calcext:value-type="float">
            <text:p>547285</text:p>
          </table:table-cell>
          <table:table-cell table:formula="of:=[.B476]*LN([.A476])" office:value-type="float" office:value="6919890.13947004" calcext:value-type="float">
            <text:p>6919890.13947004</text:p>
          </table:table-cell>
          <table:table-cell/>
        </table:table-row>
        <table:table-row table:style-name="ro1">
          <table:table-cell office:value-type="float" office:value="400970" calcext:value-type="float">
            <text:p>400970</text:p>
          </table:table-cell>
          <table:table-cell office:value-type="float" office:value="536363" calcext:value-type="float">
            <text:p>536363</text:p>
          </table:table-cell>
          <table:table-cell table:formula="of:=[.B477]*LN([.A477])" office:value-type="float" office:value="6919963.34932632" calcext:value-type="float">
            <text:p>6919963.34932632</text:p>
          </table:table-cell>
          <table:table-cell/>
        </table:table-row>
        <table:table-row table:style-name="ro1">
          <table:table-cell office:value-type="float" office:value="884827" calcext:value-type="float">
            <text:p>884827</text:p>
          </table:table-cell>
          <table:table-cell office:value-type="float" office:value="505352" calcext:value-type="float">
            <text:p>505352</text:p>
          </table:table-cell>
          <table:table-cell table:formula="of:=[.B478]*LN([.A478])" office:value-type="float" office:value="6919859.43734442" calcext:value-type="float">
            <text:p>6919859.43734442</text:p>
          </table:table-cell>
          <table:table-cell/>
        </table:table-row>
        <table:table-row table:style-name="ro1">
          <table:table-cell office:value-type="float" office:value="718307" calcext:value-type="float">
            <text:p>718307</text:p>
          </table:table-cell>
          <table:table-cell office:value-type="float" office:value="513175" calcext:value-type="float">
            <text:p>513175</text:p>
          </table:table-cell>
          <table:table-cell table:formula="of:=[.B479]*LN([.A479])" office:value-type="float" office:value="6919986.46111414" calcext:value-type="float">
            <text:p>6919986.46111414</text:p>
          </table:table-cell>
          <table:table-cell/>
        </table:table-row>
        <table:table-row table:style-name="ro1">
          <table:table-cell office:value-type="float" office:value="28462" calcext:value-type="float">
            <text:p>28462</text:p>
          </table:table-cell>
          <table:table-cell office:value-type="float" office:value="674699" calcext:value-type="float">
            <text:p>674699</text:p>
          </table:table-cell>
          <table:table-cell table:formula="of:=[.B480]*LN([.A480])" office:value-type="float" office:value="6919932.31782132" calcext:value-type="float">
            <text:p>6919932.31782132</text:p>
          </table:table-cell>
          <table:table-cell/>
        </table:table-row>
        <table:table-row table:style-name="ro1">
          <table:table-cell office:value-type="float" office:value="599384" calcext:value-type="float">
            <text:p>599384</text:p>
          </table:table-cell>
          <table:table-cell office:value-type="float" office:value="520150" calcext:value-type="float">
            <text:p>520150</text:p>
          </table:table-cell>
          <table:table-cell table:formula="of:=[.B481]*LN([.A481])" office:value-type="float" office:value="6919897.57353819" calcext:value-type="float">
            <text:p>6919897.57353819</text:p>
          </table:table-cell>
          <table:table-cell/>
        </table:table-row>
        <table:table-row table:style-name="ro1">
          <table:table-cell office:value-type="float" office:value="253565" calcext:value-type="float">
            <text:p>253565</text:p>
          </table:table-cell>
          <table:table-cell office:value-type="float" office:value="556111" calcext:value-type="float">
            <text:p>556111</text:p>
          </table:table-cell>
          <table:table-cell table:formula="of:=[.B482]*LN([.A482])" office:value-type="float" office:value="6919897.98122589" calcext:value-type="float">
            <text:p>6919897.98122589</text:p>
          </table:table-cell>
          <table:table-cell/>
        </table:table-row>
        <table:table-row table:style-name="ro1">
          <table:table-cell office:value-type="float" office:value="284009" calcext:value-type="float">
            <text:p>284009</text:p>
          </table:table-cell>
          <table:table-cell office:value-type="float" office:value="551093" calcext:value-type="float">
            <text:p>551093</text:p>
          </table:table-cell>
          <table:table-cell table:formula="of:=[.B483]*LN([.A483])" office:value-type="float" office:value="6919943.20372915" calcext:value-type="float">
            <text:p>6919943.20372915</text:p>
          </table:table-cell>
          <table:table-cell/>
        </table:table-row>
        <table:table-row table:style-name="ro1">
          <table:table-cell office:value-type="float" office:value="343403" calcext:value-type="float">
            <text:p>343403</text:p>
          </table:table-cell>
          <table:table-cell office:value-type="float" office:value="542876" calcext:value-type="float">
            <text:p>542876</text:p>
          </table:table-cell>
          <table:table-cell table:formula="of:=[.B484]*LN([.A484])" office:value-type="float" office:value="6919855.77438579" calcext:value-type="float">
            <text:p>6919855.77438579</text:p>
          </table:table-cell>
          <table:table-cell/>
        </table:table-row>
        <table:table-row table:style-name="ro1">
          <table:table-cell office:value-type="float" office:value="446557" calcext:value-type="float">
            <text:p>446557</text:p>
          </table:table-cell>
          <table:table-cell office:value-type="float" office:value="531921" calcext:value-type="float">
            <text:p>531921</text:p>
          </table:table-cell>
          <table:table-cell table:formula="of:=[.B485]*LN([.A485])" office:value-type="float" office:value="6919931.74348177" calcext:value-type="float">
            <text:p>6919931.74348177</text:p>
          </table:table-cell>
          <table:table-cell/>
        </table:table-row>
        <table:table-row table:style-name="ro1">
          <table:table-cell office:value-type="float" office:value="992372" calcext:value-type="float">
            <text:p>992372</text:p>
          </table:table-cell>
          <table:table-cell office:value-type="float" office:value="501160" calcext:value-type="float">
            <text:p>501160</text:p>
          </table:table-cell>
          <table:table-cell table:formula="of:=[.B486]*LN([.A486])" office:value-type="float" office:value="6919943.76783257" calcext:value-type="float">
            <text:p>6919943.76783257</text:p>
          </table:table-cell>
          <table:table-cell/>
        </table:table-row>
        <table:table-row table:style-name="ro1">
          <table:table-cell office:value-type="float" office:value="961601" calcext:value-type="float">
            <text:p>961601</text:p>
          </table:table-cell>
          <table:table-cell office:value-type="float" office:value="502308" calcext:value-type="float">
            <text:p>502308</text:p>
          </table:table-cell>
          <table:table-cell table:formula="of:=[.B487]*LN([.A487])" office:value-type="float" office:value="6919973.26841725" calcext:value-type="float">
            <text:p>6919973.26841725</text:p>
          </table:table-cell>
          <table:table-cell/>
        </table:table-row>
        <table:table-row table:style-name="ro1">
          <table:table-cell office:value-type="float" office:value="696629" calcext:value-type="float">
            <text:p>696629</text:p>
          </table:table-cell>
          <table:table-cell office:value-type="float" office:value="514342" calcext:value-type="float">
            <text:p>514342</text:p>
          </table:table-cell>
          <table:table-cell table:formula="of:=[.B488]*LN([.A488])" office:value-type="float" office:value="6919961.5199756" calcext:value-type="float">
            <text:p>6919961.5199756</text:p>
          </table:table-cell>
          <table:table-cell/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float" office:value="503945" calcext:value-type="float">
            <text:p>503945</text:p>
          </table:table-cell>
          <table:table-cell table:formula="of:=[.B489]*LN([.A489])" office:value-type="float" office:value="6919984.04357873" calcext:value-type="float">
            <text:p>6919984.04357873</text:p>
          </table:table-cell>
          <table:table-cell/>
        </table:table-row>
        <table:table-row table:style-name="ro1">
          <table:table-cell office:value-type="float" office:value="894709" calcext:value-type="float">
            <text:p>894709</text:p>
          </table:table-cell>
          <table:table-cell office:value-type="float" office:value="504944" calcext:value-type="float">
            <text:p>504944</text:p>
          </table:table-cell>
          <table:table-cell table:formula="of:=[.B490]*LN([.A490])" office:value-type="float" office:value="6919880.73317196" calcext:value-type="float">
            <text:p>6919880.73317196</text:p>
          </table:table-cell>
          <table:table-cell/>
        </table:table-row>
        <table:table-row table:style-name="ro1">
          <table:table-cell office:value-type="float" office:value="892201" calcext:value-type="float">
            <text:p>892201</text:p>
          </table:table-cell>
          <table:table-cell office:value-type="float" office:value="505051" calcext:value-type="float">
            <text:p>505051</text:p>
          </table:table-cell>
          <table:table-cell table:formula="of:=[.B491]*LN([.A491])" office:value-type="float" office:value="6919929.36864565" calcext:value-type="float">
            <text:p>6919929.36864565</text:p>
          </table:table-cell>
          <table:table-cell/>
        </table:table-row>
        <table:table-row table:style-name="ro1">
          <table:table-cell office:value-type="float" office:value="358160" calcext:value-type="float">
            <text:p>358160</text:p>
          </table:table-cell>
          <table:table-cell office:value-type="float" office:value="541097" calcext:value-type="float">
            <text:p>541097</text:p>
          </table:table-cell>
          <table:table-cell table:formula="of:=[.B492]*LN([.A492])" office:value-type="float" office:value="6919946.19257094" calcext:value-type="float">
            <text:p>6919946.19257094</text:p>
          </table:table-cell>
          <table:table-cell/>
        </table:table-row>
        <table:table-row table:style-name="ro1">
          <table:table-cell office:value-type="float" office:value="448503" calcext:value-type="float">
            <text:p>448503</text:p>
          </table:table-cell>
          <table:table-cell office:value-type="float" office:value="531745" calcext:value-type="float">
            <text:p>531745</text:p>
          </table:table-cell>
          <table:table-cell table:formula="of:=[.B493]*LN([.A493])" office:value-type="float" office:value="6919954.29947681" calcext:value-type="float">
            <text:p>6919954.29947681</text:p>
          </table:table-cell>
          <table:table-cell/>
        </table:table-row>
        <table:table-row table:style-name="ro1">
          <table:table-cell office:value-type="float" office:value="832156" calcext:value-type="float">
            <text:p>832156</text:p>
          </table:table-cell>
          <table:table-cell office:value-type="float" office:value="507636" calcext:value-type="float">
            <text:p>507636</text:p>
          </table:table-cell>
          <table:table-cell table:formula="of:=[.B494]*LN([.A494])" office:value-type="float" office:value="6919979.83655792" calcext:value-type="float">
            <text:p>6919979.83655792</text:p>
          </table:table-cell>
          <table:table-cell/>
        </table:table-row>
        <table:table-row table:style-name="ro1">
          <table:table-cell office:value-type="float" office:value="920045" calcext:value-type="float">
            <text:p>920045</text:p>
          </table:table-cell>
          <table:table-cell office:value-type="float" office:value="503924" calcext:value-type="float">
            <text:p>503924</text:p>
          </table:table-cell>
          <table:table-cell table:formula="of:=[.B495]*LN([.A495])" office:value-type="float" office:value="6919973.99636231" calcext:value-type="float">
            <text:p>6919973.99636231</text:p>
          </table:table-cell>
          <table:table-cell/>
        </table:table-row>
        <table:table-row table:style-name="ro1">
          <table:table-cell office:value-type="float" office:value="926137" calcext:value-type="float">
            <text:p>926137</text:p>
          </table:table-cell>
          <table:table-cell office:value-type="float" office:value="503675" calcext:value-type="float">
            <text:p>503675</text:p>
          </table:table-cell>
          <table:table-cell table:formula="of:=[.B496]*LN([.A496])" office:value-type="float" office:value="6919878.73255648" calcext:value-type="float">
            <text:p>6919878.73255648</text:p>
          </table:table-cell>
          <table:table-cell/>
        </table:table-row>
        <table:table-row table:style-name="ro1">
          <table:table-cell office:value-type="float" office:value="416754" calcext:value-type="float">
            <text:p>416754</text:p>
          </table:table-cell>
          <table:table-cell office:value-type="float" office:value="534757" calcext:value-type="float">
            <text:p>534757</text:p>
          </table:table-cell>
          <table:table-cell table:formula="of:=[.B497]*LN([.A497])" office:value-type="float" office:value="6919890.01718647" calcext:value-type="float">
            <text:p>6919890.01718647</text:p>
          </table:table-cell>
          <table:table-cell/>
        </table:table-row>
        <table:table-row table:style-name="ro1">
          <table:table-cell office:value-type="float" office:value="254422" calcext:value-type="float">
            <text:p>254422</text:p>
          </table:table-cell>
          <table:table-cell office:value-type="float" office:value="555966" calcext:value-type="float">
            <text:p>555966</text:p>
          </table:table-cell>
          <table:table-cell table:formula="of:=[.B498]*LN([.A498])" office:value-type="float" office:value="6919969.57960539" calcext:value-type="float">
            <text:p>6919969.57960539</text:p>
          </table:table-cell>
          <table:table-cell/>
        </table:table-row>
        <table:table-row table:style-name="ro1">
          <table:table-cell office:value-type="float" office:value="92498" calcext:value-type="float">
            <text:p>92498</text:p>
          </table:table-cell>
          <table:table-cell office:value-type="float" office:value="605151" calcext:value-type="float">
            <text:p>605151</text:p>
          </table:table-cell>
          <table:table-cell table:formula="of:=[.B499]*LN([.A499])" office:value-type="float" office:value="6919866.76878286" calcext:value-type="float">
            <text:p>6919866.76878286</text:p>
          </table:table-cell>
          <table:table-cell/>
        </table:table-row>
        <table:table-row table:style-name="ro1">
          <table:table-cell office:value-type="float" office:value="826833" calcext:value-type="float">
            <text:p>826833</text:p>
          </table:table-cell>
          <table:table-cell office:value-type="float" office:value="507873" calcext:value-type="float">
            <text:p>507873</text:p>
          </table:table-cell>
          <table:table-cell table:formula="of:=[.B500]*LN([.A500])" office:value-type="float" office:value="6919951.45313814" calcext:value-type="float">
            <text:p>6919951.45313814</text:p>
          </table:table-cell>
          <table:table-cell/>
        </table:table-row>
        <table:table-row table:style-name="ro1">
          <table:table-cell office:value-type="float" office:value="660716" calcext:value-type="float">
            <text:p>660716</text:p>
          </table:table-cell>
          <table:table-cell office:value-type="float" office:value="516371" calcext:value-type="float">
            <text:p>516371</text:p>
          </table:table-cell>
          <table:table-cell table:formula="of:=[.B501]*LN([.A501])" office:value-type="float" office:value="6919928.75767165" calcext:value-type="float">
            <text:p>6919928.75767165</text:p>
          </table:table-cell>
          <table:table-cell/>
        </table:table-row>
        <table:table-row table:style-name="ro1">
          <table:table-cell office:value-type="float" office:value="689335" calcext:value-type="float">
            <text:p>689335</text:p>
          </table:table-cell>
          <table:table-cell office:value-type="float" office:value="514746" calcext:value-type="float">
            <text:p>514746</text:p>
          </table:table-cell>
          <table:table-cell table:formula="of:=[.B502]*LN([.A502])" office:value-type="float" office:value="6919978.9169317" calcext:value-type="float">
            <text:p>6919978.9169317</text:p>
          </table:table-cell>
          <table:table-cell/>
        </table:table-row>
        <table:table-row table:style-name="ro1">
          <table:table-cell office:value-type="float" office:value="160045" calcext:value-type="float">
            <text:p>160045</text:p>
          </table:table-cell>
          <table:table-cell office:value-type="float" office:value="577467" calcext:value-type="float">
            <text:p>577467</text:p>
          </table:table-cell>
          <table:table-cell table:formula="of:=[.B503]*LN([.A503])" office:value-type="float" office:value="6919908.50500837" calcext:value-type="float">
            <text:p>6919908.50500837</text:p>
          </table:table-cell>
          <table:table-cell/>
        </table:table-row>
        <table:table-row table:style-name="ro1">
          <table:table-cell office:value-type="float" office:value="814642" calcext:value-type="float">
            <text:p>814642</text:p>
          </table:table-cell>
          <table:table-cell office:value-type="float" office:value="508425" calcext:value-type="float">
            <text:p>508425</text:p>
          </table:table-cell>
          <table:table-cell table:formula="of:=[.B504]*LN([.A504])" office:value-type="float" office:value="6919920.51242624" calcext:value-type="float">
            <text:p>6919920.51242624</text:p>
          </table:table-cell>
          <table:table-cell/>
        </table:table-row>
        <table:table-row table:style-name="ro1">
          <table:table-cell office:value-type="float" office:value="969939" calcext:value-type="float">
            <text:p>969939</text:p>
          </table:table-cell>
          <table:table-cell office:value-type="float" office:value="501993" calcext:value-type="float">
            <text:p>501993</text:p>
          </table:table-cell>
          <table:table-cell table:formula="of:=[.B505]*LN([.A505])" office:value-type="float" office:value="6919967.71295667" calcext:value-type="float">
            <text:p>6919967.71295667</text:p>
          </table:table-cell>
          <table:table-cell/>
        </table:table-row>
        <table:table-row table:style-name="ro1">
          <table:table-cell office:value-type="float" office:value="242856" calcext:value-type="float">
            <text:p>242856</text:p>
          </table:table-cell>
          <table:table-cell office:value-type="float" office:value="558047" calcext:value-type="float">
            <text:p>558047</text:p>
          </table:table-cell>
          <table:table-cell table:formula="of:=[.B506]*LN([.A506])" office:value-type="float" office:value="6919907.7769012" calcext:value-type="float">
            <text:p>6919907.7769012</text:p>
          </table:table-cell>
          <table:table-cell/>
        </table:table-row>
        <table:table-row table:style-name="ro1">
          <table:table-cell office:value-type="float" office:value="76302" calcext:value-type="float">
            <text:p>76302</text:p>
          </table:table-cell>
          <table:table-cell office:value-type="float" office:value="615517" calcext:value-type="float">
            <text:p>615517</text:p>
          </table:table-cell>
          <table:table-cell table:formula="of:=[.B507]*LN([.A507])" office:value-type="float" office:value="6919921.82292794" calcext:value-type="float">
            <text:p>6919921.82292794</text:p>
          </table:table-cell>
          <table:table-cell/>
        </table:table-row>
        <table:table-row table:style-name="ro1">
          <table:table-cell office:value-type="float" office:value="472083" calcext:value-type="float">
            <text:p>472083</text:p>
          </table:table-cell>
          <table:table-cell office:value-type="float" office:value="529653" calcext:value-type="float">
            <text:p>529653</text:p>
          </table:table-cell>
          <table:table-cell table:formula="of:=[.B508]*LN([.A508])" office:value-type="float" office:value="6919868.82737645" calcext:value-type="float">
            <text:p>6919868.82737645</text:p>
          </table:table-cell>
          <table:table-cell/>
        </table:table-row>
        <table:table-row table:style-name="ro1">
          <table:table-cell office:value-type="float" office:value="587101" calcext:value-type="float">
            <text:p>587101</text:p>
          </table:table-cell>
          <table:table-cell office:value-type="float" office:value="520964" calcext:value-type="float">
            <text:p>520964</text:p>
          </table:table-cell>
          <table:table-cell table:formula="of:=[.B509]*LN([.A509])" office:value-type="float" office:value="6919939.88144396" calcext:value-type="float">
            <text:p>6919939.88144396</text:p>
          </table:table-cell>
          <table:table-cell/>
        </table:table-row>
        <table:table-row table:style-name="ro1">
          <table:table-cell office:value-type="float" office:value="99066" calcext:value-type="float">
            <text:p>99066</text:p>
          </table:table-cell>
          <table:table-cell office:value-type="float" office:value="601543" calcext:value-type="float">
            <text:p>601543</text:p>
          </table:table-cell>
          <table:table-cell table:formula="of:=[.B510]*LN([.A510])" office:value-type="float" office:value="6919874.90884409" calcext:value-type="float">
            <text:p>6919874.90884409</text:p>
          </table:table-cell>
          <table:table-cell/>
        </table:table-row>
        <table:table-row table:style-name="ro1">
          <table:table-cell office:value-type="float" office:value="498005" calcext:value-type="float">
            <text:p>498005</text:p>
          </table:table-cell>
          <table:table-cell office:value-type="float" office:value="527503" calcext:value-type="float">
            <text:p>527503</text:p>
          </table:table-cell>
          <table:table-cell table:formula="of:=[.B511]*LN([.A511])" office:value-type="float" office:value="6919977.10154792" calcext:value-type="float">
            <text:p>6919977.10154792</text:p>
          </table:table-cell>
          <table:table-cell/>
        </table:table-row>
        <table:table-row table:style-name="ro1">
          <table:table-cell office:value-type="float" office:value="709800" calcext:value-type="float">
            <text:p>709800</text:p>
          </table:table-cell>
          <table:table-cell office:value-type="float" office:value="513624" calcext:value-type="float">
            <text:p>513624</text:p>
          </table:table-cell>
          <table:table-cell table:formula="of:=[.B512]*LN([.A512])" office:value-type="float" office:value="6919921.84918277" calcext:value-type="float">
            <text:p>6919921.84918277</text:p>
          </table:table-cell>
          <table:table-cell/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513716" calcext:value-type="float">
            <text:p>513716</text:p>
          </table:table-cell>
          <table:table-cell table:formula="of:=[.B513]*LN([.A513])" office:value-type="float" office:value="6919856.94093355" calcext:value-type="float">
            <text:p>6919856.94093355</text:p>
          </table:table-cell>
          <table:table-cell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float" office:value="698134" calcext:value-type="float">
            <text:p>698134</text:p>
          </table:table-cell>
          <table:table-cell table:formula="of:=[.B514]*LN([.A514])" office:value-type="float" office:value="6919905.05155624" calcext:value-type="float">
            <text:p>6919905.05155624</text:p>
          </table:table-cell>
          <table:table-cell/>
        </table:table-row>
        <table:table-row table:style-name="ro1">
          <table:table-cell office:value-type="float" office:value="285020" calcext:value-type="float">
            <text:p>285020</text:p>
          </table:table-cell>
          <table:table-cell office:value-type="float" office:value="550936" calcext:value-type="float">
            <text:p>550936</text:p>
          </table:table-cell>
          <table:table-cell table:formula="of:=[.B515]*LN([.A515])" office:value-type="float" office:value="6919929.50222073" calcext:value-type="float">
            <text:p>6919929.50222073</text:p>
          </table:table-cell>
          <table:table-cell/>
        </table:table-row>
        <table:table-row table:style-name="ro1">
          <table:table-cell office:value-type="float" office:value="266564" calcext:value-type="float">
            <text:p>266564</text:p>
          </table:table-cell>
          <table:table-cell office:value-type="float" office:value="553891" calcext:value-type="float">
            <text:p>553891</text:p>
          </table:table-cell>
          <table:table-cell table:formula="of:=[.B516]*LN([.A516])" office:value-type="float" office:value="6919965.00540196" calcext:value-type="float">
            <text:p>6919965.00540196</text:p>
          </table:table-cell>
          <table:table-cell/>
        </table:table-row>
        <table:table-row table:style-name="ro1">
          <table:table-cell office:value-type="float" office:value="981563" calcext:value-type="float">
            <text:p>981563</text:p>
          </table:table-cell>
          <table:table-cell office:value-type="float" office:value="501557" calcext:value-type="float">
            <text:p>501557</text:p>
          </table:table-cell>
          <table:table-cell table:formula="of:=[.B517]*LN([.A517])" office:value-type="float" office:value="6919932.51465486" calcext:value-type="float">
            <text:p>6919932.51465486</text:p>
          </table:table-cell>
          <table:table-cell/>
        </table:table-row>
        <table:table-row table:style-name="ro1">
          <table:table-cell office:value-type="float" office:value="846502" calcext:value-type="float">
            <text:p>846502</text:p>
          </table:table-cell>
          <table:table-cell office:value-type="float" office:value="506991" calcext:value-type="float">
            <text:p>506991</text:p>
          </table:table-cell>
          <table:table-cell table:formula="of:=[.B518]*LN([.A518])" office:value-type="float" office:value="6919853.15670314" calcext:value-type="float">
            <text:p>6919853.1567031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90800" calcext:value-type="float">
            <text:p>1190800</text:p>
          </table:table-cell>
          <table:table-cell table:formula="of:=[.B519]*LN([.A519])" office:value-type="float" office:value="6919906.69443666" calcext:value-type="float">
            <text:p>6919906.69443666</text:p>
          </table:table-cell>
          <table:table-cell/>
        </table:table-row>
        <table:table-row table:style-name="ro1">
          <table:table-cell office:value-type="float" office:value="209268" calcext:value-type="float">
            <text:p>209268</text:p>
          </table:table-cell>
          <table:table-cell office:value-type="float" office:value="564829" calcext:value-type="float">
            <text:p>564829</text:p>
          </table:table-cell>
          <table:table-cell table:formula="of:=[.B520]*LN([.A520])" office:value-type="float" office:value="6919929.63403691" calcext:value-type="float">
            <text:p>6919929.63403691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752610" calcext:value-type="float">
            <text:p>752610</text:p>
          </table:table-cell>
          <table:table-cell table:formula="of:=[.B521]*LN([.A521])" office:value-type="float" office:value="6919961.01007725" calcext:value-type="float">
            <text:p>6919961.01007725</text:p>
          </table:table-cell>
          <table:table-cell/>
        </table:table-row>
        <table:table-row table:style-name="ro1">
          <table:table-cell office:value-type="float" office:value="996519" calcext:value-type="float">
            <text:p>996519</text:p>
          </table:table-cell>
          <table:table-cell office:value-type="float" office:value="501007" calcext:value-type="float">
            <text:p>501007</text:p>
          </table:table-cell>
          <table:table-cell table:formula="of:=[.B522]*LN([.A522])" office:value-type="float" office:value="6919920.45024298" calcext:value-type="float">
            <text:p>6919920.45024298</text:p>
          </table:table-cell>
          <table:table-cell/>
        </table:table-row>
        <table:table-row table:style-name="ro1">
          <table:table-cell office:value-type="float" office:value="410059" calcext:value-type="float">
            <text:p>410059</text:p>
          </table:table-cell>
          <table:table-cell office:value-type="float" office:value="535426" calcext:value-type="float">
            <text:p>535426</text:p>
          </table:table-cell>
          <table:table-cell table:formula="of:=[.B523]*LN([.A523])" office:value-type="float" office:value="6919875.78495701" calcext:value-type="float">
            <text:p>6919875.78495701</text:p>
          </table:table-cell>
          <table:table-cell/>
        </table:table-row>
        <table:table-row table:style-name="ro1">
          <table:table-cell office:value-type="float" office:value="432931" calcext:value-type="float">
            <text:p>432931</text:p>
          </table:table-cell>
          <table:table-cell office:value-type="float" office:value="533188" calcext:value-type="float">
            <text:p>533188</text:p>
          </table:table-cell>
          <table:table-cell table:formula="of:=[.B524]*LN([.A524])" office:value-type="float" office:value="6919891.75734435" calcext:value-type="float">
            <text:p>6919891.75734435</text:p>
          </table:table-cell>
          <table:table-cell/>
        </table:table-row>
        <table:table-row table:style-name="ro1">
          <table:table-cell office:value-type="float" office:value="848012" calcext:value-type="float">
            <text:p>848012</text:p>
          </table:table-cell>
          <table:table-cell office:value-type="float" office:value="506929" calcext:value-type="float">
            <text:p>506929</text:p>
          </table:table-cell>
          <table:table-cell table:formula="of:=[.B525]*LN([.A525])" office:value-type="float" office:value="6919910.38711332" calcext:value-type="float">
            <text:p>6919910.38711332</text:p>
          </table:table-cell>
          <table:table-cell/>
        </table:table-row>
        <table:table-row table:style-name="ro1">
          <table:table-cell office:value-type="float" office:value="966803" calcext:value-type="float">
            <text:p>966803</text:p>
          </table:table-cell>
          <table:table-cell office:value-type="float" office:value="502110" calcext:value-type="float">
            <text:p>502110</text:p>
          </table:table-cell>
          <table:table-cell table:formula="of:=[.B526]*LN([.A526])" office:value-type="float" office:value="6919954.50797851" calcext:value-type="float">
            <text:p>6919954.50797851</text:p>
          </table:table-cell>
          <table:table-cell/>
        </table:table-row>
        <table:table-row table:style-name="ro1">
          <table:table-cell office:value-type="float" office:value="983434" calcext:value-type="float">
            <text:p>983434</text:p>
          </table:table-cell>
          <table:table-cell office:value-type="float" office:value="501486" calcext:value-type="float">
            <text:p>501486</text:p>
          </table:table-cell>
          <table:table-cell table:formula="of:=[.B527]*LN([.A527])" office:value-type="float" office:value="6919907.92907438" calcext:value-type="float">
            <text:p>6919907.92907438</text:p>
          </table:table-cell>
          <table:table-cell/>
        </table:table-row>
        <table:table-row table:style-name="ro1">
          <table:table-cell office:value-type="float" office:value="160700" calcext:value-type="float">
            <text:p>160700</text:p>
          </table:table-cell>
          <table:table-cell office:value-type="float" office:value="577267" calcext:value-type="float">
            <text:p>577267</text:p>
          </table:table-cell>
          <table:table-cell table:formula="of:=[.B528]*LN([.A528])" office:value-type="float" office:value="6919869.56399098" calcext:value-type="float">
            <text:p>6919869.56399098</text:p>
          </table:table-cell>
          <table:table-cell/>
        </table:table-row>
        <table:table-row table:style-name="ro1">
          <table:table-cell office:value-type="float" office:value="504374" calcext:value-type="float">
            <text:p>504374</text:p>
          </table:table-cell>
          <table:table-cell office:value-type="float" office:value="526989" calcext:value-type="float">
            <text:p>526989</text:p>
          </table:table-cell>
          <table:table-cell table:formula="of:=[.B529]*LN([.A529])" office:value-type="float" office:value="6919931.20592412" calcext:value-type="float">
            <text:p>6919931.20592412</text:p>
          </table:table-cell>
          <table:table-cell/>
        </table:table-row>
        <table:table-row table:style-name="ro1">
          <table:table-cell office:value-type="float" office:value="832061" calcext:value-type="float">
            <text:p>832061</text:p>
          </table:table-cell>
          <table:table-cell office:value-type="float" office:value="507640" calcext:value-type="float">
            <text:p>507640</text:p>
          </table:table-cell>
          <table:table-cell table:formula="of:=[.B530]*LN([.A530])" office:value-type="float" office:value="6919976.40751472" calcext:value-type="float">
            <text:p>6919976.40751472</text:p>
          </table:table-cell>
          <table:table-cell/>
        </table:table-row>
        <table:table-row table:style-name="ro1">
          <table:table-cell office:value-type="float" office:value="392825" calcext:value-type="float">
            <text:p>392825</text:p>
          </table:table-cell>
          <table:table-cell office:value-type="float" office:value="537214" calcext:value-type="float">
            <text:p>537214</text:p>
          </table:table-cell>
          <table:table-cell table:formula="of:=[.B531]*LN([.A531])" office:value-type="float" office:value="6919917.73056712" calcext:value-type="float">
            <text:p>6919917.73056712</text:p>
          </table:table-cell>
          <table:table-cell/>
        </table:table-row>
        <table:table-row table:style-name="ro1">
          <table:table-cell office:value-type="float" office:value="443842" calcext:value-type="float">
            <text:p>443842</text:p>
          </table:table-cell>
          <table:table-cell office:value-type="float" office:value="532165" calcext:value-type="float">
            <text:p>532165</text:p>
          </table:table-cell>
          <table:table-cell table:formula="of:=[.B532]*LN([.A532])" office:value-type="float" office:value="6919860.65857182" calcext:value-type="float">
            <text:p>6919860.65857182</text:p>
          </table:table-cell>
          <table:table-cell/>
        </table:table-row>
        <table:table-row table:style-name="ro1">
          <table:table-cell office:value-type="float" office:value="440352" calcext:value-type="float">
            <text:p>440352</text:p>
          </table:table-cell>
          <table:table-cell office:value-type="float" office:value="532492" calcext:value-type="float">
            <text:p>532492</text:p>
          </table:table-cell>
          <table:table-cell table:formula="of:=[.B533]*LN([.A533])" office:value-type="float" office:value="6919909.09519213" calcext:value-type="float">
            <text:p>6919909.09519213</text:p>
          </table:table-cell>
          <table:table-cell/>
        </table:table-row>
        <table:table-row table:style-name="ro1">
          <table:table-cell office:value-type="float" office:value="745125" calcext:value-type="float">
            <text:p>745125</text:p>
          </table:table-cell>
          <table:table-cell office:value-type="float" office:value="511776" calcext:value-type="float">
            <text:p>511776</text:p>
          </table:table-cell>
          <table:table-cell table:formula="of:=[.B534]*LN([.A534])" office:value-type="float" office:value="6919880.54865523" calcext:value-type="float">
            <text:p>6919880.54865523</text:p>
          </table:table-cell>
          <table:table-cell/>
        </table:table-row>
        <table:table-row table:style-name="ro1">
          <table:table-cell office:value-type="float" office:value="13718" calcext:value-type="float">
            <text:p>13718</text:p>
          </table:table-cell>
          <table:table-cell office:value-type="float" office:value="726392" calcext:value-type="float">
            <text:p>726392</text:p>
          </table:table-cell>
          <table:table-cell table:formula="of:=[.B535]*LN([.A535])" office:value-type="float" office:value="6919947.32364531" calcext:value-type="float">
            <text:p>6919947.32364531</text:p>
          </table:table-cell>
          <table:table-cell/>
        </table:table-row>
        <table:table-row table:style-name="ro1">
          <table:table-cell office:value-type="float" office:value="661753" calcext:value-type="float">
            <text:p>661753</text:p>
          </table:table-cell>
          <table:table-cell office:value-type="float" office:value="516312" calcext:value-type="float">
            <text:p>516312</text:p>
          </table:table-cell>
          <table:table-cell table:formula="of:=[.B536]*LN([.A536])" office:value-type="float" office:value="6919947.81528068" calcext:value-type="float">
            <text:p>6919947.81528068</text:p>
          </table:table-cell>
          <table:table-cell/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619875" calcext:value-type="float">
            <text:p>619875</text:p>
          </table:table-cell>
          <table:table-cell table:formula="of:=[.B537]*LN([.A537])" office:value-type="float" office:value="6919892.73205762" calcext:value-type="float">
            <text:p>6919892.73205762</text:p>
          </table:table-cell>
          <table:table-cell/>
        </table:table-row>
        <table:table-row table:style-name="ro1">
          <table:table-cell office:value-type="float" office:value="436952" calcext:value-type="float">
            <text:p>436952</text:p>
          </table:table-cell>
          <table:table-cell office:value-type="float" office:value="532814" calcext:value-type="float">
            <text:p>532814</text:p>
          </table:table-cell>
          <table:table-cell table:formula="of:=[.B538]*LN([.A538])" office:value-type="float" office:value="6919963.71922065" calcext:value-type="float">
            <text:p>6919963.71922065</text:p>
          </table:table-cell>
          <table:table-cell/>
        </table:table-row>
        <table:table-row table:style-name="ro1">
          <table:table-cell office:value-type="float" office:value="424724" calcext:value-type="float">
            <text:p>424724</text:p>
          </table:table-cell>
          <table:table-cell office:value-type="float" office:value="533973" calcext:value-type="float">
            <text:p>533973</text:p>
          </table:table-cell>
          <table:table-cell table:formula="of:=[.B539]*LN([.A539])" office:value-type="float" office:value="6919860.13838728" calcext:value-type="float">
            <text:p>6919860.13838728</text:p>
          </table:table-cell>
          <table:table-cell/>
        </table:table-row>
        <table:table-row table:style-name="ro1">
          <table:table-cell office:value-type="float" office:value="21954" calcext:value-type="float">
            <text:p>21954</text:p>
          </table:table-cell>
          <table:table-cell office:value-type="float" office:value="692224" calcext:value-type="float">
            <text:p>692224</text:p>
          </table:table-cell>
          <table:table-cell table:formula="of:=[.B540]*LN([.A540])" office:value-type="float" office:value="6919958.86873718" calcext:value-type="float">
            <text:p>6919958.86873718</text:p>
          </table:table-cell>
          <table:table-cell/>
        </table:table-row>
        <table:table-row table:style-name="ro1">
          <table:table-cell office:value-type="float" office:value="262490" calcext:value-type="float">
            <text:p>262490</text:p>
          </table:table-cell>
          <table:table-cell office:value-type="float" office:value="554567" calcext:value-type="float">
            <text:p>554567</text:p>
          </table:table-cell>
          <table:table-cell table:formula="of:=[.B541]*LN([.A541])" office:value-type="float" office:value="6919869.42684403" calcext:value-type="float">
            <text:p>6919869.42684403</text:p>
          </table:table-cell>
          <table:table-cell/>
        </table:table-row>
        <table:table-row table:style-name="ro1">
          <table:table-cell office:value-type="float" office:value="716622" calcext:value-type="float">
            <text:p>716622</text:p>
          </table:table-cell>
          <table:table-cell office:value-type="float" office:value="513264" calcext:value-type="float">
            <text:p>513264</text:p>
          </table:table-cell>
          <table:table-cell table:formula="of:=[.B542]*LN([.A542])" office:value-type="float" office:value="6919981.16934582" calcext:value-type="float">
            <text:p>6919981.16934582</text:p>
          </table:table-cell>
          <table:table-cell/>
        </table:table-row>
        <table:table-row table:style-name="ro1">
          <table:table-cell office:value-type="float" office:value="907584" calcext:value-type="float">
            <text:p>907584</text:p>
          </table:table-cell>
          <table:table-cell office:value-type="float" office:value="504425" calcext:value-type="float">
            <text:p>504425</text:p>
          </table:table-cell>
          <table:table-cell table:formula="of:=[.B543]*LN([.A543])" office:value-type="float" office:value="6919975.24711799" calcext:value-type="float">
            <text:p>6919975.24711799</text:p>
          </table:table-cell>
          <table:table-cell/>
        </table:table-row>
        <table:table-row table:style-name="ro1">
          <table:table-cell office:value-type="float" office:value="60086" calcext:value-type="float">
            <text:p>60086</text:p>
          </table:table-cell>
          <table:table-cell office:value-type="float" office:value="628882" calcext:value-type="float">
            <text:p>628882</text:p>
          </table:table-cell>
          <table:table-cell table:formula="of:=[.B544]*LN([.A544])" office:value-type="float" office:value="6919923.3044846" calcext:value-type="float">
            <text:p>6919923.3044846</text:p>
          </table:table-cell>
          <table:table-cell/>
        </table:table-row>
        <table:table-row table:style-name="ro1">
          <table:table-cell office:value-type="float" office:value="837123" calcext:value-type="float">
            <text:p>837123</text:p>
          </table:table-cell>
          <table:table-cell office:value-type="float" office:value="507412" calcext:value-type="float">
            <text:p>507412</text:p>
          </table:table-cell>
          <table:table-cell table:formula="of:=[.B545]*LN([.A545])" office:value-type="float" office:value="6919945.97331692" calcext:value-type="float">
            <text:p>6919945.97331692</text:p>
          </table:table-cell>
          <table:table-cell/>
        </table:table-row>
        <table:table-row table:style-name="ro1">
          <table:table-cell office:value-type="float" office:value="971345" calcext:value-type="float">
            <text:p>971345</text:p>
          </table:table-cell>
          <table:table-cell office:value-type="float" office:value="501940" calcext:value-type="float">
            <text:p>501940</text:p>
          </table:table-cell>
          <table:table-cell table:formula="of:=[.B546]*LN([.A546])" office:value-type="float" office:value="6919964.18174594" calcext:value-type="float">
            <text:p>6919964.18174594</text:p>
          </table:table-cell>
          <table:table-cell/>
        </table:table-row>
        <table:table-row table:style-name="ro1">
          <table:table-cell office:value-type="float" office:value="947162" calcext:value-type="float">
            <text:p>947162</text:p>
          </table:table-cell>
          <table:table-cell office:value-type="float" office:value="502855" calcext:value-type="float">
            <text:p>502855</text:p>
          </table:table-cell>
          <table:table-cell table:formula="of:=[.B547]*LN([.A547])" office:value-type="float" office:value="6919901.01061764" calcext:value-type="float">
            <text:p>6919901.01061764</text:p>
          </table:table-cell>
          <table:table-cell/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float" office:value="584021" calcext:value-type="float">
            <text:p>584021</text:p>
          </table:table-cell>
          <table:table-cell table:formula="of:=[.B548]*LN([.A548])" office:value-type="float" office:value="6919963.27340871" calcext:value-type="float">
            <text:p>6919963.27340871</text:p>
          </table:table-cell>
          <table:table-cell/>
        </table:table-row>
        <table:table-row table:style-name="ro1">
          <table:table-cell office:value-type="float" office:value="68330" calcext:value-type="float">
            <text:p>68330</text:p>
          </table:table-cell>
          <table:table-cell office:value-type="float" office:value="621624" calcext:value-type="float">
            <text:p>621624</text:p>
          </table:table-cell>
          <table:table-cell table:formula="of:=[.B549]*LN([.A549])" office:value-type="float" office:value="6919983.13362134" calcext:value-type="float">
            <text:p>6919983.13362134</text:p>
          </table:table-cell>
          <table:table-cell/>
        </table:table-row>
        <table:table-row table:style-name="ro1">
          <table:table-cell office:value-type="float" office:value="666452" calcext:value-type="float">
            <text:p>666452</text:p>
          </table:table-cell>
          <table:table-cell office:value-type="float" office:value="516038" calcext:value-type="float">
            <text:p>516038</text:p>
          </table:table-cell>
          <table:table-cell table:formula="of:=[.B550]*LN([.A550])" office:value-type="float" office:value="6919926.84285866" calcext:value-type="float">
            <text:p>6919926.84285866</text:p>
          </table:table-cell>
          <table:table-cell/>
        </table:table-row>
        <table:table-row table:style-name="ro1">
          <table:table-cell office:value-type="float" office:value="731446" calcext:value-type="float">
            <text:p>731446</text:p>
          </table:table-cell>
          <table:table-cell office:value-type="float" office:value="512481" calcext:value-type="float">
            <text:p>512481</text:p>
          </table:table-cell>
          <table:table-cell table:formula="of:=[.B551]*LN([.A551])" office:value-type="float" office:value="6919917.51855343" calcext:value-type="float">
            <text:p>6919917.51855343</text:p>
          </table:table-cell>
          <table:table-cell/>
        </table:table-row>
        <table:table-row table:style-name="ro1">
          <table:table-cell office:value-type="float" office:value="953350" calcext:value-type="float">
            <text:p>953350</text:p>
          </table:table-cell>
          <table:table-cell office:value-type="float" office:value="502619" calcext:value-type="float">
            <text:p>502619</text:p>
          </table:table-cell>
          <table:table-cell table:formula="of:=[.B552]*LN([.A552])" office:value-type="float" office:value="6919926.39243533" calcext:value-type="float">
            <text:p>6919926.39243533</text:p>
          </table:table-cell>
          <table:table-cell/>
        </table:table-row>
        <table:table-row table:style-name="ro1">
          <table:table-cell office:value-type="float" office:value="183157" calcext:value-type="float">
            <text:p>183157</text:p>
          </table:table-cell>
          <table:table-cell office:value-type="float" office:value="571042" calcext:value-type="float">
            <text:p>571042</text:p>
          </table:table-cell>
          <table:table-cell table:formula="of:=[.B553]*LN([.A553])" office:value-type="float" office:value="6919943.48202843" calcext:value-type="float">
            <text:p>6919943.48202843</text:p>
          </table:table-cell>
          <table:table-cell/>
        </table:table-row>
        <table:table-row table:style-name="ro1">
          <table:table-cell office:value-type="float" office:value="845400" calcext:value-type="float">
            <text:p>845400</text:p>
          </table:table-cell>
          <table:table-cell office:value-type="float" office:value="507045" calcext:value-type="float">
            <text:p>507045</text:p>
          </table:table-cell>
          <table:table-cell table:formula="of:=[.B554]*LN([.A554])" office:value-type="float" office:value="6919929.68015974" calcext:value-type="float">
            <text:p>6919929.68015974</text:p>
          </table:table-cell>
          <table:table-cell/>
        </table:table-row>
        <table:table-row table:style-name="ro1">
          <table:table-cell office:value-type="float" office:value="651548" calcext:value-type="float">
            <text:p>651548</text:p>
          </table:table-cell>
          <table:table-cell office:value-type="float" office:value="516910" calcext:value-type="float">
            <text:p>516910</text:p>
          </table:table-cell>
          <table:table-cell table:formula="of:=[.B555]*LN([.A555])" office:value-type="float" office:value="6919929.14284354" calcext:value-type="float">
            <text:p>6919929.14284354</text:p>
          </table:table-cell>
          <table:table-cell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697344" calcext:value-type="float">
            <text:p>697344</text:p>
          </table:table-cell>
          <table:table-cell table:formula="of:=[.B556]*LN([.A556])" office:value-type="float" office:value="6919912.68279771" calcext:value-type="float">
            <text:p>6919912.68279771</text:p>
          </table:table-cell>
          <table:table-cell/>
        </table:table-row>
        <table:table-row table:style-name="ro1">
          <table:table-cell office:value-type="float" office:value="861779" calcext:value-type="float">
            <text:p>861779</text:p>
          </table:table-cell>
          <table:table-cell office:value-type="float" office:value="506331" calcext:value-type="float">
            <text:p>506331</text:p>
          </table:table-cell>
          <table:table-cell table:formula="of:=[.B557]*LN([.A557])" office:value-type="float" office:value="6919901.28856883" calcext:value-type="float">
            <text:p>6919901.28856883</text:p>
          </table:table-cell>
          <table:table-cell/>
        </table:table-row>
        <table:table-row table:style-name="ro1">
          <table:table-cell office:value-type="float" office:value="629771" calcext:value-type="float">
            <text:p>629771</text:p>
          </table:table-cell>
          <table:table-cell office:value-type="float" office:value="518229" calcext:value-type="float">
            <text:p>518229</text:p>
          </table:table-cell>
          <table:table-cell table:formula="of:=[.B558]*LN([.A558])" office:value-type="float" office:value="6919969.64037925" calcext:value-type="float">
            <text:p>6919969.64037925</text:p>
          </table:table-cell>
          <table:table-cell/>
        </table:table-row>
        <table:table-row table:style-name="ro1">
          <table:table-cell office:value-type="float" office:value="801706" calcext:value-type="float">
            <text:p>801706</text:p>
          </table:table-cell>
          <table:table-cell office:value-type="float" office:value="509026" calcext:value-type="float">
            <text:p>509026</text:p>
          </table:table-cell>
          <table:table-cell table:formula="of:=[.B559]*LN([.A559])" office:value-type="float" office:value="6919952.5501027" calcext:value-type="float">
            <text:p>6919952.5501027</text:p>
          </table:table-cell>
          <table:table-cell/>
        </table:table-row>
        <table:table-row table:style-name="ro1">
          <table:table-cell office:value-type="float" office:value="189207" calcext:value-type="float">
            <text:p>189207</text:p>
          </table:table-cell>
          <table:table-cell office:value-type="float" office:value="569512" calcext:value-type="float">
            <text:p>569512</text:p>
          </table:table-cell>
          <table:table-cell table:formula="of:=[.B560]*LN([.A560])" office:value-type="float" office:value="6919910.76039356" calcext:value-type="float">
            <text:p>6919910.76039356</text:p>
          </table:table-cell>
          <table:table-cell/>
        </table:table-row>
        <table:table-row table:style-name="ro1">
          <table:table-cell office:value-type="float" office:value="737501" calcext:value-type="float">
            <text:p>737501</text:p>
          </table:table-cell>
          <table:table-cell office:value-type="float" office:value="512168" calcext:value-type="float">
            <text:p>512168</text:p>
          </table:table-cell>
          <table:table-cell table:formula="of:=[.B561]*LN([.A561])" office:value-type="float" office:value="6919913.48605871" calcext:value-type="float">
            <text:p>6919913.48605871</text:p>
          </table:table-cell>
          <table:table-cell/>
        </table:table-row>
        <table:table-row table:style-name="ro1">
          <table:table-cell office:value-type="float" office:value="719272" calcext:value-type="float">
            <text:p>719272</text:p>
          </table:table-cell>
          <table:table-cell office:value-type="float" office:value="513115" calcext:value-type="float">
            <text:p>513115</text:p>
          </table:table-cell>
          <table:table-cell table:formula="of:=[.B562]*LN([.A562])" office:value-type="float" office:value="6919866.25688032" calcext:value-type="float">
            <text:p>6919866.25688032</text:p>
          </table:table-cell>
          <table:table-cell/>
        </table:table-row>
        <table:table-row table:style-name="ro1">
          <table:table-cell office:value-type="float" office:value="479285" calcext:value-type="float">
            <text:p>479285</text:p>
          </table:table-cell>
          <table:table-cell office:value-type="float" office:value="529045" calcext:value-type="float">
            <text:p>529045</text:p>
          </table:table-cell>
          <table:table-cell table:formula="of:=[.B563]*LN([.A563])" office:value-type="float" office:value="6919935.41677181" calcext:value-type="float">
            <text:p>6919935.41677181</text:p>
          </table:table-cell>
          <table:table-cell/>
        </table:table-row>
        <table:table-row table:style-name="ro1">
          <table:table-cell office:value-type="float" office:value="136046" calcext:value-type="float">
            <text:p>136046</text:p>
          </table:table-cell>
          <table:table-cell office:value-type="float" office:value="585401" calcext:value-type="float">
            <text:p>585401</text:p>
          </table:table-cell>
          <table:table-cell table:formula="of:=[.B564]*LN([.A564])" office:value-type="float" office:value="6919877.90063731" calcext:value-type="float">
            <text:p>6919877.90063731</text:p>
          </table:table-cell>
          <table:table-cell/>
        </table:table-row>
        <table:table-row table:style-name="ro1">
          <table:table-cell office:value-type="float" office:value="896746" calcext:value-type="float">
            <text:p>896746</text:p>
          </table:table-cell>
          <table:table-cell office:value-type="float" office:value="504860" calcext:value-type="float">
            <text:p>504860</text:p>
          </table:table-cell>
          <table:table-cell table:formula="of:=[.B565]*LN([.A565])" office:value-type="float" office:value="6919877.69317958" calcext:value-type="float">
            <text:p>6919877.69317958</text:p>
          </table:table-cell>
          <table:table-cell/>
        </table:table-row>
        <table:table-row table:style-name="ro1">
          <table:table-cell office:value-type="float" office:value="891735" calcext:value-type="float">
            <text:p>891735</text:p>
          </table:table-cell>
          <table:table-cell office:value-type="float" office:value="505067" calcext:value-type="float">
            <text:p>505067</text:p>
          </table:table-cell>
          <table:table-cell table:formula="of:=[.B566]*LN([.A566])" office:value-type="float" office:value="6919884.72444892" calcext:value-type="float">
            <text:p>6919884.72444892</text:p>
          </table:table-cell>
          <table:table-cell/>
        </table:table-row>
        <table:table-row table:style-name="ro1">
          <table:table-cell office:value-type="float" office:value="684771" calcext:value-type="float">
            <text:p>684771</text:p>
          </table:table-cell>
          <table:table-cell office:value-type="float" office:value="514999" calcext:value-type="float">
            <text:p>514999</text:p>
          </table:table-cell>
          <table:table-cell table:formula="of:=[.B567]*LN([.A567])" office:value-type="float" office:value="6919959.03687304" calcext:value-type="float">
            <text:p>6919959.03687304</text:p>
          </table:table-cell>
          <table:table-cell/>
        </table:table-row>
        <table:table-row table:style-name="ro1">
          <table:table-cell office:value-type="float" office:value="865309" calcext:value-type="float">
            <text:p>865309</text:p>
          </table:table-cell>
          <table:table-cell office:value-type="float" office:value="506184" calcext:value-type="float">
            <text:p>506184</text:p>
          </table:table-cell>
          <table:table-cell table:formula="of:=[.B568]*LN([.A568])" office:value-type="float" office:value="6919961.46038256" calcext:value-type="float">
            <text:p>6919961.46038256</text:p>
          </table:table-cell>
          <table:table-cell/>
        </table:table-row>
        <table:table-row table:style-name="ro1">
          <table:table-cell office:value-type="float" office:value="379066" calcext:value-type="float">
            <text:p>379066</text:p>
          </table:table-cell>
          <table:table-cell office:value-type="float" office:value="538702" calcext:value-type="float">
            <text:p>538702</text:p>
          </table:table-cell>
          <table:table-cell table:formula="of:=[.B569]*LN([.A569])" office:value-type="float" office:value="6919878.01578364" calcext:value-type="float">
            <text:p>6919878.01578364</text:p>
          </table:table-cell>
          <table:table-cell/>
        </table:table-row>
        <table:table-row table:style-name="ro1">
          <table:table-cell office:value-type="float" office:value="503117" calcext:value-type="float">
            <text:p>503117</text:p>
          </table:table-cell>
          <table:table-cell office:value-type="float" office:value="527090" calcext:value-type="float">
            <text:p>527090</text:p>
          </table:table-cell>
          <table:table-cell table:formula="of:=[.B570]*LN([.A570])" office:value-type="float" office:value="6919942.19193909" calcext:value-type="float">
            <text:p>6919942.19193909</text:p>
          </table:table-cell>
          <table:table-cell/>
        </table:table-row>
        <table:table-row table:style-name="ro1">
          <table:table-cell office:value-type="float" office:value="621780" calcext:value-type="float">
            <text:p>621780</text:p>
          </table:table-cell>
          <table:table-cell office:value-type="float" office:value="518717" calcext:value-type="float">
            <text:p>518717</text:p>
          </table:table-cell>
          <table:table-cell table:formula="of:=[.B571]*LN([.A571])" office:value-type="float" office:value="6919861.97964385" calcext:value-type="float">
            <text:p>6919861.97964385</text:p>
          </table:table-cell>
          <table:table-cell/>
        </table:table-row>
        <table:table-row table:style-name="ro1">
          <table:table-cell office:value-type="float" office:value="209518" calcext:value-type="float">
            <text:p>209518</text:p>
          </table:table-cell>
          <table:table-cell office:value-type="float" office:value="564775" calcext:value-type="float">
            <text:p>564775</text:p>
          </table:table-cell>
          <table:table-cell table:formula="of:=[.B572]*LN([.A572])" office:value-type="float" office:value="6919942.36032194" calcext:value-type="float">
            <text:p>6919942.36032194</text:p>
          </table:table-cell>
          <table:table-cell/>
        </table:table-row>
        <table:table-row table:style-name="ro1">
          <table:table-cell office:value-type="float" office:value="677135" calcext:value-type="float">
            <text:p>677135</text:p>
          </table:table-cell>
          <table:table-cell office:value-type="float" office:value="515423" calcext:value-type="float">
            <text:p>515423</text:p>
          </table:table-cell>
          <table:table-cell table:formula="of:=[.B573]*LN([.A573])" office:value-type="float" office:value="6919876.39947726" calcext:value-type="float">
            <text:p>6919876.39947726</text:p>
          </table:table-cell>
          <table:table-cell/>
        </table:table-row>
        <table:table-row table:style-name="ro1">
          <table:table-cell office:value-type="float" office:value="987500" calcext:value-type="float">
            <text:p>987500</text:p>
          </table:table-cell>
          <table:table-cell office:value-type="float" office:value="501340" calcext:value-type="float">
            <text:p>501340</text:p>
          </table:table-cell>
          <table:table-cell table:formula="of:=[.B574]*LN([.A574])" office:value-type="float" office:value="6919961.81645822" calcext:value-type="float">
            <text:p>6919961.81645822</text:p>
          </table:table-cell>
          <table:table-cell/>
        </table:table-row>
        <table:table-row table:style-name="ro1">
          <table:table-cell office:value-type="float" office:value="197049" calcext:value-type="float">
            <text:p>197049</text:p>
          </table:table-cell>
          <table:table-cell office:value-type="float" office:value="567613" calcext:value-type="float">
            <text:p>567613</text:p>
          </table:table-cell>
          <table:table-cell table:formula="of:=[.B575]*LN([.A575])" office:value-type="float" office:value="6919887.98062261" calcext:value-type="float">
            <text:p>6919887.98062261</text:p>
          </table:table-cell>
          <table:table-cell/>
        </table:table-row>
        <table:table-row table:style-name="ro1">
          <table:table-cell office:value-type="float" office:value="329315" calcext:value-type="float">
            <text:p>329315</text:p>
          </table:table-cell>
          <table:table-cell office:value-type="float" office:value="544673" calcext:value-type="float">
            <text:p>544673</text:p>
          </table:table-cell>
          <table:table-cell table:formula="of:=[.B576]*LN([.A576])" office:value-type="float" office:value="6919945.20028437" calcext:value-type="float">
            <text:p>6919945.20028437</text:p>
          </table:table-cell>
          <table:table-cell/>
        </table:table-row>
        <table:table-row table:style-name="ro1">
          <table:table-cell office:value-type="float" office:value="236756" calcext:value-type="float">
            <text:p>236756</text:p>
          </table:table-cell>
          <table:table-cell office:value-type="float" office:value="559196" calcext:value-type="float">
            <text:p>559196</text:p>
          </table:table-cell>
          <table:table-cell table:formula="of:=[.B577]*LN([.A577])" office:value-type="float" office:value="6919930.47076853" calcext:value-type="float">
            <text:p>6919930.47076853</text:p>
          </table:table-cell>
          <table:table-cell/>
        </table:table-row>
        <table:table-row table:style-name="ro1">
          <table:table-cell office:value-type="float" office:value="357092" calcext:value-type="float">
            <text:p>357092</text:p>
          </table:table-cell>
          <table:table-cell office:value-type="float" office:value="541226" calcext:value-type="float">
            <text:p>541226</text:p>
          </table:table-cell>
          <table:table-cell table:formula="of:=[.B578]*LN([.A578])" office:value-type="float" office:value="6919979.64249114" calcext:value-type="float">
            <text:p>6919979.64249114</text:p>
          </table:table-cell>
          <table:table-cell/>
        </table:table-row>
        <table:table-row table:style-name="ro1">
          <table:table-cell office:value-type="float" office:value="520440" calcext:value-type="float">
            <text:p>520440</text:p>
          </table:table-cell>
          <table:table-cell office:value-type="float" office:value="525733" calcext:value-type="float">
            <text:p>525733</text:p>
          </table:table-cell>
          <table:table-cell table:formula="of:=[.B579]*LN([.A579])" office:value-type="float" office:value="6919923.75158103" calcext:value-type="float">
            <text:p>6919923.75158103</text:p>
          </table:table-cell>
          <table:table-cell/>
        </table:table-row>
        <table:table-row table:style-name="ro1">
          <table:table-cell office:value-type="float" office:value="213471" calcext:value-type="float">
            <text:p>213471</text:p>
          </table:table-cell>
          <table:table-cell office:value-type="float" office:value="563911" calcext:value-type="float">
            <text:p>563911</text:p>
          </table:table-cell>
          <table:table-cell table:formula="of:=[.B580]*LN([.A580])" office:value-type="float" office:value="6919896.39506022" calcext:value-type="float">
            <text:p>6919896.39506022</text:p>
          </table:table-cell>
          <table:table-cell/>
        </table:table-row>
        <table:table-row table:style-name="ro1">
          <table:table-cell office:value-type="float" office:value="956852" calcext:value-type="float">
            <text:p>956852</text:p>
          </table:table-cell>
          <table:table-cell office:value-type="float" office:value="502490" calcext:value-type="float">
            <text:p>502490</text:p>
          </table:table-cell>
          <table:table-cell table:formula="of:=[.B581]*LN([.A581])" office:value-type="float" office:value="6919992.80024514" calcext:value-type="float">
            <text:p>6919992.80024514</text:p>
          </table:table-cell>
          <table:table-cell/>
        </table:table-row>
        <table:table-row table:style-name="ro1">
          <table:table-cell office:value-type="float" office:value="702223" calcext:value-type="float">
            <text:p>702223</text:p>
          </table:table-cell>
          <table:table-cell office:value-type="float" office:value="514032" calcext:value-type="float">
            <text:p>514032</text:p>
          </table:table-cell>
          <table:table-cell table:formula="of:=[.B582]*LN([.A582])" office:value-type="float" office:value="6919902.02054139" calcext:value-type="float">
            <text:p>6919902.02054139</text:p>
          </table:table-cell>
          <table:table-cell/>
        </table:table-row>
        <table:table-row table:style-name="ro1">
          <table:table-cell office:value-type="float" office:value="404943" calcext:value-type="float">
            <text:p>404943</text:p>
          </table:table-cell>
          <table:table-cell office:value-type="float" office:value="535955" calcext:value-type="float">
            <text:p>535955</text:p>
          </table:table-cell>
          <table:table-cell table:formula="of:=[.B583]*LN([.A583])" office:value-type="float" office:value="6919983.83758567" calcext:value-type="float">
            <text:p>6919983.83758567</text:p>
          </table:table-cell>
          <table:table-cell/>
        </table:table-row>
        <table:table-row table:style-name="ro1">
          <table:table-cell office:value-type="float" office:value="178880" calcext:value-type="float">
            <text:p>178880</text:p>
          </table:table-cell>
          <table:table-cell office:value-type="float" office:value="572152" calcext:value-type="float">
            <text:p>572152</text:p>
          </table:table-cell>
          <table:table-cell table:formula="of:=[.B584]*LN([.A584])" office:value-type="float" office:value="6919875.46775004" calcext:value-type="float">
            <text:p>6919875.46775004</text:p>
          </table:table-cell>
          <table:table-cell/>
        </table:table-row>
        <table:table-row table:style-name="ro1">
          <table:table-cell office:value-type="float" office:value="689477" calcext:value-type="float">
            <text:p>689477</text:p>
          </table:table-cell>
          <table:table-cell office:value-type="float" office:value="514734" calcext:value-type="float">
            <text:p>514734</text:p>
          </table:table-cell>
          <table:table-cell table:formula="of:=[.B585]*LN([.A585])" office:value-type="float" office:value="6919923.61717672" calcext:value-type="float">
            <text:p>6919923.61717672</text:p>
          </table:table-cell>
          <table:table-cell/>
        </table:table-row>
        <table:table-row table:style-name="ro1">
          <table:table-cell office:value-type="float" office:value="691351" calcext:value-type="float">
            <text:p>691351</text:p>
          </table:table-cell>
          <table:table-cell office:value-type="float" office:value="514630" calcext:value-type="float">
            <text:p>514630</text:p>
          </table:table-cell>
          <table:table-cell table:formula="of:=[.B586]*LN([.A586])" office:value-type="float" office:value="6919922.34154415" calcext:value-type="float">
            <text:p>6919922.34154415</text:p>
          </table:table-cell>
          <table:table-cell/>
        </table:table-row>
        <table:table-row table:style-name="ro1">
          <table:table-cell office:value-type="float" office:value="866669" calcext:value-type="float">
            <text:p>866669</text:p>
          </table:table-cell>
          <table:table-cell office:value-type="float" office:value="506128" calcext:value-type="float">
            <text:p>506128</text:p>
          </table:table-cell>
          <table:table-cell table:formula="of:=[.B587]*LN([.A587])" office:value-type="float" office:value="6919990.74654165" calcext:value-type="float">
            <text:p>6919990.74654165</text:p>
          </table:table-cell>
          <table:table-cell/>
        </table:table-row>
        <table:table-row table:style-name="ro1">
          <table:table-cell office:value-type="float" office:value="370561" calcext:value-type="float">
            <text:p>370561</text:p>
          </table:table-cell>
          <table:table-cell office:value-type="float" office:value="539656" calcext:value-type="float">
            <text:p>539656</text:p>
          </table:table-cell>
          <table:table-cell table:formula="of:=[.B588]*LN([.A588])" office:value-type="float" office:value="6919886.57633907" calcext:value-type="float">
            <text:p>6919886.57633907</text:p>
          </table:table-cell>
          <table:table-cell/>
        </table:table-row>
        <table:table-row table:style-name="ro1">
          <table:table-cell office:value-type="float" office:value="739805" calcext:value-type="float">
            <text:p>739805</text:p>
          </table:table-cell>
          <table:table-cell office:value-type="float" office:value="512051" calcext:value-type="float">
            <text:p>512051</text:p>
          </table:table-cell>
          <table:table-cell table:formula="of:=[.B589]*LN([.A589])" office:value-type="float" office:value="6919929.88271158" calcext:value-type="float">
            <text:p>6919929.88271158</text:p>
          </table:table-cell>
          <table:table-cell/>
        </table:table-row>
        <table:table-row table:style-name="ro1">
          <table:table-cell office:value-type="float" office:value="71060" calcext:value-type="float">
            <text:p>71060</text:p>
          </table:table-cell>
          <table:table-cell office:value-type="float" office:value="619441" calcext:value-type="float">
            <text:p>619441</text:p>
          </table:table-cell>
          <table:table-cell table:formula="of:=[.B590]*LN([.A590])" office:value-type="float" office:value="6919948.77368942" calcext:value-type="float">
            <text:p>6919948.77368942</text:p>
          </table:table-cell>
          <table:table-cell/>
        </table:table-row>
        <table:table-row table:style-name="ro1">
          <table:table-cell office:value-type="float" office:value="624861" calcext:value-type="float">
            <text:p>624861</text:p>
          </table:table-cell>
          <table:table-cell office:value-type="float" office:value="518534" calcext:value-type="float">
            <text:p>518534</text:p>
          </table:table-cell>
          <table:table-cell table:formula="of:=[.B591]*LN([.A591])" office:value-type="float" office:value="6919983.75498884" calcext:value-type="float">
            <text:p>6919983.75498884</text:p>
          </table:table-cell>
          <table:table-cell/>
        </table:table-row>
        <table:table-row table:style-name="ro1">
          <table:table-cell office:value-type="float" office:value="261660" calcext:value-type="float">
            <text:p>261660</text:p>
          </table:table-cell>
          <table:table-cell office:value-type="float" office:value="554714" calcext:value-type="float">
            <text:p>554714</text:p>
          </table:table-cell>
          <table:table-cell table:formula="of:=[.B592]*LN([.A592])" office:value-type="float" office:value="6919946.8895342" calcext:value-type="float">
            <text:p>6919946.8895342</text:p>
          </table:table-cell>
          <table:table-cell/>
        </table:table-row>
        <table:table-row table:style-name="ro1">
          <table:table-cell office:value-type="float" office:value="366137" calcext:value-type="float">
            <text:p>366137</text:p>
          </table:table-cell>
          <table:table-cell office:value-type="float" office:value="540160" calcext:value-type="float">
            <text:p>540160</text:p>
          </table:table-cell>
          <table:table-cell table:formula="of:=[.B593]*LN([.A593])" office:value-type="float" office:value="6919861.666071" calcext:value-type="float">
            <text:p>6919861.666071</text:p>
          </table:table-cell>
          <table:table-cell/>
        </table:table-row>
        <table:table-row table:style-name="ro1">
          <table:table-cell office:value-type="float" office:value="166054" calcext:value-type="float">
            <text:p>166054</text:p>
          </table:table-cell>
          <table:table-cell office:value-type="float" office:value="575698" calcext:value-type="float">
            <text:p>575698</text:p>
          </table:table-cell>
          <table:table-cell table:formula="of:=[.B594]*LN([.A594])" office:value-type="float" office:value="6919929.28917993" calcext:value-type="float">
            <text:p>6919929.28917993</text:p>
          </table:table-cell>
          <table:table-cell/>
        </table:table-row>
        <table:table-row table:style-name="ro1">
          <table:table-cell office:value-type="float" office:value="601878" calcext:value-type="float">
            <text:p>601878</text:p>
          </table:table-cell>
          <table:table-cell office:value-type="float" office:value="519990" calcext:value-type="float">
            <text:p>519990</text:p>
          </table:table-cell>
          <table:table-cell table:formula="of:=[.B595]*LN([.A595])" office:value-type="float" office:value="6919928.14579135" calcext:value-type="float">
            <text:p>6919928.14579135</text:p>
          </table:table-cell>
          <table:table-cell/>
        </table:table-row>
        <table:table-row table:style-name="ro1">
          <table:table-cell office:value-type="float" office:value="153445" calcext:value-type="float">
            <text:p>153445</text:p>
          </table:table-cell>
          <table:table-cell office:value-type="float" office:value="579501" calcext:value-type="float">
            <text:p>579501</text:p>
          </table:table-cell>
          <table:table-cell table:formula="of:=[.B596]*LN([.A596])" office:value-type="float" office:value="6919877.92821548" calcext:value-type="float">
            <text:p>6919877.92821548</text:p>
          </table:table-cell>
          <table:table-cell/>
        </table:table-row>
        <table:table-row table:style-name="ro1">
          <table:table-cell office:value-type="float" office:value="279899" calcext:value-type="float">
            <text:p>279899</text:p>
          </table:table-cell>
          <table:table-cell office:value-type="float" office:value="551729" calcext:value-type="float">
            <text:p>551729</text:p>
          </table:table-cell>
          <table:table-cell table:formula="of:=[.B597]*LN([.A597])" office:value-type="float" office:value="6919886.69284967" calcext:value-type="float">
            <text:p>6919886.69284967</text:p>
          </table:table-cell>
          <table:table-cell/>
        </table:table-row>
        <table:table-row table:style-name="ro1">
          <table:table-cell office:value-type="float" office:value="379166" calcext:value-type="float">
            <text:p>379166</text:p>
          </table:table-cell>
          <table:table-cell office:value-type="float" office:value="538691" calcext:value-type="float">
            <text:p>538691</text:p>
          </table:table-cell>
          <table:table-cell table:formula="of:=[.B598]*LN([.A598])" office:value-type="float" office:value="6919878.80700154" calcext:value-type="float">
            <text:p>6919878.80700154</text:p>
          </table:table-cell>
          <table:table-cell/>
        </table:table-row>
        <table:table-row table:style-name="ro1">
          <table:table-cell office:value-type="float" office:value="423209" calcext:value-type="float">
            <text:p>423209</text:p>
          </table:table-cell>
          <table:table-cell office:value-type="float" office:value="534125" calcext:value-type="float">
            <text:p>534125</text:p>
          </table:table-cell>
          <table:table-cell table:formula="of:=[.B599]*LN([.A599])" office:value-type="float" office:value="6919921.29407719" calcext:value-type="float">
            <text:p>6919921.29407719</text:p>
          </table:table-cell>
          <table:table-cell/>
        </table:table-row>
        <table:table-row table:style-name="ro1">
          <table:table-cell office:value-type="float" office:value="675310" calcext:value-type="float">
            <text:p>675310</text:p>
          </table:table-cell>
          <table:table-cell office:value-type="float" office:value="515526" calcext:value-type="float">
            <text:p>515526</text:p>
          </table:table-cell>
          <table:table-cell table:formula="of:=[.B600]*LN([.A600])" office:value-type="float" office:value="6919867.92836569" calcext:value-type="float">
            <text:p>6919867.92836569</text:p>
          </table:table-cell>
          <table:table-cell/>
        </table:table-row>
        <table:table-row table:style-name="ro1">
          <table:table-cell office:value-type="float" office:value="145641" calcext:value-type="float">
            <text:p>145641</text:p>
          </table:table-cell>
          <table:table-cell office:value-type="float" office:value="582050" calcext:value-type="float">
            <text:p>582050</text:p>
          </table:table-cell>
          <table:table-cell table:formula="of:=[.B601]*LN([.A601])" office:value-type="float" office:value="6919934.22667202" calcext:value-type="float">
            <text:p>6919934.22667202</text:p>
          </table:table-cell>
          <table:table-cell/>
        </table:table-row>
        <table:table-row table:style-name="ro1">
          <table:table-cell office:value-type="float" office:value="691353" calcext:value-type="float">
            <text:p>691353</text:p>
          </table:table-cell>
          <table:table-cell office:value-type="float" office:value="514627" calcext:value-type="float">
            <text:p>514627</text:p>
          </table:table-cell>
          <table:table-cell table:formula="of:=[.B602]*LN([.A602])" office:value-type="float" office:value="6919883.49109072" calcext:value-type="float">
            <text:p>6919883.49109072</text:p>
          </table:table-cell>
          <table:table-cell/>
        </table:table-row>
        <table:table-row table:style-name="ro1">
          <table:table-cell office:value-type="float" office:value="917468" calcext:value-type="float">
            <text:p>917468</text:p>
          </table:table-cell>
          <table:table-cell office:value-type="float" office:value="504026" calcext:value-type="float">
            <text:p>504026</text:p>
          </table:table-cell>
          <table:table-cell table:formula="of:=[.B603]*LN([.A603])" office:value-type="float" office:value="6919960.9460804" calcext:value-type="float">
            <text:p>6919960.9460804</text:p>
          </table:table-cell>
          <table:table-cell/>
        </table:table-row>
        <table:table-row table:style-name="ro1">
          <table:table-cell office:value-type="float" office:value="284778" calcext:value-type="float">
            <text:p>284778</text:p>
          </table:table-cell>
          <table:table-cell office:value-type="float" office:value="550976" calcext:value-type="float">
            <text:p>550976</text:p>
          </table:table-cell>
          <table:table-cell table:formula="of:=[.B604]*LN([.A604])" office:value-type="float" office:value="6919963.90263322" calcext:value-type="float">
            <text:p>6919963.90263322</text:p>
          </table:table-cell>
          <table:table-cell/>
        </table:table-row>
        <table:table-row table:style-name="ro1">
          <table:table-cell office:value-type="float" office:value="81040" calcext:value-type="float">
            <text:p>81040</text:p>
          </table:table-cell>
          <table:table-cell office:value-type="float" office:value="612235" calcext:value-type="float">
            <text:p>612235</text:p>
          </table:table-cell>
          <table:table-cell table:formula="of:=[.B605]*LN([.A605])" office:value-type="float" office:value="6919907.39508326" calcext:value-type="float">
            <text:p>6919907.39508326</text:p>
          </table:table-cell>
          <table:table-cell/>
        </table:table-row>
        <table:table-row table:style-name="ro1">
          <table:table-cell office:value-type="float" office:value="161699" calcext:value-type="float">
            <text:p>161699</text:p>
          </table:table-cell>
          <table:table-cell office:value-type="float" office:value="576978" calcext:value-type="float">
            <text:p>576978</text:p>
          </table:table-cell>
          <table:table-cell table:formula="of:=[.B606]*LN([.A606])" office:value-type="float" office:value="6919980.94712271" calcext:value-type="float">
            <text:p>6919980.94712271</text:p>
          </table:table-cell>
          <table:table-cell/>
        </table:table-row>
        <table:table-row table:style-name="ro1">
          <table:table-cell office:value-type="float" office:value="616394" calcext:value-type="float">
            <text:p>616394</text:p>
          </table:table-cell>
          <table:table-cell office:value-type="float" office:value="519057" calcext:value-type="float">
            <text:p>519057</text:p>
          </table:table-cell>
          <table:table-cell table:formula="of:=[.B607]*LN([.A607])" office:value-type="float" office:value="6919881.91911522" calcext:value-type="float">
            <text:p>6919881.91911522</text:p>
          </table:table-cell>
          <table:table-cell/>
        </table:table-row>
        <table:table-row table:style-name="ro1">
          <table:table-cell office:value-type="float" office:value="767490" calcext:value-type="float">
            <text:p>767490</text:p>
          </table:table-cell>
          <table:table-cell office:value-type="float" office:value="510661" calcext:value-type="float">
            <text:p>510661</text:p>
          </table:table-cell>
          <table:table-cell table:formula="of:=[.B608]*LN([.A608])" office:value-type="float" office:value="6919906.30397365" calcext:value-type="float">
            <text:p>6919906.30397365</text:p>
          </table:table-cell>
          <table:table-cell/>
        </table:table-row>
        <table:table-row table:style-name="ro1">
          <table:table-cell office:value-type="float" office:value="156896" calcext:value-type="float">
            <text:p>156896</text:p>
          </table:table-cell>
          <table:table-cell office:value-type="float" office:value="578431" calcext:value-type="float">
            <text:p>578431</text:p>
          </table:table-cell>
          <table:table-cell table:formula="of:=[.B609]*LN([.A609])" office:value-type="float" office:value="6919965.81976221" calcext:value-type="float">
            <text:p>6919965.81976221</text:p>
          </table:table-cell>
          <table:table-cell/>
        </table:table-row>
        <table:table-row table:style-name="ro1">
          <table:table-cell office:value-type="float" office:value="427408" calcext:value-type="float">
            <text:p>427408</text:p>
          </table:table-cell>
          <table:table-cell office:value-type="float" office:value="533714" calcext:value-type="float">
            <text:p>533714</text:p>
          </table:table-cell>
          <table:table-cell table:formula="of:=[.B610]*LN([.A610])" office:value-type="float" office:value="6919865.84592297" calcext:value-type="float">
            <text:p>6919865.84592297</text:p>
          </table:table-cell>
          <table:table-cell/>
        </table:table-row>
        <table:table-row table:style-name="ro1">
          <table:table-cell office:value-type="float" office:value="254849" calcext:value-type="float">
            <text:p>254849</text:p>
          </table:table-cell>
          <table:table-cell office:value-type="float" office:value="555884" calcext:value-type="float">
            <text:p>555884</text:p>
          </table:table-cell>
          <table:table-cell table:formula="of:=[.B611]*LN([.A611])" office:value-type="float" office:value="6919881.11201428" calcext:value-type="float">
            <text:p>6919881.11201428</text:p>
          </table:table-cell>
          <table:table-cell/>
        </table:table-row>
        <table:table-row table:style-name="ro1">
          <table:table-cell office:value-type="float" office:value="737217" calcext:value-type="float">
            <text:p>737217</text:p>
          </table:table-cell>
          <table:table-cell office:value-type="float" office:value="512182" calcext:value-type="float">
            <text:p>512182</text:p>
          </table:table-cell>
          <table:table-cell table:formula="of:=[.B612]*LN([.A612])" office:value-type="float" office:value="6919905.36918357" calcext:value-type="float">
            <text:p>6919905.36918357</text:p>
          </table:table-cell>
          <table:table-cell/>
        </table:table-row>
        <table:table-row table:style-name="ro1">
          <table:table-cell office:value-type="float" office:value="897133" calcext:value-type="float">
            <text:p>897133</text:p>
          </table:table-cell>
          <table:table-cell office:value-type="float" office:value="504851" calcext:value-type="float">
            <text:p>504851</text:p>
          </table:table-cell>
          <table:table-cell table:formula="of:=[.B613]*LN([.A613])" office:value-type="float" office:value="6919972.16109321" calcext:value-type="float">
            <text:p>6919972.16109321</text:p>
          </table:table-cell>
          <table:table-cell/>
        </table:table-row>
        <table:table-row table:style-name="ro1">
          <table:table-cell office:value-type="float" office:value="203815" calcext:value-type="float">
            <text:p>203815</text:p>
          </table:table-cell>
          <table:table-cell office:value-type="float" office:value="566051" calcext:value-type="float">
            <text:p>566051</text:p>
          </table:table-cell>
          <table:table-cell table:formula="of:=[.B614]*LN([.A614])" office:value-type="float" office:value="6919955.36059391" calcext:value-type="float">
            <text:p>6919955.36059391</text:p>
          </table:table-cell>
          <table:table-cell/>
        </table:table-row>
        <table:table-row table:style-name="ro1">
          <table:table-cell office:value-type="float" office:value="270822" calcext:value-type="float">
            <text:p>270822</text:p>
          </table:table-cell>
          <table:table-cell office:value-type="float" office:value="553189" calcext:value-type="float">
            <text:p>553189</text:p>
          </table:table-cell>
          <table:table-cell table:formula="of:=[.B615]*LN([.A615])" office:value-type="float" office:value="6919961.27481501" calcext:value-type="float">
            <text:p>6919961.27481501</text:p>
          </table:table-cell>
          <table:table-cell/>
        </table:table-row>
        <table:table-row table:style-name="ro1">
          <table:table-cell office:value-type="float" office:value="135854" calcext:value-type="float">
            <text:p>135854</text:p>
          </table:table-cell>
          <table:table-cell office:value-type="float" office:value="585475" calcext:value-type="float">
            <text:p>585475</text:p>
          </table:table-cell>
          <table:table-cell table:formula="of:=[.B616]*LN([.A616])" office:value-type="float" office:value="6919925.77894454" calcext:value-type="float">
            <text:p>6919925.77894454</text:p>
          </table:table-cell>
          <table:table-cell/>
        </table:table-row>
        <table:table-row table:style-name="ro1">
          <table:table-cell office:value-type="float" office:value="778805" calcext:value-type="float">
            <text:p>778805</text:p>
          </table:table-cell>
          <table:table-cell office:value-type="float" office:value="510111" calcext:value-type="float">
            <text:p>510111</text:p>
          </table:table-cell>
          <table:table-cell table:formula="of:=[.B617]*LN([.A617])" office:value-type="float" office:value="6919918.91829545" calcext:value-type="float">
            <text:p>6919918.91829545</text:p>
          </table:table-cell>
          <table:table-cell/>
        </table:table-row>
        <table:table-row table:style-name="ro1">
          <table:table-cell office:value-type="float" office:value="784373" calcext:value-type="float">
            <text:p>784373</text:p>
          </table:table-cell>
          <table:table-cell office:value-type="float" office:value="509847" calcext:value-type="float">
            <text:p>509847</text:p>
          </table:table-cell>
          <table:table-cell table:formula="of:=[.B618]*LN([.A618])" office:value-type="float" office:value="6919969.76135152" calcext:value-type="float">
            <text:p>6919969.76135152</text:p>
          </table:table-cell>
          <table:table-cell/>
        </table:table-row>
        <table:table-row table:style-name="ro1">
          <table:table-cell office:value-type="float" office:value="305426" calcext:value-type="float">
            <text:p>305426</text:p>
          </table:table-cell>
          <table:table-cell office:value-type="float" office:value="547921" calcext:value-type="float">
            <text:p>547921</text:p>
          </table:table-cell>
          <table:table-cell table:formula="of:=[.B619]*LN([.A619])" office:value-type="float" office:value="6919947.88815004" calcext:value-type="float">
            <text:p>6919947.88815004</text:p>
          </table:table-cell>
          <table:table-cell/>
        </table:table-row>
        <table:table-row table:style-name="ro1">
          <table:table-cell office:value-type="float" office:value="733418" calcext:value-type="float">
            <text:p>733418</text:p>
          </table:table-cell>
          <table:table-cell office:value-type="float" office:value="512375" calcext:value-type="float">
            <text:p>512375</text:p>
          </table:table-cell>
          <table:table-cell table:formula="of:=[.B620]*LN([.A620])" office:value-type="float" office:value="6919865.74335534" calcext:value-type="float">
            <text:p>6919865.74335534</text:p>
          </table:table-cell>
          <table:table-cell/>
        </table:table-row>
        <table:table-row table:style-name="ro1">
          <table:table-cell office:value-type="float" office:value="732087" calcext:value-type="float">
            <text:p>732087</text:p>
          </table:table-cell>
          <table:table-cell office:value-type="float" office:value="512448" calcext:value-type="float">
            <text:p>512448</text:p>
          </table:table-cell>
          <table:table-cell table:formula="of:=[.B621]*LN([.A621])" office:value-type="float" office:value="6919920.81210809" calcext:value-type="float">
            <text:p>6919920.81210809</text:p>
          </table:table-cell>
          <table:table-cell/>
        </table:table-row>
        <table:table-row table:style-name="ro1">
          <table:table-cell office:value-type="float" office:value="540668" calcext:value-type="float">
            <text:p>540668</text:p>
          </table:table-cell>
          <table:table-cell office:value-type="float" office:value="524215" calcext:value-type="float">
            <text:p>524215</text:p>
          </table:table-cell>
          <table:table-cell table:formula="of:=[.B622]*LN([.A622])" office:value-type="float" office:value="6919931.92267324" calcext:value-type="float">
            <text:p>6919931.92267324</text:p>
          </table:table-cell>
          <table:table-cell/>
        </table:table-row>
        <table:table-row table:style-name="ro1">
          <table:table-cell office:value-type="float" office:value="702898" calcext:value-type="float">
            <text:p>702898</text:p>
          </table:table-cell>
          <table:table-cell office:value-type="float" office:value="513996" calcext:value-type="float">
            <text:p>513996</text:p>
          </table:table-cell>
          <table:table-cell table:formula="of:=[.B623]*LN([.A623])" office:value-type="float" office:value="6919911.22098349" calcext:value-type="float">
            <text:p>6919911.22098349</text:p>
          </table:table-cell>
          <table:table-cell/>
        </table:table-row>
        <table:table-row table:style-name="ro1">
          <table:table-cell office:value-type="float" office:value="628057" calcext:value-type="float">
            <text:p>628057</text:p>
          </table:table-cell>
          <table:table-cell office:value-type="float" office:value="518328" calcext:value-type="float">
            <text:p>518328</text:p>
          </table:table-cell>
          <table:table-cell table:formula="of:=[.B624]*LN([.A624])" office:value-type="float" office:value="6919878.98120874" calcext:value-type="float">
            <text:p>6919878.98120874</text:p>
          </table:table-cell>
          <table:table-cell/>
        </table:table-row>
        <table:table-row table:style-name="ro1">
          <table:table-cell office:value-type="float" office:value="640280" calcext:value-type="float">
            <text:p>640280</text:p>
          </table:table-cell>
          <table:table-cell office:value-type="float" office:value="517587" calcext:value-type="float">
            <text:p>517587</text:p>
          </table:table-cell>
          <table:table-cell table:formula="of:=[.B625]*LN([.A625])" office:value-type="float" office:value="6919962.65536917" calcext:value-type="float">
            <text:p>6919962.65536917</text:p>
          </table:table-cell>
          <table:table-cell/>
        </table:table-row>
        <table:table-row table:style-name="ro1">
          <table:table-cell office:value-type="float" office:value="422405" calcext:value-type="float">
            <text:p>422405</text:p>
          </table:table-cell>
          <table:table-cell office:value-type="float" office:value="534204" calcext:value-type="float">
            <text:p>534204</text:p>
          </table:table-cell>
          <table:table-cell table:formula="of:=[.B626]*LN([.A626])" office:value-type="float" office:value="6919928.95790821" calcext:value-type="float">
            <text:p>6919928.95790821</text:p>
          </table:table-cell>
          <table:table-cell/>
        </table:table-row>
        <table:table-row table:style-name="ro1">
          <table:table-cell office:value-type="float" office:value="10604" calcext:value-type="float">
            <text:p>10604</text:p>
          </table:table-cell>
          <table:table-cell office:value-type="float" office:value="746569" calcext:value-type="float">
            <text:p>746569</text:p>
          </table:table-cell>
          <table:table-cell table:formula="of:=[.B627]*LN([.A627])" office:value-type="float" office:value="6919938.03264391" calcext:value-type="float">
            <text:p>6919938.03264391</text:p>
          </table:table-cell>
          <table:table-cell/>
        </table:table-row>
        <table:table-row table:style-name="ro1">
          <table:table-cell office:value-type="float" office:value="746038" calcext:value-type="float">
            <text:p>746038</text:p>
          </table:table-cell>
          <table:table-cell office:value-type="float" office:value="511733" calcext:value-type="float">
            <text:p>511733</text:p>
          </table:table-cell>
          <table:table-cell table:formula="of:=[.B628]*LN([.A628])" office:value-type="float" office:value="6919925.77391298" calcext:value-type="float">
            <text:p>6919925.77391298</text:p>
          </table:table-cell>
          <table:table-cell/>
        </table:table-row>
        <table:table-row table:style-name="ro1">
          <table:table-cell office:value-type="float" office:value="839808" calcext:value-type="float">
            <text:p>839808</text:p>
          </table:table-cell>
          <table:table-cell office:value-type="float" office:value="507293" calcext:value-type="float">
            <text:p>507293</text:p>
          </table:table-cell>
          <table:table-cell table:formula="of:=[.B629]*LN([.A629])" office:value-type="float" office:value="6919947.57871707" calcext:value-type="float">
            <text:p>6919947.57871707</text:p>
          </table:table-cell>
          <table:table-cell/>
        </table:table-row>
        <table:table-row table:style-name="ro1">
          <table:table-cell office:value-type="float" office:value="457417" calcext:value-type="float">
            <text:p>457417</text:p>
          </table:table-cell>
          <table:table-cell office:value-type="float" office:value="530938" calcext:value-type="float">
            <text:p>530938</text:p>
          </table:table-cell>
          <table:table-cell table:formula="of:=[.B630]*LN([.A630])" office:value-type="float" office:value="6919901.16801262" calcext:value-type="float">
            <text:p>6919901.16801262</text:p>
          </table:table-cell>
          <table:table-cell/>
        </table:table-row>
        <table:table-row table:style-name="ro1">
          <table:table-cell office:value-type="float" office:value="479030" calcext:value-type="float">
            <text:p>479030</text:p>
          </table:table-cell>
          <table:table-cell office:value-type="float" office:value="529064" calcext:value-type="float">
            <text:p>529064</text:p>
          </table:table-cell>
          <table:table-cell table:formula="of:=[.B631]*LN([.A631])" office:value-type="float" office:value="6919902.37828277" calcext:value-type="float">
            <text:p>6919902.37828277</text:p>
          </table:table-cell>
          <table:table-cell/>
        </table:table-row>
        <table:table-row table:style-name="ro1">
          <table:table-cell office:value-type="float" office:value="341758" calcext:value-type="float">
            <text:p>341758</text:p>
          </table:table-cell>
          <table:table-cell office:value-type="float" office:value="543090" calcext:value-type="float">
            <text:p>543090</text:p>
          </table:table-cell>
          <table:table-cell table:formula="of:=[.B632]*LN([.A632])" office:value-type="float" office:value="6919975.74987231" calcext:value-type="float">
            <text:p>6919975.74987231</text:p>
          </table:table-cell>
          <table:table-cell/>
        </table:table-row>
        <table:table-row table:style-name="ro1">
          <table:table-cell office:value-type="float" office:value="620223" calcext:value-type="float">
            <text:p>620223</text:p>
          </table:table-cell>
          <table:table-cell office:value-type="float" office:value="518824" calcext:value-type="float">
            <text:p>518824</text:p>
          </table:table-cell>
          <table:table-cell table:formula="of:=[.B633]*LN([.A633])" office:value-type="float" office:value="6919988.5790627" calcext:value-type="float">
            <text:p>6919988.5790627</text:p>
          </table:table-cell>
          <table:table-cell/>
        </table:table-row>
        <table:table-row table:style-name="ro1">
          <table:table-cell office:value-type="float" office:value="251661" calcext:value-type="float">
            <text:p>251661</text:p>
          </table:table-cell>
          <table:table-cell office:value-type="float" office:value="556451" calcext:value-type="float">
            <text:p>556451</text:p>
          </table:table-cell>
          <table:table-cell table:formula="of:=[.B634]*LN([.A634])" office:value-type="float" office:value="6919934.61488927" calcext:value-type="float">
            <text:p>6919934.61488927</text:p>
          </table:table-cell>
          <table:table-cell/>
        </table:table-row>
        <table:table-row table:style-name="ro1">
          <table:table-cell office:value-type="float" office:value="561790" calcext:value-type="float">
            <text:p>561790</text:p>
          </table:table-cell>
          <table:table-cell office:value-type="float" office:value="522696" calcext:value-type="float">
            <text:p>522696</text:p>
          </table:table-cell>
          <table:table-cell table:formula="of:=[.B635]*LN([.A635])" office:value-type="float" office:value="6919911.39428288" calcext:value-type="float">
            <text:p>6919911.39428288</text:p>
          </table:table-cell>
          <table:table-cell/>
        </table:table-row>
        <table:table-row table:style-name="ro1">
          <table:table-cell office:value-type="float" office:value="497733" calcext:value-type="float">
            <text:p>497733</text:p>
          </table:table-cell>
          <table:table-cell office:value-type="float" office:value="527521" calcext:value-type="float">
            <text:p>527521</text:p>
          </table:table-cell>
          <table:table-cell table:formula="of:=[.B636]*LN([.A636])" office:value-type="float" office:value="6919925.03238663" calcext:value-type="float">
            <text:p>6919925.03238663</text:p>
          </table:table-cell>
          <table:table-cell/>
        </table:table-row>
        <table:table-row table:style-name="ro1">
          <table:table-cell office:value-type="float" office:value="724201" calcext:value-type="float">
            <text:p>724201</text:p>
          </table:table-cell>
          <table:table-cell office:value-type="float" office:value="512863" calcext:value-type="float">
            <text:p>512863</text:p>
          </table:table-cell>
          <table:table-cell table:formula="of:=[.B637]*LN([.A637])" office:value-type="float" office:value="6919970.32699305" calcext:value-type="float">
            <text:p>6919970.32699305</text:p>
          </table:table-cell>
          <table:table-cell/>
        </table:table-row>
        <table:table-row table:style-name="ro1">
          <table:table-cell office:value-type="float" office:value="489217" calcext:value-type="float">
            <text:p>489217</text:p>
          </table:table-cell>
          <table:table-cell office:value-type="float" office:value="528217" calcext:value-type="float">
            <text:p>528217</text:p>
          </table:table-cell>
          <table:table-cell table:formula="of:=[.B638]*LN([.A638])" office:value-type="float" office:value="6919939.25835175" calcext:value-type="float">
            <text:p>6919939.25835175</text:p>
          </table:table-cell>
          <table:table-cell/>
        </table:table-row>
        <table:table-row table:style-name="ro1">
          <table:table-cell office:value-type="float" office:value="415623" calcext:value-type="float">
            <text:p>415623</text:p>
          </table:table-cell>
          <table:table-cell office:value-type="float" office:value="534867" calcext:value-type="float">
            <text:p>534867</text:p>
          </table:table-cell>
          <table:table-cell table:formula="of:=[.B639]*LN([.A639])" office:value-type="float" office:value="6919859.93291175" calcext:value-type="float">
            <text:p>6919859.93291175</text:p>
          </table:table-cell>
          <table:table-cell/>
        </table:table-row>
        <table:table-row table:style-name="ro1">
          <table:table-cell office:value-type="float" office:value="624610" calcext:value-type="float">
            <text:p>624610</text:p>
          </table:table-cell>
          <table:table-cell office:value-type="float" office:value="518548" calcext:value-type="float">
            <text:p>518548</text:p>
          </table:table-cell>
          <table:table-cell table:formula="of:=[.B640]*LN([.A640])" office:value-type="float" office:value="6919962.25192405" calcext:value-type="float">
            <text:p>6919962.25192405</text:p>
          </table:table-cell>
          <table:table-cell/>
        </table:table-row>
        <table:table-row table:style-name="ro1">
          <table:table-cell office:value-type="float" office:value="847541" calcext:value-type="float">
            <text:p>847541</text:p>
          </table:table-cell>
          <table:table-cell office:value-type="float" office:value="506953" calcext:value-type="float">
            <text:p>506953</text:p>
          </table:table-cell>
          <table:table-cell table:formula="of:=[.B641]*LN([.A641])" office:value-type="float" office:value="6919956.35434514" calcext:value-type="float">
            <text:p>6919956.35434514</text:p>
          </table:table-cell>
          <table:table-cell/>
        </table:table-row>
        <table:table-row table:style-name="ro1">
          <table:table-cell office:value-type="float" office:value="432295" calcext:value-type="float">
            <text:p>432295</text:p>
          </table:table-cell>
          <table:table-cell office:value-type="float" office:value="533249" calcext:value-type="float">
            <text:p>533249</text:p>
          </table:table-cell>
          <table:table-cell table:formula="of:=[.B642]*LN([.A642])" office:value-type="float" office:value="6919899.48693604" calcext:value-type="float">
            <text:p>6919899.48693604</text:p>
          </table:table-cell>
          <table:table-cell/>
        </table:table-row>
        <table:table-row table:style-name="ro1">
          <table:table-cell office:value-type="float" office:value="400391" calcext:value-type="float">
            <text:p>400391</text:p>
          </table:table-cell>
          <table:table-cell office:value-type="float" office:value="536421" calcext:value-type="float">
            <text:p>536421</text:p>
          </table:table-cell>
          <table:table-cell table:formula="of:=[.B643]*LN([.A643])" office:value-type="float" office:value="6919936.49374866" calcext:value-type="float">
            <text:p>6919936.49374866</text:p>
          </table:table-cell>
          <table:table-cell/>
        </table:table-row>
        <table:table-row table:style-name="ro1">
          <table:table-cell office:value-type="float" office:value="961158" calcext:value-type="float">
            <text:p>961158</text:p>
          </table:table-cell>
          <table:table-cell office:value-type="float" office:value="502319" calcext:value-type="float">
            <text:p>502319</text:p>
          </table:table-cell>
          <table:table-cell table:formula="of:=[.B644]*LN([.A644])" office:value-type="float" office:value="6919893.34164112" calcext:value-type="float">
            <text:p>6919893.34164112</text:p>
          </table:table-cell>
          <table:table-cell/>
        </table:table-row>
        <table:table-row table:style-name="ro1">
          <table:table-cell office:value-type="float" office:value="139173" calcext:value-type="float">
            <text:p>139173</text:p>
          </table:table-cell>
          <table:table-cell office:value-type="float" office:value="584284" calcext:value-type="float">
            <text:p>584284</text:p>
          </table:table-cell>
          <table:table-cell table:formula="of:=[.B645]*LN([.A645])" office:value-type="float" office:value="6919951.80319414" calcext:value-type="float">
            <text:p>6919951.80319414</text:p>
          </table:table-cell>
          <table:table-cell/>
        </table:table-row>
        <table:table-row table:style-name="ro1">
          <table:table-cell office:value-type="float" office:value="421225" calcext:value-type="float">
            <text:p>421225</text:p>
          </table:table-cell>
          <table:table-cell office:value-type="float" office:value="534315" calcext:value-type="float">
            <text:p>534315</text:p>
          </table:table-cell>
          <table:table-cell table:formula="of:=[.B646]*LN([.A646])" office:value-type="float" office:value="6919872.108411" calcext:value-type="float">
            <text:p>6919872.108411</text:p>
          </table:table-cell>
          <table:table-cell/>
        </table:table-row>
        <table:table-row table:style-name="ro1">
          <table:table-cell office:value-type="float" office:value="579083" calcext:value-type="float">
            <text:p>579083</text:p>
          </table:table-cell>
          <table:table-cell office:value-type="float" office:value="521501" calcext:value-type="float">
            <text:p>521501</text:p>
          </table:table-cell>
          <table:table-cell table:formula="of:=[.B647]*LN([.A647])" office:value-type="float" office:value="6919901.6412271" calcext:value-type="float">
            <text:p>6919901.6412271</text:p>
          </table:table-cell>
          <table:table-cell/>
        </table:table-row>
        <table:table-row table:style-name="ro1">
          <table:table-cell office:value-type="float" office:value="74274" calcext:value-type="float">
            <text:p>74274</text:p>
          </table:table-cell>
          <table:table-cell office:value-type="float" office:value="617000" calcext:value-type="float">
            <text:p>617000</text:p>
          </table:table-cell>
          <table:table-cell table:formula="of:=[.B648]*LN([.A648])" office:value-type="float" office:value="6919973.51808084" calcext:value-type="float">
            <text:p>6919973.51808084</text:p>
          </table:table-cell>
          <table:table-cell/>
        </table:table-row>
        <table:table-row table:style-name="ro1">
          <table:table-cell office:value-type="float" office:value="701142" calcext:value-type="float">
            <text:p>701142</text:p>
          </table:table-cell>
          <table:table-cell office:value-type="float" office:value="514087" calcext:value-type="float">
            <text:p>514087</text:p>
          </table:table-cell>
          <table:table-cell table:formula="of:=[.B649]*LN([.A649])" office:value-type="float" office:value="6919850.43713423" calcext:value-type="float">
            <text:p>6919850.43713423</text:p>
          </table:table-cell>
          <table:table-cell/>
        </table:table-row>
        <table:table-row table:style-name="ro1">
          <table:table-cell office:value-type="float" office:value="374465" calcext:value-type="float">
            <text:p>374465</text:p>
          </table:table-cell>
          <table:table-cell office:value-type="float" office:value="539219" calcext:value-type="float">
            <text:p>539219</text:p>
          </table:table-cell>
          <table:table-cell table:formula="of:=[.B650]*LN([.A650])" office:value-type="float" office:value="6919934.1835222" calcext:value-type="float">
            <text:p>6919934.1835222</text:p>
          </table:table-cell>
          <table:table-cell/>
        </table:table-row>
        <table:table-row table:style-name="ro1">
          <table:table-cell office:value-type="float" office:value="217814" calcext:value-type="float">
            <text:p>217814</text:p>
          </table:table-cell>
          <table:table-cell office:value-type="float" office:value="562985" calcext:value-type="float">
            <text:p>562985</text:p>
          </table:table-cell>
          <table:table-cell table:formula="of:=[.B651]*LN([.A651])" office:value-type="float" office:value="6919872.00862762" calcext:value-type="float">
            <text:p>6919872.00862762</text:p>
          </table:table-cell>
          <table:table-cell/>
        </table:table-row>
        <table:table-row table:style-name="ro1">
          <table:table-cell office:value-type="float" office:value="358972" calcext:value-type="float">
            <text:p>358972</text:p>
          </table:table-cell>
          <table:table-cell office:value-type="float" office:value="540995" calcext:value-type="float">
            <text:p>540995</text:p>
          </table:table-cell>
          <table:table-cell table:formula="of:=[.B652]*LN([.A652])" office:value-type="float" office:value="6919866.8664715" calcext:value-type="float">
            <text:p>6919866.8664715</text:p>
          </table:table-cell>
          <table:table-cell/>
        </table:table-row>
        <table:table-row table:style-name="ro1">
          <table:table-cell office:value-type="float" office:value="88629" calcext:value-type="float">
            <text:p>88629</text:p>
          </table:table-cell>
          <table:table-cell office:value-type="float" office:value="607424" calcext:value-type="float">
            <text:p>607424</text:p>
          </table:table-cell>
          <table:table-cell table:formula="of:=[.B653]*LN([.A653])" office:value-type="float" office:value="6919904.43776637" calcext:value-type="float">
            <text:p>6919904.43776637</text:p>
          </table:table-cell>
          <table:table-cell/>
        </table:table-row>
        <table:table-row table:style-name="ro1">
          <table:table-cell office:value-type="float" office:value="288597" calcext:value-type="float">
            <text:p>288597</text:p>
          </table:table-cell>
          <table:table-cell office:value-type="float" office:value="550389" calcext:value-type="float">
            <text:p>550389</text:p>
          </table:table-cell>
          <table:table-cell table:formula="of:=[.B654]*LN([.A654])" office:value-type="float" office:value="6919923.40560189" calcext:value-type="float">
            <text:p>6919923.40560189</text:p>
          </table:table-cell>
          <table:table-cell/>
        </table:table-row>
        <table:table-row table:style-name="ro1">
          <table:table-cell office:value-type="float" office:value="285819" calcext:value-type="float">
            <text:p>285819</text:p>
          </table:table-cell>
          <table:table-cell office:value-type="float" office:value="550812" calcext:value-type="float">
            <text:p>550812</text:p>
          </table:table-cell>
          <table:table-cell table:formula="of:=[.B655]*LN([.A655])" office:value-type="float" office:value="6919913.96086443" calcext:value-type="float">
            <text:p>6919913.96086443</text:p>
          </table:table-cell>
          <table:table-cell/>
        </table:table-row>
        <table:table-row table:style-name="ro1">
          <table:table-cell office:value-type="float" office:value="538400" calcext:value-type="float">
            <text:p>538400</text:p>
          </table:table-cell>
          <table:table-cell office:value-type="float" office:value="524385" calcext:value-type="float">
            <text:p>524385</text:p>
          </table:table-cell>
          <table:table-cell table:formula="of:=[.B656]*LN([.A656])" office:value-type="float" office:value="6919971.6954989" calcext:value-type="float">
            <text:p>6919971.6954989</text:p>
          </table:table-cell>
          <table:table-cell/>
        </table:table-row>
        <table:table-row table:style-name="ro1">
          <table:table-cell office:value-type="float" office:value="809930" calcext:value-type="float">
            <text:p>809930</text:p>
          </table:table-cell>
          <table:table-cell office:value-type="float" office:value="508645" calcext:value-type="float">
            <text:p>508645</text:p>
          </table:table-cell>
          <table:table-cell table:formula="of:=[.B657]*LN([.A657])" office:value-type="float" office:value="6919964.2099074" calcext:value-type="float">
            <text:p>6919964.2099074</text:p>
          </table:table-cell>
          <table:table-cell/>
        </table:table-row>
        <table:table-row table:style-name="ro1">
          <table:table-cell office:value-type="float" office:value="738326" calcext:value-type="float">
            <text:p>738326</text:p>
          </table:table-cell>
          <table:table-cell office:value-type="float" office:value="512126" calcext:value-type="float">
            <text:p>512126</text:p>
          </table:table-cell>
          <table:table-cell table:formula="of:=[.B658]*LN([.A658])" office:value-type="float" office:value="6919918.58885088" calcext:value-type="float">
            <text:p>6919918.58885088</text:p>
          </table:table-cell>
          <table:table-cell/>
        </table:table-row>
        <table:table-row table:style-name="ro1">
          <table:table-cell office:value-type="float" office:value="955461" calcext:value-type="float">
            <text:p>955461</text:p>
          </table:table-cell>
          <table:table-cell office:value-type="float" office:value="502535" calcext:value-type="float">
            <text:p>502535</text:p>
          </table:table-cell>
          <table:table-cell table:formula="of:=[.B659]*LN([.A659])" office:value-type="float" office:value="6919881.43403811" calcext:value-type="float">
            <text:p>6919881.43403811</text:p>
          </table:table-cell>
          <table:table-cell/>
        </table:table-row>
        <table:table-row table:style-name="ro1">
          <table:table-cell office:value-type="float" office:value="163829" calcext:value-type="float">
            <text:p>163829</text:p>
          </table:table-cell>
          <table:table-cell office:value-type="float" office:value="576343" calcext:value-type="float">
            <text:p>576343</text:p>
          </table:table-cell>
          <table:table-cell table:formula="of:=[.B660]*LN([.A660])" office:value-type="float" office:value="6919907.46084533" calcext:value-type="float">
            <text:p>6919907.46084533</text:p>
          </table:table-cell>
          <table:table-cell/>
        </table:table-row>
        <table:table-row table:style-name="ro1">
          <table:table-cell office:value-type="float" office:value="826475" calcext:value-type="float">
            <text:p>826475</text:p>
          </table:table-cell>
          <table:table-cell office:value-type="float" office:value="507891" calcext:value-type="float">
            <text:p>507891</text:p>
          </table:table-cell>
          <table:table-cell table:formula="of:=[.B661]*LN([.A661])" office:value-type="float" office:value="6919976.75663864" calcext:value-type="float">
            <text:p>6919976.75663864</text:p>
          </table:table-cell>
          <table:table-cell/>
        </table:table-row>
        <table:table-row table:style-name="ro1">
          <table:table-cell office:value-type="float" office:value="376488" calcext:value-type="float">
            <text:p>376488</text:p>
          </table:table-cell>
          <table:table-cell office:value-type="float" office:value="538987" calcext:value-type="float">
            <text:p>538987</text:p>
          </table:table-cell>
          <table:table-cell table:formula="of:=[.B662]*LN([.A662])" office:value-type="float" office:value="6919860.84093817" calcext:value-type="float">
            <text:p>6919860.84093817</text:p>
          </table:table-cell>
          <table:table-cell/>
        </table:table-row>
        <table:table-row table:style-name="ro1">
          <table:table-cell office:value-type="float" office:value="102234" calcext:value-type="float">
            <text:p>102234</text:p>
          </table:table-cell>
          <table:table-cell office:value-type="float" office:value="599905" calcext:value-type="float">
            <text:p>599905</text:p>
          </table:table-cell>
          <table:table-cell table:formula="of:=[.B663]*LN([.A663])" office:value-type="float" office:value="6919915.92260564" calcext:value-type="float">
            <text:p>6919915.92260564</text:p>
          </table:table-cell>
          <table:table-cell/>
        </table:table-row>
        <table:table-row table:style-name="ro1">
          <table:table-cell office:value-type="float" office:value="114650" calcext:value-type="float">
            <text:p>114650</text:p>
          </table:table-cell>
          <table:table-cell office:value-type="float" office:value="594002" calcext:value-type="float">
            <text:p>594002</text:p>
          </table:table-cell>
          <table:table-cell table:formula="of:=[.B664]*LN([.A664])" office:value-type="float" office:value="6919909.03652049" calcext:value-type="float">
            <text:p>6919909.03652049</text:p>
          </table:table-cell>
          <table:table-cell/>
        </table:table-row>
        <table:table-row table:style-name="ro1">
          <table:table-cell office:value-type="float" office:value="52815" calcext:value-type="float">
            <text:p>52815</text:p>
          </table:table-cell>
          <table:table-cell office:value-type="float" office:value="636341" calcext:value-type="float">
            <text:p>636341</text:p>
          </table:table-cell>
          <table:table-cell table:formula="of:=[.B665]*LN([.A665])" office:value-type="float" office:value="6919922.35261103" calcext:value-type="float">
            <text:p>6919922.35261103</text:p>
          </table:table-cell>
          <table:table-cell/>
        </table:table-row>
        <table:table-row table:style-name="ro1">
          <table:table-cell office:value-type="float" office:value="434037" calcext:value-type="float">
            <text:p>434037</text:p>
          </table:table-cell>
          <table:table-cell office:value-type="float" office:value="533082" calcext:value-type="float">
            <text:p>533082</text:p>
          </table:table-cell>
          <table:table-cell table:formula="of:=[.B666]*LN([.A666])" office:value-type="float" office:value="6919876.17110347" calcext:value-type="float">
            <text:p>6919876.17110347</text:p>
          </table:table-cell>
          <table:table-cell/>
        </table:table-row>
        <table:table-row table:style-name="ro1">
          <table:table-cell office:value-type="float" office:value="804744" calcext:value-type="float">
            <text:p>804744</text:p>
          </table:table-cell>
          <table:table-cell office:value-type="float" office:value="508880" calcext:value-type="float">
            <text:p>508880</text:p>
          </table:table-cell>
          <table:table-cell table:formula="of:=[.B667]*LN([.A667])" office:value-type="float" office:value="6919892.46860224" calcext:value-type="float">
            <text:p>6919892.46860224</text:p>
          </table:table-cell>
          <table:table-cell/>
        </table:table-row>
        <table:table-row table:style-name="ro1">
          <table:table-cell office:value-type="float" office:value="98385" calcext:value-type="float">
            <text:p>98385</text:p>
          </table:table-cell>
          <table:table-cell office:value-type="float" office:value="601905" calcext:value-type="float">
            <text:p>601905</text:p>
          </table:table-cell>
          <table:table-cell table:formula="of:=[.B668]*LN([.A668])" office:value-type="float" office:value="6919887.28555728" calcext:value-type="float">
            <text:p>6919887.28555728</text:p>
          </table:table-cell>
          <table:table-cell/>
        </table:table-row>
        <table:table-row table:style-name="ro1">
          <table:table-cell office:value-type="float" office:value="856620" calcext:value-type="float">
            <text:p>856620</text:p>
          </table:table-cell>
          <table:table-cell office:value-type="float" office:value="506559" calcext:value-type="float">
            <text:p>506559</text:p>
          </table:table-cell>
          <table:table-cell table:formula="of:=[.B669]*LN([.A669])" office:value-type="float" office:value="6919975.70323556" calcext:value-type="float">
            <text:p>6919975.70323556</text:p>
          </table:table-cell>
          <table:table-cell/>
        </table:table-row>
        <table:table-row table:style-name="ro1">
          <table:table-cell office:value-type="float" office:value="220057" calcext:value-type="float">
            <text:p>220057</text:p>
          </table:table-cell>
          <table:table-cell office:value-type="float" office:value="562517" calcext:value-type="float">
            <text:p>562517</text:p>
          </table:table-cell>
          <table:table-cell table:formula="of:=[.B670]*LN([.A670])" office:value-type="float" office:value="6919882.68692251" calcext:value-type="float">
            <text:p>6919882.68692251</text:p>
          </table:table-cell>
          <table:table-cell/>
        </table:table-row>
        <table:table-row table:style-name="ro1">
          <table:table-cell office:value-type="float" office:value="844734" calcext:value-type="float">
            <text:p>844734</text:p>
          </table:table-cell>
          <table:table-cell office:value-type="float" office:value="507078" calcext:value-type="float">
            <text:p>507078</text:p>
          </table:table-cell>
          <table:table-cell table:formula="of:=[.B671]*LN([.A671])" office:value-type="float" office:value="6919980.41999927" calcext:value-type="float">
            <text:p>6919980.41999927</text:p>
          </table:table-cell>
          <table:table-cell/>
        </table:table-row>
        <table:table-row table:style-name="ro1">
          <table:table-cell office:value-type="float" office:value="150677" calcext:value-type="float">
            <text:p>150677</text:p>
          </table:table-cell>
          <table:table-cell office:value-type="float" office:value="580387" calcext:value-type="float">
            <text:p>580387</text:p>
          </table:table-cell>
          <table:table-cell table:formula="of:=[.B672]*LN([.A672])" office:value-type="float" office:value="6919892.53596383" calcext:value-type="float">
            <text:p>6919892.53596383</text:p>
          </table:table-cell>
          <table:table-cell/>
        </table:table-row>
        <table:table-row table:style-name="ro1">
          <table:table-cell office:value-type="float" office:value="558697" calcext:value-type="float">
            <text:p>558697</text:p>
          </table:table-cell>
          <table:table-cell office:value-type="float" office:value="522917" calcext:value-type="float">
            <text:p>522917</text:p>
          </table:table-cell>
          <table:table-cell table:formula="of:=[.B673]*LN([.A673])" office:value-type="float" office:value="6919950.25283341" calcext:value-type="float">
            <text:p>6919950.25283341</text:p>
          </table:table-cell>
          <table:table-cell/>
        </table:table-row>
        <table:table-row table:style-name="ro1">
          <table:table-cell office:value-type="float" office:value="621751" calcext:value-type="float">
            <text:p>621751</text:p>
          </table:table-cell>
          <table:table-cell office:value-type="float" office:value="518719" calcext:value-type="float">
            <text:p>518719</text:p>
          </table:table-cell>
          <table:table-cell table:formula="of:=[.B674]*LN([.A674])" office:value-type="float" office:value="6919864.46655788" calcext:value-type="float">
            <text:p>6919864.46655788</text:p>
          </table:table-cell>
          <table:table-cell/>
        </table:table-row>
        <table:table-row table:style-name="ro1">
          <table:table-cell office:value-type="float" office:value="207067" calcext:value-type="float">
            <text:p>207067</text:p>
          </table:table-cell>
          <table:table-cell office:value-type="float" office:value="565321" calcext:value-type="float">
            <text:p>565321</text:p>
          </table:table-cell>
          <table:table-cell table:formula="of:=[.B675]*LN([.A675])" office:value-type="float" office:value="6919979.99168568" calcext:value-type="float">
            <text:p>6919979.99168568</text:p>
          </table:table-cell>
          <table:table-cell/>
        </table:table-row>
        <table:table-row table:style-name="ro1">
          <table:table-cell office:value-type="float" office:value="135297" calcext:value-type="float">
            <text:p>135297</text:p>
          </table:table-cell>
          <table:table-cell office:value-type="float" office:value="585677" calcext:value-type="float">
            <text:p>585677</text:p>
          </table:table-cell>
          <table:table-cell table:formula="of:=[.B676]*LN([.A676])" office:value-type="float" office:value="6919907.0790769" calcext:value-type="float">
            <text:p>6919907.0790769</text:p>
          </table:table-cell>
          <table:table-cell/>
        </table:table-row>
        <table:table-row table:style-name="ro1">
          <table:table-cell office:value-type="float" office:value="932968" calcext:value-type="float">
            <text:p>932968</text:p>
          </table:table-cell>
          <table:table-cell office:value-type="float" office:value="503404" calcext:value-type="float">
            <text:p>503404</text:p>
          </table:table-cell>
          <table:table-cell table:formula="of:=[.B677]*LN([.A677])" office:value-type="float" office:value="6919854.90415994" calcext:value-type="float">
            <text:p>6919854.90415994</text:p>
          </table:table-cell>
          <table:table-cell/>
        </table:table-row>
        <table:table-row table:style-name="ro1">
          <table:table-cell office:value-type="float" office:value="604456" calcext:value-type="float">
            <text:p>604456</text:p>
          </table:table-cell>
          <table:table-cell office:value-type="float" office:value="519822" calcext:value-type="float">
            <text:p>519822</text:p>
          </table:table-cell>
          <table:table-cell table:formula="of:=[.B678]*LN([.A678])" office:value-type="float" office:value="6919914.21167902" calcext:value-type="float">
            <text:p>6919914.21167902</text:p>
          </table:table-cell>
          <table:table-cell/>
        </table:table-row>
        <table:table-row table:style-name="ro1">
          <table:table-cell office:value-type="float" office:value="579728" calcext:value-type="float">
            <text:p>579728</text:p>
          </table:table-cell>
          <table:table-cell office:value-type="float" office:value="521462" calcext:value-type="float">
            <text:p>521462</text:p>
          </table:table-cell>
          <table:table-cell table:formula="of:=[.B679]*LN([.A679])" office:value-type="float" office:value="6919964.6391603" calcext:value-type="float">
            <text:p>6919964.6391603</text:p>
          </table:table-cell>
          <table:table-cell/>
        </table:table-row>
        <table:table-row table:style-name="ro1">
          <table:table-cell office:value-type="float" office:value="244138" calcext:value-type="float">
            <text:p>244138</text:p>
          </table:table-cell>
          <table:table-cell office:value-type="float" office:value="557813" calcext:value-type="float">
            <text:p>557813</text:p>
          </table:table-cell>
          <table:table-cell table:formula="of:=[.B680]*LN([.A680])" office:value-type="float" office:value="6919942.98991075" calcext:value-type="float">
            <text:p>6919942.98991075</text:p>
          </table:table-cell>
          <table:table-cell/>
        </table:table-row>
        <table:table-row table:style-name="ro1">
          <table:table-cell office:value-type="float" office:value="706487" calcext:value-type="float">
            <text:p>706487</text:p>
          </table:table-cell>
          <table:table-cell office:value-type="float" office:value="513800" calcext:value-type="float">
            <text:p>513800</text:p>
          </table:table-cell>
          <table:table-cell table:formula="of:=[.B681]*LN([.A681])" office:value-type="float" office:value="6919889.26929475" calcext:value-type="float">
            <text:p>6919889.26929475</text:p>
          </table:table-cell>
          <table:table-cell/>
        </table:table-row>
        <table:table-row table:style-name="ro1">
          <table:table-cell office:value-type="float" office:value="711627" calcext:value-type="float">
            <text:p>711627</text:p>
          </table:table-cell>
          <table:table-cell office:value-type="float" office:value="513523" calcext:value-type="float">
            <text:p>513523</text:p>
          </table:table-cell>
          <table:table-cell table:formula="of:=[.B682]*LN([.A682])" office:value-type="float" office:value="6919881.19435598" calcext:value-type="float">
            <text:p>6919881.19435598</text:p>
          </table:table-cell>
          <table:table-cell/>
        </table:table-row>
        <table:table-row table:style-name="ro1">
          <table:table-cell office:value-type="float" office:value="853833" calcext:value-type="float">
            <text:p>853833</text:p>
          </table:table-cell>
          <table:table-cell office:value-type="float" office:value="506674" calcext:value-type="float">
            <text:p>506674</text:p>
          </table:table-cell>
          <table:table-cell table:formula="of:=[.B683]*LN([.A683])" office:value-type="float" office:value="6919895.54593708" calcext:value-type="float">
            <text:p>6919895.54593708</text:p>
          </table:table-cell>
          <table:table-cell/>
        </table:table-row>
        <table:table-row table:style-name="ro1">
          <table:table-cell office:value-type="float" office:value="497220" calcext:value-type="float">
            <text:p>497220</text:p>
          </table:table-cell>
          <table:table-cell office:value-type="float" office:value="527562" calcext:value-type="float">
            <text:p>527562</text:p>
          </table:table-cell>
          <table:table-cell table:formula="of:=[.B684]*LN([.A684])" office:value-type="float" office:value="6919918.83861754" calcext:value-type="float">
            <text:p>6919918.83861754</text:p>
          </table:table-cell>
          <table:table-cell/>
        </table:table-row>
        <table:table-row table:style-name="ro1">
          <table:table-cell office:value-type="float" office:value="59428" calcext:value-type="float">
            <text:p>59428</text:p>
          </table:table-cell>
          <table:table-cell office:value-type="float" office:value="629511" calcext:value-type="float">
            <text:p>629511</text:p>
          </table:table-cell>
          <table:table-cell table:formula="of:=[.B685]*LN([.A685])" office:value-type="float" office:value="6919912.74543821" calcext:value-type="float">
            <text:p>6919912.74543821</text:p>
          </table:table-cell>
          <table:table-cell/>
        </table:table-row>
        <table:table-row table:style-name="ro1">
          <table:table-cell office:value-type="float" office:value="564845" calcext:value-type="float">
            <text:p>564845</text:p>
          </table:table-cell>
          <table:table-cell office:value-type="float" office:value="522486" calcext:value-type="float">
            <text:p>522486</text:p>
          </table:table-cell>
          <table:table-cell table:formula="of:=[.B686]*LN([.A686])" office:value-type="float" office:value="6919964.79712594" calcext:value-type="float">
            <text:p>6919964.79712594</text:p>
          </table:table-cell>
          <table:table-cell/>
        </table:table-row>
        <table:table-row table:style-name="ro1">
          <table:table-cell office:value-type="float" office:value="623621" calcext:value-type="float">
            <text:p>623621</text:p>
          </table:table-cell>
          <table:table-cell office:value-type="float" office:value="518603" calcext:value-type="float">
            <text:p>518603</text:p>
          </table:table-cell>
          <table:table-cell table:formula="of:=[.B687]*LN([.A687])" office:value-type="float" office:value="6919874.41990332" calcext:value-type="float">
            <text:p>6919874.41990332</text:p>
          </table:table-cell>
          <table:table-cell/>
        </table:table-row>
        <table:table-row table:style-name="ro1">
          <table:table-cell office:value-type="float" office:value="242689" calcext:value-type="float">
            <text:p>242689</text:p>
          </table:table-cell>
          <table:table-cell office:value-type="float" office:value="558077" calcext:value-type="float">
            <text:p>558077</text:p>
          </table:table-cell>
          <table:table-cell table:formula="of:=[.B688]*LN([.A688])" office:value-type="float" office:value="6919895.88979876" calcext:value-type="float">
            <text:p>6919895.88979876</text:p>
          </table:table-cell>
          <table:table-cell/>
        </table:table-row>
        <table:table-row table:style-name="ro1">
          <table:table-cell office:value-type="float" office:value="125091" calcext:value-type="float">
            <text:p>125091</text:p>
          </table:table-cell>
          <table:table-cell office:value-type="float" office:value="589591" calcext:value-type="float">
            <text:p>589591</text:p>
          </table:table-cell>
          <table:table-cell table:formula="of:=[.B689]*LN([.A689])" office:value-type="float" office:value="6919909.73346705" calcext:value-type="float">
            <text:p>6919909.73346705</text:p>
          </table:table-cell>
          <table:table-cell/>
        </table:table-row>
        <table:table-row table:style-name="ro1">
          <table:table-cell office:value-type="float" office:value="363819" calcext:value-type="float">
            <text:p>363819</text:p>
          </table:table-cell>
          <table:table-cell office:value-type="float" office:value="540432" calcext:value-type="float">
            <text:p>540432</text:p>
          </table:table-cell>
          <table:table-cell table:formula="of:=[.B690]*LN([.A690])" office:value-type="float" office:value="6919913.86179299" calcext:value-type="float">
            <text:p>6919913.86179299</text:p>
          </table:table-cell>
          <table:table-cell/>
        </table:table-row>
        <table:table-row table:style-name="ro1">
          <table:table-cell office:value-type="float" office:value="686453" calcext:value-type="float">
            <text:p>686453</text:p>
          </table:table-cell>
          <table:table-cell office:value-type="float" office:value="514901" calcext:value-type="float">
            <text:p>514901</text:p>
          </table:table-cell>
          <table:table-cell table:formula="of:=[.B691]*LN([.A691])" office:value-type="float" office:value="6919905.4248822" calcext:value-type="float">
            <text:p>6919905.4248822</text:p>
          </table:table-cell>
          <table:table-cell/>
        </table:table-row>
        <table:table-row table:style-name="ro1">
          <table:table-cell office:value-type="float" office:value="656813" calcext:value-type="float">
            <text:p>656813</text:p>
          </table:table-cell>
          <table:table-cell office:value-type="float" office:value="516594" calcext:value-type="float">
            <text:p>516594</text:p>
          </table:table-cell>
          <table:table-cell table:formula="of:=[.B692]*LN([.A692])" office:value-type="float" office:value="6919856.51085786" calcext:value-type="float">
            <text:p>6919856.51085786</text:p>
          </table:table-cell>
          <table:table-cell/>
        </table:table-row>
        <table:table-row table:style-name="ro1">
          <table:table-cell office:value-type="float" office:value="489901" calcext:value-type="float">
            <text:p>489901</text:p>
          </table:table-cell>
          <table:table-cell office:value-type="float" office:value="528155" calcext:value-type="float">
            <text:p>528155</text:p>
          </table:table-cell>
          <table:table-cell table:formula="of:=[.B693]*LN([.A693])" office:value-type="float" office:value="6919864.94906113" calcext:value-type="float">
            <text:p>6919864.94906113</text:p>
          </table:table-cell>
          <table:table-cell/>
        </table:table-row>
        <table:table-row table:style-name="ro1">
          <table:table-cell office:value-type="float" office:value="386380" calcext:value-type="float">
            <text:p>386380</text:p>
          </table:table-cell>
          <table:table-cell office:value-type="float" office:value="537905" calcext:value-type="float">
            <text:p>537905</text:p>
          </table:table-cell>
          <table:table-cell table:formula="of:=[.B694]*LN([.A694])" office:value-type="float" office:value="6919920.08685993" calcext:value-type="float">
            <text:p>6919920.08685993</text:p>
          </table:table-cell>
          <table:table-cell/>
        </table:table-row>
        <table:table-row table:style-name="ro1">
          <table:table-cell office:value-type="float" office:value="542819" calcext:value-type="float">
            <text:p>542819</text:p>
          </table:table-cell>
          <table:table-cell office:value-type="float" office:value="524052" calcext:value-type="float">
            <text:p>524052</text:p>
          </table:table-cell>
          <table:table-cell table:formula="of:=[.B695]*LN([.A695])" office:value-type="float" office:value="6919860.98967069" calcext:value-type="float">
            <text:p>6919860.98967069</text:p>
          </table:table-cell>
          <table:table-cell/>
        </table:table-row>
        <table:table-row table:style-name="ro1">
          <table:table-cell office:value-type="float" office:value="243987" calcext:value-type="float">
            <text:p>243987</text:p>
          </table:table-cell>
          <table:table-cell office:value-type="float" office:value="557841" calcext:value-type="float">
            <text:p>557841</text:p>
          </table:table-cell>
          <table:table-cell table:formula="of:=[.B696]*LN([.A696])" office:value-type="float" office:value="6919945.2107198" calcext:value-type="float">
            <text:p>6919945.2107198</text:p>
          </table:table-cell>
          <table:table-cell/>
        </table:table-row>
        <table:table-row table:style-name="ro1">
          <table:table-cell office:value-type="float" office:value="693412" calcext:value-type="float">
            <text:p>693412</text:p>
          </table:table-cell>
          <table:table-cell office:value-type="float" office:value="514514" calcext:value-type="float">
            <text:p>514514</text:p>
          </table:table-cell>
          <table:table-cell table:formula="of:=[.B697]*LN([.A697])" office:value-type="float" office:value="6919894.10483306" calcext:value-type="float">
            <text:p>6919894.10483306</text:p>
          </table:table-cell>
          <table:table-cell/>
        </table:table-row>
        <table:table-row table:style-name="ro1">
          <table:table-cell office:value-type="float" office:value="488484" calcext:value-type="float">
            <text:p>488484</text:p>
          </table:table-cell>
          <table:table-cell office:value-type="float" office:value="528271" calcext:value-type="float">
            <text:p>528271</text:p>
          </table:table-cell>
          <table:table-cell table:formula="of:=[.B698]*LN([.A698])" office:value-type="float" office:value="6919854.58000697" calcext:value-type="float">
            <text:p>6919854.58000697</text:p>
          </table:table-cell>
          <table:table-cell/>
        </table:table-row>
        <table:table-row table:style-name="ro1">
          <table:table-cell office:value-type="float" office:value="896331" calcext:value-type="float">
            <text:p>896331</text:p>
          </table:table-cell>
          <table:table-cell office:value-type="float" office:value="504881" calcext:value-type="float">
            <text:p>504881</text:p>
          </table:table-cell>
          <table:table-cell table:formula="of:=[.B699]*LN([.A699])" office:value-type="float" office:value="6919931.82516739" calcext:value-type="float">
            <text:p>6919931.82516739</text:p>
          </table:table-cell>
          <table:table-cell/>
        </table:table-row>
        <table:table-row table:style-name="ro1">
          <table:table-cell office:value-type="float" office:value="336730" calcext:value-type="float">
            <text:p>336730</text:p>
          </table:table-cell>
          <table:table-cell office:value-type="float" office:value="543721" calcext:value-type="float">
            <text:p>543721</text:p>
          </table:table-cell>
          <table:table-cell table:formula="of:=[.B700]*LN([.A700])" office:value-type="float" office:value="6919957.12225073" calcext:value-type="float">
            <text:p>6919957.12225073</text:p>
          </table:table-cell>
          <table:table-cell/>
        </table:table-row>
        <table:table-row table:style-name="ro1">
          <table:table-cell office:value-type="float" office:value="728298" calcext:value-type="float">
            <text:p>728298</text:p>
          </table:table-cell>
          <table:table-cell office:value-type="float" office:value="512647" calcext:value-type="float">
            <text:p>512647</text:p>
          </table:table-cell>
          <table:table-cell table:formula="of:=[.B701]*LN([.A701])" office:value-type="float" office:value="6919947.88628244" calcext:value-type="float">
            <text:p>6919947.88628244</text:p>
          </table:table-cell>
          <table:table-cell/>
        </table:table-row>
        <table:table-row table:style-name="ro1">
          <table:table-cell office:value-type="float" office:value="604215" calcext:value-type="float">
            <text:p>604215</text:p>
          </table:table-cell>
          <table:table-cell office:value-type="float" office:value="519840" calcext:value-type="float">
            <text:p>519840</text:p>
          </table:table-cell>
          <table:table-cell table:formula="of:=[.B702]*LN([.A702])" office:value-type="float" office:value="6919946.52473856" calcext:value-type="float">
            <text:p>6919946.52473856</text:p>
          </table:table-cell>
          <table:table-cell/>
        </table:table-row>
        <table:table-row table:style-name="ro1">
          <table:table-cell office:value-type="float" office:value="153729" calcext:value-type="float">
            <text:p>153729</text:p>
          </table:table-cell>
          <table:table-cell office:value-type="float" office:value="579413" calcext:value-type="float">
            <text:p>579413</text:p>
          </table:table-cell>
          <table:table-cell table:formula="of:=[.B703]*LN([.A703])" office:value-type="float" office:value="6919898.51311618" calcext:value-type="float">
            <text:p>6919898.51311618</text:p>
          </table:table-cell>
          <table:table-cell/>
        </table:table-row>
        <table:table-row table:style-name="ro1">
          <table:table-cell office:value-type="float" office:value="595687" calcext:value-type="float">
            <text:p>595687</text:p>
          </table:table-cell>
          <table:table-cell office:value-type="float" office:value="520398" calcext:value-type="float">
            <text:p>520398</text:p>
          </table:table-cell>
          <table:table-cell table:formula="of:=[.B704]*LN([.A704])" office:value-type="float" office:value="6919977.12627779" calcext:value-type="float">
            <text:p>6919977.12627779</text:p>
          </table:table-cell>
          <table:table-cell/>
        </table:table-row>
        <table:table-row table:style-name="ro1">
          <table:table-cell office:value-type="float" office:value="540360" calcext:value-type="float">
            <text:p>540360</text:p>
          </table:table-cell>
          <table:table-cell office:value-type="float" office:value="524240" calcext:value-type="float">
            <text:p>524240</text:p>
          </table:table-cell>
          <table:table-cell table:formula="of:=[.B705]*LN([.A705])" office:value-type="float" office:value="6919963.21006296" calcext:value-type="float">
            <text:p>6919963.21006296</text:p>
          </table:table-cell>
          <table:table-cell/>
        </table:table-row>
        <table:table-row table:style-name="ro1">
          <table:table-cell office:value-type="float" office:value="245779" calcext:value-type="float">
            <text:p>245779</text:p>
          </table:table-cell>
          <table:table-cell office:value-type="float" office:value="557511" calcext:value-type="float">
            <text:p>557511</text:p>
          </table:table-cell>
          <table:table-cell table:formula="of:=[.B706]*LN([.A706])" office:value-type="float" office:value="6919931.36478009" calcext:value-type="float">
            <text:p>6919931.36478009</text:p>
          </table:table-cell>
          <table:table-cell/>
        </table:table-row>
        <table:table-row table:style-name="ro1">
          <table:table-cell office:value-type="float" office:value="924873" calcext:value-type="float">
            <text:p>924873</text:p>
          </table:table-cell>
          <table:table-cell office:value-type="float" office:value="503730" calcext:value-type="float">
            <text:p>503730</text:p>
          </table:table-cell>
          <table:table-cell table:formula="of:=[.B707]*LN([.A707])" office:value-type="float" office:value="6919946.40056301" calcext:value-type="float">
            <text:p>6919946.40056301</text:p>
          </table:table-cell>
          <table:table-cell/>
        </table:table-row>
        <table:table-row table:style-name="ro1">
          <table:table-cell office:value-type="float" office:value="509628" calcext:value-type="float">
            <text:p>509628</text:p>
          </table:table-cell>
          <table:table-cell office:value-type="float" office:value="526577" calcext:value-type="float">
            <text:p>526577</text:p>
          </table:table-cell>
          <table:table-cell table:formula="of:=[.B708]*LN([.A708])" office:value-type="float" office:value="6919978.11664979" calcext:value-type="float">
            <text:p>6919978.11664979</text:p>
          </table:table-cell>
          <table:table-cell/>
        </table:table-row>
        <table:table-row table:style-name="ro1">
          <table:table-cell office:value-type="float" office:value="528523" calcext:value-type="float">
            <text:p>528523</text:p>
          </table:table-cell>
          <table:table-cell office:value-type="float" office:value="525122" calcext:value-type="float">
            <text:p>525122</text:p>
          </table:table-cell>
          <table:table-cell table:formula="of:=[.B709]*LN([.A709])" office:value-type="float" office:value="6919974.53811404" calcext:value-type="float">
            <text:p>6919974.53811404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847707" calcext:value-type="float">
            <text:p>847707</text:p>
          </table:table-cell>
          <table:table-cell table:formula="of:=[.B710]*LN([.A710])" office:value-type="float" office:value="6919905.46218652" calcext:value-type="float">
            <text:p>6919905.46218652</text:p>
          </table:table-cell>
          <table:table-cell/>
        </table:table-row>
        <table:table-row table:style-name="ro1">
          <table:table-cell office:value-type="float" office:value="522756" calcext:value-type="float">
            <text:p>522756</text:p>
          </table:table-cell>
          <table:table-cell office:value-type="float" office:value="525555" calcext:value-type="float">
            <text:p>525555</text:p>
          </table:table-cell>
          <table:table-cell table:formula="of:=[.B711]*LN([.A711])" office:value-type="float" office:value="6919914.41277081" calcext:value-type="float">
            <text:p>6919914.41277081</text:p>
          </table:table-cell>
          <table:table-cell/>
        </table:table-row>
        <table:table-row table:style-name="ro1">
          <table:table-cell office:value-type="float" office:value="895447" calcext:value-type="float">
            <text:p>895447</text:p>
          </table:table-cell>
          <table:table-cell office:value-type="float" office:value="504922" calcext:value-type="float">
            <text:p>504922</text:p>
          </table:table-cell>
          <table:table-cell table:formula="of:=[.B712]*LN([.A712])" office:value-type="float" office:value="6919995.55242034" calcext:value-type="float">
            <text:p>6919995.55242034</text:p>
          </table:table-cell>
          <table:table-cell/>
        </table:table-row>
        <table:table-row table:style-name="ro1">
          <table:table-cell office:value-type="float" office:value="44840" calcext:value-type="float">
            <text:p>44840</text:p>
          </table:table-cell>
          <table:table-cell office:value-type="float" office:value="646067" calcext:value-type="float">
            <text:p>646067</text:p>
          </table:table-cell>
          <table:table-cell table:formula="of:=[.B713]*LN([.A713])" office:value-type="float" office:value="6919930.52400599" calcext:value-type="float">
            <text:p>6919930.52400599</text:p>
          </table:table-cell>
          <table:table-cell/>
        </table:table-row>
        <table:table-row table:style-name="ro1">
          <table:table-cell office:value-type="float" office:value="45860" calcext:value-type="float">
            <text:p>45860</text:p>
          </table:table-cell>
          <table:table-cell office:value-type="float" office:value="644715" calcext:value-type="float">
            <text:p>644715</text:p>
          </table:table-cell>
          <table:table-cell table:formula="of:=[.B714]*LN([.A714])" office:value-type="float" office:value="6919950.8145471" calcext:value-type="float">
            <text:p>6919950.8145471</text:p>
          </table:table-cell>
          <table:table-cell/>
        </table:table-row>
        <table:table-row table:style-name="ro1">
          <table:table-cell office:value-type="float" office:value="463487" calcext:value-type="float">
            <text:p>463487</text:p>
          </table:table-cell>
          <table:table-cell office:value-type="float" office:value="530404" calcext:value-type="float">
            <text:p>530404</text:p>
          </table:table-cell>
          <table:table-cell table:formula="of:=[.B715]*LN([.A715])" office:value-type="float" office:value="6919933.61612969" calcext:value-type="float">
            <text:p>6919933.61612969</text:p>
          </table:table-cell>
          <table:table-cell/>
        </table:table-row>
        <table:table-row table:style-name="ro1">
          <table:table-cell office:value-type="float" office:value="398164" calcext:value-type="float">
            <text:p>398164</text:p>
          </table:table-cell>
          <table:table-cell office:value-type="float" office:value="536654" calcext:value-type="float">
            <text:p>536654</text:p>
          </table:table-cell>
          <table:table-cell table:formula="of:=[.B716]*LN([.A716])" office:value-type="float" office:value="6919949.00419212" calcext:value-type="float">
            <text:p>6919949.00419212</text:p>
          </table:table-cell>
          <table:table-cell/>
        </table:table-row>
        <table:table-row table:style-name="ro1">
          <table:table-cell office:value-type="float" office:value="894483" calcext:value-type="float">
            <text:p>894483</text:p>
          </table:table-cell>
          <table:table-cell office:value-type="float" office:value="504959" calcext:value-type="float">
            <text:p>504959</text:p>
          </table:table-cell>
          <table:table-cell table:formula="of:=[.B717]*LN([.A717])" office:value-type="float" office:value="6919958.73019514" calcext:value-type="float">
            <text:p>6919958.73019514</text:p>
          </table:table-cell>
          <table:table-cell/>
        </table:table-row>
        <table:table-row table:style-name="ro1">
          <table:table-cell office:value-type="float" office:value="619415" calcext:value-type="float">
            <text:p>619415</text:p>
          </table:table-cell>
          <table:table-cell office:value-type="float" office:value="518874" calcext:value-type="float">
            <text:p>518874</text:p>
          </table:table-cell>
          <table:table-cell table:formula="of:=[.B718]*LN([.A718])" office:value-type="float" office:value="6919979.06323096" calcext:value-type="float">
            <text:p>6919979.06323096</text:p>
          </table:table-cell>
          <table:table-cell/>
        </table:table-row>
        <table:table-row table:style-name="ro1">
          <table:table-cell office:value-type="float" office:value="966306" calcext:value-type="float">
            <text:p>966306</text:p>
          </table:table-cell>
          <table:table-cell office:value-type="float" office:value="502129" calcext:value-type="float">
            <text:p>502129</text:p>
          </table:table-cell>
          <table:table-cell table:formula="of:=[.B719]*LN([.A719])" office:value-type="float" office:value="6919958.16769888" calcext:value-type="float">
            <text:p>6919958.16769888</text:p>
          </table:table-cell>
          <table:table-cell/>
        </table:table-row>
        <table:table-row table:style-name="ro1">
          <table:table-cell office:value-type="float" office:value="990922" calcext:value-type="float">
            <text:p>990922</text:p>
          </table:table-cell>
          <table:table-cell office:value-type="float" office:value="501212" calcext:value-type="float">
            <text:p>501212</text:p>
          </table:table-cell>
          <table:table-cell table:formula="of:=[.B720]*LN([.A720])" office:value-type="float" office:value="6919928.89693497" calcext:value-type="float">
            <text:p>6919928.89693497</text:p>
          </table:table-cell>
          <table:table-cell/>
        </table:table-row>
        <table:table-row table:style-name="ro1">
          <table:table-cell office:value-type="float" office:value="835756" calcext:value-type="float">
            <text:p>835756</text:p>
          </table:table-cell>
          <table:table-cell office:value-type="float" office:value="507474" calcext:value-type="float">
            <text:p>507474</text:p>
          </table:table-cell>
          <table:table-cell table:formula="of:=[.B721]*LN([.A721])" office:value-type="float" office:value="6919962.14320268" calcext:value-type="float">
            <text:p>6919962.14320268</text:p>
          </table:table-cell>
          <table:table-cell/>
        </table:table-row>
        <table:table-row table:style-name="ro1">
          <table:table-cell office:value-type="float" office:value="548881" calcext:value-type="float">
            <text:p>548881</text:p>
          </table:table-cell>
          <table:table-cell office:value-type="float" office:value="523618" calcext:value-type="float">
            <text:p>523618</text:p>
          </table:table-cell>
          <table:table-cell table:formula="of:=[.B722]*LN([.A722])" office:value-type="float" office:value="6919945.38285881" calcext:value-type="float">
            <text:p>6919945.38285881</text:p>
          </table:table-cell>
          <table:table-cell/>
        </table:table-row>
        <table:table-row table:style-name="ro1">
          <table:table-cell office:value-type="float" office:value="453578" calcext:value-type="float">
            <text:p>453578</text:p>
          </table:table-cell>
          <table:table-cell office:value-type="float" office:value="531282" calcext:value-type="float">
            <text:p>531282</text:p>
          </table:table-cell>
          <table:table-cell table:formula="of:=[.B723]*LN([.A723])" office:value-type="float" office:value="6919906.89123156" calcext:value-type="float">
            <text:p>6919906.89123156</text:p>
          </table:table-cell>
          <table:table-cell/>
        </table:table-row>
        <table:table-row table:style-name="ro1">
          <table:table-cell office:value-type="float" office:value="474993" calcext:value-type="float">
            <text:p>474993</text:p>
          </table:table-cell>
          <table:table-cell office:value-type="float" office:value="529410" calcext:value-type="float">
            <text:p>529410</text:p>
          </table:table-cell>
          <table:table-cell table:formula="of:=[.B724]*LN([.A724])" office:value-type="float" office:value="6919947.41076085" calcext:value-type="float">
            <text:p>6919947.41076085</text:p>
          </table:table-cell>
          <table:table-cell/>
        </table:table-row>
        <table:table-row table:style-name="ro1">
          <table:table-cell office:value-type="float" office:value="80085" calcext:value-type="float">
            <text:p>80085</text:p>
          </table:table-cell>
          <table:table-cell office:value-type="float" office:value="612879" calcext:value-type="float">
            <text:p>612879</text:p>
          </table:table-cell>
          <table:table-cell table:formula="of:=[.B725]*LN([.A725])" office:value-type="float" office:value="6919921.08770047" calcext:value-type="float">
            <text:p>6919921.08770047</text:p>
          </table:table-cell>
          <table:table-cell/>
        </table:table-row>
        <table:table-row table:style-name="ro1">
          <table:table-cell office:value-type="float" office:value="737091" calcext:value-type="float">
            <text:p>737091</text:p>
          </table:table-cell>
          <table:table-cell office:value-type="float" office:value="512193" calcext:value-type="float">
            <text:p>512193</text:p>
          </table:table-cell>
          <table:table-cell table:formula="of:=[.B726]*LN([.A726])" office:value-type="float" office:value="6919966.43825136" calcext:value-type="float">
            <text:p>6919966.43825136</text:p>
          </table:table-cell>
          <table:table-cell/>
        </table:table-row>
        <table:table-row table:style-name="ro1">
          <table:table-cell office:value-type="float" office:value="50789" calcext:value-type="float">
            <text:p>50789</text:p>
          </table:table-cell>
          <table:table-cell office:value-type="float" office:value="638638" calcext:value-type="float">
            <text:p>638638</text:p>
          </table:table-cell>
          <table:table-cell table:formula="of:=[.B727]*LN([.A727])" office:value-type="float" office:value="6919920.58522752" calcext:value-type="float">
            <text:p>6919920.58522752</text:p>
          </table:table-cell>
          <table:table-cell/>
        </table:table-row>
        <table:table-row table:style-name="ro1">
          <table:table-cell office:value-type="float" office:value="979768" calcext:value-type="float">
            <text:p>979768</text:p>
          </table:table-cell>
          <table:table-cell office:value-type="float" office:value="501620" calcext:value-type="float">
            <text:p>501620</text:p>
          </table:table-cell>
          <table:table-cell table:formula="of:=[.B728]*LN([.A728])" office:value-type="float" office:value="6919883.55912584" calcext:value-type="float">
            <text:p>6919883.55912584</text:p>
          </table:table-cell>
          <table:table-cell/>
        </table:table-row>
        <table:table-row table:style-name="ro1">
          <table:table-cell office:value-type="float" office:value="792018" calcext:value-type="float">
            <text:p>792018</text:p>
          </table:table-cell>
          <table:table-cell office:value-type="float" office:value="509483" calcext:value-type="float">
            <text:p>509483</text:p>
          </table:table-cell>
          <table:table-cell table:formula="of:=[.B729]*LN([.A729])" office:value-type="float" office:value="6919971.02341496" calcext:value-type="float">
            <text:p>6919971.02341496</text:p>
          </table:table-cell>
          <table:table-cell/>
        </table:table-row>
        <table:table-row table:style-name="ro1">
          <table:table-cell office:value-type="float" office:value="665001" calcext:value-type="float">
            <text:p>665001</text:p>
          </table:table-cell>
          <table:table-cell office:value-type="float" office:value="516122" calcext:value-type="float">
            <text:p>516122</text:p>
          </table:table-cell>
          <table:table-cell table:formula="of:=[.B730]*LN([.A730])" office:value-type="float" office:value="6919928.33321892" calcext:value-type="float">
            <text:p>6919928.33321892</text:p>
          </table:table-cell>
          <table:table-cell/>
        </table:table-row>
        <table:table-row table:style-name="ro1">
          <table:table-cell office:value-type="float" office:value="86552" calcext:value-type="float">
            <text:p>86552</text:p>
          </table:table-cell>
          <table:table-cell office:value-type="float" office:value="608694" calcext:value-type="float">
            <text:p>608694</text:p>
          </table:table-cell>
          <table:table-cell table:formula="of:=[.B731]*LN([.A731])" office:value-type="float" office:value="6919938.14583123" calcext:value-type="float">
            <text:p>6919938.14583123</text:p>
          </table:table-cell>
          <table:table-cell/>
        </table:table-row>
        <table:table-row table:style-name="ro1">
          <table:table-cell office:value-type="float" office:value="462772" calcext:value-type="float">
            <text:p>462772</text:p>
          </table:table-cell>
          <table:table-cell office:value-type="float" office:value="530469" calcext:value-type="float">
            <text:p>530469</text:p>
          </table:table-cell>
          <table:table-cell table:formula="of:=[.B732]*LN([.A732])" office:value-type="float" office:value="6919962.67892539" calcext:value-type="float">
            <text:p>6919962.67892539</text:p>
          </table:table-cell>
          <table:table-cell/>
        </table:table-row>
        <table:table-row table:style-name="ro1">
          <table:table-cell office:value-type="float" office:value="589233" calcext:value-type="float">
            <text:p>589233</text:p>
          </table:table-cell>
          <table:table-cell office:value-type="float" office:value="520821" calcext:value-type="float">
            <text:p>520821</text:p>
          </table:table-cell>
          <table:table-cell table:formula="of:=[.B733]*LN([.A733])" office:value-type="float" office:value="6919928.3041699" calcext:value-type="float">
            <text:p>6919928.3041699</text:p>
          </table:table-cell>
          <table:table-cell/>
        </table:table-row>
        <table:table-row table:style-name="ro1">
          <table:table-cell office:value-type="float" office:value="891694" calcext:value-type="float">
            <text:p>891694</text:p>
          </table:table-cell>
          <table:table-cell office:value-type="float" office:value="505072" calcext:value-type="float">
            <text:p>505072</text:p>
          </table:table-cell>
          <table:table-cell table:formula="of:=[.B734]*LN([.A734])" office:value-type="float" office:value="6919930.0064447" calcext:value-type="float">
            <text:p>6919930.0064447</text:p>
          </table:table-cell>
          <table:table-cell/>
        </table:table-row>
        <table:table-row table:style-name="ro1">
          <table:table-cell office:value-type="float" office:value="592605" calcext:value-type="float">
            <text:p>592605</text:p>
          </table:table-cell>
          <table:table-cell office:value-type="float" office:value="520594" calcext:value-type="float">
            <text:p>520594</text:p>
          </table:table-cell>
          <table:table-cell table:formula="of:=[.B735]*LN([.A735])" office:value-type="float" office:value="6919882.95908066" calcext:value-type="float">
            <text:p>6919882.95908066</text:p>
          </table:table-cell>
          <table:table-cell/>
        </table:table-row>
        <table:table-row table:style-name="ro1">
          <table:table-cell office:value-type="float" office:value="209645" calcext:value-type="float">
            <text:p>209645</text:p>
          </table:table-cell>
          <table:table-cell office:value-type="float" office:value="564741" calcext:value-type="float">
            <text:p>564741</text:p>
          </table:table-cell>
          <table:table-cell table:formula="of:=[.B736]*LN([.A736])" office:value-type="float" office:value="6919867.98895479" calcext:value-type="float">
            <text:p>6919867.98895479</text:p>
          </table:table-cell>
          <table:table-cell/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float" office:value="649269" calcext:value-type="float">
            <text:p>649269</text:p>
          </table:table-cell>
          <table:table-cell table:formula="of:=[.B737]*LN([.A737])" office:value-type="float" office:value="6919901.53591666" calcext:value-type="float">
            <text:p>6919901.53591666</text:p>
          </table:table-cell>
          <table:table-cell/>
        </table:table-row>
        <table:table-row table:style-name="ro1">
          <table:table-cell office:value-type="float" office:value="554376" calcext:value-type="float">
            <text:p>554376</text:p>
          </table:table-cell>
          <table:table-cell office:value-type="float" office:value="523226" calcext:value-type="float">
            <text:p>523226</text:p>
          </table:table-cell>
          <table:table-cell table:formula="of:=[.B738]*LN([.A738])" office:value-type="float" office:value="6919976.96721044" calcext:value-type="float">
            <text:p>6919976.96721044</text:p>
          </table:table-cell>
          <table:table-cell/>
        </table:table-row>
        <table:table-row table:style-name="ro1">
          <table:table-cell office:value-type="float" office:value="803814" calcext:value-type="float">
            <text:p>803814</text:p>
          </table:table-cell>
          <table:table-cell office:value-type="float" office:value="508929" calcext:value-type="float">
            <text:p>508929</text:p>
          </table:table-cell>
          <table:table-cell table:formula="of:=[.B739]*LN([.A739])" office:value-type="float" office:value="6919970.30191414" calcext:value-type="float">
            <text:p>6919970.30191414</text:p>
          </table:table-cell>
          <table:table-cell/>
        </table:table-row>
        <table:table-row table:style-name="ro1">
          <table:table-cell office:value-type="float" office:value="334157" calcext:value-type="float">
            <text:p>334157</text:p>
          </table:table-cell>
          <table:table-cell office:value-type="float" office:value="544042" calcext:value-type="float">
            <text:p>544042</text:p>
          </table:table-cell>
          <table:table-cell table:formula="of:=[.B740]*LN([.A740])" office:value-type="float" office:value="6919869.43782047" calcext:value-type="float">
            <text:p>6919869.43782047</text:p>
          </table:table-cell>
          <table:table-cell/>
        </table:table-row>
        <table:table-row table:style-name="ro1">
          <table:table-cell office:value-type="float" office:value="175836" calcext:value-type="float">
            <text:p>175836</text:p>
          </table:table-cell>
          <table:table-cell office:value-type="float" office:value="572970" calcext:value-type="float">
            <text:p>572970</text:p>
          </table:table-cell>
          <table:table-cell table:formula="of:=[.B741]*LN([.A741])" office:value-type="float" office:value="6919934.60406647" calcext:value-type="float">
            <text:p>6919934.60406647</text:p>
          </table:table-cell>
          <table:table-cell/>
        </table:table-row>
        <table:table-row table:style-name="ro1">
          <table:table-cell office:value-type="float" office:value="868379" calcext:value-type="float">
            <text:p>868379</text:p>
          </table:table-cell>
          <table:table-cell office:value-type="float" office:value="506051" calcext:value-type="float">
            <text:p>506051</text:p>
          </table:table-cell>
          <table:table-cell table:formula="of:=[.B742]*LN([.A742])" office:value-type="float" office:value="6919935.46191071" calcext:value-type="float">
            <text:p>6919935.46191071</text:p>
          </table:table-cell>
          <table:table-cell/>
        </table:table-row>
        <table:table-row table:style-name="ro1">
          <table:table-cell office:value-type="float" office:value="658166" calcext:value-type="float">
            <text:p>658166</text:p>
          </table:table-cell>
          <table:table-cell office:value-type="float" office:value="516520" calcext:value-type="float">
            <text:p>516520</text:p>
          </table:table-cell>
          <table:table-cell table:formula="of:=[.B743]*LN([.A743])" office:value-type="float" office:value="6919928.17887101" calcext:value-type="float">
            <text:p>6919928.17887101</text:p>
          </table:table-cell>
          <table:table-cell/>
        </table:table-row>
        <table:table-row table:style-name="ro1">
          <table:table-cell office:value-type="float" office:value="278203" calcext:value-type="float">
            <text:p>278203</text:p>
          </table:table-cell>
          <table:table-cell office:value-type="float" office:value="551995" calcext:value-type="float">
            <text:p>551995</text:p>
          </table:table-cell>
          <table:table-cell table:formula="of:=[.B744]*LN([.A744])" office:value-type="float" office:value="6919868.02026457" calcext:value-type="float">
            <text:p>6919868.02026457</text:p>
          </table:table-cell>
          <table:table-cell/>
        </table:table-row>
        <table:table-row table:style-name="ro1">
          <table:table-cell office:value-type="float" office:value="966198" calcext:value-type="float">
            <text:p>966198</text:p>
          </table:table-cell>
          <table:table-cell office:value-type="float" office:value="502126" calcext:value-type="float">
            <text:p>502126</text:p>
          </table:table-cell>
          <table:table-cell table:formula="of:=[.B745]*LN([.A745])" office:value-type="float" office:value="6919860.70032172" calcext:value-type="float">
            <text:p>6919860.70032172</text:p>
          </table:table-cell>
          <table:table-cell/>
        </table:table-row>
        <table:table-row table:style-name="ro1">
          <table:table-cell office:value-type="float" office:value="627162" calcext:value-type="float">
            <text:p>627162</text:p>
          </table:table-cell>
          <table:table-cell office:value-type="float" office:value="518387" calcext:value-type="float">
            <text:p>518387</text:p>
          </table:table-cell>
          <table:table-cell table:formula="of:=[.B746]*LN([.A746])" office:value-type="float" office:value="6919927.41017587" calcext:value-type="float">
            <text:p>6919927.41017587</text:p>
          </table:table-cell>
          <table:table-cell/>
        </table:table-row>
        <table:table-row table:style-name="ro1">
          <table:table-cell office:value-type="float" office:value="296774" calcext:value-type="float">
            <text:p>296774</text:p>
          </table:table-cell>
          <table:table-cell office:value-type="float" office:value="549165" calcext:value-type="float">
            <text:p>549165</text:p>
          </table:table-cell>
          <table:table-cell table:formula="of:=[.B747]*LN([.A747])" office:value-type="float" office:value="6919877.79558322" calcext:value-type="float">
            <text:p>6919877.79558322</text:p>
          </table:table-cell>
          <table:table-cell/>
        </table:table-row>
        <table:table-row table:style-name="ro1">
          <table:table-cell office:value-type="float" office:value="311803" calcext:value-type="float">
            <text:p>311803</text:p>
          </table:table-cell>
          <table:table-cell office:value-type="float" office:value="547027" calcext:value-type="float">
            <text:p>547027</text:p>
          </table:table-cell>
          <table:table-cell table:formula="of:=[.B748]*LN([.A748])" office:value-type="float" office:value="6919960.9442653" calcext:value-type="float">
            <text:p>6919960.9442653</text:p>
          </table:table-cell>
          <table:table-cell/>
        </table:table-row>
        <table:table-row table:style-name="ro1">
          <table:table-cell office:value-type="float" office:value="843797" calcext:value-type="float">
            <text:p>843797</text:p>
          </table:table-cell>
          <table:table-cell office:value-type="float" office:value="507118" calcext:value-type="float">
            <text:p>507118</text:p>
          </table:table-cell>
          <table:table-cell table:formula="of:=[.B749]*LN([.A749])" office:value-type="float" office:value="6919963.47095619" calcext:value-type="float">
            <text:p>6919963.47095619</text:p>
          </table:table-cell>
          <table:table-cell/>
        </table:table-row>
        <table:table-row table:style-name="ro1">
          <table:table-cell office:value-type="float" office:value="702304" calcext:value-type="float">
            <text:p>702304</text:p>
          </table:table-cell>
          <table:table-cell office:value-type="float" office:value="514032" calcext:value-type="float">
            <text:p>514032</text:p>
          </table:table-cell>
          <table:table-cell table:formula="of:=[.B750]*LN([.A750])" office:value-type="float" office:value="6919961.30967154" calcext:value-type="float">
            <text:p>6919961.30967154</text:p>
          </table:table-cell>
          <table:table-cell/>
        </table:table-row>
        <table:table-row table:style-name="ro1">
          <table:table-cell office:value-type="float" office:value="563875" calcext:value-type="float">
            <text:p>563875</text:p>
          </table:table-cell>
          <table:table-cell office:value-type="float" office:value="522553" calcext:value-type="float">
            <text:p>522553</text:p>
          </table:table-cell>
          <table:table-cell table:formula="of:=[.B751]*LN([.A751])" office:value-type="float" office:value="6919954.0216937" calcext:value-type="float">
            <text:p>6919954.0216937</text:p>
          </table:table-cell>
          <table:table-cell/>
        </table:table-row>
        <table:table-row table:style-name="ro1">
          <table:table-cell office:value-type="float" office:value="33103" calcext:value-type="float">
            <text:p>33103</text:p>
          </table:table-cell>
          <table:table-cell office:value-type="float" office:value="664910" calcext:value-type="float">
            <text:p>664910</text:p>
          </table:table-cell>
          <table:table-cell table:formula="of:=[.B752]*LN([.A752])" office:value-type="float" office:value="6919970.49835271" calcext:value-type="float">
            <text:p>6919970.49835271</text:p>
          </table:table-cell>
          <table:table-cell/>
        </table:table-row>
        <table:table-row table:style-name="ro1">
          <table:table-cell office:value-type="float" office:value="191932" calcext:value-type="float">
            <text:p>191932</text:p>
          </table:table-cell>
          <table:table-cell office:value-type="float" office:value="568841" calcext:value-type="float">
            <text:p>568841</text:p>
          </table:table-cell>
          <table:table-cell table:formula="of:=[.B753]*LN([.A753])" office:value-type="float" office:value="6919891.84536587" calcext:value-type="float">
            <text:p>6919891.84536587</text:p>
          </table:table-cell>
          <table:table-cell/>
        </table:table-row>
        <table:table-row table:style-name="ro1">
          <table:table-cell office:value-type="float" office:value="543514" calcext:value-type="float">
            <text:p>543514</text:p>
          </table:table-cell>
          <table:table-cell office:value-type="float" office:value="524006" calcext:value-type="float">
            <text:p>524006</text:p>
          </table:table-cell>
          <table:table-cell table:formula="of:=[.B754]*LN([.A754])" office:value-type="float" office:value="6919924.06481546" calcext:value-type="float">
            <text:p>6919924.06481546</text:p>
          </table:table-cell>
          <table:table-cell/>
        </table:table-row>
        <table:table-row table:style-name="ro1">
          <table:table-cell office:value-type="float" office:value="506835" calcext:value-type="float">
            <text:p>506835</text:p>
          </table:table-cell>
          <table:table-cell office:value-type="float" office:value="526794" calcext:value-type="float">
            <text:p>526794</text:p>
          </table:table-cell>
          <table:table-cell table:formula="of:=[.B755]*LN([.A755])" office:value-type="float" office:value="6919934.79032422" calcext:value-type="float">
            <text:p>6919934.79032422</text:p>
          </table:table-cell>
          <table:table-cell/>
        </table:table-row>
        <table:table-row table:style-name="ro1">
          <table:table-cell office:value-type="float" office:value="868368" calcext:value-type="float">
            <text:p>868368</text:p>
          </table:table-cell>
          <table:table-cell office:value-type="float" office:value="506052" calcext:value-type="float">
            <text:p>506052</text:p>
          </table:table-cell>
          <table:table-cell table:formula="of:=[.B756]*LN([.A756])" office:value-type="float" office:value="6919942.72595123" calcext:value-type="float">
            <text:p>6919942.72595123</text:p>
          </table:table-cell>
          <table:table-cell/>
        </table:table-row>
        <table:table-row table:style-name="ro1">
          <table:table-cell office:value-type="float" office:value="847025" calcext:value-type="float">
            <text:p>847025</text:p>
          </table:table-cell>
          <table:table-cell office:value-type="float" office:value="506971" calcext:value-type="float">
            <text:p>506971</text:p>
          </table:table-cell>
          <table:table-cell table:formula="of:=[.B757]*LN([.A757])" office:value-type="float" office:value="6919893.30791338" calcext:value-type="float">
            <text:p>6919893.30791338</text:p>
          </table:table-cell>
          <table:table-cell/>
        </table:table-row>
        <table:table-row table:style-name="ro1">
          <table:table-cell office:value-type="float" office:value="678623" calcext:value-type="float">
            <text:p>678623</text:p>
          </table:table-cell>
          <table:table-cell office:value-type="float" office:value="515342" calcext:value-type="float">
            <text:p>515342</text:p>
          </table:table-cell>
          <table:table-cell table:formula="of:=[.B758]*LN([.A758])" office:value-type="float" office:value="6919920.14218508" calcext:value-type="float">
            <text:p>6919920.14218508</text:p>
          </table:table-cell>
          <table:table-cell/>
        </table:table-row>
        <table:table-row table:style-name="ro1">
          <table:table-cell office:value-type="float" office:value="876139" calcext:value-type="float">
            <text:p>876139</text:p>
          </table:table-cell>
          <table:table-cell office:value-type="float" office:value="505726" calcext:value-type="float">
            <text:p>505726</text:p>
          </table:table-cell>
          <table:table-cell table:formula="of:=[.B759]*LN([.A759])" office:value-type="float" office:value="6919990.47803467" calcext:value-type="float">
            <text:p>6919990.47803467</text:p>
          </table:table-cell>
          <table:table-cell/>
        </table:table-row>
        <table:table-row table:style-name="ro1">
          <table:table-cell office:value-type="float" office:value="571997" calcext:value-type="float">
            <text:p>571997</text:p>
          </table:table-cell>
          <table:table-cell office:value-type="float" office:value="521984" calcext:value-type="float">
            <text:p>521984</text:p>
          </table:table-cell>
          <table:table-cell table:formula="of:=[.B760]*LN([.A760])" office:value-type="float" office:value="6919883.9611351" calcext:value-type="float">
            <text:p>6919883.9611351</text:p>
          </table:table-cell>
          <table:table-cell/>
        </table:table-row>
        <table:table-row table:style-name="ro1">
          <table:table-cell office:value-type="float" office:value="598632" calcext:value-type="float">
            <text:p>598632</text:p>
          </table:table-cell>
          <table:table-cell office:value-type="float" office:value="520198" calcext:value-type="float">
            <text:p>520198</text:p>
          </table:table-cell>
          <table:table-cell table:formula="of:=[.B761]*LN([.A761])" office:value-type="float" office:value="6919883.08780273" calcext:value-type="float">
            <text:p>6919883.08780273</text:p>
          </table:table-cell>
          <table:table-cell/>
        </table:table-row>
        <table:table-row table:style-name="ro1">
          <table:table-cell office:value-type="float" office:value="213590" calcext:value-type="float">
            <text:p>213590</text:p>
          </table:table-cell>
          <table:table-cell office:value-type="float" office:value="563892" calcext:value-type="float">
            <text:p>563892</text:p>
          </table:table-cell>
          <table:table-cell table:formula="of:=[.B762]*LN([.A762])" office:value-type="float" office:value="6919977.49676457" calcext:value-type="float">
            <text:p>6919977.49676457</text:p>
          </table:table-cell>
          <table:table-cell/>
        </table:table-row>
        <table:table-row table:style-name="ro1">
          <table:table-cell office:value-type="float" office:value="625404" calcext:value-type="float">
            <text:p>625404</text:p>
          </table:table-cell>
          <table:table-cell office:value-type="float" office:value="518497" calcext:value-type="float">
            <text:p>518497</text:p>
          </table:table-cell>
          <table:table-cell table:formula="of:=[.B763]*LN([.A763])" office:value-type="float" office:value="6919940.35420467" calcext:value-type="float">
            <text:p>6919940.35420467</text:p>
          </table:table-cell>
          <table:table-cell/>
        </table:table-row>
        <table:table-row table:style-name="ro1">
          <table:table-cell office:value-type="float" office:value="726508" calcext:value-type="float">
            <text:p>726508</text:p>
          </table:table-cell>
          <table:table-cell office:value-type="float" office:value="512738" calcext:value-type="float">
            <text:p>512738</text:p>
          </table:table-cell>
          <table:table-cell table:formula="of:=[.B764]*LN([.A764])" office:value-type="float" office:value="6919914.49562241" calcext:value-type="float">
            <text:p>6919914.49562241</text:p>
          </table:table-cell>
          <table:table-cell/>
        </table:table-row>
        <table:table-row table:style-name="ro1">
          <table:table-cell office:value-type="float" office:value="689426" calcext:value-type="float">
            <text:p>689426</text:p>
          </table:table-cell>
          <table:table-cell office:value-type="float" office:value="514738" calcext:value-type="float">
            <text:p>514738</text:p>
          </table:table-cell>
          <table:table-cell table:formula="of:=[.B765]*LN([.A765])" office:value-type="float" office:value="6919939.31581124" calcext:value-type="float">
            <text:p>6919939.31581124</text:p>
          </table:table-cell>
          <table:table-cell/>
        </table:table-row>
        <table:table-row table:style-name="ro1">
          <table:table-cell office:value-type="float" office:value="332495" calcext:value-type="float">
            <text:p>332495</text:p>
          </table:table-cell>
          <table:table-cell office:value-type="float" office:value="544264" calcext:value-type="float">
            <text:p>544264</text:p>
          </table:table-cell>
          <table:table-cell table:formula="of:=[.B766]*LN([.A766])" office:value-type="float" office:value="6919979.37149258" calcext:value-type="float">
            <text:p>6919979.37149258</text:p>
          </table:table-cell>
          <table:table-cell/>
        </table:table-row>
        <table:table-row table:style-name="ro1">
          <table:table-cell office:value-type="float" office:value="411366" calcext:value-type="float">
            <text:p>411366</text:p>
          </table:table-cell>
          <table:table-cell office:value-type="float" office:value="535302" calcext:value-type="float">
            <text:p>535302</text:p>
          </table:table-cell>
          <table:table-cell table:formula="of:=[.B767]*LN([.A767])" office:value-type="float" office:value="6919976.681424" calcext:value-type="float">
            <text:p>6919976.681424</text:p>
          </table:table-cell>
          <table:table-cell/>
        </table:table-row>
        <table:table-row table:style-name="ro1">
          <table:table-cell office:value-type="float" office:value="242546" calcext:value-type="float">
            <text:p>242546</text:p>
          </table:table-cell>
          <table:table-cell office:value-type="float" office:value="558110" calcext:value-type="float">
            <text:p>558110</text:p>
          </table:table-cell>
          <table:table-cell table:formula="of:=[.B768]*LN([.A768])" office:value-type="float" office:value="6919976.12158034" calcext:value-type="float">
            <text:p>6919976.12158034</text:p>
          </table:table-cell>
          <table:table-cell/>
        </table:table-row>
        <table:table-row table:style-name="ro1">
          <table:table-cell office:value-type="float" office:value="315209" calcext:value-type="float">
            <text:p>315209</text:p>
          </table:table-cell>
          <table:table-cell office:value-type="float" office:value="546555" calcext:value-type="float">
            <text:p>546555</text:p>
          </table:table-cell>
          <table:table-cell table:formula="of:=[.B769]*LN([.A769])" office:value-type="float" office:value="6919928.03977268" calcext:value-type="float">
            <text:p>6919928.03977268</text:p>
          </table:table-cell>
          <table:table-cell/>
        </table:table-row>
        <table:table-row table:style-name="ro1">
          <table:table-cell office:value-type="float" office:value="797544" calcext:value-type="float">
            <text:p>797544</text:p>
          </table:table-cell>
          <table:table-cell office:value-type="float" office:value="509219" calcext:value-type="float">
            <text:p>509219</text:p>
          </table:table-cell>
          <table:table-cell table:formula="of:=[.B770]*LN([.A770])" office:value-type="float" office:value="6919925.8278376" calcext:value-type="float">
            <text:p>6919925.8278376</text:p>
          </table:table-cell>
          <table:table-cell/>
        </table:table-row>
        <table:table-row table:style-name="ro1">
          <table:table-cell office:value-type="float" office:value="93889" calcext:value-type="float">
            <text:p>93889</text:p>
          </table:table-cell>
          <table:table-cell office:value-type="float" office:value="604371" calcext:value-type="float">
            <text:p>604371</text:p>
          </table:table-cell>
          <table:table-cell table:formula="of:=[.B771]*LN([.A771])" office:value-type="float" office:value="6919968.48272846" calcext:value-type="float">
            <text:p>6919968.48272846</text:p>
          </table:table-cell>
          <table:table-cell/>
        </table:table-row>
        <table:table-row table:style-name="ro1">
          <table:table-cell office:value-type="float" office:value="858879" calcext:value-type="float">
            <text:p>858879</text:p>
          </table:table-cell>
          <table:table-cell office:value-type="float" office:value="506454" calcext:value-type="float">
            <text:p>506454</text:p>
          </table:table-cell>
          <table:table-cell table:formula="of:=[.B772]*LN([.A772])" office:value-type="float" office:value="6919875.14079793" calcext:value-type="float">
            <text:p>6919875.14079793</text:p>
          </table:table-cell>
          <table:table-cell/>
        </table:table-row>
        <table:table-row table:style-name="ro1">
          <table:table-cell office:value-type="float" office:value="124906" calcext:value-type="float">
            <text:p>124906</text:p>
          </table:table-cell>
          <table:table-cell office:value-type="float" office:value="589666" calcext:value-type="float">
            <text:p>589666</text:p>
          </table:table-cell>
          <table:table-cell table:formula="of:=[.B773]*LN([.A773])" office:value-type="float" office:value="6919917.2769115" calcext:value-type="float">
            <text:p>6919917.2769115</text:p>
          </table:table-cell>
          <table:table-cell/>
        </table:table-row>
        <table:table-row table:style-name="ro1">
          <table:table-cell office:value-type="float" office:value="449072" calcext:value-type="float">
            <text:p>449072</text:p>
          </table:table-cell>
          <table:table-cell office:value-type="float" office:value="531693" calcext:value-type="float">
            <text:p>531693</text:p>
          </table:table-cell>
          <table:table-cell table:formula="of:=[.B774]*LN([.A774])" office:value-type="float" office:value="6919951.70131234" calcext:value-type="float">
            <text:p>6919951.70131234</text:p>
          </table:table-cell>
          <table:table-cell/>
        </table:table-row>
        <table:table-row table:style-name="ro1">
          <table:table-cell office:value-type="float" office:value="235960" calcext:value-type="float">
            <text:p>235960</text:p>
          </table:table-cell>
          <table:table-cell office:value-type="float" office:value="559345" calcext:value-type="float">
            <text:p>559345</text:p>
          </table:table-cell>
          <table:table-cell table:formula="of:=[.B775]*LN([.A775])" office:value-type="float" office:value="6919890.56523186" calcext:value-type="float">
            <text:p>6919890.56523186</text:p>
          </table:table-cell>
          <table:table-cell/>
        </table:table-row>
        <table:table-row table:style-name="ro1">
          <table:table-cell office:value-type="float" office:value="642403" calcext:value-type="float">
            <text:p>642403</text:p>
          </table:table-cell>
          <table:table-cell office:value-type="float" office:value="517454" calcext:value-type="float">
            <text:p>517454</text:p>
          </table:table-cell>
          <table:table-cell table:formula="of:=[.B776]*LN([.A776])" office:value-type="float" office:value="6919897.39357738" calcext:value-type="float">
            <text:p>6919897.39357738</text:p>
          </table:table-cell>
          <table:table-cell/>
        </table:table-row>
        <table:table-row table:style-name="ro1">
          <table:table-cell office:value-type="float" office:value="720567" calcext:value-type="float">
            <text:p>720567</text:p>
          </table:table-cell>
          <table:table-cell office:value-type="float" office:value="513047" calcext:value-type="float">
            <text:p>513047</text:p>
          </table:table-cell>
          <table:table-cell table:formula="of:=[.B777]*LN([.A777])" office:value-type="float" office:value="6919872.08469541" calcext:value-type="float">
            <text:p>6919872.08469541</text:p>
          </table:table-cell>
          <table:table-cell/>
        </table:table-row>
        <table:table-row table:style-name="ro1">
          <table:table-cell office:value-type="float" office:value="705534" calcext:value-type="float">
            <text:p>705534</text:p>
          </table:table-cell>
          <table:table-cell office:value-type="float" office:value="513858" calcext:value-type="float">
            <text:p>513858</text:p>
          </table:table-cell>
          <table:table-cell table:formula="of:=[.B778]*LN([.A778])" office:value-type="float" office:value="6919976.79147447" calcext:value-type="float">
            <text:p>6919976.79147447</text:p>
          </table:table-cell>
          <table:table-cell/>
        </table:table-row>
        <table:table-row table:style-name="ro1">
          <table:table-cell office:value-type="float" office:value="603692" calcext:value-type="float">
            <text:p>603692</text:p>
          </table:table-cell>
          <table:table-cell office:value-type="float" office:value="519870" calcext:value-type="float">
            <text:p>519870</text:p>
          </table:table-cell>
          <table:table-cell table:formula="of:=[.B779]*LN([.A779])" office:value-type="float" office:value="6919895.68827877" calcext:value-type="float">
            <text:p>6919895.68827877</text:p>
          </table:table-cell>
          <table:table-cell/>
        </table:table-row>
        <table:table-row table:style-name="ro1">
          <table:table-cell office:value-type="float" office:value="488137" calcext:value-type="float">
            <text:p>488137</text:p>
          </table:table-cell>
          <table:table-cell office:value-type="float" office:value="528302" calcext:value-type="float">
            <text:p>528302</text:p>
          </table:table-cell>
          <table:table-cell table:formula="of:=[.B780]*LN([.A780])" office:value-type="float" office:value="6919885.23241602" calcext:value-type="float">
            <text:p>6919885.23241602</text:p>
          </table:table-cell>
          <table:table-cell/>
        </table:table-row>
        <table:table-row table:style-name="ro1">
          <table:table-cell office:value-type="float" office:value="157370" calcext:value-type="float">
            <text:p>157370</text:p>
          </table:table-cell>
          <table:table-cell office:value-type="float" office:value="578285" calcext:value-type="float">
            <text:p>578285</text:p>
          </table:table-cell>
          <table:table-cell table:formula="of:=[.B781]*LN([.A781])" office:value-type="float" office:value="6919963.60094074" calcext:value-type="float">
            <text:p>6919963.60094074</text:p>
          </table:table-cell>
          <table:table-cell/>
        </table:table-row>
        <table:table-row table:style-name="ro1">
          <table:table-cell office:value-type="float" office:value="63515" calcext:value-type="float">
            <text:p>63515</text:p>
          </table:table-cell>
          <table:table-cell office:value-type="float" office:value="625730" calcext:value-type="float">
            <text:p>625730</text:p>
          </table:table-cell>
          <table:table-cell table:formula="of:=[.B782]*LN([.A782])" office:value-type="float" office:value="6919967.70381652" calcext:value-type="float">
            <text:p>6919967.70381652</text:p>
          </table:table-cell>
          <table:table-cell/>
        </table:table-row>
        <table:table-row table:style-name="ro1">
          <table:table-cell office:value-type="float" office:value="666326" calcext:value-type="float">
            <text:p>666326</text:p>
          </table:table-cell>
          <table:table-cell office:value-type="float" office:value="516041" calcext:value-type="float">
            <text:p>516041</text:p>
          </table:table-cell>
          <table:table-cell table:formula="of:=[.B783]*LN([.A783])" office:value-type="float" office:value="6919869.49964067" calcext:value-type="float">
            <text:p>6919869.49964067</text:p>
          </table:table-cell>
          <table:table-cell/>
        </table:table-row>
        <table:table-row table:style-name="ro1">
          <table:table-cell office:value-type="float" office:value="619226" calcext:value-type="float">
            <text:p>619226</text:p>
          </table:table-cell>
          <table:table-cell office:value-type="float" office:value="518883" calcext:value-type="float">
            <text:p>518883</text:p>
          </table:table-cell>
          <table:table-cell table:formula="of:=[.B784]*LN([.A784])" office:value-type="float" office:value="6919940.74283683" calcext:value-type="float">
            <text:p>6919940.74283683</text:p>
          </table:table-cell>
          <table:table-cell/>
        </table:table-row>
        <table:table-row table:style-name="ro1">
          <table:table-cell office:value-type="float" office:value="443613" calcext:value-type="float">
            <text:p>443613</text:p>
          </table:table-cell>
          <table:table-cell office:value-type="float" office:value="532186" calcext:value-type="float">
            <text:p>532186</text:p>
          </table:table-cell>
          <table:table-cell table:formula="of:=[.B785]*LN([.A785])" office:value-type="float" office:value="6919859.07438377" calcext:value-type="float">
            <text:p>6919859.07438377</text:p>
          </table:table-cell>
          <table:table-cell/>
        </table:table-row>
        <table:table-row table:style-name="ro1">
          <table:table-cell office:value-type="float" office:value="597717" calcext:value-type="float">
            <text:p>597717</text:p>
          </table:table-cell>
          <table:table-cell office:value-type="float" office:value="520257" calcext:value-type="float">
            <text:p>520257</text:p>
          </table:table-cell>
          <table:table-cell table:formula="of:=[.B786]*LN([.A786])" office:value-type="float" office:value="6919872.11619846" calcext:value-type="float">
            <text:p>6919872.11619846</text:p>
          </table:table-cell>
          <table:table-cell/>
        </table:table-row>
        <table:table-row table:style-name="ro1">
          <table:table-cell office:value-type="float" office:value="96225" calcext:value-type="float">
            <text:p>96225</text:p>
          </table:table-cell>
          <table:table-cell office:value-type="float" office:value="603069" calcext:value-type="float">
            <text:p>603069</text:p>
          </table:table-cell>
          <table:table-cell table:formula="of:=[.B787]*LN([.A787])" office:value-type="float" office:value="6919881.75699462" calcext:value-type="float">
            <text:p>6919881.75699462</text:p>
          </table:table-cell>
          <table:table-cell/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608450" calcext:value-type="float">
            <text:p>608450</text:p>
          </table:table-cell>
          <table:table-cell table:formula="of:=[.B788]*LN([.A788])" office:value-type="float" office:value="6919885.72883906" calcext:value-type="float">
            <text:p>6919885.72883906</text:p>
          </table:table-cell>
          <table:table-cell/>
        </table:table-row>
        <table:table-row table:style-name="ro1">
          <table:table-cell office:value-type="float" office:value="40725" calcext:value-type="float">
            <text:p>40725</text:p>
          </table:table-cell>
          <table:table-cell office:value-type="float" office:value="651929" calcext:value-type="float">
            <text:p>651929</text:p>
          </table:table-cell>
          <table:table-cell table:formula="of:=[.B789]*LN([.A789])" office:value-type="float" office:value="6919963.89020482" calcext:value-type="float">
            <text:p>6919963.89020482</text:p>
          </table:table-cell>
          <table:table-cell/>
        </table:table-row>
        <table:table-row table:style-name="ro1">
          <table:table-cell office:value-type="float" office:value="460976" calcext:value-type="float">
            <text:p>460976</text:p>
          </table:table-cell>
          <table:table-cell office:value-type="float" office:value="530625" calcext:value-type="float">
            <text:p>530625</text:p>
          </table:table-cell>
          <table:table-cell table:formula="of:=[.B790]*LN([.A790])" office:value-type="float" office:value="6919934.35602704" calcext:value-type="float">
            <text:p>6919934.35602704</text:p>
          </table:table-cell>
          <table:table-cell/>
        </table:table-row>
        <table:table-row table:style-name="ro1">
          <table:table-cell office:value-type="float" office:value="268875" calcext:value-type="float">
            <text:p>268875</text:p>
          </table:table-cell>
          <table:table-cell office:value-type="float" office:value="553508" calcext:value-type="float">
            <text:p>553508</text:p>
          </table:table-cell>
          <table:table-cell table:formula="of:=[.B791]*LN([.A791])" office:value-type="float" office:value="6919958.04916145" calcext:value-type="float">
            <text:p>6919958.04916145</text:p>
          </table:table-cell>
          <table:table-cell/>
        </table:table-row>
        <table:table-row table:style-name="ro1">
          <table:table-cell office:value-type="float" office:value="270671" calcext:value-type="float">
            <text:p>270671</text:p>
          </table:table-cell>
          <table:table-cell office:value-type="float" office:value="553214" calcext:value-type="float">
            <text:p>553214</text:p>
          </table:table-cell>
          <table:table-cell table:formula="of:=[.B792]*LN([.A792])" office:value-type="float" office:value="6919965.46822927" calcext:value-type="float">
            <text:p>6919965.46822927</text:p>
          </table:table-cell>
          <table:table-cell/>
        </table:table-row>
        <table:table-row table:style-name="ro1">
          <table:table-cell office:value-type="float" office:value="363254" calcext:value-type="float">
            <text:p>363254</text:p>
          </table:table-cell>
          <table:table-cell office:value-type="float" office:value="540500" calcext:value-type="float">
            <text:p>540500</text:p>
          </table:table-cell>
          <table:table-cell table:formula="of:=[.B793]*LN([.A793])" office:value-type="float" office:value="6919944.52905533" calcext:value-type="float">
            <text:p>6919944.52905533</text:p>
          </table:table-cell>
          <table:table-cell/>
        </table:table-row>
        <table:table-row table:style-name="ro1">
          <table:table-cell office:value-type="float" office:value="384248" calcext:value-type="float">
            <text:p>384248</text:p>
          </table:table-cell>
          <table:table-cell office:value-type="float" office:value="538137" calcext:value-type="float">
            <text:p>538137</text:p>
          </table:table-cell>
          <table:table-cell table:formula="of:=[.B794]*LN([.A794])" office:value-type="float" office:value="6919927.06851965" calcext:value-type="float">
            <text:p>6919927.06851965</text:p>
          </table:table-cell>
          <table:table-cell/>
        </table:table-row>
        <table:table-row table:style-name="ro1">
          <table:table-cell office:value-type="float" office:value="762889" calcext:value-type="float">
            <text:p>762889</text:p>
          </table:table-cell>
          <table:table-cell office:value-type="float" office:value="510892" calcext:value-type="float">
            <text:p>510892</text:p>
          </table:table-cell>
          <table:table-cell table:formula="of:=[.B795]*LN([.A795])" office:value-type="float" office:value="6919964.61096407" calcext:value-type="float">
            <text:p>6919964.61096407</text:p>
          </table:table-cell>
          <table:table-cell/>
        </table:table-row>
        <table:table-row table:style-name="ro1">
          <table:table-cell office:value-type="float" office:value="377941" calcext:value-type="float">
            <text:p>377941</text:p>
          </table:table-cell>
          <table:table-cell office:value-type="float" office:value="538833" calcext:value-type="float">
            <text:p>538833</text:p>
          </table:table-cell>
          <table:table-cell table:formula="of:=[.B796]*LN([.A796])" office:value-type="float" office:value="6919959.23422026" calcext:value-type="float">
            <text:p>6919959.23422026</text:p>
          </table:table-cell>
          <table:table-cell/>
        </table:table-row>
        <table:table-row table:style-name="ro1">
          <table:table-cell office:value-type="float" office:value="278878" calcext:value-type="float">
            <text:p>278878</text:p>
          </table:table-cell>
          <table:table-cell office:value-type="float" office:value="551890" calcext:value-type="float">
            <text:p>551890</text:p>
          </table:table-cell>
          <table:table-cell table:formula="of:=[.B797]*LN([.A797])" office:value-type="float" office:value="6919889.15016421" calcext:value-type="float">
            <text:p>6919889.15016421</text:p>
          </table:table-cell>
          <table:table-cell/>
        </table:table-row>
        <table:table-row table:style-name="ro1">
          <table:table-cell office:value-type="float" office:value="176615" calcext:value-type="float">
            <text:p>176615</text:p>
          </table:table-cell>
          <table:table-cell office:value-type="float" office:value="572755" calcext:value-type="float">
            <text:p>572755</text:p>
          </table:table-cell>
          <table:table-cell table:formula="of:=[.B798]*LN([.A798])" office:value-type="float" office:value="6919869.83498265" calcext:value-type="float">
            <text:p>6919869.83498265</text:p>
          </table:table-cell>
          <table:table-cell/>
        </table:table-row>
        <table:table-row table:style-name="ro1">
          <table:table-cell office:value-type="float" office:value="860008" calcext:value-type="float">
            <text:p>860008</text:p>
          </table:table-cell>
          <table:table-cell office:value-type="float" office:value="506412" calcext:value-type="float">
            <text:p>506412</text:p>
          </table:table-cell>
          <table:table-cell table:formula="of:=[.B799]*LN([.A799])" office:value-type="float" office:value="6919966.52223093" calcext:value-type="float">
            <text:p>6919966.52223093</text:p>
          </table:table-cell>
          <table:table-cell/>
        </table:table-row>
        <table:table-row table:style-name="ro1">
          <table:table-cell office:value-type="float" office:value="944392" calcext:value-type="float">
            <text:p>944392</text:p>
          </table:table-cell>
          <table:table-cell office:value-type="float" office:value="502967" calcext:value-type="float">
            <text:p>502967</text:p>
          </table:table-cell>
          <table:table-cell table:formula="of:=[.B800]*LN([.A800])" office:value-type="float" office:value="6919969.17263665" calcext:value-type="float">
            <text:p>6919969.17263665</text:p>
          </table:table-cell>
          <table:table-cell/>
        </table:table-row>
        <table:table-row table:style-name="ro1">
          <table:table-cell office:value-type="float" office:value="608395" calcext:value-type="float">
            <text:p>608395</text:p>
          </table:table-cell>
          <table:table-cell office:value-type="float" office:value="519571" calcext:value-type="float">
            <text:p>519571</text:p>
          </table:table-cell>
          <table:table-cell table:formula="of:=[.B801]*LN([.A801])" office:value-type="float" office:value="6919947.73229172" calcext:value-type="float">
            <text:p>6919947.73229172</text:p>
          </table:table-cell>
          <table:table-cell/>
        </table:table-row>
        <table:table-row table:style-name="ro1">
          <table:table-cell office:value-type="float" office:value="225283" calcext:value-type="float">
            <text:p>225283</text:p>
          </table:table-cell>
          <table:table-cell office:value-type="float" office:value="561450" calcext:value-type="float">
            <text:p>561450</text:p>
          </table:table-cell>
          <table:table-cell table:formula="of:=[.B802]*LN([.A802])" office:value-type="float" office:value="6919934.50779923" calcext:value-type="float">
            <text:p>6919934.50779923</text:p>
          </table:table-cell>
          <table:table-cell/>
        </table:table-row>
        <table:table-row table:style-name="ro1">
          <table:table-cell office:value-type="float" office:value="45095" calcext:value-type="float">
            <text:p>45095</text:p>
          </table:table-cell>
          <table:table-cell office:value-type="float" office:value="645728" calcext:value-type="float">
            <text:p>645728</text:p>
          </table:table-cell>
          <table:table-cell table:formula="of:=[.B803]*LN([.A803])" office:value-type="float" office:value="6919961.32362143" calcext:value-type="float">
            <text:p>6919961.32362143</text:p>
          </table:table-cell>
          <table:table-cell/>
        </table:table-row>
        <table:table-row table:style-name="ro1">
          <table:table-cell office:value-type="float" office:value="333798" calcext:value-type="float">
            <text:p>333798</text:p>
          </table:table-cell>
          <table:table-cell office:value-type="float" office:value="544090" calcext:value-type="float">
            <text:p>544090</text:p>
          </table:table-cell>
          <table:table-cell table:formula="of:=[.B804]*LN([.A804])" office:value-type="float" office:value="6919895.11264449" calcext:value-type="float">
            <text:p>6919895.11264449</text:p>
          </table:table-cell>
          <table:table-cell/>
        </table:table-row>
        <table:table-row table:style-name="ro1">
          <table:table-cell office:value-type="float" office:value="625733" calcext:value-type="float">
            <text:p>625733</text:p>
          </table:table-cell>
          <table:table-cell office:value-type="float" office:value="518476" calcext:value-type="float">
            <text:p>518476</text:p>
          </table:table-cell>
          <table:table-cell table:formula="of:=[.B805]*LN([.A805])" office:value-type="float" office:value="6919932.76273416" calcext:value-type="float">
            <text:p>6919932.76273416</text:p>
          </table:table-cell>
          <table:table-cell/>
        </table:table-row>
        <table:table-row table:style-name="ro1">
          <table:table-cell office:value-type="float" office:value="995584" calcext:value-type="float">
            <text:p>995584</text:p>
          </table:table-cell>
          <table:table-cell office:value-type="float" office:value="501037" calcext:value-type="float">
            <text:p>501037</text:p>
          </table:table-cell>
          <table:table-cell table:formula="of:=[.B806]*LN([.A806])" office:value-type="float" office:value="6919864.4842331" calcext:value-type="float">
            <text:p>6919864.4842331</text:p>
          </table:table-cell>
          <table:table-cell/>
        </table:table-row>
        <table:table-row table:style-name="ro1">
          <table:table-cell office:value-type="float" office:value="506135" calcext:value-type="float">
            <text:p>506135</text:p>
          </table:table-cell>
          <table:table-cell office:value-type="float" office:value="526853" calcext:value-type="float">
            <text:p>526853</text:p>
          </table:table-cell>
          <table:table-cell table:formula="of:=[.B807]*LN([.A807])" office:value-type="float" office:value="6919981.66062138" calcext:value-type="float">
            <text:p>6919981.66062138</text:p>
          </table:table-cell>
          <table:table-cell/>
        </table:table-row>
        <table:table-row table:style-name="ro1">
          <table:table-cell office:value-type="float" office:value="238050" calcext:value-type="float">
            <text:p>238050</text:p>
          </table:table-cell>
          <table:table-cell office:value-type="float" office:value="558952" calcext:value-type="float">
            <text:p>558952</text:p>
          </table:table-cell>
          <table:table-cell table:formula="of:=[.B808]*LN([.A808])" office:value-type="float" office:value="6919957.68084537" calcext:value-type="float">
            <text:p>6919957.68084537</text:p>
          </table:table-cell>
          <table:table-cell/>
        </table:table-row>
        <table:table-row table:style-name="ro1">
          <table:table-cell office:value-type="float" office:value="557943" calcext:value-type="float">
            <text:p>557943</text:p>
          </table:table-cell>
          <table:table-cell office:value-type="float" office:value="522972" calcext:value-type="float">
            <text:p>522972</text:p>
          </table:table-cell>
          <table:table-cell table:formula="of:=[.B809]*LN([.A809])" office:value-type="float" office:value="6919971.82443464" calcext:value-type="float">
            <text:p>6919971.82443464</text:p>
          </table:table-cell>
          <table:table-cell/>
        </table:table-row>
        <table:table-row table:style-name="ro1">
          <table:table-cell office:value-type="float" office:value="530978" calcext:value-type="float">
            <text:p>530978</text:p>
          </table:table-cell>
          <table:table-cell office:value-type="float" office:value="524938" calcext:value-type="float">
            <text:p>524938</text:p>
          </table:table-cell>
          <table:table-cell table:formula="of:=[.B810]*LN([.A810])" office:value-type="float" office:value="6919982.51725078" calcext:value-type="float">
            <text:p>6919982.51725078</text:p>
          </table:table-cell>
          <table:table-cell/>
        </table:table-row>
        <table:table-row table:style-name="ro1">
          <table:table-cell office:value-type="float" office:value="634244" calcext:value-type="float">
            <text:p>634244</text:p>
          </table:table-cell>
          <table:table-cell office:value-type="float" office:value="517949" calcext:value-type="float">
            <text:p>517949</text:p>
          </table:table-cell>
          <table:table-cell table:formula="of:=[.B811]*LN([.A811])" office:value-type="float" office:value="6919896.54138609" calcext:value-type="float">
            <text:p>6919896.54138609</text:p>
          </table:table-cell>
          <table:table-cell/>
        </table:table-row>
        <table:table-row table:style-name="ro1">
          <table:table-cell office:value-type="float" office:value="177168" calcext:value-type="float">
            <text:p>177168</text:p>
          </table:table-cell>
          <table:table-cell office:value-type="float" office:value="572616" calcext:value-type="float">
            <text:p>572616</text:p>
          </table:table-cell>
          <table:table-cell table:formula="of:=[.B812]*LN([.A812])" office:value-type="float" office:value="6919980.59426026" calcext:value-type="float">
            <text:p>6919980.59426026</text:p>
          </table:table-cell>
          <table:table-cell/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609541" calcext:value-type="float">
            <text:p>609541</text:p>
          </table:table-cell>
          <table:table-cell table:formula="of:=[.B813]*LN([.A813])" office:value-type="float" office:value="6919970.67948743" calcext:value-type="float">
            <text:p>6919970.67948743</text:p>
          </table:table-cell>
          <table:table-cell/>
        </table:table-row>
        <table:table-row table:style-name="ro1">
          <table:table-cell office:value-type="float" office:value="953043" calcext:value-type="float">
            <text:p>953043</text:p>
          </table:table-cell>
          <table:table-cell office:value-type="float" office:value="502630" calcext:value-type="float">
            <text:p>502630</text:p>
          </table:table-cell>
          <table:table-cell table:formula="of:=[.B814]*LN([.A814])" office:value-type="float" office:value="6919915.95339002" calcext:value-type="float">
            <text:p>6919915.95339002</text:p>
          </table:table-cell>
          <table:table-cell/>
        </table:table-row>
        <table:table-row table:style-name="ro1">
          <table:table-cell office:value-type="float" office:value="523661" calcext:value-type="float">
            <text:p>523661</text:p>
          </table:table-cell>
          <table:table-cell office:value-type="float" office:value="525484" calcext:value-type="float">
            <text:p>525484</text:p>
          </table:table-cell>
          <table:table-cell table:formula="of:=[.B815]*LN([.A815])" office:value-type="float" office:value="6919888.50118025" calcext:value-type="float">
            <text:p>6919888.50118025</text:p>
          </table:table-cell>
          <table:table-cell/>
        </table:table-row>
        <table:table-row table:style-name="ro1">
          <table:table-cell office:value-type="float" office:value="999295" calcext:value-type="float">
            <text:p>999295</text:p>
          </table:table-cell>
          <table:table-cell office:value-type="float" office:value="500902" calcext:value-type="float">
            <text:p>500902</text:p>
          </table:table-cell>
          <table:table-cell table:formula="of:=[.B816]*LN([.A816])" office:value-type="float" office:value="6919863.60905648" calcext:value-type="float">
            <text:p>6919863.60905648</text:p>
          </table:table-cell>
          <table:table-cell/>
        </table:table-row>
        <table:table-row table:style-name="ro1">
          <table:table-cell office:value-type="float" office:value="840803" calcext:value-type="float">
            <text:p>840803</text:p>
          </table:table-cell>
          <table:table-cell office:value-type="float" office:value="507246" calcext:value-type="float">
            <text:p>507246</text:p>
          </table:table-cell>
          <table:table-cell table:formula="of:=[.B817]*LN([.A817])" office:value-type="float" office:value="6919907.08166644" calcext:value-type="float">
            <text:p>6919907.08166644</text:p>
          </table:table-cell>
          <table:table-cell/>
        </table:table-row>
        <table:table-row table:style-name="ro1">
          <table:table-cell office:value-type="float" office:value="961490" calcext:value-type="float">
            <text:p>961490</text:p>
          </table:table-cell>
          <table:table-cell office:value-type="float" office:value="502312" calcext:value-type="float">
            <text:p>502312</text:p>
          </table:table-cell>
          <table:table-cell table:formula="of:=[.B818]*LN([.A818])" office:value-type="float" office:value="6919970.3873639" calcext:value-type="float">
            <text:p>6919970.3873639</text:p>
          </table:table-cell>
          <table:table-cell/>
        </table:table-row>
        <table:table-row table:style-name="ro1">
          <table:table-cell office:value-type="float" office:value="471747" calcext:value-type="float">
            <text:p>471747</text:p>
          </table:table-cell>
          <table:table-cell office:value-type="float" office:value="529685" calcext:value-type="float">
            <text:p>529685</text:p>
          </table:table-cell>
          <table:table-cell table:formula="of:=[.B819]*LN([.A819])" office:value-type="float" office:value="6919909.77266962" calcext:value-type="float">
            <text:p>6919909.77266962</text:p>
          </table:table-cell>
          <table:table-cell/>
        </table:table-row>
        <table:table-row table:style-name="ro1">
          <table:table-cell office:value-type="float" office:value="380705" calcext:value-type="float">
            <text:p>380705</text:p>
          </table:table-cell>
          <table:table-cell office:value-type="float" office:value="538523" calcext:value-type="float">
            <text:p>538523</text:p>
          </table:table-cell>
          <table:table-cell table:formula="of:=[.B820]*LN([.A820])" office:value-type="float" office:value="6919902.1158599" calcext:value-type="float">
            <text:p>6919902.1158599</text:p>
          </table:table-cell>
          <table:table-cell/>
        </table:table-row>
        <table:table-row table:style-name="ro1">
          <table:table-cell office:value-type="float" office:value="911180" calcext:value-type="float">
            <text:p>911180</text:p>
          </table:table-cell>
          <table:table-cell office:value-type="float" office:value="504275" calcext:value-type="float">
            <text:p>504275</text:p>
          </table:table-cell>
          <table:table-cell table:formula="of:=[.B821]*LN([.A821])" office:value-type="float" office:value="6919911.54019422" calcext:value-type="float">
            <text:p>6919911.54019422</text:p>
          </table:table-cell>
          <table:table-cell/>
        </table:table-row>
        <table:table-row table:style-name="ro1">
          <table:table-cell office:value-type="float" office:value="334149" calcext:value-type="float">
            <text:p>334149</text:p>
          </table:table-cell>
          <table:table-cell office:value-type="float" office:value="544046" calcext:value-type="float">
            <text:p>544046</text:p>
          </table:table-cell>
          <table:table-cell table:formula="of:=[.B822]*LN([.A822])" office:value-type="float" office:value="6919907.29021002" calcext:value-type="float">
            <text:p>6919907.29021002</text:p>
          </table:table-cell>
          <table:table-cell/>
        </table:table-row>
        <table:table-row table:style-name="ro1">
          <table:table-cell office:value-type="float" office:value="478992" calcext:value-type="float">
            <text:p>478992</text:p>
          </table:table-cell>
          <table:table-cell office:value-type="float" office:value="529065" calcext:value-type="float">
            <text:p>529065</text:p>
          </table:table-cell>
          <table:table-cell table:formula="of:=[.B823]*LN([.A823])" office:value-type="float" office:value="6919873.48701144" calcext:value-type="float">
            <text:p>6919873.48701144</text:p>
          </table:table-cell>
          <table:table-cell/>
        </table:table-row>
        <table:table-row table:style-name="ro1">
          <table:table-cell office:value-type="float" office:value="325789" calcext:value-type="float">
            <text:p>325789</text:p>
          </table:table-cell>
          <table:table-cell office:value-type="float" office:value="545133" calcext:value-type="float">
            <text:p>545133</text:p>
          </table:table-cell>
          <table:table-cell table:formula="of:=[.B824]*LN([.A824])" office:value-type="float" office:value="6919921.14297986" calcext:value-type="float">
            <text:p>6919921.14297986</text:p>
          </table:table-cell>
          <table:table-cell/>
        </table:table-row>
        <table:table-row table:style-name="ro1">
          <table:table-cell office:value-type="float" office:value="335884" calcext:value-type="float">
            <text:p>335884</text:p>
          </table:table-cell>
          <table:table-cell office:value-type="float" office:value="543826" calcext:value-type="float">
            <text:p>543826</text:p>
          </table:table-cell>
          <table:table-cell table:formula="of:=[.B825]*LN([.A825])" office:value-type="float" office:value="6919925.43415692" calcext:value-type="float">
            <text:p>6919925.43415692</text:p>
          </table:table-cell>
          <table:table-cell/>
        </table:table-row>
        <table:table-row table:style-name="ro1">
          <table:table-cell office:value-type="float" office:value="426976" calcext:value-type="float">
            <text:p>426976</text:p>
          </table:table-cell>
          <table:table-cell office:value-type="float" office:value="533760" calcext:value-type="float">
            <text:p>533760</text:p>
          </table:table-cell>
          <table:table-cell table:formula="of:=[.B826]*LN([.A826])" office:value-type="float" office:value="6919922.49120522" calcext:value-type="float">
            <text:p>6919922.49120522</text:p>
          </table:table-cell>
          <table:table-cell/>
        </table:table-row>
        <table:table-row table:style-name="ro1">
          <table:table-cell office:value-type="float" office:value="749007" calcext:value-type="float">
            <text:p>749007</text:p>
          </table:table-cell>
          <table:table-cell office:value-type="float" office:value="511582" calcext:value-type="float">
            <text:p>511582</text:p>
          </table:table-cell>
          <table:table-cell table:formula="of:=[.B827]*LN([.A827])" office:value-type="float" office:value="6919915.76891579" calcext:value-type="float">
            <text:p>6919915.76891579</text:p>
          </table:table-cell>
          <table:table-cell/>
        </table:table-row>
        <table:table-row table:style-name="ro1">
          <table:table-cell office:value-type="float" office:value="667067" calcext:value-type="float">
            <text:p>667067</text:p>
          </table:table-cell>
          <table:table-cell office:value-type="float" office:value="516000" calcext:value-type="float">
            <text:p>516000</text:p>
          </table:table-cell>
          <table:table-cell table:formula="of:=[.B828]*LN([.A828])" office:value-type="float" office:value="6919893.21712812" calcext:value-type="float">
            <text:p>6919893.21712812</text:p>
          </table:table-cell>
          <table:table-cell/>
        </table:table-row>
        <table:table-row table:style-name="ro1">
          <table:table-cell office:value-type="float" office:value="607586" calcext:value-type="float">
            <text:p>607586</text:p>
          </table:table-cell>
          <table:table-cell office:value-type="float" office:value="519623" calcext:value-type="float">
            <text:p>519623</text:p>
          </table:table-cell>
          <table:table-cell table:formula="of:=[.B829]*LN([.A829])" office:value-type="float" office:value="6919948.88126509" calcext:value-type="float">
            <text:p>6919948.88126509</text:p>
          </table:table-cell>
          <table:table-cell/>
        </table:table-row>
        <table:table-row table:style-name="ro1">
          <table:table-cell office:value-type="float" office:value="674054" calcext:value-type="float">
            <text:p>674054</text:p>
          </table:table-cell>
          <table:table-cell office:value-type="float" office:value="515599" calcext:value-type="float">
            <text:p>515599</text:p>
          </table:table-cell>
          <table:table-cell table:formula="of:=[.B830]*LN([.A830])" office:value-type="float" office:value="6919887.95350815" calcext:value-type="float">
            <text:p>6919887.95350815</text:p>
          </table:table-cell>
          <table:table-cell/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float" office:value="569675" calcext:value-type="float">
            <text:p>569675</text:p>
          </table:table-cell>
          <table:table-cell table:formula="of:=[.B831]*LN([.A831])" office:value-type="float" office:value="6919861.38941277" calcext:value-type="float">
            <text:p>6919861.38941277</text:p>
          </table:table-cell>
          <table:table-cell/>
        </table:table-row>
        <table:table-row table:style-name="ro1">
          <table:table-cell office:value-type="float" office:value="565185" calcext:value-type="float">
            <text:p>565185</text:p>
          </table:table-cell>
          <table:table-cell office:value-type="float" office:value="522464" calcext:value-type="float">
            <text:p>522464</text:p>
          </table:table-cell>
          <table:table-cell table:formula="of:=[.B832]*LN([.A832])" office:value-type="float" office:value="6919987.81715771" calcext:value-type="float">
            <text:p>6919987.81715771</text:p>
          </table:table-cell>
          <table:table-cell/>
        </table:table-row>
        <table:table-row table:style-name="ro1">
          <table:table-cell office:value-type="float" office:value="172090" calcext:value-type="float">
            <text:p>172090</text:p>
          </table:table-cell>
          <table:table-cell office:value-type="float" office:value="573988" calcext:value-type="float">
            <text:p>573988</text:p>
          </table:table-cell>
          <table:table-cell table:formula="of:=[.B833]*LN([.A833])" office:value-type="float" office:value="6919868.96083714" calcext:value-type="float">
            <text:p>6919868.96083714</text:p>
          </table:table-cell>
          <table:table-cell/>
        </table:table-row>
        <table:table-row table:style-name="ro1">
          <table:table-cell office:value-type="float" office:value="87592" calcext:value-type="float">
            <text:p>87592</text:p>
          </table:table-cell>
          <table:table-cell office:value-type="float" office:value="608052" calcext:value-type="float">
            <text:p>608052</text:p>
          </table:table-cell>
          <table:table-cell table:formula="of:=[.B834]*LN([.A834])" office:value-type="float" office:value="6919902.31185771" calcext:value-type="float">
            <text:p>6919902.31185771</text:p>
          </table:table-cell>
          <table:table-cell/>
        </table:table-row>
        <table:table-row table:style-name="ro1">
          <table:table-cell office:value-type="float" office:value="907432" calcext:value-type="float">
            <text:p>907432</text:p>
          </table:table-cell>
          <table:table-cell office:value-type="float" office:value="504424" calcext:value-type="float">
            <text:p>504424</text:p>
          </table:table-cell>
          <table:table-cell table:formula="of:=[.B835]*LN([.A835])" office:value-type="float" office:value="6919877.04177517" calcext:value-type="float">
            <text:p>6919877.04177517</text:p>
          </table:table-cell>
          <table:table-cell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760841" calcext:value-type="float">
            <text:p>760841</text:p>
          </table:table-cell>
          <table:table-cell table:formula="of:=[.B836]*LN([.A836])" office:value-type="float" office:value="6919966.03572915" calcext:value-type="float">
            <text:p>6919966.03572915</text:p>
          </table:table-cell>
          <table:table-cell/>
        </table:table-row>
        <table:table-row table:style-name="ro1">
          <table:table-cell office:value-type="float" office:value="928318" calcext:value-type="float">
            <text:p>928318</text:p>
          </table:table-cell>
          <table:table-cell office:value-type="float" office:value="503590" calcext:value-type="float">
            <text:p>503590</text:p>
          </table:table-cell>
          <table:table-cell table:formula="of:=[.B837]*LN([.A837])" office:value-type="float" office:value="6919895.46809716" calcext:value-type="float">
            <text:p>6919895.46809716</text:p>
          </table:table-cell>
          <table:table-cell/>
        </table:table-row>
        <table:table-row table:style-name="ro1">
          <table:table-cell office:value-type="float" office:value="757917" calcext:value-type="float">
            <text:p>757917</text:p>
          </table:table-cell>
          <table:table-cell office:value-type="float" office:value="511138" calcext:value-type="float">
            <text:p>511138</text:p>
          </table:table-cell>
          <table:table-cell table:formula="of:=[.B838]*LN([.A838])" office:value-type="float" office:value="6919954.49015768" calcext:value-type="float">
            <text:p>6919954.49015768</text:p>
          </table:table-cell>
          <table:table-cell/>
        </table:table-row>
        <table:table-row table:style-name="ro1">
          <table:table-cell office:value-type="float" office:value="718693" calcext:value-type="float">
            <text:p>718693</text:p>
          </table:table-cell>
          <table:table-cell office:value-type="float" office:value="513153" calcext:value-type="float">
            <text:p>513153</text:p>
          </table:table-cell>
          <table:table-cell table:formula="of:=[.B839]*LN([.A839])" office:value-type="float" office:value="6919965.4801306" calcext:value-type="float">
            <text:p>6919965.4801306</text:p>
          </table:table-cell>
          <table:table-cell/>
        </table:table-row>
        <table:table-row table:style-name="ro1">
          <table:table-cell office:value-type="float" office:value="315141" calcext:value-type="float">
            <text:p>315141</text:p>
          </table:table-cell>
          <table:table-cell office:value-type="float" office:value="546566" calcext:value-type="float">
            <text:p>546566</text:p>
          </table:table-cell>
          <table:table-cell table:formula="of:=[.B840]*LN([.A840])" office:value-type="float" office:value="6919949.38733749" calcext:value-type="float">
            <text:p>6919949.38733749</text:p>
          </table:table-cell>
          <table:table-cell/>
        </table:table-row>
        <table:table-row table:style-name="ro1">
          <table:table-cell office:value-type="float" office:value="728326" calcext:value-type="float">
            <text:p>728326</text:p>
          </table:table-cell>
          <table:table-cell office:value-type="float" office:value="512645" calcext:value-type="float">
            <text:p>512645</text:p>
          </table:table-cell>
          <table:table-cell table:formula="of:=[.B841]*LN([.A841])" office:value-type="float" office:value="6919940.59802009" calcext:value-type="float">
            <text:p>6919940.59802009</text:p>
          </table:table-cell>
          <table:table-cell/>
        </table:table-row>
        <table:table-row table:style-name="ro1">
          <table:table-cell office:value-type="float" office:value="353492" calcext:value-type="float">
            <text:p>353492</text:p>
          </table:table-cell>
          <table:table-cell office:value-type="float" office:value="541647" calcext:value-type="float">
            <text:p>541647</text:p>
          </table:table-cell>
          <table:table-cell table:formula="of:=[.B842]*LN([.A842])" office:value-type="float" office:value="6919874.15171464" calcext:value-type="float">
            <text:p>6919874.15171464</text:p>
          </table:table-cell>
          <table:table-cell/>
        </table:table-row>
        <table:table-row table:style-name="ro1">
          <table:table-cell office:value-type="float" office:value="638429" calcext:value-type="float">
            <text:p>638429</text:p>
          </table:table-cell>
          <table:table-cell office:value-type="float" office:value="517695" calcext:value-type="float">
            <text:p>517695</text:p>
          </table:table-cell>
          <table:table-cell table:formula="of:=[.B843]*LN([.A843])" office:value-type="float" office:value="6919907.79502451" calcext:value-type="float">
            <text:p>6919907.79502451</text:p>
          </table:table-cell>
          <table:table-cell/>
        </table:table-row>
        <table:table-row table:style-name="ro1">
          <table:table-cell office:value-type="float" office:value="628892" calcext:value-type="float">
            <text:p>628892</text:p>
          </table:table-cell>
          <table:table-cell office:value-type="float" office:value="518280" calcext:value-type="float">
            <text:p>518280</text:p>
          </table:table-cell>
          <table:table-cell table:formula="of:=[.B844]*LN([.A844])" office:value-type="float" office:value="6919926.75682013" calcext:value-type="float">
            <text:p>6919926.75682013</text:p>
          </table:table-cell>
          <table:table-cell/>
        </table:table-row>
        <table:table-row table:style-name="ro1">
          <table:table-cell office:value-type="float" office:value="877286" calcext:value-type="float">
            <text:p>877286</text:p>
          </table:table-cell>
          <table:table-cell office:value-type="float" office:value="505672" calcext:value-type="float">
            <text:p>505672</text:p>
          </table:table-cell>
          <table:table-cell table:formula="of:=[.B845]*LN([.A845])" office:value-type="float" office:value="6919913.14997541" calcext:value-type="float">
            <text:p>6919913.14997541</text:p>
          </table:table-cell>
          <table:table-cell/>
        </table:table-row>
        <table:table-row table:style-name="ro1">
          <table:table-cell office:value-type="float" office:value="620895" calcext:value-type="float">
            <text:p>620895</text:p>
          </table:table-cell>
          <table:table-cell office:value-type="float" office:value="518778" calcext:value-type="float">
            <text:p>518778</text:p>
          </table:table-cell>
          <table:table-cell table:formula="of:=[.B846]*LN([.A846])" office:value-type="float" office:value="6919936.82063968" calcext:value-type="float">
            <text:p>6919936.82063968</text:p>
          </table:table-cell>
          <table:table-cell/>
        </table:table-row>
        <table:table-row table:style-name="ro1">
          <table:table-cell office:value-type="float" office:value="385878" calcext:value-type="float">
            <text:p>385878</text:p>
          </table:table-cell>
          <table:table-cell office:value-type="float" office:value="537959" calcext:value-type="float">
            <text:p>537959</text:p>
          </table:table-cell>
          <table:table-cell table:formula="of:=[.B847]*LN([.A847])" office:value-type="float" office:value="6919915.3821982" calcext:value-type="float">
            <text:p>6919915.3821982</text:p>
          </table:table-cell>
          <table:table-cell/>
        </table:table-row>
        <table:table-row table:style-name="ro1">
          <table:table-cell office:value-type="float" office:value="423311" calcext:value-type="float">
            <text:p>423311</text:p>
          </table:table-cell>
          <table:table-cell office:value-type="float" office:value="534113" calcext:value-type="float">
            <text:p>534113</text:p>
          </table:table-cell>
          <table:table-cell table:formula="of:=[.B848]*LN([.A848])" office:value-type="float" office:value="6919894.54071133" calcext:value-type="float">
            <text:p>6919894.54071133</text:p>
          </table:table-cell>
          <table:table-cell/>
        </table:table-row>
        <table:table-row table:style-name="ro1">
          <table:table-cell office:value-type="float" office:value="633501" calcext:value-type="float">
            <text:p>633501</text:p>
          </table:table-cell>
          <table:table-cell office:value-type="float" office:value="517997" calcext:value-type="float">
            <text:p>517997</text:p>
          </table:table-cell>
          <table:table-cell table:formula="of:=[.B849]*LN([.A849])" office:value-type="float" office:value="6919930.65501739" calcext:value-type="float">
            <text:p>6919930.65501739</text:p>
          </table:table-cell>
          <table:table-cell/>
        </table:table-row>
        <table:table-row table:style-name="ro1">
          <table:table-cell office:value-type="float" office:value="884833" calcext:value-type="float">
            <text:p>884833</text:p>
          </table:table-cell>
          <table:table-cell office:value-type="float" office:value="505360" calcext:value-type="float">
            <text:p>505360</text:p>
          </table:table-cell>
          <table:table-cell table:formula="of:=[.B850]*LN([.A850])" office:value-type="float" office:value="6919972.40935157" calcext:value-type="float">
            <text:p>6919972.40935157</text:p>
          </table:table-cell>
          <table:table-cell/>
        </table:table-row>
        <table:table-row table:style-name="ro1">
          <table:table-cell office:value-type="float" office:value="883402" calcext:value-type="float">
            <text:p>883402</text:p>
          </table:table-cell>
          <table:table-cell office:value-type="float" office:value="505416" calcext:value-type="float">
            <text:p>505416</text:p>
          </table:table-cell>
          <table:table-cell table:formula="of:=[.B851]*LN([.A851])" office:value-type="float" office:value="6919921.17809877" calcext:value-type="float">
            <text:p>6919921.17809877</text:p>
          </table:table-cell>
          <table:table-cell/>
        </table:table-row>
        <table:table-row table:style-name="ro1">
          <table:table-cell office:value-type="float" office:value="999665" calcext:value-type="float">
            <text:p>999665</text:p>
          </table:table-cell>
          <table:table-cell office:value-type="float" office:value="500894" calcext:value-type="float">
            <text:p>500894</text:p>
          </table:table-cell>
          <table:table-cell table:formula="of:=[.B852]*LN([.A852])" office:value-type="float" office:value="6919938.51781826" calcext:value-type="float">
            <text:p>6919938.51781826</text:p>
          </table:table-cell>
          <table:table-cell/>
        </table:table-row>
        <table:table-row table:style-name="ro1">
          <table:table-cell office:value-type="float" office:value="708395" calcext:value-type="float">
            <text:p>708395</text:p>
          </table:table-cell>
          <table:table-cell office:value-type="float" office:value="513697" calcext:value-type="float">
            <text:p>513697</text:p>
          </table:table-cell>
          <table:table-cell table:formula="of:=[.B853]*LN([.A853])" office:value-type="float" office:value="6919887.52371784" calcext:value-type="float">
            <text:p>6919887.52371784</text:p>
          </table:table-cell>
          <table:table-cell/>
        </table:table-row>
        <table:table-row table:style-name="ro1">
          <table:table-cell office:value-type="float" office:value="548142" calcext:value-type="float">
            <text:p>548142</text:p>
          </table:table-cell>
          <table:table-cell office:value-type="float" office:value="523667" calcext:value-type="float">
            <text:p>523667</text:p>
          </table:table-cell>
          <table:table-cell table:formula="of:=[.B854]*LN([.A854])" office:value-type="float" office:value="6919887.42152467" calcext:value-type="float">
            <text:p>6919887.42152467</text:p>
          </table:table-cell>
          <table:table-cell/>
        </table:table-row>
        <table:table-row table:style-name="ro1">
          <table:table-cell office:value-type="float" office:value="756491" calcext:value-type="float">
            <text:p>756491</text:p>
          </table:table-cell>
          <table:table-cell office:value-type="float" office:value="511205" calcext:value-type="float">
            <text:p>511205</text:p>
          </table:table-cell>
          <table:table-cell table:formula="of:=[.B855]*LN([.A855])" office:value-type="float" office:value="6919898.83410343" calcext:value-type="float">
            <text:p>6919898.83410343</text:p>
          </table:table-cell>
          <table:table-cell/>
        </table:table-row>
        <table:table-row table:style-name="ro1">
          <table:table-cell office:value-type="float" office:value="987352" calcext:value-type="float">
            <text:p>987352</text:p>
          </table:table-cell>
          <table:table-cell office:value-type="float" office:value="501340" calcext:value-type="float">
            <text:p>501340</text:p>
          </table:table-cell>
          <table:table-cell table:formula="of:=[.B856]*LN([.A856])" office:value-type="float" office:value="6919886.67328786" calcext:value-type="float">
            <text:p>6919886.67328786</text:p>
          </table:table-cell>
          <table:table-cell/>
        </table:table-row>
        <table:table-row table:style-name="ro1">
          <table:table-cell office:value-type="float" office:value="766520" calcext:value-type="float">
            <text:p>766520</text:p>
          </table:table-cell>
          <table:table-cell office:value-type="float" office:value="510705" calcext:value-type="float">
            <text:p>510705</text:p>
          </table:table-cell>
          <table:table-cell table:formula="of:=[.B857]*LN([.A857])" office:value-type="float" office:value="6919856.6748161" calcext:value-type="float">
            <text:p>6919856.6748161</text:p>
          </table:table-cell>
          <table:table-cell/>
        </table:table-row>
        <table:table-row table:style-name="ro1">
          <table:table-cell office:value-type="float" office:value="591775" calcext:value-type="float">
            <text:p>591775</text:p>
          </table:table-cell>
          <table:table-cell office:value-type="float" office:value="520647" calcext:value-type="float">
            <text:p>520647</text:p>
          </table:table-cell>
          <table:table-cell table:formula="of:=[.B858]*LN([.A858])" office:value-type="float" office:value="6919857.7230162" calcext:value-type="float">
            <text:p>6919857.7230162</text:p>
          </table:table-cell>
          <table:table-cell/>
        </table:table-row>
        <table:table-row table:style-name="ro1">
          <table:table-cell office:value-type="float" office:value="833758" calcext:value-type="float">
            <text:p>833758</text:p>
          </table:table-cell>
          <table:table-cell office:value-type="float" office:value="507563" calcext:value-type="float">
            <text:p>507563</text:p>
          </table:table-cell>
          <table:table-cell table:formula="of:=[.B859]*LN([.A859])" office:value-type="float" office:value="6919960.89722313" calcext:value-type="float">
            <text:p>6919960.89722313</text:p>
          </table:table-cell>
          <table:table-cell/>
        </table:table-row>
        <table:table-row table:style-name="ro1">
          <table:table-cell office:value-type="float" office:value="843890" calcext:value-type="float">
            <text:p>843890</text:p>
          </table:table-cell>
          <table:table-cell office:value-type="float" office:value="507108" calcext:value-type="float">
            <text:p>507108</text:p>
          </table:table-cell>
          <table:table-cell table:formula="of:=[.B860]*LN([.A860])" office:value-type="float" office:value="6919882.90266142" calcext:value-type="float">
            <text:p>6919882.90266142</text:p>
          </table:table-cell>
          <table:table-cell/>
        </table:table-row>
        <table:table-row table:style-name="ro1">
          <table:table-cell office:value-type="float" office:value="925551" calcext:value-type="float">
            <text:p>925551</text:p>
          </table:table-cell>
          <table:table-cell office:value-type="float" office:value="503698" calcext:value-type="float">
            <text:p>503698</text:p>
          </table:table-cell>
          <table:table-cell table:formula="of:=[.B861]*LN([.A861])" office:value-type="float" office:value="6919875.91582878" calcext:value-type="float">
            <text:p>6919875.91582878</text:p>
          </table:table-cell>
          <table:table-cell/>
        </table:table-row>
        <table:table-row table:style-name="ro1">
          <table:table-cell office:value-type="float" office:value="74816" calcext:value-type="float">
            <text:p>74816</text:p>
          </table:table-cell>
          <table:table-cell office:value-type="float" office:value="616598" calcext:value-type="float">
            <text:p>616598</text:p>
          </table:table-cell>
          <table:table-cell table:formula="of:=[.B862]*LN([.A862])" office:value-type="float" office:value="6919948.04626916" calcext:value-type="float">
            <text:p>6919948.04626916</text:p>
          </table:table-cell>
          <table:table-cell/>
        </table:table-row>
        <table:table-row table:style-name="ro1">
          <table:table-cell office:value-type="float" office:value="646942" calcext:value-type="float">
            <text:p>646942</text:p>
          </table:table-cell>
          <table:table-cell office:value-type="float" office:value="517187" calcext:value-type="float">
            <text:p>517187</text:p>
          </table:table-cell>
          <table:table-cell table:formula="of:=[.B863]*LN([.A863])" office:value-type="float" office:value="6919968.22742994" calcext:value-type="float">
            <text:p>6919968.22742994</text:p>
          </table:table-cell>
          <table:table-cell/>
        </table:table-row>
        <table:table-row table:style-name="ro1">
          <table:table-cell office:value-type="float" office:value="354923" calcext:value-type="float">
            <text:p>354923</text:p>
          </table:table-cell>
          <table:table-cell office:value-type="float" office:value="541481" calcext:value-type="float">
            <text:p>541481</text:p>
          </table:table-cell>
          <table:table-cell table:formula="of:=[.B864]*LN([.A864])" office:value-type="float" office:value="6919940.98825076" calcext:value-type="float">
            <text:p>6919940.98825076</text:p>
          </table:table-cell>
          <table:table-cell/>
        </table:table-row>
        <table:table-row table:style-name="ro1">
          <table:table-cell office:value-type="float" office:value="256291" calcext:value-type="float">
            <text:p>256291</text:p>
          </table:table-cell>
          <table:table-cell office:value-type="float" office:value="555638" calcext:value-type="float">
            <text:p>555638</text:p>
          </table:table-cell>
          <table:table-cell table:formula="of:=[.B865]*LN([.A865])" office:value-type="float" office:value="6919953.8780253" calcext:value-type="float">
            <text:p>6919953.8780253</text:p>
          </table:table-cell>
          <table:table-cell/>
        </table:table-row>
        <table:table-row table:style-name="ro1">
          <table:table-cell office:value-type="float" office:value="634470" calcext:value-type="float">
            <text:p>634470</text:p>
          </table:table-cell>
          <table:table-cell office:value-type="float" office:value="517942" calcext:value-type="float">
            <text:p>517942</text:p>
          </table:table-cell>
          <table:table-cell table:formula="of:=[.B866]*LN([.A866])" office:value-type="float" office:value="6919987.54532751" calcext:value-type="float">
            <text:p>6919987.54532751</text:p>
          </table:table-cell>
          <table:table-cell/>
        </table:table-row>
        <table:table-row table:style-name="ro1">
          <table:table-cell office:value-type="float" office:value="930904" calcext:value-type="float">
            <text:p>930904</text:p>
          </table:table-cell>
          <table:table-cell office:value-type="float" office:value="503494" calcext:value-type="float">
            <text:p>503494</text:p>
          </table:table-cell>
          <table:table-cell table:formula="of:=[.B867]*LN([.A867])" office:value-type="float" office:value="6919976.94456358" calcext:value-type="float">
            <text:p>6919976.94456358</text:p>
          </table:table-cell>
          <table:table-cell/>
        </table:table-row>
        <table:table-row table:style-name="ro1">
          <table:table-cell office:value-type="float" office:value="134221" calcext:value-type="float">
            <text:p>134221</text:p>
          </table:table-cell>
          <table:table-cell office:value-type="float" office:value="586071" calcext:value-type="float">
            <text:p>586071</text:p>
          </table:table-cell>
          <table:table-cell table:formula="of:=[.B868]*LN([.A868])" office:value-type="float" office:value="6919882.69709659" calcext:value-type="float">
            <text:p>6919882.69709659</text:p>
          </table:table-cell>
          <table:table-cell/>
        </table:table-row>
        <table:table-row table:style-name="ro1">
          <table:table-cell office:value-type="float" office:value="282663" calcext:value-type="float">
            <text:p>282663</text:p>
          </table:table-cell>
          <table:table-cell office:value-type="float" office:value="551304" calcext:value-type="float">
            <text:p>551304</text:p>
          </table:table-cell>
          <table:table-cell table:formula="of:=[.B869]*LN([.A869])" office:value-type="float" office:value="6919973.68177126" calcext:value-type="float">
            <text:p>6919973.68177126</text:p>
          </table:table-cell>
          <table:table-cell/>
        </table:table-row>
        <table:table-row table:style-name="ro1">
          <table:table-cell office:value-type="float" office:value="986070" calcext:value-type="float">
            <text:p>986070</text:p>
          </table:table-cell>
          <table:table-cell office:value-type="float" office:value="501394" calcext:value-type="float">
            <text:p>501394</text:p>
          </table:table-cell>
          <table:table-cell table:formula="of:=[.B870]*LN([.A870])" office:value-type="float" office:value="6919980.57926904" calcext:value-type="float">
            <text:p>6919980.57926904</text:p>
          </table:table-cell>
          <table:table-cell/>
        </table:table-row>
        <table:table-row table:style-name="ro1">
          <table:table-cell office:value-type="float" office:value="123636" calcext:value-type="float">
            <text:p>123636</text:p>
          </table:table-cell>
          <table:table-cell office:value-type="float" office:value="590176" calcext:value-type="float">
            <text:p>590176</text:p>
          </table:table-cell>
          <table:table-cell table:formula="of:=[.B871]*LN([.A871])" office:value-type="float" office:value="6919870.87288221" calcext:value-type="float">
            <text:p>6919870.87288221</text:p>
          </table:table-cell>
          <table:table-cell/>
        </table:table-row>
        <table:table-row table:style-name="ro1">
          <table:table-cell office:value-type="float" office:value="123678" calcext:value-type="float">
            <text:p>123678</text:p>
          </table:table-cell>
          <table:table-cell office:value-type="float" office:value="590164" calcext:value-type="float">
            <text:p>590164</text:p>
          </table:table-cell>
          <table:table-cell table:formula="of:=[.B872]*LN([.A872])" office:value-type="float" office:value="6919930.62044471" calcext:value-type="float">
            <text:p>6919930.62044471</text:p>
          </table:table-cell>
          <table:table-cell/>
        </table:table-row>
        <table:table-row table:style-name="ro1">
          <table:table-cell office:value-type="float" office:value="481717" calcext:value-type="float">
            <text:p>481717</text:p>
          </table:table-cell>
          <table:table-cell office:value-type="float" office:value="528841" calcext:value-type="float">
            <text:p>528841</text:p>
          </table:table-cell>
          <table:table-cell table:formula="of:=[.B873]*LN([.A873])" office:value-type="float" office:value="6919943.7594406" calcext:value-type="float">
            <text:p>6919943.7594406</text:p>
          </table:table-cell>
          <table:table-cell/>
        </table:table-row>
        <table:table-row table:style-name="ro1">
          <table:table-cell office:value-type="float" office:value="423076" calcext:value-type="float">
            <text:p>423076</text:p>
          </table:table-cell>
          <table:table-cell office:value-type="float" office:value="534137" calcext:value-type="float">
            <text:p>534137</text:p>
          </table:table-cell>
          <table:table-cell table:formula="of:=[.B874]*LN([.A874])" office:value-type="float" office:value="6919908.8743058" calcext:value-type="float">
            <text:p>6919908.8743058</text:p>
          </table:table-cell>
          <table:table-cell/>
        </table:table-row>
        <table:table-row table:style-name="ro1">
          <table:table-cell office:value-type="float" office:value="866246" calcext:value-type="float">
            <text:p>866246</text:p>
          </table:table-cell>
          <table:table-cell office:value-type="float" office:value="506145" calcext:value-type="float">
            <text:p>506145</text:p>
          </table:table-cell>
          <table:table-cell table:formula="of:=[.B875]*LN([.A875])" office:value-type="float" office:value="6919976.08021743" calcext:value-type="float">
            <text:p>6919976.08021743</text:p>
          </table:table-cell>
          <table:table-cell/>
        </table:table-row>
        <table:table-row table:style-name="ro1">
          <table:table-cell office:value-type="float" office:value="93313" calcext:value-type="float">
            <text:p>93313</text:p>
          </table:table-cell>
          <table:table-cell office:value-type="float" office:value="604697" calcext:value-type="float">
            <text:p>604697</text:p>
          </table:table-cell>
          <table:table-cell table:formula="of:=[.B876]*LN([.A876])" office:value-type="float" office:value="6919979.95556878" calcext:value-type="float">
            <text:p>6919979.95556878</text:p>
          </table:table-cell>
          <table:table-cell/>
        </table:table-row>
        <table:table-row table:style-name="ro1">
          <table:table-cell office:value-type="float" office:value="783632" calcext:value-type="float">
            <text:p>783632</text:p>
          </table:table-cell>
          <table:table-cell office:value-type="float" office:value="509880" calcext:value-type="float">
            <text:p>509880</text:p>
          </table:table-cell>
          <table:table-cell table:formula="of:=[.B877]*LN([.A877])" office:value-type="float" office:value="6919935.7453279" calcext:value-type="float">
            <text:p>6919935.7453279</text:p>
          </table:table-cell>
          <table:table-cell/>
        </table:table-row>
        <table:table-row table:style-name="ro1">
          <table:table-cell office:value-type="float" office:value="317066" calcext:value-type="float">
            <text:p>317066</text:p>
          </table:table-cell>
          <table:table-cell office:value-type="float" office:value="546304" calcext:value-type="float">
            <text:p>546304</text:p>
          </table:table-cell>
          <table:table-cell table:formula="of:=[.B878]*LN([.A878])" office:value-type="float" office:value="6919959.14429317" calcext:value-type="float">
            <text:p>6919959.14429317</text:p>
          </table:table-cell>
          <table:table-cell/>
        </table:table-row>
        <table:table-row table:style-name="ro1">
          <table:table-cell office:value-type="float" office:value="502977" calcext:value-type="float">
            <text:p>502977</text:p>
          </table:table-cell>
          <table:table-cell office:value-type="float" office:value="527103" calcext:value-type="float">
            <text:p>527103</text:p>
          </table:table-cell>
          <table:table-cell table:formula="of:=[.B879]*LN([.A879])" office:value-type="float" office:value="6919966.1685711" calcext:value-type="float">
            <text:p>6919966.1685711</text:p>
          </table:table-cell>
          <table:table-cell/>
        </table:table-row>
        <table:table-row table:style-name="ro1">
          <table:table-cell office:value-type="float" office:value="141272" calcext:value-type="float">
            <text:p>141272</text:p>
          </table:table-cell>
          <table:table-cell office:value-type="float" office:value="583545" calcext:value-type="float">
            <text:p>583545</text:p>
          </table:table-cell>
          <table:table-cell table:formula="of:=[.B880]*LN([.A880])" office:value-type="float" office:value="6919934.76394325" calcext:value-type="float">
            <text:p>6919934.76394325</text:p>
          </table:table-cell>
          <table:table-cell/>
        </table:table-row>
        <table:table-row table:style-name="ro1">
          <table:table-cell office:value-type="float" office:value="71708" calcext:value-type="float">
            <text:p>71708</text:p>
          </table:table-cell>
          <table:table-cell office:value-type="float" office:value="618938" calcext:value-type="float">
            <text:p>618938</text:p>
          </table:table-cell>
          <table:table-cell table:formula="of:=[.B881]*LN([.A881])" office:value-type="float" office:value="6919948.16998498" calcext:value-type="float">
            <text:p>6919948.16998498</text:p>
          </table:table-cell>
          <table:table-cell/>
        </table:table-row>
        <table:table-row table:style-name="ro1">
          <table:table-cell office:value-type="float" office:value="617748" calcext:value-type="float">
            <text:p>617748</text:p>
          </table:table-cell>
          <table:table-cell office:value-type="float" office:value="518975" calcext:value-type="float">
            <text:p>518975</text:p>
          </table:table-cell>
          <table:table-cell table:formula="of:=[.B882]*LN([.A882])" office:value-type="float" office:value="6919927.47908734" calcext:value-type="float">
            <text:p>6919927.47908734</text:p>
          </table:table-cell>
          <table:table-cell/>
        </table:table-row>
        <table:table-row table:style-name="ro1">
          <table:table-cell office:value-type="float" office:value="581190" calcext:value-type="float">
            <text:p>581190</text:p>
          </table:table-cell>
          <table:table-cell office:value-type="float" office:value="521362" calcext:value-type="float">
            <text:p>521362</text:p>
          </table:table-cell>
          <table:table-cell table:formula="of:=[.B883]*LN([.A883])" office:value-type="float" office:value="6919950.761022" calcext:value-type="float">
            <text:p>6919950.761022</text:p>
          </table:table-cell>
          <table:table-cell/>
        </table:table-row>
        <table:table-row table:style-name="ro1">
          <table:table-cell office:value-type="float" office:value="193824" calcext:value-type="float">
            <text:p>193824</text:p>
          </table:table-cell>
          <table:table-cell office:value-type="float" office:value="568382" calcext:value-type="float">
            <text:p>568382</text:p>
          </table:table-cell>
          <table:table-cell table:formula="of:=[.B884]*LN([.A884])" office:value-type="float" office:value="6919883.63757476" calcext:value-type="float">
            <text:p>6919883.63757476</text:p>
          </table:table-cell>
          <table:table-cell/>
        </table:table-row>
        <table:table-row table:style-name="ro1">
          <table:table-cell office:value-type="float" office:value="682368" calcext:value-type="float">
            <text:p>682368</text:p>
          </table:table-cell>
          <table:table-cell office:value-type="float" office:value="515131" calcext:value-type="float">
            <text:p>515131</text:p>
          </table:table-cell>
          <table:table-cell table:formula="of:=[.B885]*LN([.A885])" office:value-type="float" office:value="6919921.8215762" calcext:value-type="float">
            <text:p>6919921.8215762</text:p>
          </table:table-cell>
          <table:table-cell/>
        </table:table-row>
        <table:table-row table:style-name="ro1">
          <table:table-cell office:value-type="float" office:value="352956" calcext:value-type="float">
            <text:p>352956</text:p>
          </table:table-cell>
          <table:table-cell office:value-type="float" office:value="541712" calcext:value-type="float">
            <text:p>541712</text:p>
          </table:table-cell>
          <table:table-cell table:formula="of:=[.B886]*LN([.A886])" office:value-type="float" office:value="6919882.54536125" calcext:value-type="float">
            <text:p>6919882.54536125</text:p>
          </table:table-cell>
          <table:table-cell/>
        </table:table-row>
        <table:table-row table:style-name="ro1">
          <table:table-cell office:value-type="float" office:value="351375" calcext:value-type="float">
            <text:p>351375</text:p>
          </table:table-cell>
          <table:table-cell office:value-type="float" office:value="541905" calcext:value-type="float">
            <text:p>541905</text:p>
          </table:table-cell>
          <table:table-cell table:formula="of:=[.B887]*LN([.A887])" office:value-type="float" office:value="6919915.13216491" calcext:value-type="float">
            <text:p>6919915.13216491</text:p>
          </table:table-cell>
          <table:table-cell/>
        </table:table-row>
        <table:table-row table:style-name="ro1">
          <table:table-cell office:value-type="float" office:value="505362" calcext:value-type="float">
            <text:p>505362</text:p>
          </table:table-cell>
          <table:table-cell office:value-type="float" office:value="526909" calcext:value-type="float">
            <text:p>526909</text:p>
          </table:table-cell>
          <table:table-cell table:formula="of:=[.B888]*LN([.A888])" office:value-type="float" office:value="6919911.85345878" calcext:value-type="float">
            <text:p>6919911.85345878</text:p>
          </table:table-cell>
          <table:table-cell/>
        </table:table-row>
        <table:table-row table:style-name="ro1">
          <table:table-cell office:value-type="float" office:value="905165" calcext:value-type="float">
            <text:p>905165</text:p>
          </table:table-cell>
          <table:table-cell office:value-type="float" office:value="504518" calcext:value-type="float">
            <text:p>504518</text:p>
          </table:table-cell>
          <table:table-cell table:formula="of:=[.B889]*LN([.A889])" office:value-type="float" office:value="6919904.5753276" calcext:value-type="float">
            <text:p>6919904.5753276</text:p>
          </table:table-cell>
          <table:table-cell/>
        </table:table-row>
        <table:table-row table:style-name="ro1">
          <table:table-cell office:value-type="float" office:value="128645" calcext:value-type="float">
            <text:p>128645</text:p>
          </table:table-cell>
          <table:table-cell office:value-type="float" office:value="588188" calcext:value-type="float">
            <text:p>588188</text:p>
          </table:table-cell>
          <table:table-cell table:formula="of:=[.B890]*LN([.A890])" office:value-type="float" office:value="6919921.21231513" calcext:value-type="float">
            <text:p>6919921.21231513</text:p>
          </table:table-cell>
          <table:table-cell/>
        </table:table-row>
        <table:table-row table:style-name="ro1">
          <table:table-cell office:value-type="float" office:value="267143" calcext:value-type="float">
            <text:p>267143</text:p>
          </table:table-cell>
          <table:table-cell office:value-type="float" office:value="553787" calcext:value-type="float">
            <text:p>553787</text:p>
          </table:table-cell>
          <table:table-cell table:formula="of:=[.B891]*LN([.A891])" office:value-type="float" office:value="6919867.26360543" calcext:value-type="float">
            <text:p>6919867.26360543</text:p>
          </table:table-cell>
          <table:table-cell/>
        </table:table-row>
        <table:table-row table:style-name="ro1">
          <table:table-cell office:value-type="float" office:value="158409" calcext:value-type="float">
            <text:p>158409</text:p>
          </table:table-cell>
          <table:table-cell office:value-type="float" office:value="577965" calcext:value-type="float">
            <text:p>577965</text:p>
          </table:table-cell>
          <table:table-cell table:formula="of:=[.B892]*LN([.A892])" office:value-type="float" office:value="6919937.70956453" calcext:value-type="float">
            <text:p>6919937.70956453</text:p>
          </table:table-cell>
          <table:table-cell/>
        </table:table-row>
        <table:table-row table:style-name="ro1">
          <table:table-cell office:value-type="float" office:value="482776" calcext:value-type="float">
            <text:p>482776</text:p>
          </table:table-cell>
          <table:table-cell office:value-type="float" office:value="528754" calcext:value-type="float">
            <text:p>528754</text:p>
          </table:table-cell>
          <table:table-cell table:formula="of:=[.B893]*LN([.A893])" office:value-type="float" office:value="6919966.48434194" calcext:value-type="float">
            <text:p>6919966.48434194</text:p>
          </table:table-cell>
          <table:table-cell/>
        </table:table-row>
        <table:table-row table:style-name="ro1">
          <table:table-cell office:value-type="float" office:value="628896" calcext:value-type="float">
            <text:p>628896</text:p>
          </table:table-cell>
          <table:table-cell office:value-type="float" office:value="518282" calcext:value-type="float">
            <text:p>518282</text:p>
          </table:table-cell>
          <table:table-cell table:formula="of:=[.B894]*LN([.A894])" office:value-type="float" office:value="6919956.75671627" calcext:value-type="float">
            <text:p>6919956.75671627</text:p>
          </table:table-cell>
          <table:table-cell/>
        </table:table-row>
        <table:table-row table:style-name="ro1">
          <table:table-cell office:value-type="float" office:value="485233" calcext:value-type="float">
            <text:p>485233</text:p>
          </table:table-cell>
          <table:table-cell office:value-type="float" office:value="528547" calcext:value-type="float">
            <text:p>528547</text:p>
          </table:table-cell>
          <table:table-cell table:formula="of:=[.B895]*LN([.A895])" office:value-type="float" office:value="6919940.53284228" calcext:value-type="float">
            <text:p>6919940.53284228</text:p>
          </table:table-cell>
          <table:table-cell/>
        </table:table-row>
        <table:table-row table:style-name="ro1">
          <table:table-cell office:value-type="float" office:value="563606" calcext:value-type="float">
            <text:p>563606</text:p>
          </table:table-cell>
          <table:table-cell office:value-type="float" office:value="522574" calcext:value-type="float">
            <text:p>522574</text:p>
          </table:table-cell>
          <table:table-cell table:formula="of:=[.B896]*LN([.A896])" office:value-type="float" office:value="6919982.75944917" calcext:value-type="float">
            <text:p>6919982.75944917</text:p>
          </table:table-cell>
          <table:table-cell/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595655" calcext:value-type="float">
            <text:p>595655</text:p>
          </table:table-cell>
          <table:table-cell table:formula="of:=[.B897]*LN([.A897])" office:value-type="float" office:value="6919899.54900189" calcext:value-type="float">
            <text:p>6919899.54900189</text:p>
          </table:table-cell>
          <table:table-cell/>
        </table:table-row>
        <table:table-row table:style-name="ro1">
          <table:table-cell office:value-type="float" office:value="115920" calcext:value-type="float">
            <text:p>115920</text:p>
          </table:table-cell>
          <table:table-cell office:value-type="float" office:value="593445" calcext:value-type="float">
            <text:p>593445</text:p>
          </table:table-cell>
          <table:table-cell table:formula="of:=[.B898]*LN([.A898])" office:value-type="float" office:value="6919957.74888954" calcext:value-type="float">
            <text:p>6919957.74888954</text:p>
          </table:table-cell>
          <table:table-cell/>
        </table:table-row>
        <table:table-row table:style-name="ro1">
          <table:table-cell office:value-type="float" office:value="365510" calcext:value-type="float">
            <text:p>365510</text:p>
          </table:table-cell>
          <table:table-cell office:value-type="float" office:value="540237" calcext:value-type="float">
            <text:p>540237</text:p>
          </table:table-cell>
          <table:table-cell table:formula="of:=[.B899]*LN([.A899])" office:value-type="float" office:value="6919922.16008603" calcext:value-type="float">
            <text:p>6919922.16008603</text:p>
          </table:table-cell>
          <table:table-cell/>
        </table:table-row>
        <table:table-row table:style-name="ro1">
          <table:table-cell office:value-type="float" office:value="959724" calcext:value-type="float">
            <text:p>959724</text:p>
          </table:table-cell>
          <table:table-cell office:value-type="float" office:value="502374" calcext:value-type="float">
            <text:p>502374</text:p>
          </table:table-cell>
          <table:table-cell table:formula="of:=[.B900]*LN([.A900])" office:value-type="float" office:value="6919900.93908047" calcext:value-type="float">
            <text:p>6919900.93908047</text:p>
          </table:table-cell>
          <table:table-cell/>
        </table:table-row>
        <table:table-row table:style-name="ro1">
          <table:table-cell office:value-type="float" office:value="938763" calcext:value-type="float">
            <text:p>938763</text:p>
          </table:table-cell>
          <table:table-cell office:value-type="float" office:value="503184" calcext:value-type="float">
            <text:p>503184</text:p>
          </table:table-cell>
          <table:table-cell table:formula="of:=[.B901]*LN([.A901])" office:value-type="float" office:value="6919946.54664675" calcext:value-type="float">
            <text:p>6919946.54664675</text:p>
          </table:table-cell>
          <table:table-cell/>
        </table:table-row>
        <table:table-row table:style-name="ro1">
          <table:table-cell office:value-type="float" office:value="930044" calcext:value-type="float">
            <text:p>930044</text:p>
          </table:table-cell>
          <table:table-cell office:value-type="float" office:value="503520" calcext:value-type="float">
            <text:p>503520</text:p>
          </table:table-cell>
          <table:table-cell table:formula="of:=[.B902]*LN([.A902])" office:value-type="float" office:value="6919868.90277806" calcext:value-type="float">
            <text:p>6919868.90277806</text:p>
          </table:table-cell>
          <table:table-cell/>
        </table:table-row>
        <table:table-row table:style-name="ro1">
          <table:table-cell office:value-type="float" office:value="970959" calcext:value-type="float">
            <text:p>970959</text:p>
          </table:table-cell>
          <table:table-cell office:value-type="float" office:value="501956" calcext:value-type="float">
            <text:p>501956</text:p>
          </table:table-cell>
          <table:table-cell table:formula="of:=[.B903]*LN([.A903])" office:value-type="float" office:value="6919985.25424036" calcext:value-type="float">
            <text:p>6919985.25424036</text:p>
          </table:table-cell>
          <table:table-cell/>
        </table:table-row>
        <table:table-row table:style-name="ro1">
          <table:table-cell office:value-type="float" office:value="913658" calcext:value-type="float">
            <text:p>913658</text:p>
          </table:table-cell>
          <table:table-cell office:value-type="float" office:value="504176" calcext:value-type="float">
            <text:p>504176</text:p>
          </table:table-cell>
          <table:table-cell table:formula="of:=[.B904]*LN([.A904])" office:value-type="float" office:value="6919922.28413702" calcext:value-type="float">
            <text:p>6919922.28413702</text:p>
          </table:table-cell>
          <table:table-cell/>
        </table:table-row>
        <table:table-row table:style-name="ro1">
          <table:table-cell office:value-type="float" office:value="68117" calcext:value-type="float">
            <text:p>68117</text:p>
          </table:table-cell>
          <table:table-cell office:value-type="float" office:value="621790" calcext:value-type="float">
            <text:p>621790</text:p>
          </table:table-cell>
          <table:table-cell table:formula="of:=[.B905]*LN([.A905])" office:value-type="float" office:value="6919889.77615197" calcext:value-type="float">
            <text:p>6919889.77615197</text:p>
          </table:table-cell>
          <table:table-cell/>
        </table:table-row>
        <table:table-row table:style-name="ro1">
          <table:table-cell office:value-type="float" office:value="989729" calcext:value-type="float">
            <text:p>989729</text:p>
          </table:table-cell>
          <table:table-cell office:value-type="float" office:value="501253" calcext:value-type="float">
            <text:p>501253</text:p>
          </table:table-cell>
          <table:table-cell table:formula="of:=[.B906]*LN([.A906])" office:value-type="float" office:value="6919891.12225048" calcext:value-type="float">
            <text:p>6919891.12225048</text:p>
          </table:table-cell>
          <table:table-cell/>
        </table:table-row>
        <table:table-row table:style-name="ro1">
          <table:table-cell office:value-type="float" office:value="567697" calcext:value-type="float">
            <text:p>567697</text:p>
          </table:table-cell>
          <table:table-cell office:value-type="float" office:value="522288" calcext:value-type="float">
            <text:p>522288</text:p>
          </table:table-cell>
          <table:table-cell table:formula="of:=[.B907]*LN([.A907])" office:value-type="float" office:value="6919972.91144855" calcext:value-type="float">
            <text:p>6919972.91144855</text:p>
          </table:table-cell>
          <table:table-cell/>
        </table:table-row>
        <table:table-row table:style-name="ro1">
          <table:table-cell office:value-type="float" office:value="820427" calcext:value-type="float">
            <text:p>820427</text:p>
          </table:table-cell>
          <table:table-cell office:value-type="float" office:value="508163" calcext:value-type="float">
            <text:p>508163</text:p>
          </table:table-cell>
          <table:table-cell table:formula="of:=[.B908]*LN([.A908])" office:value-type="float" office:value="6919950.41500545" calcext:value-type="float">
            <text:p>6919950.41500545</text:p>
          </table:table-cell>
          <table:table-cell/>
        </table:table-row>
        <table:table-row table:style-name="ro1">
          <table:table-cell office:value-type="float" office:value="54236" calcext:value-type="float">
            <text:p>54236</text:p>
          </table:table-cell>
          <table:table-cell office:value-type="float" office:value="634794" calcext:value-type="float">
            <text:p>634794</text:p>
          </table:table-cell>
          <table:table-cell table:formula="of:=[.B909]*LN([.A909])" office:value-type="float" office:value="6919952.98358894" calcext:value-type="float">
            <text:p>6919952.98358894</text:p>
          </table:table-cell>
          <table:table-cell/>
        </table:table-row>
        <table:table-row table:style-name="ro1">
          <table:table-cell office:value-type="float" office:value="291557" calcext:value-type="float">
            <text:p>291557</text:p>
          </table:table-cell>
          <table:table-cell office:value-type="float" office:value="549938" calcext:value-type="float">
            <text:p>549938</text:p>
          </table:table-cell>
          <table:table-cell table:formula="of:=[.B910]*LN([.A910])" office:value-type="float" office:value="6919864.79785128" calcext:value-type="float">
            <text:p>6919864.79785128</text:p>
          </table:table-cell>
          <table:table-cell/>
        </table:table-row>
        <table:table-row table:style-name="ro1">
          <table:table-cell office:value-type="float" office:value="124961" calcext:value-type="float">
            <text:p>124961</text:p>
          </table:table-cell>
          <table:table-cell office:value-type="float" office:value="589646" calcext:value-type="float">
            <text:p>589646</text:p>
          </table:table-cell>
          <table:table-cell table:formula="of:=[.B911]*LN([.A911])" office:value-type="float" office:value="6919942.15291883" calcext:value-type="float">
            <text:p>6919942.15291883</text:p>
          </table:table-cell>
          <table:table-cell/>
        </table:table-row>
        <table:table-row table:style-name="ro1">
          <table:table-cell office:value-type="float" office:value="403177" calcext:value-type="float">
            <text:p>403177</text:p>
          </table:table-cell>
          <table:table-cell office:value-type="float" office:value="536130" calcext:value-type="float">
            <text:p>536130</text:p>
          </table:table-cell>
          <table:table-cell table:formula="of:=[.B912]*LN([.A912])" office:value-type="float" office:value="6919900.1164709" calcext:value-type="float">
            <text:p>6919900.1164709</text:p>
          </table:table-cell>
          <table:table-cell/>
        </table:table-row>
        <table:table-row table:style-name="ro1">
          <table:table-cell office:value-type="float" office:value="405421" calcext:value-type="float">
            <text:p>405421</text:p>
          </table:table-cell>
          <table:table-cell office:value-type="float" office:value="535899" calcext:value-type="float">
            <text:p>535899</text:p>
          </table:table-cell>
          <table:table-cell table:formula="of:=[.B913]*LN([.A913])" office:value-type="float" office:value="6919893.00260657" calcext:value-type="float">
            <text:p>6919893.00260657</text:p>
          </table:table-cell>
          <table:table-cell/>
        </table:table-row>
        <table:table-row table:style-name="ro1">
          <table:table-cell office:value-type="float" office:value="410233" calcext:value-type="float">
            <text:p>410233</text:p>
          </table:table-cell>
          <table:table-cell office:value-type="float" office:value="535417" calcext:value-type="float">
            <text:p>535417</text:p>
          </table:table-cell>
          <table:table-cell table:formula="of:=[.B914]*LN([.A914])" office:value-type="float" office:value="6919986.61331893" calcext:value-type="float">
            <text:p>6919986.61331893</text:p>
          </table:table-cell>
          <table:table-cell/>
        </table:table-row>
        <table:table-row table:style-name="ro1">
          <table:table-cell office:value-type="float" office:value="815111" calcext:value-type="float">
            <text:p>815111</text:p>
          </table:table-cell>
          <table:table-cell office:value-type="float" office:value="508403" calcext:value-type="float">
            <text:p>508403</text:p>
          </table:table-cell>
          <table:table-cell table:formula="of:=[.B915]*LN([.A915])" office:value-type="float" office:value="6919913.69133866" calcext:value-type="float">
            <text:p>6919913.69133866</text:p>
          </table:table-cell>
          <table:table-cell/>
        </table:table-row>
        <table:table-row table:style-name="ro1">
          <table:table-cell office:value-type="float" office:value="213176" calcext:value-type="float">
            <text:p>213176</text:p>
          </table:table-cell>
          <table:table-cell office:value-type="float" office:value="563974" calcext:value-type="float">
            <text:p>563974</text:p>
          </table:table-cell>
          <table:table-cell table:formula="of:=[.B916]*LN([.A916])" office:value-type="float" office:value="6919889.57783533" calcext:value-type="float">
            <text:p>6919889.57783533</text:p>
          </table:table-cell>
          <table:table-cell/>
        </table:table-row>
        <table:table-row table:style-name="ro1">
          <table:table-cell office:value-type="float" office:value="83099" calcext:value-type="float">
            <text:p>83099</text:p>
          </table:table-cell>
          <table:table-cell office:value-type="float" office:value="610879" calcext:value-type="float">
            <text:p>610879</text:p>
          </table:table-cell>
          <table:table-cell table:formula="of:=[.B917]*LN([.A917])" office:value-type="float" office:value="6919907.77332232" calcext:value-type="float">
            <text:p>6919907.77332232</text:p>
          </table:table-cell>
          <table:table-cell/>
        </table:table-row>
        <table:table-row table:style-name="ro1">
          <table:table-cell office:value-type="float" office:value="998588" calcext:value-type="float">
            <text:p>998588</text:p>
          </table:table-cell>
          <table:table-cell office:value-type="float" office:value="500934" calcext:value-type="float">
            <text:p>500934</text:p>
          </table:table-cell>
          <table:table-cell table:formula="of:=[.B918]*LN([.A918])" office:value-type="float" office:value="6919951.14719763" calcext:value-type="float">
            <text:p>6919951.14719763</text:p>
          </table:table-cell>
          <table:table-cell/>
        </table:table-row>
        <table:table-row table:style-name="ro1">
          <table:table-cell office:value-type="float" office:value="513640" calcext:value-type="float">
            <text:p>513640</text:p>
          </table:table-cell>
          <table:table-cell office:value-type="float" office:value="526263" calcext:value-type="float">
            <text:p>526263</text:p>
          </table:table-cell>
          <table:table-cell table:formula="of:=[.B919]*LN([.A919])" office:value-type="float" office:value="6919978.4407215" calcext:value-type="float">
            <text:p>6919978.4407215</text:p>
          </table:table-cell>
          <table:table-cell/>
        </table:table-row>
        <table:table-row table:style-name="ro1">
          <table:table-cell office:value-type="float" office:value="129817" calcext:value-type="float">
            <text:p>129817</text:p>
          </table:table-cell>
          <table:table-cell office:value-type="float" office:value="587733" calcext:value-type="float">
            <text:p>587733</text:p>
          </table:table-cell>
          <table:table-cell table:formula="of:=[.B920]*LN([.A920])" office:value-type="float" office:value="6919898.42845631" calcext:value-type="float">
            <text:p>6919898.4284563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21851" calcext:value-type="float">
            <text:p>921851</text:p>
          </table:table-cell>
          <table:table-cell table:formula="of:=[.B921]*LN([.A921])" office:value-type="float" office:value="6919959.13905009" calcext:value-type="float">
            <text:p>6919959.13905009</text:p>
          </table:table-cell>
          <table:table-cell/>
        </table:table-row>
        <table:table-row table:style-name="ro1">
          <table:table-cell office:value-type="float" office:value="287584" calcext:value-type="float">
            <text:p>287584</text:p>
          </table:table-cell>
          <table:table-cell office:value-type="float" office:value="550539" calcext:value-type="float">
            <text:p>550539</text:p>
          </table:table-cell>
          <table:table-cell table:formula="of:=[.B922]*LN([.A922])" office:value-type="float" office:value="6919873.48542773" calcext:value-type="float">
            <text:p>6919873.48542773</text:p>
          </table:table-cell>
          <table:table-cell/>
        </table:table-row>
        <table:table-row table:style-name="ro1">
          <table:table-cell office:value-type="float" office:value="299160" calcext:value-type="float">
            <text:p>299160</text:p>
          </table:table-cell>
          <table:table-cell office:value-type="float" office:value="548820" calcext:value-type="float">
            <text:p>548820</text:p>
          </table:table-cell>
          <table:table-cell table:formula="of:=[.B923]*LN([.A923])" office:value-type="float" office:value="6919925.29855304" calcext:value-type="float">
            <text:p>6919925.29855304</text:p>
          </table:table-cell>
          <table:table-cell/>
        </table:table-row>
        <table:table-row table:style-name="ro1">
          <table:table-cell office:value-type="float" office:value="860621" calcext:value-type="float">
            <text:p>860621</text:p>
          </table:table-cell>
          <table:table-cell office:value-type="float" office:value="506386" calcext:value-type="float">
            <text:p>506386</text:p>
          </table:table-cell>
          <table:table-cell table:formula="of:=[.B924]*LN([.A924])" office:value-type="float" office:value="6919972.05540588" calcext:value-type="float">
            <text:p>6919972.05540588</text:p>
          </table:table-cell>
          <table:table-cell/>
        </table:table-row>
        <table:table-row table:style-name="ro1">
          <table:table-cell office:value-type="float" office:value="529258" calcext:value-type="float">
            <text:p>529258</text:p>
          </table:table-cell>
          <table:table-cell office:value-type="float" office:value="525059" calcext:value-type="float">
            <text:p>525059</text:p>
          </table:table-cell>
          <table:table-cell table:formula="of:=[.B925]*LN([.A925])" office:value-type="float" office:value="6919874.00956863" calcext:value-type="float">
            <text:p>6919874.00956863</text:p>
          </table:table-cell>
          <table:table-cell/>
        </table:table-row>
        <table:table-row table:style-name="ro1">
          <table:table-cell office:value-type="float" office:value="586297" calcext:value-type="float">
            <text:p>586297</text:p>
          </table:table-cell>
          <table:table-cell office:value-type="float" office:value="521017" calcext:value-type="float">
            <text:p>521017</text:p>
          </table:table-cell>
          <table:table-cell table:formula="of:=[.B926]*LN([.A926])" office:value-type="float" office:value="6919929.88703064" calcext:value-type="float">
            <text:p>6919929.88703064</text:p>
          </table:table-cell>
          <table:table-cell/>
        </table:table-row>
        <table:table-row table:style-name="ro1">
          <table:table-cell office:value-type="float" office:value="953406" calcext:value-type="float">
            <text:p>953406</text:p>
          </table:table-cell>
          <table:table-cell office:value-type="float" office:value="502616" calcext:value-type="float">
            <text:p>502616</text:p>
          </table:table-cell>
          <table:table-cell table:formula="of:=[.B927]*LN([.A927])" office:value-type="float" office:value="6919914.61213647" calcext:value-type="float">
            <text:p>6919914.61213647</text:p>
          </table:table-cell>
          <table:table-cell/>
        </table:table-row>
        <table:table-row table:style-name="ro1">
          <table:table-cell office:value-type="float" office:value="441234" calcext:value-type="float">
            <text:p>441234</text:p>
          </table:table-cell>
          <table:table-cell office:value-type="float" office:value="532410" calcext:value-type="float">
            <text:p>532410</text:p>
          </table:table-cell>
          <table:table-cell table:formula="of:=[.B928]*LN([.A928])" office:value-type="float" office:value="6919908.7985615" calcext:value-type="float">
            <text:p>6919908.7985615</text:p>
          </table:table-cell>
          <table:table-cell/>
        </table:table-row>
        <table:table-row table:style-name="ro1">
          <table:table-cell office:value-type="float" office:value="986217" calcext:value-type="float">
            <text:p>986217</text:p>
          </table:table-cell>
          <table:table-cell office:value-type="float" office:value="501386" calcext:value-type="float">
            <text:p>501386</text:p>
          </table:table-cell>
          <table:table-cell table:formula="of:=[.B929]*LN([.A929])" office:value-type="float" office:value="6919944.90677623" calcext:value-type="float">
            <text:p>6919944.90677623</text:p>
          </table:table-cell>
          <table:table-cell/>
        </table:table-row>
        <table:table-row table:style-name="ro1">
          <table:table-cell office:value-type="float" office:value="781938" calcext:value-type="float">
            <text:p>781938</text:p>
          </table:table-cell>
          <table:table-cell office:value-type="float" office:value="509957" calcext:value-type="float">
            <text:p>509957</text:p>
          </table:table-cell>
          <table:table-cell table:formula="of:=[.B930]*LN([.A930])" office:value-type="float" office:value="6919877.18375189" calcext:value-type="float">
            <text:p>6919877.18375189</text:p>
          </table:table-cell>
          <table:table-cell/>
        </table:table-row>
        <table:table-row table:style-name="ro1">
          <table:table-cell office:value-type="float" office:value="461247" calcext:value-type="float">
            <text:p>461247</text:p>
          </table:table-cell>
          <table:table-cell office:value-type="float" office:value="530595" calcext:value-type="float">
            <text:p>530595</text:p>
          </table:table-cell>
          <table:table-cell table:formula="of:=[.B931]*LN([.A931])" office:value-type="float" office:value="6919854.95917016" calcext:value-type="float">
            <text:p>6919854.95917016</text:p>
          </table:table-cell>
          <table:table-cell/>
        </table:table-row>
        <table:table-row table:style-name="ro1">
          <table:table-cell office:value-type="float" office:value="735424" calcext:value-type="float">
            <text:p>735424</text:p>
          </table:table-cell>
          <table:table-cell office:value-type="float" office:value="512277" calcext:value-type="float">
            <text:p>512277</text:p>
          </table:table-cell>
          <table:table-cell table:formula="of:=[.B932]*LN([.A932])" office:value-type="float" office:value="6919941.44318775" calcext:value-type="float">
            <text:p>6919941.44318775</text:p>
          </table:table-cell>
          <table:table-cell/>
        </table:table-row>
        <table:table-row table:style-name="ro1">
          <table:table-cell office:value-type="float" office:value="146623" calcext:value-type="float">
            <text:p>146623</text:p>
          </table:table-cell>
          <table:table-cell office:value-type="float" office:value="581722" calcext:value-type="float">
            <text:p>581722</text:p>
          </table:table-cell>
          <table:table-cell table:formula="of:=[.B933]*LN([.A933])" office:value-type="float" office:value="6919943.82600831" calcext:value-type="float">
            <text:p>6919943.82600831</text:p>
          </table:table-cell>
          <table:table-cell/>
        </table:table-row>
        <table:table-row table:style-name="ro1">
          <table:table-cell office:value-type="float" office:value="839838" calcext:value-type="float">
            <text:p>839838</text:p>
          </table:table-cell>
          <table:table-cell office:value-type="float" office:value="507288" calcext:value-type="float">
            <text:p>507288</text:p>
          </table:table-cell>
          <table:table-cell table:formula="of:=[.B934]*LN([.A934])" office:value-type="float" office:value="6919897.49532118" calcext:value-type="float">
            <text:p>6919897.49532118</text:p>
          </table:table-cell>
          <table:table-cell/>
        </table:table-row>
        <table:table-row table:style-name="ro1">
          <table:table-cell office:value-type="float" office:value="510667" calcext:value-type="float">
            <text:p>510667</text:p>
          </table:table-cell>
          <table:table-cell office:value-type="float" office:value="526494" calcext:value-type="float">
            <text:p>526494</text:p>
          </table:table-cell>
          <table:table-cell table:formula="of:=[.B935]*LN([.A935])" office:value-type="float" office:value="6919959.6701639" calcext:value-type="float">
            <text:p>6919959.6701639</text:p>
          </table:table-cell>
          <table:table-cell/>
        </table:table-row>
        <table:table-row table:style-name="ro1">
          <table:table-cell office:value-type="float" office:value="935085" calcext:value-type="float">
            <text:p>935085</text:p>
          </table:table-cell>
          <table:table-cell office:value-type="float" office:value="503327" calcext:value-type="float">
            <text:p>503327</text:p>
          </table:table-cell>
          <table:table-cell table:formula="of:=[.B936]*LN([.A936])" office:value-type="float" office:value="6919937.25917179" calcext:value-type="float">
            <text:p>6919937.25917179</text:p>
          </table:table-cell>
          <table:table-cell/>
        </table:table-row>
        <table:table-row table:style-name="ro1">
          <table:table-cell office:value-type="float" office:value="737523" calcext:value-type="float">
            <text:p>737523</text:p>
          </table:table-cell>
          <table:table-cell office:value-type="float" office:value="512167" calcext:value-type="float">
            <text:p>512167</text:p>
          </table:table-cell>
          <table:table-cell table:formula="of:=[.B937]*LN([.A937])" office:value-type="float" office:value="6919915.25298943" calcext:value-type="float">
            <text:p>6919915.25298943</text:p>
          </table:table-cell>
          <table:table-cell/>
        </table:table-row>
        <table:table-row table:style-name="ro1">
          <table:table-cell office:value-type="float" office:value="303455" calcext:value-type="float">
            <text:p>303455</text:p>
          </table:table-cell>
          <table:table-cell office:value-type="float" office:value="548204" calcext:value-type="float">
            <text:p>548204</text:p>
          </table:table-cell>
          <table:table-cell table:formula="of:=[.B938]*LN([.A938])" office:value-type="float" office:value="6919972.84702853" calcext:value-type="float">
            <text:p>6919972.84702853</text:p>
          </table:table-cell>
          <table:table-cell/>
        </table:table-row>
        <table:table-row table:style-name="ro1">
          <table:table-cell office:value-type="float" office:value="992779" calcext:value-type="float">
            <text:p>992779</text:p>
          </table:table-cell>
          <table:table-cell office:value-type="float" office:value="501145" calcext:value-type="float">
            <text:p>501145</text:p>
          </table:table-cell>
          <table:table-cell table:formula="of:=[.B939]*LN([.A939])" office:value-type="float" office:value="6919942.14172375" calcext:value-type="float">
            <text:p>6919942.14172375</text:p>
          </table:table-cell>
          <table:table-cell/>
        </table:table-row>
        <table:table-row table:style-name="ro1">
          <table:table-cell office:value-type="float" office:value="60240" calcext:value-type="float">
            <text:p>60240</text:p>
          </table:table-cell>
          <table:table-cell office:value-type="float" office:value="628739" calcext:value-type="float">
            <text:p>628739</text:p>
          </table:table-cell>
          <table:table-cell table:formula="of:=[.B940]*LN([.A940])" office:value-type="float" office:value="6919959.1915199" calcext:value-type="float">
            <text:p>6919959.1915199</text:p>
          </table:table-cell>
          <table:table-cell/>
        </table:table-row>
        <table:table-row table:style-name="ro1">
          <table:table-cell office:value-type="float" office:value="939095" calcext:value-type="float">
            <text:p>939095</text:p>
          </table:table-cell>
          <table:table-cell office:value-type="float" office:value="503174" calcext:value-type="float">
            <text:p>503174</text:p>
          </table:table-cell>
          <table:table-cell table:formula="of:=[.B941]*LN([.A941])" office:value-type="float" office:value="6919986.94295442" calcext:value-type="float">
            <text:p>6919986.94295442</text:p>
          </table:table-cell>
          <table:table-cell/>
        </table:table-row>
        <table:table-row table:style-name="ro1">
          <table:table-cell office:value-type="float" office:value="794368" calcext:value-type="float">
            <text:p>794368</text:p>
          </table:table-cell>
          <table:table-cell office:value-type="float" office:value="509370" calcext:value-type="float">
            <text:p>509370</text:p>
          </table:table-cell>
          <table:table-cell table:formula="of:=[.B942]*LN([.A942])" office:value-type="float" office:value="6919945.33522463" calcext:value-type="float">
            <text:p>6919945.33522463</text:p>
          </table:table-cell>
          <table:table-cell/>
        </table:table-row>
        <table:table-row table:style-name="ro1">
          <table:table-cell office:value-type="float" office:value="501825" calcext:value-type="float">
            <text:p>501825</text:p>
          </table:table-cell>
          <table:table-cell office:value-type="float" office:value="527189" calcext:value-type="float">
            <text:p>527189</text:p>
          </table:table-cell>
          <table:table-cell table:formula="of:=[.B943]*LN([.A943])" office:value-type="float" office:value="6919886.36320459" calcext:value-type="float">
            <text:p>6919886.36320459</text:p>
          </table:table-cell>
          <table:table-cell/>
        </table:table-row>
        <table:table-row table:style-name="ro1">
          <table:table-cell office:value-type="float" office:value="459028" calcext:value-type="float">
            <text:p>459028</text:p>
          </table:table-cell>
          <table:table-cell office:value-type="float" office:value="530798" calcext:value-type="float">
            <text:p>530798</text:p>
          </table:table-cell>
          <table:table-cell table:formula="of:=[.B944]*LN([.A944])" office:value-type="float" office:value="6919942.65881972" calcext:value-type="float">
            <text:p>6919942.65881972</text:p>
          </table:table-cell>
          <table:table-cell/>
        </table:table-row>
        <table:table-row table:style-name="ro1">
          <table:table-cell office:value-type="float" office:value="884641" calcext:value-type="float">
            <text:p>884641</text:p>
          </table:table-cell>
          <table:table-cell office:value-type="float" office:value="505363" calcext:value-type="float">
            <text:p>505363</text:p>
          </table:table-cell>
          <table:table-cell table:formula="of:=[.B945]*LN([.A945])" office:value-type="float" office:value="6919903.81814778" calcext:value-type="float">
            <text:p>6919903.81814778</text:p>
          </table:table-cell>
          <table:table-cell/>
        </table:table-row>
        <table:table-row table:style-name="ro1">
          <table:table-cell office:value-type="float" office:value="512287" calcext:value-type="float">
            <text:p>512287</text:p>
          </table:table-cell>
          <table:table-cell office:value-type="float" office:value="526364" calcext:value-type="float">
            <text:p>526364</text:p>
          </table:table-cell>
          <table:table-cell table:formula="of:=[.B946]*LN([.A946])" office:value-type="float" office:value="6919918.1716315" calcext:value-type="float">
            <text:p>6919918.1716315</text:p>
          </table:table-cell>
          <table:table-cell/>
        </table:table-row>
        <table:table-row table:style-name="ro1">
          <table:table-cell office:value-type="float" office:value="835165" calcext:value-type="float">
            <text:p>835165</text:p>
          </table:table-cell>
          <table:table-cell office:value-type="float" office:value="507499" calcext:value-type="float">
            <text:p>507499</text:p>
          </table:table-cell>
          <table:table-cell table:formula="of:=[.B947]*LN([.A947])" office:value-type="float" office:value="6919944.04358476" calcext:value-type="float">
            <text:p>6919944.04358476</text:p>
          </table:table-cell>
          <table:table-cell/>
        </table:table-row>
        <table:table-row table:style-name="ro1">
          <table:table-cell office:value-type="float" office:value="307723" calcext:value-type="float">
            <text:p>307723</text:p>
          </table:table-cell>
          <table:table-cell office:value-type="float" office:value="547590" calcext:value-type="float">
            <text:p>547590</text:p>
          </table:table-cell>
          <table:table-cell table:formula="of:=[.B948]*LN([.A948])" office:value-type="float" office:value="6919870.35636734" calcext:value-type="float">
            <text:p>6919870.35636734</text:p>
          </table:table-cell>
          <table:table-cell/>
        </table:table-row>
        <table:table-row table:style-name="ro1">
          <table:table-cell office:value-type="float" office:value="160587" calcext:value-type="float">
            <text:p>160587</text:p>
          </table:table-cell>
          <table:table-cell office:value-type="float" office:value="577304" calcext:value-type="float">
            <text:p>577304</text:p>
          </table:table-cell>
          <table:table-cell table:formula="of:=[.B949]*LN([.A949])" office:value-type="float" office:value="6919907.00615669" calcext:value-type="float">
            <text:p>6919907.00615669</text:p>
          </table:table-cell>
          <table:table-cell/>
        </table:table-row>
        <table:table-row table:style-name="ro1">
          <table:table-cell office:value-type="float" office:value="735043" calcext:value-type="float">
            <text:p>735043</text:p>
          </table:table-cell>
          <table:table-cell office:value-type="float" office:value="512300" calcext:value-type="float">
            <text:p>512300</text:p>
          </table:table-cell>
          <table:table-cell table:formula="of:=[.B950]*LN([.A950])" office:value-type="float" office:value="6919986.65658513" calcext:value-type="float">
            <text:p>6919986.65658513</text:p>
          </table:table-cell>
          <table:table-cell/>
        </table:table-row>
        <table:table-row table:style-name="ro1">
          <table:table-cell office:value-type="float" office:value="493289" calcext:value-type="float">
            <text:p>493289</text:p>
          </table:table-cell>
          <table:table-cell office:value-type="float" office:value="527887" calcext:value-type="float">
            <text:p>527887</text:p>
          </table:table-cell>
          <table:table-cell table:formula="of:=[.B951]*LN([.A951])" office:value-type="float" office:value="6919991.75764819" calcext:value-type="float">
            <text:p>6919991.75764819</text:p>
          </table:table-cell>
          <table:table-cell/>
        </table:table-row>
        <table:table-row table:style-name="ro1">
          <table:table-cell office:value-type="float" office:value="110717" calcext:value-type="float">
            <text:p>110717</text:p>
          </table:table-cell>
          <table:table-cell office:value-type="float" office:value="595785" calcext:value-type="float">
            <text:p>595785</text:p>
          </table:table-cell>
          <table:table-cell table:formula="of:=[.B952]*LN([.A952])" office:value-type="float" office:value="6919883.50683963" calcext:value-type="float">
            <text:p>6919883.50683963</text:p>
          </table:table-cell>
          <table:table-cell/>
        </table:table-row>
        <table:table-row table:style-name="ro1">
          <table:table-cell office:value-type="float" office:value="306480" calcext:value-type="float">
            <text:p>306480</text:p>
          </table:table-cell>
          <table:table-cell office:value-type="float" office:value="547772" calcext:value-type="float">
            <text:p>547772</text:p>
          </table:table-cell>
          <table:table-cell table:formula="of:=[.B953]*LN([.A953])" office:value-type="float" office:value="6919953.16012355" calcext:value-type="float">
            <text:p>6919953.16012355</text:p>
          </table:table-cell>
          <table:table-cell/>
        </table:table-row>
        <table:table-row table:style-name="ro1">
          <table:table-cell office:value-type="float" office:value="318593" calcext:value-type="float">
            <text:p>318593</text:p>
          </table:table-cell>
          <table:table-cell office:value-type="float" office:value="546089" calcext:value-type="float">
            <text:p>546089</text:p>
          </table:table-cell>
          <table:table-cell table:formula="of:=[.B954]*LN([.A954])" office:value-type="float" office:value="6919859.43758456" calcext:value-type="float">
            <text:p>6919859.43758456</text:p>
          </table:table-cell>
          <table:table-cell/>
        </table:table-row>
        <table:table-row table:style-name="ro1">
          <table:table-cell office:value-type="float" office:value="179810" calcext:value-type="float">
            <text:p>179810</text:p>
          </table:table-cell>
          <table:table-cell office:value-type="float" office:value="571911" calcext:value-type="float">
            <text:p>571911</text:p>
          </table:table-cell>
          <table:table-cell table:formula="of:=[.B955]*LN([.A955])" office:value-type="float" office:value="6919926.37223879" calcext:value-type="float">
            <text:p>6919926.37223879</text:p>
          </table:table-cell>
          <table:table-cell/>
        </table:table-row>
        <table:table-row table:style-name="ro1">
          <table:table-cell office:value-type="float" office:value="200531" calcext:value-type="float">
            <text:p>200531</text:p>
          </table:table-cell>
          <table:table-cell office:value-type="float" office:value="566799" calcext:value-type="float">
            <text:p>566799</text:p>
          </table:table-cell>
          <table:table-cell table:formula="of:=[.B956]*LN([.A956])" office:value-type="float" office:value="6919892.62659758" calcext:value-type="float">
            <text:p>6919892.62659758</text:p>
          </table:table-cell>
          <table:table-cell/>
        </table:table-row>
        <table:table-row table:style-name="ro1">
          <table:table-cell office:value-type="float" office:value="314999" calcext:value-type="float">
            <text:p>314999</text:p>
          </table:table-cell>
          <table:table-cell office:value-type="float" office:value="546580" calcext:value-type="float">
            <text:p>546580</text:p>
          </table:table-cell>
          <table:table-cell table:formula="of:=[.B957]*LN([.A957])" office:value-type="float" office:value="6919880.29813801" calcext:value-type="float">
            <text:p>6919880.29813801</text:p>
          </table:table-cell>
          <table:table-cell/>
        </table:table-row>
        <table:table-row table:style-name="ro1">
          <table:table-cell office:value-type="float" office:value="197020" calcext:value-type="float">
            <text:p>197020</text:p>
          </table:table-cell>
          <table:table-cell office:value-type="float" office:value="567622" calcext:value-type="float">
            <text:p>567622</text:p>
          </table:table-cell>
          <table:table-cell table:formula="of:=[.B958]*LN([.A958])" office:value-type="float" office:value="6919914.15755409" calcext:value-type="float">
            <text:p>6919914.15755409</text:p>
          </table:table-cell>
          <table:table-cell/>
        </table:table-row>
        <table:table-row table:style-name="ro1">
          <table:table-cell office:value-type="float" office:value="301465" calcext:value-type="float">
            <text:p>301465</text:p>
          </table:table-cell>
          <table:table-cell office:value-type="float" office:value="548487" calcext:value-type="float">
            <text:p>548487</text:p>
          </table:table-cell>
          <table:table-cell table:formula="of:=[.B959]*LN([.A959])" office:value-type="float" office:value="6919936.43407356" calcext:value-type="float">
            <text:p>6919936.43407356</text:p>
          </table:table-cell>
          <table:table-cell/>
        </table:table-row>
        <table:table-row table:style-name="ro1">
          <table:table-cell office:value-type="float" office:value="237808" calcext:value-type="float">
            <text:p>237808</text:p>
          </table:table-cell>
          <table:table-cell office:value-type="float" office:value="559000" calcext:value-type="float">
            <text:p>559000</text:p>
          </table:table-cell>
          <table:table-cell table:formula="of:=[.B960]*LN([.A960])" office:value-type="float" office:value="6919983.36755327" calcext:value-type="float">
            <text:p>6919983.36755327</text:p>
          </table:table-cell>
          <table:table-cell/>
        </table:table-row>
        <table:table-row table:style-name="ro1">
          <table:table-cell office:value-type="float" office:value="131944" calcext:value-type="float">
            <text:p>131944</text:p>
          </table:table-cell>
          <table:table-cell office:value-type="float" office:value="586923" calcext:value-type="float">
            <text:p>586923</text:p>
          </table:table-cell>
          <table:table-cell table:formula="of:=[.B961]*LN([.A961])" office:value-type="float" office:value="6919900.15394721" calcext:value-type="float">
            <text:p>6919900.15394721</text:p>
          </table:table-cell>
          <table:table-cell/>
        </table:table-row>
        <table:table-row table:style-name="ro1">
          <table:table-cell office:value-type="float" office:value="882527" calcext:value-type="float">
            <text:p>882527</text:p>
          </table:table-cell>
          <table:table-cell office:value-type="float" office:value="505449" calcext:value-type="float">
            <text:p>505449</text:p>
          </table:table-cell>
          <table:table-cell table:formula="of:=[.B962]*LN([.A962])" office:value-type="float" office:value="6919872.10897566" calcext:value-type="float">
            <text:p>6919872.10897566</text:p>
          </table:table-cell>
          <table:table-cell/>
        </table:table-row>
        <table:table-row table:style-name="ro1">
          <table:table-cell office:value-type="float" office:value="468117" calcext:value-type="float">
            <text:p>468117</text:p>
          </table:table-cell>
          <table:table-cell office:value-type="float" office:value="530003" calcext:value-type="float">
            <text:p>530003</text:p>
          </table:table-cell>
          <table:table-cell table:formula="of:=[.B963]*LN([.A963])" office:value-type="float" office:value="6919970.14755778" calcext:value-type="float">
            <text:p>6919970.14755778</text:p>
          </table:table-cell>
          <table:table-cell/>
        </table:table-row>
        <table:table-row table:style-name="ro1">
          <table:table-cell office:value-type="float" office:value="711319" calcext:value-type="float">
            <text:p>711319</text:p>
          </table:table-cell>
          <table:table-cell office:value-type="float" office:value="513541" calcext:value-type="float">
            <text:p>513541</text:p>
          </table:table-cell>
          <table:table-cell table:formula="of:=[.B964]*LN([.A964])" office:value-type="float" office:value="6919901.4356092" calcext:value-type="float">
            <text:p>6919901.4356092</text:p>
          </table:table-cell>
          <table:table-cell/>
        </table:table-row>
        <table:table-row table:style-name="ro1">
          <table:table-cell office:value-type="float" office:value="156240" calcext:value-type="float">
            <text:p>156240</text:p>
          </table:table-cell>
          <table:table-cell office:value-type="float" office:value="578628" calcext:value-type="float">
            <text:p>578628</text:p>
          </table:table-cell>
          <table:table-cell table:formula="of:=[.B965]*LN([.A965])" office:value-type="float" office:value="6919898.21618739" calcext:value-type="float">
            <text:p>6919898.21618739</text:p>
          </table:table-cell>
          <table:table-cell/>
        </table:table-row>
        <table:table-row table:style-name="ro1">
          <table:table-cell office:value-type="float" office:value="965452" calcext:value-type="float">
            <text:p>965452</text:p>
          </table:table-cell>
          <table:table-cell office:value-type="float" office:value="502162" calcext:value-type="float">
            <text:p>502162</text:p>
          </table:table-cell>
          <table:table-cell table:formula="of:=[.B966]*LN([.A966])" office:value-type="float" office:value="6919968.95251921" calcext:value-type="float">
            <text:p>6919968.95251921</text:p>
          </table:table-cell>
          <table:table-cell/>
        </table:table-row>
        <table:table-row table:style-name="ro1">
          <table:table-cell office:value-type="float" office:value="992756" calcext:value-type="float">
            <text:p>992756</text:p>
          </table:table-cell>
          <table:table-cell office:value-type="float" office:value="501148" calcext:value-type="float">
            <text:p>501148</text:p>
          </table:table-cell>
          <table:table-cell table:formula="of:=[.B967]*LN([.A967])" office:value-type="float" office:value="6919971.95613778" calcext:value-type="float">
            <text:p>6919971.95613778</text:p>
          </table:table-cell>
          <table:table-cell/>
        </table:table-row>
        <table:table-row table:style-name="ro1">
          <table:table-cell office:value-type="float" office:value="437959" calcext:value-type="float">
            <text:p>437959</text:p>
          </table:table-cell>
          <table:table-cell office:value-type="float" office:value="532715" calcext:value-type="float">
            <text:p>532715</text:p>
          </table:table-cell>
          <table:table-cell table:formula="of:=[.B968]*LN([.A968])" office:value-type="float" office:value="6919904.23193412" calcext:value-type="float">
            <text:p>6919904.23193412</text:p>
          </table:table-cell>
          <table:table-cell/>
        </table:table-row>
        <table:table-row table:style-name="ro1">
          <table:table-cell office:value-type="float" office:value="739938" calcext:value-type="float">
            <text:p>739938</text:p>
          </table:table-cell>
          <table:table-cell office:value-type="float" office:value="512046" calcext:value-type="float">
            <text:p>512046</text:p>
          </table:table-cell>
          <table:table-cell table:formula="of:=[.B969]*LN([.A969])" office:value-type="float" office:value="6919954.35787508" calcext:value-type="float">
            <text:p>6919954.35787508</text:p>
          </table:table-cell>
          <table:table-cell/>
        </table:table-row>
        <table:table-row table:style-name="ro1">
          <table:table-cell office:value-type="float" office:value="614249" calcext:value-type="float">
            <text:p>614249</text:p>
          </table:table-cell>
          <table:table-cell office:value-type="float" office:value="519196" calcext:value-type="float">
            <text:p>519196</text:p>
          </table:table-cell>
          <table:table-cell table:formula="of:=[.B970]*LN([.A970])" office:value-type="float" office:value="6919925.10728529" calcext:value-type="float">
            <text:p>6919925.10728529</text:p>
          </table:table-cell>
          <table:table-cell/>
        </table:table-row>
        <table:table-row table:style-name="ro1">
          <table:table-cell office:value-type="float" office:value="391496" calcext:value-type="float">
            <text:p>391496</text:p>
          </table:table-cell>
          <table:table-cell office:value-type="float" office:value="537356" calcext:value-type="float">
            <text:p>537356</text:p>
          </table:table-cell>
          <table:table-cell table:formula="of:=[.B971]*LN([.A971])" office:value-type="float" office:value="6919925.79206721" calcext:value-type="float">
            <text:p>6919925.79206721</text:p>
          </table:table-cell>
          <table:table-cell/>
        </table:table-row>
        <table:table-row table:style-name="ro1">
          <table:table-cell office:value-type="float" office:value="62746" calcext:value-type="float">
            <text:p>62746</text:p>
          </table:table-cell>
          <table:table-cell office:value-type="float" office:value="626418" calcext:value-type="float">
            <text:p>626418</text:p>
          </table:table-cell>
          <table:table-cell table:formula="of:=[.B972]*LN([.A972])" office:value-type="float" office:value="6919945.75216984" calcext:value-type="float">
            <text:p>6919945.75216984</text:p>
          </table:table-cell>
          <table:table-cell/>
        </table:table-row>
        <table:table-row table:style-name="ro1">
          <table:table-cell office:value-type="float" office:value="688215" calcext:value-type="float">
            <text:p>688215</text:p>
          </table:table-cell>
          <table:table-cell office:value-type="float" office:value="514806" calcext:value-type="float">
            <text:p>514806</text:p>
          </table:table-cell>
          <table:table-cell table:formula="of:=[.B973]*LN([.A973])" office:value-type="float" office:value="6919948.41239602" calcext:value-type="float">
            <text:p>6919948.41239602</text:p>
          </table:table-cell>
          <table:table-cell/>
        </table:table-row>
        <table:table-row table:style-name="ro1">
          <table:table-cell office:value-type="float" office:value="75501" calcext:value-type="float">
            <text:p>75501</text:p>
          </table:table-cell>
          <table:table-cell office:value-type="float" office:value="616091" calcext:value-type="float">
            <text:p>616091</text:p>
          </table:table-cell>
          <table:table-cell table:formula="of:=[.B974]*LN([.A974])" office:value-type="float" office:value="6919873.22999983" calcext:value-type="float">
            <text:p>6919873.22999983</text:p>
          </table:table-cell>
          <table:table-cell/>
        </table:table-row>
        <table:table-row table:style-name="ro1">
          <table:table-cell office:value-type="float" office:value="883573" calcext:value-type="float">
            <text:p>883573</text:p>
          </table:table-cell>
          <table:table-cell office:value-type="float" office:value="505412" calcext:value-type="float">
            <text:p>505412</text:p>
          </table:table-cell>
          <table:table-cell table:formula="of:=[.B975]*LN([.A975])" office:value-type="float" office:value="6919964.23501796" calcext:value-type="float">
            <text:p>6919964.23501796</text:p>
          </table:table-cell>
          <table:table-cell/>
        </table:table-row>
        <table:table-row table:style-name="ro1">
          <table:table-cell office:value-type="float" office:value="558824" calcext:value-type="float">
            <text:p>558824</text:p>
          </table:table-cell>
          <table:table-cell office:value-type="float" office:value="522910" calcext:value-type="float">
            <text:p>522910</text:p>
          </table:table-cell>
          <table:table-cell table:formula="of:=[.B976]*LN([.A976])" office:value-type="float" office:value="6919976.47087906" calcext:value-type="float">
            <text:p>6919976.47087906</text:p>
          </table:table-cell>
          <table:table-cell/>
        </table:table-row>
        <table:table-row table:style-name="ro1">
          <table:table-cell office:value-type="float" office:value="759371" calcext:value-type="float">
            <text:p>759371</text:p>
          </table:table-cell>
          <table:table-cell office:value-type="float" office:value="511061" calcext:value-type="float">
            <text:p>511061</text:p>
          </table:table-cell>
          <table:table-cell table:formula="of:=[.B977]*LN([.A977])" office:value-type="float" office:value="6919891.52711183" calcext:value-type="float">
            <text:p>6919891.52711183</text:p>
          </table:table-cell>
          <table:table-cell/>
        </table:table-row>
        <table:table-row table:style-name="ro1">
          <table:table-cell office:value-type="float" office:value="173913" calcext:value-type="float">
            <text:p>173913</text:p>
          </table:table-cell>
          <table:table-cell office:value-type="float" office:value="573489" calcext:value-type="float">
            <text:p>573489</text:p>
          </table:table-cell>
          <table:table-cell table:formula="of:=[.B978]*LN([.A978])" office:value-type="float" office:value="6919896.3154694" calcext:value-type="float">
            <text:p>6919896.3154694</text:p>
          </table:table-cell>
          <table:table-cell/>
        </table:table-row>
        <table:table-row table:style-name="ro1">
          <table:table-cell office:value-type="float" office:value="891351" calcext:value-type="float">
            <text:p>891351</text:p>
          </table:table-cell>
          <table:table-cell office:value-type="float" office:value="505089" calcext:value-type="float">
            <text:p>505089</text:p>
          </table:table-cell>
          <table:table-cell table:formula="of:=[.B979]*LN([.A979])" office:value-type="float" office:value="6919968.59590551" calcext:value-type="float">
            <text:p>6919968.59590551</text:p>
          </table:table-cell>
          <table:table-cell/>
        </table:table-row>
        <table:table-row table:style-name="ro1">
          <table:table-cell office:value-type="float" office:value="727464" calcext:value-type="float">
            <text:p>727464</text:p>
          </table:table-cell>
          <table:table-cell office:value-type="float" office:value="512693" calcext:value-type="float">
            <text:p>512693</text:p>
          </table:table-cell>
          <table:table-cell table:formula="of:=[.B980]*LN([.A980])" office:value-type="float" office:value="6919981.3762569" calcext:value-type="float">
            <text:p>6919981.3762569</text:p>
          </table:table-cell>
          <table:table-cell/>
        </table:table-row>
        <table:table-row table:style-name="ro1">
          <table:table-cell office:value-type="float" office:value="164833" calcext:value-type="float">
            <text:p>164833</text:p>
          </table:table-cell>
          <table:table-cell office:value-type="float" office:value="576051" calcext:value-type="float">
            <text:p>576051</text:p>
          </table:table-cell>
          <table:table-cell table:formula="of:=[.B981]*LN([.A981])" office:value-type="float" office:value="6919921.00371299" calcext:value-type="float">
            <text:p>6919921.00371299</text:p>
          </table:table-cell>
          <table:table-cell/>
        </table:table-row>
        <table:table-row table:style-name="ro1">
          <table:table-cell office:value-type="float" office:value="812317" calcext:value-type="float">
            <text:p>812317</text:p>
          </table:table-cell>
          <table:table-cell office:value-type="float" office:value="508529" calcext:value-type="float">
            <text:p>508529</text:p>
          </table:table-cell>
          <table:table-cell table:formula="of:=[.B982]*LN([.A982])" office:value-type="float" office:value="6919882.58072136" calcext:value-type="float">
            <text:p>6919882.58072136</text:p>
          </table:table-cell>
          <table:table-cell/>
        </table:table-row>
        <table:table-row table:style-name="ro1">
          <table:table-cell office:value-type="float" office:value="540320" calcext:value-type="float">
            <text:p>540320</text:p>
          </table:table-cell>
          <table:table-cell office:value-type="float" office:value="524243" calcext:value-type="float">
            <text:p>524243</text:p>
          </table:table-cell>
          <table:table-cell table:formula="of:=[.B983]*LN([.A983])" office:value-type="float" office:value="6919964.00165562" calcext:value-type="float">
            <text:p>6919964.00165562</text:p>
          </table:table-cell>
          <table:table-cell/>
        </table:table-row>
        <table:table-row table:style-name="ro1">
          <table:table-cell office:value-type="float" office:value="698061" calcext:value-type="float">
            <text:p>698061</text:p>
          </table:table-cell>
          <table:table-cell office:value-type="float" office:value="514257" calcext:value-type="float">
            <text:p>514257</text:p>
          </table:table-cell>
          <table:table-cell table:formula="of:=[.B984]*LN([.A984])" office:value-type="float" office:value="6919873.95789975" calcext:value-type="float">
            <text:p>6919873.95789975</text:p>
          </table:table-cell>
          <table:table-cell/>
        </table:table-row>
        <table:table-row table:style-name="ro1">
          <table:table-cell office:value-type="float" office:value="69149" calcext:value-type="float">
            <text:p>69149</text:p>
          </table:table-cell>
          <table:table-cell office:value-type="float" office:value="620952" calcext:value-type="float">
            <text:p>620952</text:p>
          </table:table-cell>
          <table:table-cell table:formula="of:=[.B985]*LN([.A985])" office:value-type="float" office:value="6919900.8088865" calcext:value-type="float">
            <text:p>6919900.8088865</text:p>
          </table:table-cell>
          <table:table-cell/>
        </table:table-row>
        <table:table-row table:style-name="ro1">
          <table:table-cell office:value-type="float" office:value="471673" calcext:value-type="float">
            <text:p>471673</text:p>
          </table:table-cell>
          <table:table-cell office:value-type="float" office:value="529694" calcext:value-type="float">
            <text:p>529694</text:p>
          </table:table-cell>
          <table:table-cell table:formula="of:=[.B986]*LN([.A986])" office:value-type="float" office:value="6919944.25415169" calcext:value-type="float">
            <text:p>6919944.25415169</text:p>
          </table:table-cell>
          <table:table-cell/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577753" calcext:value-type="float">
            <text:p>577753</text:p>
          </table:table-cell>
          <table:table-cell table:formula="of:=[.B987]*LN([.A987])" office:value-type="float" office:value="6919885.14589878" calcext:value-type="float">
            <text:p>6919885.14589878</text:p>
          </table:table-cell>
          <table:table-cell/>
        </table:table-row>
        <table:table-row table:style-name="ro1">
          <table:table-cell office:value-type="float" office:value="428134" calcext:value-type="float">
            <text:p>428134</text:p>
          </table:table-cell>
          <table:table-cell office:value-type="float" office:value="533653" calcext:value-type="float">
            <text:p>533653</text:p>
          </table:table-cell>
          <table:table-cell table:formula="of:=[.B988]*LN([.A988])" office:value-type="float" office:value="6919980.65071285" calcext:value-type="float">
            <text:p>6919980.65071285</text:p>
          </table:table-cell>
          <table:table-cell/>
        </table:table-row>
        <table:table-row table:style-name="ro1">
          <table:table-cell office:value-type="float" office:value="89997" calcext:value-type="float">
            <text:p>89997</text:p>
          </table:table-cell>
          <table:table-cell office:value-type="float" office:value="606608" calcext:value-type="float">
            <text:p>606608</text:p>
          </table:table-cell>
          <table:table-cell table:formula="of:=[.B989]*LN([.A989])" office:value-type="float" office:value="6919899.93816882" calcext:value-type="float">
            <text:p>6919899.93816882</text:p>
          </table:table-cell>
          <table:table-cell/>
        </table:table-row>
        <table:table-row table:style-name="ro1">
          <table:table-cell office:value-type="float" office:value="711061" calcext:value-type="float">
            <text:p>711061</text:p>
          </table:table-cell>
          <table:table-cell office:value-type="float" office:value="513557" calcext:value-type="float">
            <text:p>513557</text:p>
          </table:table-cell>
          <table:table-cell table:formula="of:=[.B990]*LN([.A990])" office:value-type="float" office:value="6919930.72939658" calcext:value-type="float">
            <text:p>6919930.72939658</text:p>
          </table:table-cell>
          <table:table-cell/>
        </table:table-row>
        <table:table-row table:style-name="ro1">
          <table:table-cell office:value-type="float" office:value="779403" calcext:value-type="float">
            <text:p>779403</text:p>
          </table:table-cell>
          <table:table-cell office:value-type="float" office:value="510081" calcext:value-type="float">
            <text:p>510081</text:p>
          </table:table-cell>
          <table:table-cell table:formula="of:=[.B991]*LN([.A991])" office:value-type="float" office:value="6919903.46467216" calcext:value-type="float">
            <text:p>6919903.46467216</text:p>
          </table:table-cell>
          <table:table-cell/>
        </table:table-row>
        <table:table-row table:style-name="ro1">
          <table:table-cell office:value-type="float" office:value="203327" calcext:value-type="float">
            <text:p>203327</text:p>
          </table:table-cell>
          <table:table-cell office:value-type="float" office:value="566155" calcext:value-type="float">
            <text:p>566155</text:p>
          </table:table-cell>
          <table:table-cell table:formula="of:=[.B992]*LN([.A992])" office:value-type="float" office:value="6919869.57096562" calcext:value-type="float">
            <text:p>6919869.57096562</text:p>
          </table:table-cell>
          <table:table-cell/>
        </table:table-row>
        <table:table-row table:style-name="ro1">
          <table:table-cell office:value-type="float" office:value="798176" calcext:value-type="float">
            <text:p>798176</text:p>
          </table:table-cell>
          <table:table-cell office:value-type="float" office:value="509187" calcext:value-type="float">
            <text:p>509187</text:p>
          </table:table-cell>
          <table:table-cell table:formula="of:=[.B993]*LN([.A993])" office:value-type="float" office:value="6919894.30716114" calcext:value-type="float">
            <text:p>6919894.30716114</text:p>
          </table:table-cell>
          <table:table-cell/>
        </table:table-row>
        <table:table-row table:style-name="ro1">
          <table:table-cell office:value-type="float" office:value="667688" calcext:value-type="float">
            <text:p>667688</text:p>
          </table:table-cell>
          <table:table-cell office:value-type="float" office:value="515963" calcext:value-type="float">
            <text:p>515963</text:p>
          </table:table-cell>
          <table:table-cell table:formula="of:=[.B994]*LN([.A994])" office:value-type="float" office:value="6919877.13088903" calcext:value-type="float">
            <text:p>6919877.13088903</text:p>
          </table:table-cell>
          <table:table-cell/>
        </table:table-row>
        <table:table-row table:style-name="ro1">
          <table:table-cell office:value-type="float" office:value="636120" calcext:value-type="float">
            <text:p>636120</text:p>
          </table:table-cell>
          <table:table-cell office:value-type="float" office:value="517833" calcext:value-type="float">
            <text:p>517833</text:p>
          </table:table-cell>
          <table:table-cell table:formula="of:=[.B995]*LN([.A995])" office:value-type="float" office:value="6919876.17215465" calcext:value-type="float">
            <text:p>6919876.17215465</text:p>
          </table:table-cell>
          <table:table-cell/>
        </table:table-row>
        <table:table-row table:style-name="ro1">
          <table:table-cell office:value-type="float" office:value="137410" calcext:value-type="float">
            <text:p>137410</text:p>
          </table:table-cell>
          <table:table-cell office:value-type="float" office:value="584913" calcext:value-type="float">
            <text:p>584913</text:p>
          </table:table-cell>
          <table:table-cell table:formula="of:=[.B996]*LN([.A996])" office:value-type="float" office:value="6919944.52222464" calcext:value-type="float">
            <text:p>6919944.52222464</text:p>
          </table:table-cell>
          <table:table-cell/>
        </table:table-row>
        <table:table-row table:style-name="ro1">
          <table:table-cell office:value-type="float" office:value="217615" calcext:value-type="float">
            <text:p>217615</text:p>
          </table:table-cell>
          <table:table-cell office:value-type="float" office:value="563034" calcext:value-type="float">
            <text:p>563034</text:p>
          </table:table-cell>
          <table:table-cell table:formula="of:=[.B997]*LN([.A997])" office:value-type="float" office:value="6919959.65081941" calcext:value-type="float">
            <text:p>6919959.65081941</text:p>
          </table:table-cell>
          <table:table-cell/>
        </table:table-row>
        <table:table-row table:style-name="ro1">
          <table:table-cell office:value-type="float" office:value="556887" calcext:value-type="float">
            <text:p>556887</text:p>
          </table:table-cell>
          <table:table-cell office:value-type="float" office:value="523038" calcext:value-type="float">
            <text:p>523038</text:p>
          </table:table-cell>
          <table:table-cell table:formula="of:=[.B998]*LN([.A998])" office:value-type="float" office:value="6919854.2627614" calcext:value-type="float">
            <text:p>6919854.2627614</text:p>
          </table:table-cell>
          <table:table-cell/>
        </table:table-row>
        <table:table-row table:style-name="ro1">
          <table:table-cell office:value-type="float" office:value="667229" calcext:value-type="float">
            <text:p>667229</text:p>
          </table:table-cell>
          <table:table-cell office:value-type="float" office:value="515991" calcext:value-type="float">
            <text:p>515991</text:p>
          </table:table-cell>
          <table:table-cell table:formula="of:=[.B999]*LN([.A999])" office:value-type="float" office:value="6919897.81666656" calcext:value-type="float">
            <text:p>6919897.81666656</text:p>
          </table:table-cell>
          <table:table-cell/>
        </table:table-row>
        <table:table-row table:style-name="ro1">
          <table:table-cell office:value-type="float" office:value="672276" calcext:value-type="float">
            <text:p>672276</text:p>
          </table:table-cell>
          <table:table-cell office:value-type="float" office:value="515708" calcext:value-type="float">
            <text:p>515708</text:p>
          </table:table-cell>
          <table:table-cell table:formula="of:=[.B1000]*LN([.A1000])" office:value-type="float" office:value="6919988.73284618" calcext:value-type="float">
            <text:p>6919988.73284618</text:p>
          </table:table-cell>
          <table:table-cell/>
        </table:table-row>
        <table:table-row table:style-name="ro1">
          <table:table-cell office:value-type="float" office:value="325361" calcext:value-type="float">
            <text:p>325361</text:p>
          </table:table-cell>
          <table:table-cell office:value-type="float" office:value="545187" calcext:value-type="float">
            <text:p>545187</text:p>
          </table:table-cell>
          <table:table-cell table:formula="of:=[.B1001]*LN([.A1001])" office:value-type="float" office:value="6919889.91782658" calcext:value-type="float">
            <text:p>6919889.91782658</text:p>
          </table:table-cell>
          <table:table-cell/>
        </table:table-row>
        <table:table-row table:style-name="ro1">
          <table:table-cell office:value-type="float" office:value="172115" calcext:value-type="float">
            <text:p>172115</text:p>
          </table:table-cell>
          <table:table-cell office:value-type="float" office:value="573985" calcext:value-type="float">
            <text:p>573985</text:p>
          </table:table-cell>
          <table:table-cell table:formula="of:=[.B1002]*LN([.A1002])" office:value-type="float" office:value="6919916.1718833" calcext:value-type="float">
            <text:p>6919916.1718833</text:p>
          </table:table-cell>
          <table:table-cell/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float" office:value="725685" calcext:value-type="float">
            <text:p>725685</text:p>
          </table:table-cell>
          <table:table-cell table:formula="of:=[.B1003]*LN([.A1003])" office:value-type="float" office:value="6919951.94428548" calcext:value-type="float">
            <text:p>6919951.944285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7:59:34.264528590</meta:creation-date>
    <dc:date>2024-05-04T18:02:37.838011262</dc:date>
    <meta:editing-duration>PT3M3S</meta:editing-duration>
    <meta:editing-cycles>1</meta:editing-cycles>
    <meta:document-statistic meta:table-count="1" meta:cell-count="3011" meta:object-count="0"/>
    <meta:generator>LibreOffice/7.3.7.2$Linux_X86_64 LibreOffice_project/30$Build-2</meta:generator>
  </office:meta>
</office:document-meta>
</file>